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0.5mm"/>
    </style:style>
    <style:style style:name="co2" style:family="table-column">
      <style:table-column-properties fo:break-before="auto" style:column-width="124.57mm"/>
    </style:style>
    <style:style style:name="co3" style:family="table-column">
      <style:table-column-properties fo:break-before="auto" style:column-width="7.14mm"/>
    </style:style>
    <style:style style:name="co4" style:family="table-column">
      <style:table-column-properties fo:break-before="auto" style:column-width="13.09mm"/>
    </style:style>
    <style:style style:name="co5" style:family="table-column">
      <style:table-column-properties fo:break-before="auto" style:column-width="9.28mm"/>
    </style:style>
    <style:style style:name="co6" style:family="table-column">
      <style:table-column-properties fo:break-before="auto" style:column-width="2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query-2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Label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di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Qdir</text:p>
          </table:table-cell>
          <table:table-cell office:value-type="string" calcext:value-type="string">
            <text:p>y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kidata.org/entity/Q3322245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2006 film by Ulrich Köhler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2])" office:value-type="float" office:value="11" calcext:value-type="float">
            <text:p>11</text:p>
          </table:table-cell>
          <table:table-cell table:formula="of:=TRIM(RIGHT([.C2];LEN([.C2])-[.H2]-2))" office:value-type="string" office:string-value="Ulrich Köhler" calcext:value-type="string">
            <text:p>Ulrich Köhler</text:p>
          </table:table-cell>
          <table:table-cell office:value-type="string" calcext:value-type="string">
            <text:p>Q108420</text:p>
          </table:table-cell>
          <table:table-cell table:formula="of:=+RIGHT([.A2];LEN([.A2])-31)" office:value-type="string" office:string-value="Q3322245" calcext:value-type="string">
            <text:p>Q3322245</text:p>
          </table:table-cell>
          <table:table-cell office:value-type="string" calcext:value-type="string">
            <text:p>P57</text:p>
          </table:table-cell>
          <table:table-cell table:formula="of:=+[.J2]" office:value-type="string" office:string-value="Q108420" calcext:value-type="string">
            <text:p>Q108420</text:p>
          </table:table-cell>
          <table:table-cell table:formula="of:=+[.J2]" office:value-type="string" office:string-value="Q108420" calcext:value-type="string">
            <text:p>Q108420</text:p>
          </table:table-cell>
          <table:table-cell table:formula="of:=+[.J2]" office:value-type="string" office:string-value="Q108420" calcext:value-type="string">
            <text:p>Q1084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277397</text:p>
          </table:table-cell>
          <table:table-cell office:value-type="string" calcext:value-type="string">
            <text:p>Magritte</text:p>
          </table:table-cell>
          <table:table-cell office:value-type="string" calcext:value-type="string">
            <text:p>1960 documentary film by Luc de Heusch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formula="of:=SEARCH(&quot;by &quot;;[.C3])" office:value-type="float" office:value="23" calcext:value-type="float">
            <text:p>23</text:p>
          </table:table-cell>
          <table:table-cell table:formula="of:=TRIM(RIGHT([.C3];LEN([.C3])-[.H3]-2))" office:value-type="string" office:string-value="Luc de Heusch" calcext:value-type="string">
            <text:p>Luc de Heusch</text:p>
          </table:table-cell>
          <table:table-cell office:value-type="string" calcext:value-type="string">
            <text:p>Q1099565</text:p>
          </table:table-cell>
          <table:table-cell table:formula="of:=+RIGHT([.A3];LEN([.A3])-31)" office:value-type="string" office:string-value="Q3277397" calcext:value-type="string">
            <text:p>Q3277397</text:p>
          </table:table-cell>
          <table:table-cell office:value-type="string" calcext:value-type="string">
            <text:p>P57</text:p>
          </table:table-cell>
          <table:table-cell table:formula="of:=+[.J3]" office:value-type="string" office:string-value="Q1099565" calcext:value-type="string">
            <text:p>Q1099565</text:p>
          </table:table-cell>
          <table:table-cell table:formula="of:=+[.J3]" office:value-type="string" office:string-value="Q1099565" calcext:value-type="string">
            <text:p>Q1099565</text:p>
          </table:table-cell>
          <table:table-cell table:formula="of:=+[.L3]" office:value-type="string" office:string-value="P57" calcext:value-type="string">
            <text:p>P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6697812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2012 Telugu film directed by Hari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])" office:value-type="float" office:value="27" calcext:value-type="float">
            <text:p>27</text:p>
          </table:table-cell>
          <table:table-cell table:formula="of:=TRIM(RIGHT([.C4];LEN([.C4])-[.H4]-2))" office:value-type="string" office:string-value="Hari" calcext:value-type="string">
            <text:p>Hari</text:p>
          </table:table-cell>
          <table:table-cell office:value-type="string" calcext:value-type="string">
            <text:p>Q11005355</text:p>
          </table:table-cell>
          <table:table-cell table:formula="of:=+RIGHT([.A4];LEN([.A4])-31)" office:value-type="string" office:string-value="Q6697812" calcext:value-type="string">
            <text:p>Q6697812</text:p>
          </table:table-cell>
          <table:table-cell office:value-type="string" calcext:value-type="string">
            <text:p>P57</text:p>
          </table:table-cell>
          <table:table-cell table:formula="of:=+[.J4]" office:value-type="string" office:string-value="Q11005355" calcext:value-type="string">
            <text:p>Q11005355</text:p>
          </table:table-cell>
          <table:table-cell table:formula="of:=+[.J4]" office:value-type="string" office:string-value="Q11005355" calcext:value-type="string">
            <text:p>Q11005355</text:p>
          </table:table-cell>
          <table:table-cell table:formula="of:=+[.L4]" office:value-type="string" office:string-value="P57" calcext:value-type="string">
            <text:p>P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492754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2009 Japanese supernatural action film directed by Ten Shimoyama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5])" office:value-type="float" office:value="49" calcext:value-type="float">
            <text:p>49</text:p>
          </table:table-cell>
          <table:table-cell table:formula="of:=TRIM(RIGHT([.C5];LEN([.C5])-[.H5]-2))" office:value-type="string" office:string-value="Ten Shimoyama" calcext:value-type="string">
            <text:p>Ten Shimoyama</text:p>
          </table:table-cell>
          <table:table-cell office:value-type="string" calcext:value-type="string">
            <text:p>Q11360816</text:p>
          </table:table-cell>
          <table:table-cell table:formula="of:=+RIGHT([.A5];LEN([.A5])-31)" office:value-type="string" office:string-value="Q4927546" calcext:value-type="string">
            <text:p>Q4927546</text:p>
          </table:table-cell>
          <table:table-cell office:value-type="string" calcext:value-type="string">
            <text:p>P57</text:p>
          </table:table-cell>
          <table:table-cell table:formula="of:=+[.J5]" office:value-type="string" office:string-value="Q11360816" calcext:value-type="string">
            <text:p>Q11360816</text:p>
          </table:table-cell>
          <table:table-cell table:formula="of:=+[.J5]" office:value-type="string" office:string-value="Q11360816" calcext:value-type="string">
            <text:p>Q11360816</text:p>
          </table:table-cell>
          <table:table-cell table:formula="of:=+[.J5]" office:value-type="string" office:string-value="Q11360816" calcext:value-type="string">
            <text:p>Q113608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9078701</text:p>
          </table:table-cell>
          <table:table-cell office:value-type="string" calcext:value-type="string">
            <text:p>Bakuman</text:p>
          </table:table-cell>
          <table:table-cell office:value-type="string" calcext:value-type="string">
            <text:p>2015 Japanese film directed by Hitoshi Ōne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6])" office:value-type="float" office:value="29" calcext:value-type="float">
            <text:p>29</text:p>
          </table:table-cell>
          <table:table-cell table:formula="of:=TRIM(RIGHT([.C6];LEN([.C6])-[.H6]-2))" office:value-type="string" office:string-value="Hitoshi Ōne" calcext:value-type="string">
            <text:p>Hitoshi Ōne</text:p>
          </table:table-cell>
          <table:table-cell office:value-type="string" calcext:value-type="string">
            <text:p>Q11436260</text:p>
          </table:table-cell>
          <table:table-cell table:formula="of:=+RIGHT([.A6];LEN([.A6])-31)" office:value-type="string" office:string-value="Q39078701" calcext:value-type="string">
            <text:p>Q39078701</text:p>
          </table:table-cell>
          <table:table-cell office:value-type="string" calcext:value-type="string">
            <text:p>P57</text:p>
          </table:table-cell>
          <table:table-cell table:formula="of:=+[.J6]" office:value-type="string" office:string-value="Q11436260" calcext:value-type="string">
            <text:p>Q11436260</text:p>
          </table:table-cell>
          <table:table-cell table:formula="of:=+[.J6]" office:value-type="string" office:string-value="Q11436260" calcext:value-type="string">
            <text:p>Q11436260</text:p>
          </table:table-cell>
          <table:table-cell table:formula="of:=+[.J6]" office:value-type="string" office:string-value="Q11436260" calcext:value-type="string">
            <text:p>Q114362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2725661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2007 film by Xaver Schwarzenberger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7])" office:value-type="float" office:value="11" calcext:value-type="float">
            <text:p>11</text:p>
          </table:table-cell>
          <table:table-cell table:formula="of:=TRIM(RIGHT([.C7];LEN([.C7])-[.H7]-2))" office:value-type="string" office:string-value="Xaver Schwarzenberger" calcext:value-type="string">
            <text:p>Xaver Schwarzenberger</text:p>
          </table:table-cell>
          <table:table-cell office:value-type="string" calcext:value-type="string">
            <text:p>Q114570</text:p>
          </table:table-cell>
          <table:table-cell table:formula="of:=+RIGHT([.A7];LEN([.A7])-31)" office:value-type="string" office:string-value="Q12725661" calcext:value-type="string">
            <text:p>Q12725661</text:p>
          </table:table-cell>
          <table:table-cell office:value-type="string" calcext:value-type="string">
            <text:p>P57</text:p>
          </table:table-cell>
          <table:table-cell table:formula="of:=+[.J7]" office:value-type="string" office:string-value="Q114570" calcext:value-type="string">
            <text:p>Q114570</text:p>
          </table:table-cell>
          <table:table-cell table:formula="of:=+[.J7]" office:value-type="string" office:string-value="Q114570" calcext:value-type="string">
            <text:p>Q114570</text:p>
          </table:table-cell>
          <table:table-cell table:formula="of:=+[.J7]" office:value-type="string" office:string-value="Q114570" calcext:value-type="string">
            <text:p>Q1145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1416283</text:p>
          </table:table-cell>
          <table:table-cell office:value-type="string" calcext:value-type="string">
            <text:p>Kimi wa boku wo suki ninaru</text:p>
          </table:table-cell>
          <table:table-cell office:value-type="string" calcext:value-type="string">
            <text:p>1989 film by Takayoshi Watanabe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formula="of:=SEARCH(&quot;by &quot;;[.C8])" office:value-type="float" office:value="11" calcext:value-type="float">
            <text:p>11</text:p>
          </table:table-cell>
          <table:table-cell table:formula="of:=TRIM(RIGHT([.C8];LEN([.C8])-[.H8]-2))" office:value-type="string" office:string-value="Takayoshi Watanabe" calcext:value-type="string">
            <text:p>Takayoshi Watanabe</text:p>
          </table:table-cell>
          <table:table-cell office:value-type="string" calcext:value-type="string">
            <text:p>Q11562694</text:p>
          </table:table-cell>
          <table:table-cell table:formula="of:=+RIGHT([.A8];LEN([.A8])-31)" office:value-type="string" office:string-value="Q11416283" calcext:value-type="string">
            <text:p>Q11416283</text:p>
          </table:table-cell>
          <table:table-cell office:value-type="string" calcext:value-type="string">
            <text:p>P57</text:p>
          </table:table-cell>
          <table:table-cell table:formula="of:=+[.J8]" office:value-type="string" office:string-value="Q11562694" calcext:value-type="string">
            <text:p>Q11562694</text:p>
          </table:table-cell>
          <table:table-cell table:formula="of:=+[.J8]" office:value-type="string" office:string-value="Q11562694" calcext:value-type="string">
            <text:p>Q11562694</text:p>
          </table:table-cell>
          <table:table-cell table:formula="of:=+[.J8]" office:value-type="string" office:string-value="Q11562694" calcext:value-type="string">
            <text:p>Q115626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6247040</text:p>
          </table:table-cell>
          <table:table-cell office:value-type="string" calcext:value-type="string">
            <text:p>Behram Khan</text:p>
          </table:table-cell>
          <table:table-cell office:value-type="string" calcext:value-type="string">
            <text:p>1946 film by Gajanan Jagirdar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table:formula="of:=SEARCH(&quot;by &quot;;[.C9])" office:value-type="float" office:value="11" calcext:value-type="float">
            <text:p>11</text:p>
          </table:table-cell>
          <table:table-cell table:formula="of:=TRIM(RIGHT([.C9];LEN([.C9])-[.H9]-2))" office:value-type="string" office:string-value="Gajanan Jagirdar" calcext:value-type="string">
            <text:p>Gajanan Jagirdar</text:p>
          </table:table-cell>
          <table:table-cell office:value-type="string" calcext:value-type="string">
            <text:p>Q12423015</text:p>
          </table:table-cell>
          <table:table-cell table:formula="of:=+RIGHT([.A9];LEN([.A9])-31)" office:value-type="string" office:string-value="Q16247040" calcext:value-type="string">
            <text:p>Q16247040</text:p>
          </table:table-cell>
          <table:table-cell office:value-type="string" calcext:value-type="string">
            <text:p>P57</text:p>
          </table:table-cell>
          <table:table-cell table:formula="of:=+[.J9]" office:value-type="string" office:string-value="Q12423015" calcext:value-type="string">
            <text:p>Q12423015</text:p>
          </table:table-cell>
          <table:table-cell table:formula="of:=+[.J9]" office:value-type="string" office:string-value="Q12423015" calcext:value-type="string">
            <text:p>Q12423015</text:p>
          </table:table-cell>
          <table:table-cell table:formula="of:=+[.J9]" office:value-type="string" office:string-value="Q12423015" calcext:value-type="string">
            <text:p>Q124230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28726637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2006 Romanian short film directed by Radu Jud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10])" office:value-type="float" office:value="35" calcext:value-type="float">
            <text:p>35</text:p>
          </table:table-cell>
          <table:table-cell table:formula="of:=TRIM(RIGHT([.C10];LEN([.C10])-[.H10]-2))" office:value-type="string" office:string-value="Radu Jude" calcext:value-type="string">
            <text:p>Radu Jude</text:p>
          </table:table-cell>
          <table:table-cell office:value-type="string" calcext:value-type="string">
            <text:p>Q1248032</text:p>
          </table:table-cell>
          <table:table-cell table:formula="of:=+RIGHT([.A10];LEN([.A10])-31)" office:value-type="string" office:string-value="Q28726637" calcext:value-type="string">
            <text:p>Q28726637</text:p>
          </table:table-cell>
          <table:table-cell office:value-type="string" calcext:value-type="string">
            <text:p>P57</text:p>
          </table:table-cell>
          <table:table-cell table:formula="of:=+[.J10]" office:value-type="string" office:string-value="Q1248032" calcext:value-type="string">
            <text:p>Q1248032</text:p>
          </table:table-cell>
          <table:table-cell table:formula="of:=+[.J10]" office:value-type="string" office:string-value="Q1248032" calcext:value-type="string">
            <text:p>Q1248032</text:p>
          </table:table-cell>
          <table:table-cell table:formula="of:=+[.J10]" office:value-type="string" office:string-value="Q1248032" calcext:value-type="string">
            <text:p>Q12480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0901657</text:p>
          </table:table-cell>
          <table:table-cell office:value-type="string" calcext:value-type="string">
            <text:p>The Imposter</text:p>
          </table:table-cell>
          <table:table-cell office:value-type="string" calcext:value-type="string">
            <text:p>1927 German silent film by Martin Berger</text:p>
          </table:table-cell>
          <table:table-cell table:number-columns-repeated="3"/>
          <table:table-cell office:value-type="float" office:value="1927" calcext:value-type="float">
            <text:p>1927</text:p>
          </table:table-cell>
          <table:table-cell table:formula="of:=SEARCH(&quot;by &quot;;[.C11])" office:value-type="float" office:value="25" calcext:value-type="float">
            <text:p>25</text:p>
          </table:table-cell>
          <table:table-cell table:formula="of:=TRIM(RIGHT([.C11];LEN([.C11])-[.H11]-2))" office:value-type="string" office:string-value="Martin Berger" calcext:value-type="string">
            <text:p>Martin Berger</text:p>
          </table:table-cell>
          <table:table-cell office:value-type="string" calcext:value-type="string">
            <text:p>Q1256569</text:p>
          </table:table-cell>
          <table:table-cell table:formula="of:=+RIGHT([.A11];LEN([.A11])-31)" office:value-type="string" office:string-value="Q30901657" calcext:value-type="string">
            <text:p>Q30901657</text:p>
          </table:table-cell>
          <table:table-cell office:value-type="string" calcext:value-type="string">
            <text:p>P57</text:p>
          </table:table-cell>
          <table:table-cell table:formula="of:=+[.J11]" office:value-type="string" office:string-value="Q1256569" calcext:value-type="string">
            <text:p>Q1256569</text:p>
          </table:table-cell>
          <table:table-cell table:formula="of:=+[.J11]" office:value-type="string" office:string-value="Q1256569" calcext:value-type="string">
            <text:p>Q1256569</text:p>
          </table:table-cell>
          <table:table-cell table:formula="of:=+[.J11]" office:value-type="string" office:string-value="Q1256569" calcext:value-type="string">
            <text:p>Q12565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492270</text:p>
          </table:table-cell>
          <table:table-cell office:value-type="string" calcext:value-type="string">
            <text:p>Piagol</text:p>
          </table:table-cell>
          <table:table-cell office:value-type="string" calcext:value-type="string">
            <text:p>1955 South Korean film by Lee Kang-cheon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 table:formula="of:=SEARCH(&quot;by &quot;;[.C12])" office:value-type="float" office:value="24" calcext:value-type="float">
            <text:p>24</text:p>
          </table:table-cell>
          <table:table-cell table:formula="of:=TRIM(RIGHT([.C12];LEN([.C12])-[.H12]-2))" office:value-type="string" office:string-value="Lee Kang-cheon" calcext:value-type="string">
            <text:p>Lee Kang-cheon</text:p>
          </table:table-cell>
          <table:table-cell office:value-type="string" calcext:value-type="string">
            <text:p>Q12610852</text:p>
          </table:table-cell>
          <table:table-cell table:formula="of:=+RIGHT([.A12];LEN([.A12])-31)" office:value-type="string" office:string-value="Q492270" calcext:value-type="string">
            <text:p>Q492270</text:p>
          </table:table-cell>
          <table:table-cell office:value-type="string" calcext:value-type="string">
            <text:p>P57</text:p>
          </table:table-cell>
          <table:table-cell table:formula="of:=+[.J12]" office:value-type="string" office:string-value="Q12610852" calcext:value-type="string">
            <text:p>Q12610852</text:p>
          </table:table-cell>
          <table:table-cell table:formula="of:=+[.J12]" office:value-type="string" office:string-value="Q12610852" calcext:value-type="string">
            <text:p>Q12610852</text:p>
          </table:table-cell>
          <table:table-cell table:formula="of:=+[.J12]" office:value-type="string" office:string-value="Q12610852" calcext:value-type="string">
            <text:p>Q126108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2595495</text:p>
          </table:table-cell>
          <table:table-cell office:value-type="string" calcext:value-type="string">
            <text:p>Mugoonghwa - Korean National Flower</text:p>
          </table:table-cell>
          <table:table-cell office:value-type="string" calcext:value-type="string">
            <text:p>1995 South Korean film directed by Jung Jin-woo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formula="of:=SEARCH(&quot;by &quot;;[.C13])" office:value-type="float" office:value="33" calcext:value-type="float">
            <text:p>33</text:p>
          </table:table-cell>
          <table:table-cell table:formula="of:=TRIM(RIGHT([.C13];LEN([.C13])-[.H13]-2))" office:value-type="string" office:string-value="Jung Jin-woo" calcext:value-type="string">
            <text:p>Jung Jin-woo</text:p>
          </table:table-cell>
          <table:table-cell office:value-type="string" calcext:value-type="string">
            <text:p>Q12616046</text:p>
          </table:table-cell>
          <table:table-cell table:formula="of:=+RIGHT([.A13];LEN([.A13])-31)" office:value-type="string" office:string-value="Q12595495" calcext:value-type="string">
            <text:p>Q12595495</text:p>
          </table:table-cell>
          <table:table-cell office:value-type="string" calcext:value-type="string">
            <text:p>P57</text:p>
          </table:table-cell>
          <table:table-cell table:formula="of:=+[.J13]" office:value-type="string" office:string-value="Q12616046" calcext:value-type="string">
            <text:p>Q12616046</text:p>
          </table:table-cell>
          <table:table-cell table:formula="of:=+[.J13]" office:value-type="string" office:string-value="Q12616046" calcext:value-type="string">
            <text:p>Q12616046</text:p>
          </table:table-cell>
          <table:table-cell table:formula="of:=+[.J13]" office:value-type="string" office:string-value="Q12616046" calcext:value-type="string">
            <text:p>Q126160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989675</text:p>
          </table:table-cell>
          <table:table-cell office:value-type="string" calcext:value-type="string">
            <text:p>The Trap</text:p>
          </table:table-cell>
          <table:table-cell office:value-type="string" calcext:value-type="string">
            <text:p>1913 film directed by William Humphrey</text:p>
          </table:table-cell>
          <table:table-cell table:number-columns-repeated="3"/>
          <table:table-cell office:value-type="float" office:value="1913" calcext:value-type="float">
            <text:p>1913</text:p>
          </table:table-cell>
          <table:table-cell table:formula="of:=SEARCH(&quot;by &quot;;[.C14])" office:value-type="float" office:value="20" calcext:value-type="float">
            <text:p>20</text:p>
          </table:table-cell>
          <table:table-cell table:formula="of:=TRIM(RIGHT([.C14];LEN([.C14])-[.H14]-2))" office:value-type="string" office:string-value="William Humphrey" calcext:value-type="string">
            <text:p>William Humphrey</text:p>
          </table:table-cell>
          <table:table-cell office:value-type="string" calcext:value-type="string">
            <text:p>Q127079</text:p>
          </table:table-cell>
          <table:table-cell table:formula="of:=+RIGHT([.A14];LEN([.A14])-31)" office:value-type="string" office:string-value="Q3989675" calcext:value-type="string">
            <text:p>Q3989675</text:p>
          </table:table-cell>
          <table:table-cell office:value-type="string" calcext:value-type="string">
            <text:p>P57</text:p>
          </table:table-cell>
          <table:table-cell table:formula="of:=+[.J14]" office:value-type="string" office:string-value="Q127079" calcext:value-type="string">
            <text:p>Q127079</text:p>
          </table:table-cell>
          <table:table-cell table:formula="of:=+[.J14]" office:value-type="string" office:string-value="Q127079" calcext:value-type="string">
            <text:p>Q127079</text:p>
          </table:table-cell>
          <table:table-cell table:formula="of:=+[.J14]" office:value-type="string" office:string-value="Q127079" calcext:value-type="string">
            <text:p>Q1270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47153914</text:p>
          </table:table-cell>
          <table:table-cell office:value-type="string" calcext:value-type="string">
            <text:p>Secrets of Naked Girls</text:p>
          </table:table-cell>
          <table:table-cell office:value-type="string" calcext:value-type="string">
            <text:p>1973 film by Eberhard Schröder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 table:formula="of:=SEARCH(&quot;by &quot;;[.C15])" office:value-type="float" office:value="11" calcext:value-type="float">
            <text:p>11</text:p>
          </table:table-cell>
          <table:table-cell table:formula="of:=TRIM(RIGHT([.C15];LEN([.C15])-[.H15]-2))" office:value-type="string" office:string-value="Eberhard Schröder" calcext:value-type="string">
            <text:p>Eberhard Schröder</text:p>
          </table:table-cell>
          <table:table-cell office:value-type="string" calcext:value-type="string">
            <text:p>Q1279382</text:p>
          </table:table-cell>
          <table:table-cell table:formula="of:=+RIGHT([.A15];LEN([.A15])-31)" office:value-type="string" office:string-value="Q47153914" calcext:value-type="string">
            <text:p>Q47153914</text:p>
          </table:table-cell>
          <table:table-cell office:value-type="string" calcext:value-type="string">
            <text:p>P57</text:p>
          </table:table-cell>
          <table:table-cell table:formula="of:=+[.J15]" office:value-type="string" office:string-value="Q1279382" calcext:value-type="string">
            <text:p>Q1279382</text:p>
          </table:table-cell>
          <table:table-cell table:formula="of:=+[.J15]" office:value-type="string" office:string-value="Q1279382" calcext:value-type="string">
            <text:p>Q1279382</text:p>
          </table:table-cell>
          <table:table-cell table:formula="of:=+[.J15]" office:value-type="string" office:string-value="Q1279382" calcext:value-type="string">
            <text:p>Q12793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43376528</text:p>
          </table:table-cell>
          <table:table-cell office:value-type="string" calcext:value-type="string">
            <text:p>Almost Heaven</text:p>
          </table:table-cell>
          <table:table-cell office:value-type="string" calcext:value-type="string">
            <text:p>2005 film by Ed Herzog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16])" office:value-type="float" office:value="11" calcext:value-type="float">
            <text:p>11</text:p>
          </table:table-cell>
          <table:table-cell table:formula="of:=TRIM(RIGHT([.C16];LEN([.C16])-[.H16]-2))" office:value-type="string" office:string-value="Ed Herzog" calcext:value-type="string">
            <text:p>Ed Herzog</text:p>
          </table:table-cell>
          <table:table-cell office:value-type="string" calcext:value-type="string">
            <text:p>Q1282375</text:p>
          </table:table-cell>
          <table:table-cell table:formula="of:=+RIGHT([.A16];LEN([.A16])-31)" office:value-type="string" office:string-value="Q43376528" calcext:value-type="string">
            <text:p>Q43376528</text:p>
          </table:table-cell>
          <table:table-cell office:value-type="string" calcext:value-type="string">
            <text:p>P57</text:p>
          </table:table-cell>
          <table:table-cell table:formula="of:=+[.J16]" office:value-type="string" office:string-value="Q1282375" calcext:value-type="string">
            <text:p>Q1282375</text:p>
          </table:table-cell>
          <table:table-cell table:formula="of:=+[.J16]" office:value-type="string" office:string-value="Q1282375" calcext:value-type="string">
            <text:p>Q1282375</text:p>
          </table:table-cell>
          <table:table-cell table:formula="of:=+[.J16]" office:value-type="string" office:string-value="Q1282375" calcext:value-type="string">
            <text:p>Q1282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6643449</text:p>
          </table:table-cell>
          <table:table-cell office:value-type="string" calcext:value-type="string">
            <text:p>Indiscreet</text:p>
          </table:table-cell>
          <table:table-cell office:value-type="string" calcext:value-type="string">
            <text:p>1988 television film by Richard Michaels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17])" office:value-type="float" office:value="22" calcext:value-type="float">
            <text:p>22</text:p>
          </table:table-cell>
          <table:table-cell table:formula="of:=TRIM(RIGHT([.C17];LEN([.C17])-[.H17]-2))" office:value-type="string" office:string-value="Richard Michaels" calcext:value-type="string">
            <text:p>Richard Michaels</text:p>
          </table:table-cell>
          <table:table-cell office:value-type="string" calcext:value-type="string">
            <text:p>Q1296712</text:p>
          </table:table-cell>
          <table:table-cell table:formula="of:=+RIGHT([.A17];LEN([.A17])-31)" office:value-type="string" office:string-value="Q16643449" calcext:value-type="string">
            <text:p>Q16643449</text:p>
          </table:table-cell>
          <table:table-cell office:value-type="string" calcext:value-type="string">
            <text:p>P57</text:p>
          </table:table-cell>
          <table:table-cell table:formula="of:=+[.J17]" office:value-type="string" office:string-value="Q1296712" calcext:value-type="string">
            <text:p>Q1296712</text:p>
          </table:table-cell>
          <table:table-cell table:formula="of:=+[.J17]" office:value-type="string" office:string-value="Q1296712" calcext:value-type="string">
            <text:p>Q1296712</text:p>
          </table:table-cell>
          <table:table-cell table:formula="of:=+[.J17]" office:value-type="string" office:string-value="Q1296712" calcext:value-type="string">
            <text:p>Q12967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4121262</text:p>
          </table:table-cell>
          <table:table-cell office:value-type="string" calcext:value-type="string">
            <text:p>The Smell of Quinces</text:p>
          </table:table-cell>
          <table:table-cell office:value-type="string" calcext:value-type="string">
            <text:p>1982 film by Mirza Idrizović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table:formula="of:=SEARCH(&quot;by &quot;;[.C18])" office:value-type="float" office:value="11" calcext:value-type="float">
            <text:p>11</text:p>
          </table:table-cell>
          <table:table-cell table:formula="of:=TRIM(RIGHT([.C18];LEN([.C18])-[.H18]-2))" office:value-type="string" office:string-value="Mirza Idrizović" calcext:value-type="string">
            <text:p>Mirza Idrizović</text:p>
          </table:table-cell>
          <table:table-cell office:value-type="string" calcext:value-type="string">
            <text:p>Q13085458</text:p>
          </table:table-cell>
          <table:table-cell table:formula="of:=+RIGHT([.A18];LEN([.A18])-31)" office:value-type="string" office:string-value="Q4121262" calcext:value-type="string">
            <text:p>Q4121262</text:p>
          </table:table-cell>
          <table:table-cell office:value-type="string" calcext:value-type="string">
            <text:p>P57</text:p>
          </table:table-cell>
          <table:table-cell table:formula="of:=+[.J18]" office:value-type="string" office:string-value="Q13085458" calcext:value-type="string">
            <text:p>Q13085458</text:p>
          </table:table-cell>
          <table:table-cell table:formula="of:=+[.J18]" office:value-type="string" office:string-value="Q13085458" calcext:value-type="string">
            <text:p>Q13085458</text:p>
          </table:table-cell>
          <table:table-cell table:formula="of:=+[.J18]" office:value-type="string" office:string-value="Q13085458" calcext:value-type="string">
            <text:p>Q130854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0810731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1975 film by Frederick Wiseman</text:p>
          </table:table-cell>
          <table:table-cell table:number-columns-repeated="3"/>
          <table:table-cell office:value-type="float" office:value="1975" calcext:value-type="float">
            <text:p>1975</text:p>
          </table:table-cell>
          <table:table-cell table:formula="of:=SEARCH(&quot;by &quot;;[.C19])" office:value-type="float" office:value="11" calcext:value-type="float">
            <text:p>11</text:p>
          </table:table-cell>
          <table:table-cell table:formula="of:=TRIM(RIGHT([.C19];LEN([.C19])-[.H19]-2))" office:value-type="string" office:string-value="Frederick Wiseman" calcext:value-type="string">
            <text:p>Frederick Wiseman</text:p>
          </table:table-cell>
          <table:table-cell office:value-type="string" calcext:value-type="string">
            <text:p>Q1361201</text:p>
          </table:table-cell>
          <table:table-cell table:formula="of:=+RIGHT([.A19];LEN([.A19])-31)" office:value-type="string" office:string-value="Q30810731" calcext:value-type="string">
            <text:p>Q30810731</text:p>
          </table:table-cell>
          <table:table-cell office:value-type="string" calcext:value-type="string">
            <text:p>P57</text:p>
          </table:table-cell>
          <table:table-cell table:formula="of:=+[.J19]" office:value-type="string" office:string-value="Q1361201" calcext:value-type="string">
            <text:p>Q1361201</text:p>
          </table:table-cell>
          <table:table-cell table:formula="of:=+[.J19]" office:value-type="string" office:string-value="Q1361201" calcext:value-type="string">
            <text:p>Q1361201</text:p>
          </table:table-cell>
          <table:table-cell table:formula="of:=+[.J19]" office:value-type="string" office:string-value="Q1361201" calcext:value-type="string">
            <text:p>Q13612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6679804</text:p>
          </table:table-cell>
          <table:table-cell office:value-type="string" calcext:value-type="string">
            <text:p>The Tangle</text:p>
          </table:table-cell>
          <table:table-cell office:value-type="string" calcext:value-type="string">
            <text:p>1914 film by Francis Ford</text:p>
          </table:table-cell>
          <table:table-cell table:number-columns-repeated="3"/>
          <table:table-cell office:value-type="float" office:value="1914" calcext:value-type="float">
            <text:p>1914</text:p>
          </table:table-cell>
          <table:table-cell table:formula="of:=SEARCH(&quot;by &quot;;[.C20])" office:value-type="float" office:value="11" calcext:value-type="float">
            <text:p>11</text:p>
          </table:table-cell>
          <table:table-cell table:formula="of:=TRIM(RIGHT([.C20];LEN([.C20])-[.H20]-2))" office:value-type="string" office:string-value="Francis Ford" calcext:value-type="string">
            <text:p>Francis Ford</text:p>
          </table:table-cell>
          <table:table-cell office:value-type="string" calcext:value-type="string">
            <text:p>Q1361838</text:p>
          </table:table-cell>
          <table:table-cell table:formula="of:=+RIGHT([.A20];LEN([.A20])-31)" office:value-type="string" office:string-value="Q16679804" calcext:value-type="string">
            <text:p>Q16679804</text:p>
          </table:table-cell>
          <table:table-cell office:value-type="string" calcext:value-type="string">
            <text:p>P57</text:p>
          </table:table-cell>
          <table:table-cell table:formula="of:=+[.J20]" office:value-type="string" office:string-value="Q1361838" calcext:value-type="string">
            <text:p>Q1361838</text:p>
          </table:table-cell>
          <table:table-cell table:formula="of:=+[.J20]" office:value-type="string" office:string-value="Q1361838" calcext:value-type="string">
            <text:p>Q1361838</text:p>
          </table:table-cell>
          <table:table-cell table:formula="of:=+[.J20]" office:value-type="string" office:string-value="Q1361838" calcext:value-type="string">
            <text:p>Q13618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20082770</text:p>
          </table:table-cell>
          <table:table-cell office:value-type="string" calcext:value-type="string">
            <text:p>Don't Neglect Your Wife</text:p>
          </table:table-cell>
          <table:table-cell office:value-type="string" calcext:value-type="string">
            <text:p>1921 film written by Gertrude Atherton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table:formula="of:=SEARCH(&quot;by &quot;;[.C21])" office:value-type="float" office:value="19" calcext:value-type="float">
            <text:p>19</text:p>
          </table:table-cell>
          <table:table-cell table:formula="of:=TRIM(RIGHT([.C21];LEN([.C21])-[.H21]-2))" office:value-type="string" office:string-value="Gertrude Atherton" calcext:value-type="string">
            <text:p>Gertrude Atherton</text:p>
          </table:table-cell>
          <table:table-cell office:value-type="string" calcext:value-type="string">
            <text:p>Q137679</text:p>
          </table:table-cell>
          <table:table-cell table:formula="of:=+RIGHT([.A21];LEN([.A21])-31)" office:value-type="string" office:string-value="Q20082770" calcext:value-type="string">
            <text:p>Q20082770</text:p>
          </table:table-cell>
          <table:table-cell office:value-type="string" calcext:value-type="string">
            <text:p>P57</text:p>
          </table:table-cell>
          <table:table-cell table:formula="of:=+[.J21]" office:value-type="string" office:string-value="Q137679" calcext:value-type="string">
            <text:p>Q137679</text:p>
          </table:table-cell>
          <table:table-cell table:formula="of:=+[.J21]" office:value-type="string" office:string-value="Q137679" calcext:value-type="string">
            <text:p>Q137679</text:p>
          </table:table-cell>
          <table:table-cell table:formula="of:=+[.J21]" office:value-type="string" office:string-value="Q137679" calcext:value-type="string">
            <text:p>Q1376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490297</text:p>
          </table:table-cell>
          <table:table-cell office:value-type="string" calcext:value-type="string">
            <text:p>The Quatermass Conclusion</text:p>
          </table:table-cell>
          <table:table-cell office:value-type="string" calcext:value-type="string">
            <text:p>1979 film by Piers Haggard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formula="of:=SEARCH(&quot;by &quot;;[.C22])" office:value-type="float" office:value="11" calcext:value-type="float">
            <text:p>11</text:p>
          </table:table-cell>
          <table:table-cell table:formula="of:=TRIM(RIGHT([.C22];LEN([.C22])-[.H22]-2))" office:value-type="string" office:string-value="Piers Haggard" calcext:value-type="string">
            <text:p>Piers Haggard</text:p>
          </table:table-cell>
          <table:table-cell office:value-type="string" calcext:value-type="string">
            <text:p>Q14071448</text:p>
          </table:table-cell>
          <table:table-cell table:formula="of:=+RIGHT([.A22];LEN([.A22])-31)" office:value-type="string" office:string-value="Q3490297" calcext:value-type="string">
            <text:p>Q3490297</text:p>
          </table:table-cell>
          <table:table-cell office:value-type="string" calcext:value-type="string">
            <text:p>P57</text:p>
          </table:table-cell>
          <table:table-cell table:formula="of:=+[.J22]" office:value-type="string" office:string-value="Q14071448" calcext:value-type="string">
            <text:p>Q14071448</text:p>
          </table:table-cell>
          <table:table-cell table:formula="of:=+[.J22]" office:value-type="string" office:string-value="Q14071448" calcext:value-type="string">
            <text:p>Q14071448</text:p>
          </table:table-cell>
          <table:table-cell table:formula="of:=+[.J22]" office:value-type="string" office:string-value="Q14071448" calcext:value-type="string">
            <text:p>Q14071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3795768</text:p>
          </table:table-cell>
          <table:table-cell office:value-type="string" calcext:value-type="string">
            <text:p>Il Sequestro Soffiantini</text:p>
          </table:table-cell>
          <table:table-cell office:value-type="string" calcext:value-type="string">
            <text:p>Italian 2002 TV serie about the kidnapping of Giuseppe Soffiantini, directed by Riccardo Milani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23])" office:value-type="float" office:value="78" calcext:value-type="float">
            <text:p>78</text:p>
          </table:table-cell>
          <table:table-cell table:formula="of:=TRIM(RIGHT([.C23];LEN([.C23])-[.H23]-2))" office:value-type="string" office:string-value="Riccardo Milani" calcext:value-type="string">
            <text:p>Riccardo Milani</text:p>
          </table:table-cell>
          <table:table-cell office:value-type="string" calcext:value-type="string">
            <text:p>Q1414970</text:p>
          </table:table-cell>
          <table:table-cell table:formula="of:=+RIGHT([.A23];LEN([.A23])-31)" office:value-type="string" office:string-value="Q3795768" calcext:value-type="string">
            <text:p>Q3795768</text:p>
          </table:table-cell>
          <table:table-cell office:value-type="string" calcext:value-type="string">
            <text:p>P57</text:p>
          </table:table-cell>
          <table:table-cell table:formula="of:=+[.J23]" office:value-type="string" office:string-value="Q1414970" calcext:value-type="string">
            <text:p>Q1414970</text:p>
          </table:table-cell>
          <table:table-cell table:formula="of:=+[.J23]" office:value-type="string" office:string-value="Q1414970" calcext:value-type="string">
            <text:p>Q1414970</text:p>
          </table:table-cell>
          <table:table-cell table:formula="of:=+[.J23]" office:value-type="string" office:string-value="Q1414970" calcext:value-type="string">
            <text:p>Q14149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2956459</text:p>
          </table:table-cell>
          <table:table-cell office:value-type="string" calcext:value-type="string">
            <text:p>Bon Appétit</text:p>
          </table:table-cell>
          <table:table-cell office:value-type="string" calcext:value-type="string">
            <text:p>1980 porn film directed by Chuck Vincent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formula="of:=SEARCH(&quot;by &quot;;[.C24])" office:value-type="float" office:value="25" calcext:value-type="float">
            <text:p>25</text:p>
          </table:table-cell>
          <table:table-cell table:formula="of:=TRIM(RIGHT([.C24];LEN([.C24])-[.H24]-2))" office:value-type="string" office:string-value="Chuck Vincent" calcext:value-type="string">
            <text:p>Chuck Vincent</text:p>
          </table:table-cell>
          <table:table-cell office:value-type="string" calcext:value-type="string">
            <text:p>Q14327504</text:p>
          </table:table-cell>
          <table:table-cell table:formula="of:=+RIGHT([.A24];LEN([.A24])-31)" office:value-type="string" office:string-value="Q12956459" calcext:value-type="string">
            <text:p>Q12956459</text:p>
          </table:table-cell>
          <table:table-cell office:value-type="string" calcext:value-type="string">
            <text:p>P57</text:p>
          </table:table-cell>
          <table:table-cell table:formula="of:=+[.J24]" office:value-type="string" office:string-value="Q14327504" calcext:value-type="string">
            <text:p>Q14327504</text:p>
          </table:table-cell>
          <table:table-cell table:formula="of:=+[.J24]" office:value-type="string" office:string-value="Q14327504" calcext:value-type="string">
            <text:p>Q14327504</text:p>
          </table:table-cell>
          <table:table-cell table:formula="of:=+[.J24]" office:value-type="string" office:string-value="Q14327504" calcext:value-type="string">
            <text:p>Q143275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48728799</text:p>
          </table:table-cell>
          <table:table-cell office:value-type="string" calcext:value-type="string">
            <text:p>A Christmas to Remember</text:p>
          </table:table-cell>
          <table:table-cell office:value-type="string" calcext:value-type="string">
            <text:p>1978 American made-for-television drama film directed by George Englund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table:formula="of:=SEARCH(&quot;by &quot;;[.C25])" office:value-type="float" office:value="55" calcext:value-type="float">
            <text:p>55</text:p>
          </table:table-cell>
          <table:table-cell table:formula="of:=TRIM(RIGHT([.C25];LEN([.C25])-[.H25]-2))" office:value-type="string" office:string-value="George Englund" calcext:value-type="string">
            <text:p>George Englund</text:p>
          </table:table-cell>
          <table:table-cell office:value-type="string" calcext:value-type="string">
            <text:p>Q1466493</text:p>
          </table:table-cell>
          <table:table-cell table:formula="of:=+RIGHT([.A25];LEN([.A25])-31)" office:value-type="string" office:string-value="Q48728799" calcext:value-type="string">
            <text:p>Q48728799</text:p>
          </table:table-cell>
          <table:table-cell office:value-type="string" calcext:value-type="string">
            <text:p>P57</text:p>
          </table:table-cell>
          <table:table-cell table:formula="of:=+[.J25]" office:value-type="string" office:string-value="Q1466493" calcext:value-type="string">
            <text:p>Q1466493</text:p>
          </table:table-cell>
          <table:table-cell table:formula="of:=+[.J25]" office:value-type="string" office:string-value="Q1466493" calcext:value-type="string">
            <text:p>Q1466493</text:p>
          </table:table-cell>
          <table:table-cell table:formula="of:=+[.J25]" office:value-type="string" office:string-value="Q1466493" calcext:value-type="string">
            <text:p>Q14664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www.wikidata.org/entity/Q17112659</text:p>
          </table:table-cell>
          <table:table-cell office:value-type="string" calcext:value-type="string">
            <text:p>Nothing Personal</text:p>
          </table:table-cell>
          <table:table-cell office:value-type="string" calcext:value-type="string">
            <text:p>1980 film by George Bloomfield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formula="of:=SEARCH(&quot;by &quot;;[.C26])" office:value-type="float" office:value="11" calcext:value-type="float">
            <text:p>11</text:p>
          </table:table-cell>
          <table:table-cell table:formula="of:=TRIM(RIGHT([.C26];LEN([.C26])-[.H26]-2))" office:value-type="string" office:string-value="George Bloomfield" calcext:value-type="string">
            <text:p>George Bloomfield</text:p>
          </table:table-cell>
          <table:table-cell office:value-type="string" calcext:value-type="string">
            <text:p>Q1506998</text:p>
          </table:table-cell>
          <table:table-cell table:formula="of:=+RIGHT([.A26];LEN([.A26])-31)" office:value-type="string" office:string-value="Q17112659" calcext:value-type="string">
            <text:p>Q17112659</text:p>
          </table:table-cell>
          <table:table-cell office:value-type="string" calcext:value-type="string">
            <text:p>P57</text:p>
          </table:table-cell>
          <table:table-cell table:formula="of:=+[.J26]" office:value-type="string" office:string-value="Q1506998" calcext:value-type="string">
            <text:p>Q1506998</text:p>
          </table:table-cell>
          <table:table-cell table:formula="of:=+[.J26]" office:value-type="string" office:string-value="Q1506998" calcext:value-type="string">
            <text:p>Q1506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83276</text:p>
          </table:table-cell>
          <table:table-cell office:value-type="string" calcext:value-type="string">
            <text:p>Smallpox 2002</text:p>
          </table:table-cell>
          <table:table-cell office:value-type="string" calcext:value-type="string">
            <text:p>2002 film by Daniel Percival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27])" office:value-type="float" office:value="11" calcext:value-type="float">
            <text:p>11</text:p>
          </table:table-cell>
          <table:table-cell table:formula="of:=TRIM(RIGHT([.C27];LEN([.C27])-[.H27]-2))" office:value-type="string" office:string-value="Daniel Percival" calcext:value-type="string">
            <text:p>Daniel Percival</text:p>
          </table:table-cell>
          <table:table-cell office:value-type="string" calcext:value-type="string">
            <text:p>Q15149039</text:p>
          </table:table-cell>
          <table:table-cell table:formula="of:=+RIGHT([.A27];LEN([.A27])-31)" office:value-type="string" office:string-value="Q583276" calcext:value-type="string">
            <text:p>Q583276</text:p>
          </table:table-cell>
          <table:table-cell office:value-type="string" calcext:value-type="string">
            <text:p>P57</text:p>
          </table:table-cell>
          <table:table-cell table:formula="of:=+[.J27]" office:value-type="string" office:string-value="Q15149039" calcext:value-type="string">
            <text:p>Q15149039</text:p>
          </table:table-cell>
          <table:table-cell table:formula="of:=+[.J27]" office:value-type="string" office:string-value="Q15149039" calcext:value-type="string">
            <text:p>Q15149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8392937</text:p>
          </table:table-cell>
          <table:table-cell office:value-type="string" calcext:value-type="string">
            <text:p>Take Two</text:p>
          </table:table-cell>
          <table:table-cell office:value-type="string" calcext:value-type="string">
            <text:p>1988 film by Peter Rowe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28])" office:value-type="float" office:value="11" calcext:value-type="float">
            <text:p>11</text:p>
          </table:table-cell>
          <table:table-cell table:formula="of:=TRIM(RIGHT([.C28];LEN([.C28])-[.H28]-2))" office:value-type="string" office:string-value="Peter Rowe" calcext:value-type="string">
            <text:p>Peter Rowe</text:p>
          </table:table-cell>
          <table:table-cell office:value-type="string" calcext:value-type="string">
            <text:p>Q1515657</text:p>
          </table:table-cell>
          <table:table-cell table:formula="of:=+RIGHT([.A28];LEN([.A28])-31)" office:value-type="string" office:string-value="Q38392937" calcext:value-type="string">
            <text:p>Q38392937</text:p>
          </table:table-cell>
          <table:table-cell office:value-type="string" calcext:value-type="string">
            <text:p>P57</text:p>
          </table:table-cell>
          <table:table-cell table:formula="of:=+[.J28]" office:value-type="string" office:string-value="Q1515657" calcext:value-type="string">
            <text:p>Q1515657</text:p>
          </table:table-cell>
          <table:table-cell table:formula="of:=+[.J28]" office:value-type="string" office:string-value="Q1515657" calcext:value-type="string">
            <text:p>Q1515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5702198</text:p>
          </table:table-cell>
          <table:table-cell office:value-type="string" calcext:value-type="string">
            <text:p>Jwala</text:p>
          </table:table-cell>
          <table:table-cell office:value-type="string" calcext:value-type="string">
            <text:p>1985 Indian Telugu-language action revenge drama-film directed by Ravi Raja Pinisetty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formula="of:=SEARCH(&quot;by &quot;;[.C29])" office:value-type="float" office:value="64" calcext:value-type="float">
            <text:p>64</text:p>
          </table:table-cell>
          <table:table-cell table:formula="of:=TRIM(RIGHT([.C29];LEN([.C29])-[.H29]-2))" office:value-type="string" office:string-value="Ravi Raja Pinisetty" calcext:value-type="string">
            <text:p>Ravi Raja Pinisetty</text:p>
          </table:table-cell>
          <table:table-cell office:value-type="string" calcext:value-type="string">
            <text:p>Q15700898</text:p>
          </table:table-cell>
          <table:table-cell table:formula="of:=+RIGHT([.A29];LEN([.A29])-31)" office:value-type="string" office:string-value="Q15702198" calcext:value-type="string">
            <text:p>Q15702198</text:p>
          </table:table-cell>
          <table:table-cell office:value-type="string" calcext:value-type="string">
            <text:p>P57</text:p>
          </table:table-cell>
          <table:table-cell table:formula="of:=+[.J29]" office:value-type="string" office:string-value="Q15700898" calcext:value-type="string">
            <text:p>Q15700898</text:p>
          </table:table-cell>
          <table:table-cell table:formula="of:=+[.J29]" office:value-type="string" office:string-value="Q15700898" calcext:value-type="string">
            <text:p>Q15700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057185</text:p>
          </table:table-cell>
          <table:table-cell office:value-type="string" calcext:value-type="string">
            <text:p>Transmorphers: Fall of Man</text:p>
          </table:table-cell>
          <table:table-cell office:value-type="string" calcext:value-type="string">
            <text:p>2009 film by Scott Wheel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30])" office:value-type="float" office:value="11" calcext:value-type="float">
            <text:p>11</text:p>
          </table:table-cell>
          <table:table-cell table:formula="of:=TRIM(RIGHT([.C30];LEN([.C30])-[.H30]-2))" office:value-type="string" office:string-value="Scott Wheeler" calcext:value-type="string">
            <text:p>Scott Wheeler</text:p>
          </table:table-cell>
          <table:table-cell office:value-type="string" calcext:value-type="string">
            <text:p>Q15701550</text:p>
          </table:table-cell>
          <table:table-cell table:formula="of:=+RIGHT([.A30];LEN([.A30])-31)" office:value-type="string" office:string-value="Q2057185" calcext:value-type="string">
            <text:p>Q2057185</text:p>
          </table:table-cell>
          <table:table-cell office:value-type="string" calcext:value-type="string">
            <text:p>P57</text:p>
          </table:table-cell>
          <table:table-cell table:formula="of:=+[.J30]" office:value-type="string" office:string-value="Q15701550" calcext:value-type="string">
            <text:p>Q15701550</text:p>
          </table:table-cell>
          <table:table-cell table:formula="of:=+[.J30]" office:value-type="string" office:string-value="Q15701550" calcext:value-type="string">
            <text:p>Q157015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189881</text:p>
          </table:table-cell>
          <table:table-cell office:value-type="string" calcext:value-type="string">
            <text:p>MILF</text:p>
          </table:table-cell>
          <table:table-cell office:value-type="string" calcext:value-type="string">
            <text:p>2010 sex comedy film directed by Scott Wheeler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31])" office:value-type="float" office:value="31" calcext:value-type="float">
            <text:p>31</text:p>
          </table:table-cell>
          <table:table-cell table:formula="of:=TRIM(RIGHT([.C31];LEN([.C31])-[.H31]-2))" office:value-type="string" office:string-value="Scott Wheeler" calcext:value-type="string">
            <text:p>Scott Wheeler</text:p>
          </table:table-cell>
          <table:table-cell office:value-type="string" calcext:value-type="string">
            <text:p>Q15701550</text:p>
          </table:table-cell>
          <table:table-cell table:formula="of:=+RIGHT([.A31];LEN([.A31])-31)" office:value-type="string" office:string-value="Q2189881" calcext:value-type="string">
            <text:p>Q2189881</text:p>
          </table:table-cell>
          <table:table-cell office:value-type="string" calcext:value-type="string">
            <text:p>P57</text:p>
          </table:table-cell>
          <table:table-cell table:formula="of:=+[.J31]" office:value-type="string" office:string-value="Q15701550" calcext:value-type="string">
            <text:p>Q15701550</text:p>
          </table:table-cell>
          <table:table-cell table:formula="of:=+[.J31]" office:value-type="string" office:string-value="Q15701550" calcext:value-type="string">
            <text:p>Q157015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7770045</text:p>
          </table:table-cell>
          <table:table-cell office:value-type="string" calcext:value-type="string">
            <text:p>The Treasure of Monte Cristo</text:p>
          </table:table-cell>
          <table:table-cell office:value-type="string" calcext:value-type="string">
            <text:p>1961 film by Monty Berman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formula="of:=SEARCH(&quot;by &quot;;[.C32])" office:value-type="float" office:value="11" calcext:value-type="float">
            <text:p>11</text:p>
          </table:table-cell>
          <table:table-cell table:formula="of:=TRIM(RIGHT([.C32];LEN([.C32])-[.H32]-2))" office:value-type="string" office:string-value="Monty Berman" calcext:value-type="string">
            <text:p>Monty Berman</text:p>
          </table:table-cell>
          <table:table-cell office:value-type="string" calcext:value-type="string">
            <text:p>Q1589275</text:p>
          </table:table-cell>
          <table:table-cell table:formula="of:=+RIGHT([.A32];LEN([.A32])-31)" office:value-type="string" office:string-value="Q7770045" calcext:value-type="string">
            <text:p>Q7770045</text:p>
          </table:table-cell>
          <table:table-cell office:value-type="string" calcext:value-type="string">
            <text:p>P57</text:p>
          </table:table-cell>
          <table:table-cell table:formula="of:=+[.J32]" office:value-type="string" office:string-value="Q1589275" calcext:value-type="string">
            <text:p>Q1589275</text:p>
          </table:table-cell>
          <table:table-cell table:formula="of:=+[.J32]" office:value-type="string" office:string-value="Q1589275" calcext:value-type="string">
            <text:p>Q1589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8511232</text:p>
          </table:table-cell>
          <table:table-cell office:value-type="string" calcext:value-type="string">
            <text:p>Lethal Tender</text:p>
          </table:table-cell>
          <table:table-cell office:value-type="string" calcext:value-type="string">
            <text:p>1996 film directed by John Bradshaw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33])" office:value-type="float" office:value="20" calcext:value-type="float">
            <text:p>20</text:p>
          </table:table-cell>
          <table:table-cell table:formula="of:=TRIM(RIGHT([.C33];LEN([.C33])-[.H33]-2))" office:value-type="string" office:string-value="John Bradshaw" calcext:value-type="string">
            <text:p>John Bradshaw</text:p>
          </table:table-cell>
          <table:table-cell office:value-type="string" calcext:value-type="string">
            <text:p>Q16028310</text:p>
          </table:table-cell>
          <table:table-cell table:formula="of:=+RIGHT([.A33];LEN([.A33])-31)" office:value-type="string" office:string-value="Q18511232" calcext:value-type="string">
            <text:p>Q18511232</text:p>
          </table:table-cell>
          <table:table-cell office:value-type="string" calcext:value-type="string">
            <text:p>P57</text:p>
          </table:table-cell>
          <table:table-cell table:formula="of:=+[.J33]" office:value-type="string" office:string-value="Q16028310" calcext:value-type="string">
            <text:p>Q16028310</text:p>
          </table:table-cell>
          <table:table-cell table:formula="of:=+[.J33]" office:value-type="string" office:string-value="Q16028310" calcext:value-type="string">
            <text:p>Q160283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540854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2005 film by Harry Cleve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34])" office:value-type="float" office:value="11" calcext:value-type="float">
            <text:p>11</text:p>
          </table:table-cell>
          <table:table-cell table:formula="of:=TRIM(RIGHT([.C34];LEN([.C34])-[.H34]-2))" office:value-type="string" office:string-value="Harry Cleven" calcext:value-type="string">
            <text:p>Harry Cleven</text:p>
          </table:table-cell>
          <table:table-cell office:value-type="string" calcext:value-type="string">
            <text:p>Q16028341</text:p>
          </table:table-cell>
          <table:table-cell table:formula="of:=+RIGHT([.A34];LEN([.A34])-31)" office:value-type="string" office:string-value="Q3540854" calcext:value-type="string">
            <text:p>Q3540854</text:p>
          </table:table-cell>
          <table:table-cell office:value-type="string" calcext:value-type="string">
            <text:p>P57</text:p>
          </table:table-cell>
          <table:table-cell table:formula="of:=+[.J34]" office:value-type="string" office:string-value="Q16028341" calcext:value-type="string">
            <text:p>Q16028341</text:p>
          </table:table-cell>
          <table:table-cell table:formula="of:=+[.J34]" office:value-type="string" office:string-value="Q16028341" calcext:value-type="string">
            <text:p>Q16028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2000472</text:p>
          </table:table-cell>
          <table:table-cell office:value-type="string" calcext:value-type="string">
            <text:p>Honeymoon</text:p>
          </table:table-cell>
          <table:table-cell office:value-type="string" calcext:value-type="string">
            <text:p>1992 film by Surendra Mohan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formula="of:=SEARCH(&quot;by &quot;;[.C35])" office:value-type="float" office:value="11" calcext:value-type="float">
            <text:p>11</text:p>
          </table:table-cell>
          <table:table-cell table:formula="of:=TRIM(RIGHT([.C35];LEN([.C35])-[.H35]-2))" office:value-type="string" office:string-value="Surendra Mohan" calcext:value-type="string">
            <text:p>Surendra Mohan</text:p>
          </table:table-cell>
          <table:table-cell office:value-type="string" calcext:value-type="string">
            <text:p>Q16036996</text:p>
          </table:table-cell>
          <table:table-cell table:formula="of:=+RIGHT([.A35];LEN([.A35])-31)" office:value-type="string" office:string-value="Q22000472" calcext:value-type="string">
            <text:p>Q22000472</text:p>
          </table:table-cell>
          <table:table-cell office:value-type="string" calcext:value-type="string">
            <text:p>P57</text:p>
          </table:table-cell>
          <table:table-cell table:formula="of:=+[.J35]" office:value-type="string" office:string-value="Q16036996" calcext:value-type="string">
            <text:p>Q16036996</text:p>
          </table:table-cell>
          <table:table-cell table:formula="of:=+[.J35]" office:value-type="string" office:string-value="Q16036996" calcext:value-type="string">
            <text:p>Q16036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829293</text:p>
          </table:table-cell>
          <table:table-cell office:value-type="string" calcext:value-type="string">
            <text:p>Cities of Light: The Rise and Fall of Islamic Spain</text:p>
          </table:table-cell>
          <table:table-cell office:value-type="string" calcext:value-type="string">
            <text:p>2007 film by Robert H. Gardner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36])" office:value-type="float" office:value="11" calcext:value-type="float">
            <text:p>11</text:p>
          </table:table-cell>
          <table:table-cell table:formula="of:=TRIM(RIGHT([.C36];LEN([.C36])-[.H36]-2))" office:value-type="string" office:string-value="Robert H. Gardner" calcext:value-type="string">
            <text:p>Robert H. Gardner</text:p>
          </table:table-cell>
          <table:table-cell office:value-type="string" calcext:value-type="string">
            <text:p>Q16114736</text:p>
          </table:table-cell>
          <table:table-cell table:formula="of:=+RIGHT([.A36];LEN([.A36])-31)" office:value-type="string" office:string-value="Q2829293" calcext:value-type="string">
            <text:p>Q2829293</text:p>
          </table:table-cell>
          <table:table-cell office:value-type="string" calcext:value-type="string">
            <text:p>P57</text:p>
          </table:table-cell>
          <table:table-cell table:formula="of:=+[.J36]" office:value-type="string" office:string-value="Q16114736" calcext:value-type="string">
            <text:p>Q16114736</text:p>
          </table:table-cell>
          <table:table-cell table:formula="of:=+[.J36]" office:value-type="string" office:string-value="Q16114736" calcext:value-type="string">
            <text:p>Q16114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9943436</text:p>
          </table:table-cell>
          <table:table-cell office:value-type="string" calcext:value-type="string">
            <text:p>Honeymoon</text:p>
          </table:table-cell>
          <table:table-cell office:value-type="string" calcext:value-type="string">
            <text:p>2013 film directed by Findo Purwono Hw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37])" office:value-type="float" office:value="20" calcext:value-type="float">
            <text:p>20</text:p>
          </table:table-cell>
          <table:table-cell table:formula="of:=TRIM(RIGHT([.C37];LEN([.C37])-[.H37]-2))" office:value-type="string" office:string-value="Findo Purwono Hw" calcext:value-type="string">
            <text:p>Findo Purwono Hw</text:p>
          </table:table-cell>
          <table:table-cell office:value-type="string" calcext:value-type="string">
            <text:p>Q16177198</text:p>
          </table:table-cell>
          <table:table-cell table:formula="of:=+RIGHT([.A37];LEN([.A37])-31)" office:value-type="string" office:string-value="Q19943436" calcext:value-type="string">
            <text:p>Q19943436</text:p>
          </table:table-cell>
          <table:table-cell office:value-type="string" calcext:value-type="string">
            <text:p>P57</text:p>
          </table:table-cell>
          <table:table-cell table:formula="of:=+[.J37]" office:value-type="string" office:string-value="Q16177198" calcext:value-type="string">
            <text:p>Q16177198</text:p>
          </table:table-cell>
          <table:table-cell table:formula="of:=+[.J37]" office:value-type="string" office:string-value="Q16177198" calcext:value-type="string">
            <text:p>Q16177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6724537</text:p>
          </table:table-cell>
          <table:table-cell office:value-type="string" calcext:value-type="string">
            <text:p>Those Were the Days</text:p>
          </table:table-cell>
          <table:table-cell office:value-type="string" calcext:value-type="string">
            <text:p>1959 South Korean film by Lee Yong-min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table:formula="of:=SEARCH(&quot;by &quot;;[.C38])" office:value-type="float" office:value="24" calcext:value-type="float">
            <text:p>24</text:p>
          </table:table-cell>
          <table:table-cell table:formula="of:=TRIM(RIGHT([.C38];LEN([.C38])-[.H38]-2))" office:value-type="string" office:string-value="Lee Yong-min" calcext:value-type="string">
            <text:p>Lee Yong-min</text:p>
          </table:table-cell>
          <table:table-cell office:value-type="string" calcext:value-type="string">
            <text:p>Q16180243</text:p>
          </table:table-cell>
          <table:table-cell table:formula="of:=+RIGHT([.A38];LEN([.A38])-31)" office:value-type="string" office:string-value="Q16724537" calcext:value-type="string">
            <text:p>Q16724537</text:p>
          </table:table-cell>
          <table:table-cell office:value-type="string" calcext:value-type="string">
            <text:p>P57</text:p>
          </table:table-cell>
          <table:table-cell table:formula="of:=+[.J38]" office:value-type="string" office:string-value="Q16180243" calcext:value-type="string">
            <text:p>Q16180243</text:p>
          </table:table-cell>
          <table:table-cell table:formula="of:=+[.J38]" office:value-type="string" office:string-value="Q16180243" calcext:value-type="string">
            <text:p>Q16180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1426730</text:p>
          </table:table-cell>
          <table:table-cell office:value-type="string" calcext:value-type="string">
            <text:p>Wuthering High School</text:p>
          </table:table-cell>
          <table:table-cell office:value-type="string" calcext:value-type="string">
            <text:p>2015 American television film directed by Anthony DiBlasi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39])" office:value-type="float" office:value="40" calcext:value-type="float">
            <text:p>40</text:p>
          </table:table-cell>
          <table:table-cell table:formula="of:=TRIM(RIGHT([.C39];LEN([.C39])-[.H39]-2))" office:value-type="string" office:string-value="Anthony DiBlasi" calcext:value-type="string">
            <text:p>Anthony DiBlasi</text:p>
          </table:table-cell>
          <table:table-cell office:value-type="string" calcext:value-type="string">
            <text:p>Q16208522</text:p>
          </table:table-cell>
          <table:table-cell table:formula="of:=+RIGHT([.A39];LEN([.A39])-31)" office:value-type="string" office:string-value="Q21426730" calcext:value-type="string">
            <text:p>Q21426730</text:p>
          </table:table-cell>
          <table:table-cell office:value-type="string" calcext:value-type="string">
            <text:p>P57</text:p>
          </table:table-cell>
          <table:table-cell table:formula="of:=+[.J39]" office:value-type="string" office:string-value="Q16208522" calcext:value-type="string">
            <text:p>Q16208522</text:p>
          </table:table-cell>
          <table:table-cell table:formula="of:=+[.J39]" office:value-type="string" office:string-value="Q16208522" calcext:value-type="string">
            <text:p>Q16208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0751323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2015 Indian Hindi-language biographical drama film directed by Meghna Gulzar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40])" office:value-type="float" office:value="61" calcext:value-type="float">
            <text:p>61</text:p>
          </table:table-cell>
          <table:table-cell table:formula="of:=TRIM(RIGHT([.C40];LEN([.C40])-[.H40]-2))" office:value-type="string" office:string-value="Meghna Gulzar" calcext:value-type="string">
            <text:p>Meghna Gulzar</text:p>
          </table:table-cell>
          <table:table-cell office:value-type="string" calcext:value-type="string">
            <text:p>Q16214430</text:p>
          </table:table-cell>
          <table:table-cell table:formula="of:=+RIGHT([.A40];LEN([.A40])-31)" office:value-type="string" office:string-value="Q20751323" calcext:value-type="string">
            <text:p>Q20751323</text:p>
          </table:table-cell>
          <table:table-cell office:value-type="string" calcext:value-type="string">
            <text:p>P57</text:p>
          </table:table-cell>
          <table:table-cell table:formula="of:=+[.J40]" office:value-type="string" office:string-value="Q16214430" calcext:value-type="string">
            <text:p>Q16214430</text:p>
          </table:table-cell>
          <table:table-cell table:formula="of:=+[.J40]" office:value-type="string" office:string-value="Q16214430" calcext:value-type="string">
            <text:p>Q162144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1427553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2015 film directed by Gregory Hatanaka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41])" office:value-type="float" office:value="20" calcext:value-type="float">
            <text:p>20</text:p>
          </table:table-cell>
          <table:table-cell table:formula="of:=TRIM(RIGHT([.C41];LEN([.C41])-[.H41]-2))" office:value-type="string" office:string-value="Gregory Hatanaka" calcext:value-type="string">
            <text:p>Gregory Hatanaka</text:p>
          </table:table-cell>
          <table:table-cell office:value-type="string" calcext:value-type="string">
            <text:p>Q16225478</text:p>
          </table:table-cell>
          <table:table-cell table:formula="of:=+RIGHT([.A41];LEN([.A41])-31)" office:value-type="string" office:string-value="Q21427553" calcext:value-type="string">
            <text:p>Q21427553</text:p>
          </table:table-cell>
          <table:table-cell office:value-type="string" calcext:value-type="string">
            <text:p>P57</text:p>
          </table:table-cell>
          <table:table-cell table:formula="of:=+[.J41]" office:value-type="string" office:string-value="Q16225478" calcext:value-type="string">
            <text:p>Q16225478</text:p>
          </table:table-cell>
          <table:table-cell table:formula="of:=+[.J41]" office:value-type="string" office:string-value="Q16225478" calcext:value-type="string">
            <text:p>Q16225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0260565</text:p>
          </table:table-cell>
          <table:table-cell office:value-type="string" calcext:value-type="string">
            <text:p>Cordão de Ouro</text:p>
          </table:table-cell>
          <table:table-cell office:value-type="string" calcext:value-type="string">
            <text:p>1977 film by Antonio Carlos da Fontoura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table:formula="of:=SEARCH(&quot;by &quot;;[.C42])" office:value-type="float" office:value="11" calcext:value-type="float">
            <text:p>11</text:p>
          </table:table-cell>
          <table:table-cell table:formula="of:=TRIM(RIGHT([.C42];LEN([.C42])-[.H42]-2))" office:value-type="string" office:string-value="Antonio Carlos da Fontoura" calcext:value-type="string">
            <text:p>Antonio Carlos da Fontoura</text:p>
          </table:table-cell>
          <table:table-cell office:value-type="string" calcext:value-type="string">
            <text:p>Q16336701</text:p>
          </table:table-cell>
          <table:table-cell table:formula="of:=+RIGHT([.A42];LEN([.A42])-31)" office:value-type="string" office:string-value="Q10260565" calcext:value-type="string">
            <text:p>Q10260565</text:p>
          </table:table-cell>
          <table:table-cell office:value-type="string" calcext:value-type="string">
            <text:p>P57</text:p>
          </table:table-cell>
          <table:table-cell table:formula="of:=+[.J42]" office:value-type="string" office:string-value="Q16336701" calcext:value-type="string">
            <text:p>Q16336701</text:p>
          </table:table-cell>
          <table:table-cell table:formula="of:=+[.J42]" office:value-type="string" office:string-value="Q16336701" calcext:value-type="string">
            <text:p>Q16336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5270620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1969 screen version of ballet by Hugo Niebeling</text:p>
          </table:table-cell>
          <table:table-cell table:number-columns-repeated="3"/>
          <table:table-cell office:value-type="float" office:value="1969" calcext:value-type="float">
            <text:p>1969</text:p>
          </table:table-cell>
          <table:table-cell table:formula="of:=SEARCH(&quot;by &quot;;[.C43])" office:value-type="float" office:value="31" calcext:value-type="float">
            <text:p>31</text:p>
          </table:table-cell>
          <table:table-cell table:formula="of:=TRIM(RIGHT([.C43];LEN([.C43])-[.H43]-2))" office:value-type="string" office:string-value="Hugo Niebeling" calcext:value-type="string">
            <text:p>Hugo Niebeling</text:p>
          </table:table-cell>
          <table:table-cell office:value-type="string" calcext:value-type="string">
            <text:p>Q1635484</text:p>
          </table:table-cell>
          <table:table-cell table:formula="of:=+RIGHT([.A43];LEN([.A43])-31)" office:value-type="string" office:string-value="Q15270620" calcext:value-type="string">
            <text:p>Q15270620</text:p>
          </table:table-cell>
          <table:table-cell office:value-type="string" calcext:value-type="string">
            <text:p>P57</text:p>
          </table:table-cell>
          <table:table-cell table:formula="of:=+[.J43]" office:value-type="string" office:string-value="Q1635484" calcext:value-type="string">
            <text:p>Q1635484</text:p>
          </table:table-cell>
          <table:table-cell table:formula="of:=+[.J43]" office:value-type="string" office:string-value="Q1635484" calcext:value-type="string">
            <text:p>Q1635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623657</text:p>
          </table:table-cell>
          <table:table-cell office:value-type="string" calcext:value-type="string">
            <text:p>In a Dark Place</text:p>
          </table:table-cell>
          <table:table-cell office:value-type="string" calcext:value-type="string">
            <text:p>2006 film by Donato Rotunno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4])" office:value-type="float" office:value="11" calcext:value-type="float">
            <text:p>11</text:p>
          </table:table-cell>
          <table:table-cell table:formula="of:=TRIM(RIGHT([.C44];LEN([.C44])-[.H44]-2))" office:value-type="string" office:string-value="Donato Rotunno" calcext:value-type="string">
            <text:p>Donato Rotunno</text:p>
          </table:table-cell>
          <table:table-cell office:value-type="string" calcext:value-type="string">
            <text:p>Q16440046</text:p>
          </table:table-cell>
          <table:table-cell table:formula="of:=+RIGHT([.A44];LEN([.A44])-31)" office:value-type="string" office:string-value="Q623657" calcext:value-type="string">
            <text:p>Q623657</text:p>
          </table:table-cell>
          <table:table-cell office:value-type="string" calcext:value-type="string">
            <text:p>P57</text:p>
          </table:table-cell>
          <table:table-cell table:formula="of:=+[.J44]" office:value-type="string" office:string-value="Q16440046" calcext:value-type="string">
            <text:p>Q16440046</text:p>
          </table:table-cell>
          <table:table-cell table:formula="of:=+[.J44]" office:value-type="string" office:string-value="Q16440046" calcext:value-type="string">
            <text:p>Q1644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437827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2001 fantasy / martial arts film by Jefery Levy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45])" office:value-type="float" office:value="34" calcext:value-type="float">
            <text:p>34</text:p>
          </table:table-cell>
          <table:table-cell table:formula="of:=TRIM(RIGHT([.C45];LEN([.C45])-[.H45]-2))" office:value-type="string" office:string-value="Jefery Levy" calcext:value-type="string">
            <text:p>Jefery Levy</text:p>
          </table:table-cell>
          <table:table-cell office:value-type="string" calcext:value-type="string">
            <text:p>Q16731441</text:p>
          </table:table-cell>
          <table:table-cell table:formula="of:=+RIGHT([.A45];LEN([.A45])-31)" office:value-type="string" office:string-value="Q1437827" calcext:value-type="string">
            <text:p>Q1437827</text:p>
          </table:table-cell>
          <table:table-cell office:value-type="string" calcext:value-type="string">
            <text:p>P57</text:p>
          </table:table-cell>
          <table:table-cell table:formula="of:=+[.J45]" office:value-type="string" office:string-value="Q16731441" calcext:value-type="string">
            <text:p>Q16731441</text:p>
          </table:table-cell>
          <table:table-cell table:formula="of:=+[.J45]" office:value-type="string" office:string-value="Q16731441" calcext:value-type="string">
            <text:p>Q16731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2989440</text:p>
          </table:table-cell>
          <table:table-cell office:value-type="string" calcext:value-type="string">
            <text:p>Veli</text:p>
          </table:table-cell>
          <table:table-cell office:value-type="string" calcext:value-type="string">
            <text:p>1985 Tamil-language Indian feature film directed by Durai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formula="of:=SEARCH(&quot;by &quot;;[.C46])" office:value-type="float" office:value="50" calcext:value-type="float">
            <text:p>50</text:p>
          </table:table-cell>
          <table:table-cell table:formula="of:=TRIM(RIGHT([.C46];LEN([.C46])-[.H46]-2))" office:value-type="string" office:string-value="Durai" calcext:value-type="string">
            <text:p>Durai</text:p>
          </table:table-cell>
          <table:table-cell office:value-type="string" calcext:value-type="string">
            <text:p>Q16842481</text:p>
          </table:table-cell>
          <table:table-cell table:formula="of:=+RIGHT([.A46];LEN([.A46])-31)" office:value-type="string" office:string-value="Q12989440" calcext:value-type="string">
            <text:p>Q12989440</text:p>
          </table:table-cell>
          <table:table-cell office:value-type="string" calcext:value-type="string">
            <text:p>P57</text:p>
          </table:table-cell>
          <table:table-cell table:formula="of:=+[.J46]" office:value-type="string" office:string-value="Q16842481" calcext:value-type="string">
            <text:p>Q16842481</text:p>
          </table:table-cell>
          <table:table-cell table:formula="of:=+[.J46]" office:value-type="string" office:string-value="Q16842481" calcext:value-type="string">
            <text:p>Q16842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245632</text:p>
          </table:table-cell>
          <table:table-cell office:value-type="string" calcext:value-type="string">
            <text:p>Deadly Harvest</text:p>
          </table:table-cell>
          <table:table-cell office:value-type="string" calcext:value-type="string">
            <text:p>1972 television film directed by Michael O'Herlihy</text:p>
          </table:table-cell>
          <table:table-cell table:number-columns-repeated="3"/>
          <table:table-cell office:value-type="float" office:value="1972" calcext:value-type="float">
            <text:p>1972</text:p>
          </table:table-cell>
          <table:table-cell table:formula="of:=SEARCH(&quot;by &quot;;[.C47])" office:value-type="float" office:value="31" calcext:value-type="float">
            <text:p>31</text:p>
          </table:table-cell>
          <table:table-cell table:formula="of:=TRIM(RIGHT([.C47];LEN([.C47])-[.H47]-2))" office:value-type="string" office:string-value="Michael O'Herlihy" calcext:value-type="string">
            <text:p>Michael O'Herlihy</text:p>
          </table:table-cell>
          <table:table-cell office:value-type="string" calcext:value-type="string">
            <text:p>Q1688887</text:p>
          </table:table-cell>
          <table:table-cell table:formula="of:=+RIGHT([.A47];LEN([.A47])-31)" office:value-type="string" office:string-value="Q5245632" calcext:value-type="string">
            <text:p>Q5245632</text:p>
          </table:table-cell>
          <table:table-cell office:value-type="string" calcext:value-type="string">
            <text:p>P57</text:p>
          </table:table-cell>
          <table:table-cell table:formula="of:=+[.J47]" office:value-type="string" office:string-value="Q1688887" calcext:value-type="string">
            <text:p>Q1688887</text:p>
          </table:table-cell>
          <table:table-cell table:formula="of:=+[.J47]" office:value-type="string" office:string-value="Q1688887" calcext:value-type="string">
            <text:p>Q1688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1646182</text:p>
          </table:table-cell>
          <table:table-cell office:value-type="string" calcext:value-type="string">
            <text:p>Black Box</text:p>
          </table:table-cell>
          <table:table-cell office:value-type="string" calcext:value-type="string">
            <text:p>1978 American short film directed by Scott B and Beth B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table:formula="of:=SEARCH(&quot;by &quot;;[.C48])" office:value-type="float" office:value="35" calcext:value-type="float">
            <text:p>35</text:p>
          </table:table-cell>
          <table:table-cell table:formula="of:=TRIM(RIGHT([.C48];LEN([.C48])-[.H48]-2))" office:value-type="string" office:string-value="Scott B and Beth B" calcext:value-type="string">
            <text:p>Scott B and Beth B</text:p>
          </table:table-cell>
          <table:table-cell office:value-type="string" calcext:value-type="string">
            <text:p>Q17011440</text:p>
          </table:table-cell>
          <table:table-cell table:formula="of:=+RIGHT([.A48];LEN([.A48])-31)" office:value-type="string" office:string-value="Q21646182" calcext:value-type="string">
            <text:p>Q21646182</text:p>
          </table:table-cell>
          <table:table-cell office:value-type="string" calcext:value-type="string">
            <text:p>P57</text:p>
          </table:table-cell>
          <table:table-cell table:formula="of:=+[.J48]" office:value-type="string" office:string-value="Q17011440" calcext:value-type="string">
            <text:p>Q17011440</text:p>
          </table:table-cell>
          <table:table-cell table:formula="of:=+[.J48]" office:value-type="string" office:string-value="Q17011440" calcext:value-type="string">
            <text:p>Q170114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9726870</text:p>
          </table:table-cell>
          <table:table-cell office:value-type="string" calcext:value-type="string">
            <text:p>Homesick</text:p>
          </table:table-cell>
          <table:table-cell office:value-type="string" calcext:value-type="string">
            <text:p>2015 film directed by Anne Sewitsky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49])" office:value-type="float" office:value="20" calcext:value-type="float">
            <text:p>20</text:p>
          </table:table-cell>
          <table:table-cell table:formula="of:=TRIM(RIGHT([.C49];LEN([.C49])-[.H49]-2))" office:value-type="string" office:string-value="Anne Sewitsky" calcext:value-type="string">
            <text:p>Anne Sewitsky</text:p>
          </table:table-cell>
          <table:table-cell office:value-type="string" calcext:value-type="string">
            <text:p>Q17107235</text:p>
          </table:table-cell>
          <table:table-cell table:formula="of:=+RIGHT([.A49];LEN([.A49])-31)" office:value-type="string" office:string-value="Q19726870" calcext:value-type="string">
            <text:p>Q19726870</text:p>
          </table:table-cell>
          <table:table-cell office:value-type="string" calcext:value-type="string">
            <text:p>P57</text:p>
          </table:table-cell>
          <table:table-cell table:formula="of:=+[.J49]" office:value-type="string" office:string-value="Q17107235" calcext:value-type="string">
            <text:p>Q17107235</text:p>
          </table:table-cell>
          <table:table-cell table:formula="of:=+[.J49]" office:value-type="string" office:string-value="Q17107235" calcext:value-type="string">
            <text:p>Q17107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8682695</text:p>
          </table:table-cell>
          <table:table-cell office:value-type="string" calcext:value-type="string">
            <text:p>Happy Hour</text:p>
          </table:table-cell>
          <table:table-cell office:value-type="string" calcext:value-type="string">
            <text:p>2015 Japanese film directed by Ryūsuke Hamaguchi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50])" office:value-type="float" office:value="29" calcext:value-type="float">
            <text:p>29</text:p>
          </table:table-cell>
          <table:table-cell table:formula="of:=TRIM(RIGHT([.C50];LEN([.C50])-[.H50]-2))" office:value-type="string" office:string-value="Ryūsuke Hamaguchi" calcext:value-type="string">
            <text:p>Ryūsuke Hamaguchi</text:p>
          </table:table-cell>
          <table:table-cell office:value-type="string" calcext:value-type="string">
            <text:p>Q17220313</text:p>
          </table:table-cell>
          <table:table-cell table:formula="of:=+RIGHT([.A50];LEN([.A50])-31)" office:value-type="string" office:string-value="Q28682695" calcext:value-type="string">
            <text:p>Q28682695</text:p>
          </table:table-cell>
          <table:table-cell office:value-type="string" calcext:value-type="string">
            <text:p>P57</text:p>
          </table:table-cell>
          <table:table-cell table:formula="of:=+[.J50]" office:value-type="string" office:string-value="Q17220313" calcext:value-type="string">
            <text:p>Q17220313</text:p>
          </table:table-cell>
          <table:table-cell table:formula="of:=+[.J50]" office:value-type="string" office:string-value="Q17220313" calcext:value-type="string">
            <text:p>Q17220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7150386</text:p>
          </table:table-cell>
          <table:table-cell office:value-type="string" calcext:value-type="string">
            <text:p>Gapa Hele Bi Sata</text:p>
          </table:table-cell>
          <table:table-cell office:value-type="string" calcext:value-type="string">
            <text:p>2015 Odia film directed by Murali krishna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51])" office:value-type="float" office:value="25" calcext:value-type="float">
            <text:p>25</text:p>
          </table:table-cell>
          <table:table-cell table:formula="of:=TRIM(RIGHT([.C51];LEN([.C51])-[.H51]-2))" office:value-type="string" office:string-value="Murali krishna" calcext:value-type="string">
            <text:p>Murali krishna</text:p>
          </table:table-cell>
          <table:table-cell office:value-type="string" calcext:value-type="string">
            <text:p>Q17306318</text:p>
          </table:table-cell>
          <table:table-cell table:formula="of:=+RIGHT([.A51];LEN([.A51])-31)" office:value-type="string" office:string-value="Q27150386" calcext:value-type="string">
            <text:p>Q27150386</text:p>
          </table:table-cell>
          <table:table-cell office:value-type="string" calcext:value-type="string">
            <text:p>P57</text:p>
          </table:table-cell>
          <table:table-cell table:formula="of:=+[.J51]" office:value-type="string" office:string-value="Q17306318" calcext:value-type="string">
            <text:p>Q17306318</text:p>
          </table:table-cell>
          <table:table-cell table:formula="of:=+[.J51]" office:value-type="string" office:string-value="Q17306318" calcext:value-type="string">
            <text:p>Q17306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6317291</text:p>
          </table:table-cell>
          <table:table-cell office:value-type="string" calcext:value-type="string">
            <text:p>Justify My Love</text:p>
          </table:table-cell>
          <table:table-cell office:value-type="string" calcext:value-type="string">
            <text:p>music video for the single by Madonna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formula="of:=SEARCH(&quot;by &quot;;[.C52])" office:value-type="float" office:value="28" calcext:value-type="float">
            <text:p>28</text:p>
          </table:table-cell>
          <table:table-cell table:formula="of:=TRIM(RIGHT([.C52];LEN([.C52])-[.H52]-2))" office:value-type="string" office:string-value="Madonna" calcext:value-type="string">
            <text:p>Madonna</text:p>
          </table:table-cell>
          <table:table-cell office:value-type="string" calcext:value-type="string">
            <text:p>Q1744</text:p>
          </table:table-cell>
          <table:table-cell table:formula="of:=+RIGHT([.A52];LEN([.A52])-31)" office:value-type="string" office:string-value="Q6317291" calcext:value-type="string">
            <text:p>Q6317291</text:p>
          </table:table-cell>
          <table:table-cell office:value-type="string" calcext:value-type="string">
            <text:p>P57</text:p>
          </table:table-cell>
          <table:table-cell table:formula="of:=+[.J52]" office:value-type="string" office:string-value="Q1744" calcext:value-type="string">
            <text:p>Q1744</text:p>
          </table:table-cell>
          <table:table-cell table:formula="of:=+[.J52]" office:value-type="string" office:string-value="Q1744" calcext:value-type="string">
            <text:p>Q1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478375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2007 <text:s/>US crime film directed by Penelope Buitenhui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53])" office:value-type="float" office:value="30" calcext:value-type="float">
            <text:p>30</text:p>
          </table:table-cell>
          <table:table-cell table:formula="of:=TRIM(RIGHT([.C53];LEN([.C53])-[.H53]-2))" office:value-type="string" office:string-value="Penelope Buitenhuis" calcext:value-type="string">
            <text:p>Penelope Buitenhuis</text:p>
          </table:table-cell>
          <table:table-cell office:value-type="string" calcext:value-type="string">
            <text:p>Q17623873</text:p>
          </table:table-cell>
          <table:table-cell table:formula="of:=+RIGHT([.A53];LEN([.A53])-31)" office:value-type="string" office:string-value="Q1478375" calcext:value-type="string">
            <text:p>Q1478375</text:p>
          </table:table-cell>
          <table:table-cell office:value-type="string" calcext:value-type="string">
            <text:p>P57</text:p>
          </table:table-cell>
          <table:table-cell table:formula="of:=+[.J53]" office:value-type="string" office:string-value="Q17623873" calcext:value-type="string">
            <text:p>Q17623873</text:p>
          </table:table-cell>
          <table:table-cell table:formula="of:=+[.J53]" office:value-type="string" office:string-value="Q17623873" calcext:value-type="string">
            <text:p>Q17623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9079138</text:p>
          </table:table-cell>
          <table:table-cell office:value-type="string" calcext:value-type="string">
            <text:p>Diplomatic Immunity</text:p>
          </table:table-cell>
          <table:table-cell office:value-type="string" calcext:value-type="string">
            <text:p>1991 Canadian film directed by Sturla Gunnarsson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formula="of:=SEARCH(&quot;by &quot;;[.C54])" office:value-type="float" office:value="29" calcext:value-type="float">
            <text:p>29</text:p>
          </table:table-cell>
          <table:table-cell table:formula="of:=TRIM(RIGHT([.C54];LEN([.C54])-[.H54]-2))" office:value-type="string" office:string-value="Sturla Gunnarsson" calcext:value-type="string">
            <text:p>Sturla Gunnarsson</text:p>
          </table:table-cell>
          <table:table-cell office:value-type="string" calcext:value-type="string">
            <text:p>Q1766199</text:p>
          </table:table-cell>
          <table:table-cell table:formula="of:=+RIGHT([.A54];LEN([.A54])-31)" office:value-type="string" office:string-value="Q39079138" calcext:value-type="string">
            <text:p>Q39079138</text:p>
          </table:table-cell>
          <table:table-cell office:value-type="string" calcext:value-type="string">
            <text:p>P57</text:p>
          </table:table-cell>
          <table:table-cell table:formula="of:=+[.J54]" office:value-type="string" office:string-value="Q1766199" calcext:value-type="string">
            <text:p>Q1766199</text:p>
          </table:table-cell>
          <table:table-cell table:formula="of:=+[.J54]" office:value-type="string" office:string-value="Q1766199" calcext:value-type="string">
            <text:p>Q1766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9572004</text:p>
          </table:table-cell>
          <table:table-cell office:value-type="string" calcext:value-type="string">
            <text:p>Graama Panchaayathu</text:p>
          </table:table-cell>
          <table:table-cell office:value-type="string" calcext:value-type="string">
            <text:p>1998 film by Ali Akbar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55])" office:value-type="float" office:value="11" calcext:value-type="float">
            <text:p>11</text:p>
          </table:table-cell>
          <table:table-cell table:formula="of:=TRIM(RIGHT([.C55];LEN([.C55])-[.H55]-2))" office:value-type="string" office:string-value="Ali Akbar" calcext:value-type="string">
            <text:p>Ali Akbar</text:p>
          </table:table-cell>
          <table:table-cell office:value-type="string" calcext:value-type="string">
            <text:p>Q18109472</text:p>
          </table:table-cell>
          <table:table-cell table:formula="of:=+RIGHT([.A55];LEN([.A55])-31)" office:value-type="string" office:string-value="Q19572004" calcext:value-type="string">
            <text:p>Q19572004</text:p>
          </table:table-cell>
          <table:table-cell office:value-type="string" calcext:value-type="string">
            <text:p>P57</text:p>
          </table:table-cell>
          <table:table-cell table:formula="of:=+[.J55]" office:value-type="string" office:string-value="Q18109472" calcext:value-type="string">
            <text:p>Q18109472</text:p>
          </table:table-cell>
          <table:table-cell table:formula="of:=+[.J55]" office:value-type="string" office:string-value="Q18109472" calcext:value-type="string">
            <text:p>Q18109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8128204</text:p>
          </table:table-cell>
          <table:table-cell office:value-type="string" calcext:value-type="string">
            <text:p>Mortuary</text:p>
          </table:table-cell>
          <table:table-cell office:value-type="string" calcext:value-type="string">
            <text:p>1983 Indian Malayalam film directed by Baby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table:formula="of:=SEARCH(&quot;by &quot;;[.C56])" office:value-type="float" office:value="37" calcext:value-type="float">
            <text:p>37</text:p>
          </table:table-cell>
          <table:table-cell table:formula="of:=TRIM(RIGHT([.C56];LEN([.C56])-[.H56]-2))" office:value-type="string" office:string-value="Baby" calcext:value-type="string">
            <text:p>Baby</text:p>
          </table:table-cell>
          <table:table-cell office:value-type="string" calcext:value-type="string">
            <text:p>Q18110033</text:p>
          </table:table-cell>
          <table:table-cell table:formula="of:=+RIGHT([.A56];LEN([.A56])-31)" office:value-type="string" office:string-value="Q18128204" calcext:value-type="string">
            <text:p>Q18128204</text:p>
          </table:table-cell>
          <table:table-cell office:value-type="string" calcext:value-type="string">
            <text:p>P57</text:p>
          </table:table-cell>
          <table:table-cell table:formula="of:=+[.J56]" office:value-type="string" office:string-value="Q18110033" calcext:value-type="string">
            <text:p>Q18110033</text:p>
          </table:table-cell>
          <table:table-cell table:formula="of:=+[.J56]" office:value-type="string" office:string-value="Q18110033" calcext:value-type="string">
            <text:p>Q1811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8602708</text:p>
          </table:table-cell>
          <table:table-cell office:value-type="string" calcext:value-type="string">
            <text:p>Jananaayakan</text:p>
          </table:table-cell>
          <table:table-cell office:value-type="string" calcext:value-type="string">
            <text:p>1999 film by Nissar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57])" office:value-type="float" office:value="11" calcext:value-type="float">
            <text:p>11</text:p>
          </table:table-cell>
          <table:table-cell table:formula="of:=TRIM(RIGHT([.C57];LEN([.C57])-[.H57]-2))" office:value-type="string" office:string-value="Nissar" calcext:value-type="string">
            <text:p>Nissar</text:p>
          </table:table-cell>
          <table:table-cell office:value-type="string" calcext:value-type="string">
            <text:p>Q18128758</text:p>
          </table:table-cell>
          <table:table-cell table:formula="of:=+RIGHT([.A57];LEN([.A57])-31)" office:value-type="string" office:string-value="Q18602708" calcext:value-type="string">
            <text:p>Q18602708</text:p>
          </table:table-cell>
          <table:table-cell office:value-type="string" calcext:value-type="string">
            <text:p>P57</text:p>
          </table:table-cell>
          <table:table-cell table:formula="of:=+[.J57]" office:value-type="string" office:string-value="Q18128758" calcext:value-type="string">
            <text:p>Q18128758</text:p>
          </table:table-cell>
          <table:table-cell table:formula="of:=+[.J57]" office:value-type="string" office:string-value="Q18128758" calcext:value-type="string">
            <text:p>Q18128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957197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2001 film by Nissar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58])" office:value-type="float" office:value="11" calcext:value-type="float">
            <text:p>11</text:p>
          </table:table-cell>
          <table:table-cell table:formula="of:=TRIM(RIGHT([.C58];LEN([.C58])-[.H58]-2))" office:value-type="string" office:string-value="Nissar" calcext:value-type="string">
            <text:p>Nissar</text:p>
          </table:table-cell>
          <table:table-cell office:value-type="string" calcext:value-type="string">
            <text:p>Q18128758</text:p>
          </table:table-cell>
          <table:table-cell table:formula="of:=+RIGHT([.A58];LEN([.A58])-31)" office:value-type="string" office:string-value="Q19571970" calcext:value-type="string">
            <text:p>Q19571970</text:p>
          </table:table-cell>
          <table:table-cell office:value-type="string" calcext:value-type="string">
            <text:p>P57</text:p>
          </table:table-cell>
          <table:table-cell table:formula="of:=+[.J58]" office:value-type="string" office:string-value="Q18128758" calcext:value-type="string">
            <text:p>Q18128758</text:p>
          </table:table-cell>
          <table:table-cell table:formula="of:=+[.J58]" office:value-type="string" office:string-value="Q18128758" calcext:value-type="string">
            <text:p>Q18128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0005947</text:p>
          </table:table-cell>
          <table:table-cell office:value-type="string" calcext:value-type="string">
            <text:p>Sealed Orders</text:p>
          </table:table-cell>
          <table:table-cell office:value-type="string" calcext:value-type="string">
            <text:p>silent 1914 short film directed by Wilbert Melville</text:p>
          </table:table-cell>
          <table:table-cell table:number-columns-repeated="3"/>
          <table:table-cell office:value-type="float" office:value="1914" calcext:value-type="float">
            <text:p>1914</text:p>
          </table:table-cell>
          <table:table-cell table:formula="of:=SEARCH(&quot;by &quot;;[.C59])" office:value-type="float" office:value="33" calcext:value-type="float">
            <text:p>33</text:p>
          </table:table-cell>
          <table:table-cell table:formula="of:=TRIM(RIGHT([.C59];LEN([.C59])-[.H59]-2))" office:value-type="string" office:string-value="Wilbert Melville" calcext:value-type="string">
            <text:p>Wilbert Melville</text:p>
          </table:table-cell>
          <table:table-cell office:value-type="string" calcext:value-type="string">
            <text:p>Q18565883</text:p>
          </table:table-cell>
          <table:table-cell table:formula="of:=+RIGHT([.A59];LEN([.A59])-31)" office:value-type="string" office:string-value="Q20005947" calcext:value-type="string">
            <text:p>Q20005947</text:p>
          </table:table-cell>
          <table:table-cell office:value-type="string" calcext:value-type="string">
            <text:p>P57</text:p>
          </table:table-cell>
          <table:table-cell table:formula="of:=+[.J59]" office:value-type="string" office:string-value="Q18565883" calcext:value-type="string">
            <text:p>Q18565883</text:p>
          </table:table-cell>
          <table:table-cell table:formula="of:=+[.J59]" office:value-type="string" office:string-value="Q18565883" calcext:value-type="string">
            <text:p>Q18565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43297391</text:p>
          </table:table-cell>
          <table:table-cell office:value-type="string" calcext:value-type="string">
            <text:p>The Week-End</text:p>
          </table:table-cell>
          <table:table-cell office:value-type="string" calcext:value-type="string">
            <text:p>1920 silent film directed by George L. Cox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table:formula="of:=SEARCH(&quot;by &quot;;[.C60])" office:value-type="float" office:value="27" calcext:value-type="float">
            <text:p>27</text:p>
          </table:table-cell>
          <table:table-cell table:formula="of:=TRIM(RIGHT([.C60];LEN([.C60])-[.H60]-2))" office:value-type="string" office:string-value="George L. Cox" calcext:value-type="string">
            <text:p>George L. Cox</text:p>
          </table:table-cell>
          <table:table-cell office:value-type="string" calcext:value-type="string">
            <text:p>Q18580575</text:p>
          </table:table-cell>
          <table:table-cell table:formula="of:=+RIGHT([.A60];LEN([.A60])-31)" office:value-type="string" office:string-value="Q43297391" calcext:value-type="string">
            <text:p>Q43297391</text:p>
          </table:table-cell>
          <table:table-cell office:value-type="string" calcext:value-type="string">
            <text:p>P57</text:p>
          </table:table-cell>
          <table:table-cell table:formula="of:=+[.J60]" office:value-type="string" office:string-value="Q18580575" calcext:value-type="string">
            <text:p>Q18580575</text:p>
          </table:table-cell>
          <table:table-cell table:formula="of:=+[.J60]" office:value-type="string" office:string-value="Q18580575" calcext:value-type="string">
            <text:p>Q18580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502173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1980 short film by Lutz Konermann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formula="of:=SEARCH(&quot;by &quot;;[.C61])" office:value-type="float" office:value="17" calcext:value-type="float">
            <text:p>17</text:p>
          </table:table-cell>
          <table:table-cell table:formula="of:=TRIM(RIGHT([.C61];LEN([.C61])-[.H61]-2))" office:value-type="string" office:string-value="Lutz Konermann" calcext:value-type="string">
            <text:p>Lutz Konermann</text:p>
          </table:table-cell>
          <table:table-cell office:value-type="string" calcext:value-type="string">
            <text:p>Q1878134</text:p>
          </table:table-cell>
          <table:table-cell table:formula="of:=+RIGHT([.A61];LEN([.A61])-31)" office:value-type="string" office:string-value="Q55021737" calcext:value-type="string">
            <text:p>Q55021737</text:p>
          </table:table-cell>
          <table:table-cell office:value-type="string" calcext:value-type="string">
            <text:p>P57</text:p>
          </table:table-cell>
          <table:table-cell table:formula="of:=+[.J61]" office:value-type="string" office:string-value="Q1878134" calcext:value-type="string">
            <text:p>Q1878134</text:p>
          </table:table-cell>
          <table:table-cell table:formula="of:=+[.J61]" office:value-type="string" office:string-value="Q1878134" calcext:value-type="string">
            <text:p>Q18781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7104391</text:p>
          </table:table-cell>
          <table:table-cell office:value-type="string" calcext:value-type="string">
            <text:p>Danny and the Human Zoo</text:p>
          </table:table-cell>
          <table:table-cell office:value-type="string" calcext:value-type="string">
            <text:p>2015 film by Destiny Ekaragha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62])" office:value-type="float" office:value="11" calcext:value-type="float">
            <text:p>11</text:p>
          </table:table-cell>
          <table:table-cell table:formula="of:=TRIM(RIGHT([.C62];LEN([.C62])-[.H62]-2))" office:value-type="string" office:string-value="Destiny Ekaragha" calcext:value-type="string">
            <text:p>Destiny Ekaragha</text:p>
          </table:table-cell>
          <table:table-cell office:value-type="string" calcext:value-type="string">
            <text:p>Q18977914</text:p>
          </table:table-cell>
          <table:table-cell table:formula="of:=+RIGHT([.A62];LEN([.A62])-31)" office:value-type="string" office:string-value="Q17104391" calcext:value-type="string">
            <text:p>Q17104391</text:p>
          </table:table-cell>
          <table:table-cell office:value-type="string" calcext:value-type="string">
            <text:p>P57</text:p>
          </table:table-cell>
          <table:table-cell table:formula="of:=+[.J62]" office:value-type="string" office:string-value="Q18977914" calcext:value-type="string">
            <text:p>Q18977914</text:p>
          </table:table-cell>
          <table:table-cell table:formula="of:=+[.J62]" office:value-type="string" office:string-value="Q18977914" calcext:value-type="string">
            <text:p>Q18977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106141</text:p>
          </table:table-cell>
          <table:table-cell office:value-type="string" calcext:value-type="string">
            <text:p>Dragon Crusaders</text:p>
          </table:table-cell>
          <table:table-cell office:value-type="string" calcext:value-type="string">
            <text:p>2011 film by Mark Atkins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63])" office:value-type="float" office:value="11" calcext:value-type="float">
            <text:p>11</text:p>
          </table:table-cell>
          <table:table-cell table:formula="of:=TRIM(RIGHT([.C63];LEN([.C63])-[.H63]-2))" office:value-type="string" office:string-value="Mark Atkins" calcext:value-type="string">
            <text:p>Mark Atkins</text:p>
          </table:table-cell>
          <table:table-cell office:value-type="string" calcext:value-type="string">
            <text:p>Q1899940</text:p>
          </table:table-cell>
          <table:table-cell table:formula="of:=+RIGHT([.A63];LEN([.A63])-31)" office:value-type="string" office:string-value="Q2106141" calcext:value-type="string">
            <text:p>Q2106141</text:p>
          </table:table-cell>
          <table:table-cell office:value-type="string" calcext:value-type="string">
            <text:p>P57</text:p>
          </table:table-cell>
          <table:table-cell table:formula="of:=+[.J63]" office:value-type="string" office:string-value="Q1899940" calcext:value-type="string">
            <text:p>Q1899940</text:p>
          </table:table-cell>
          <table:table-cell table:formula="of:=+[.J63]" office:value-type="string" office:string-value="Q1899940" calcext:value-type="string">
            <text:p>Q18999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5076304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2011 film directed by Stephen Gagha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64])" office:value-type="float" office:value="20" calcext:value-type="float">
            <text:p>20</text:p>
          </table:table-cell>
          <table:table-cell table:formula="of:=TRIM(RIGHT([.C64];LEN([.C64])-[.H64]-2))" office:value-type="string" office:string-value="Stephen Gaghan" calcext:value-type="string">
            <text:p>Stephen Gaghan</text:p>
          </table:table-cell>
          <table:table-cell office:value-type="string" calcext:value-type="string">
            <text:p>Q1971984</text:p>
          </table:table-cell>
          <table:table-cell table:formula="of:=+RIGHT([.A64];LEN([.A64])-31)" office:value-type="string" office:string-value="Q55076304" calcext:value-type="string">
            <text:p>Q55076304</text:p>
          </table:table-cell>
          <table:table-cell office:value-type="string" calcext:value-type="string">
            <text:p>P57</text:p>
          </table:table-cell>
          <table:table-cell table:formula="of:=+[.J64]" office:value-type="string" office:string-value="Q1971984" calcext:value-type="string">
            <text:p>Q1971984</text:p>
          </table:table-cell>
          <table:table-cell table:formula="of:=+[.J64]" office:value-type="string" office:string-value="Q1971984" calcext:value-type="string">
            <text:p>Q1971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5517395</text:p>
          </table:table-cell>
          <table:table-cell office:value-type="string" calcext:value-type="string">
            <text:p>The Master Blackmailer</text:p>
          </table:table-cell>
          <table:table-cell office:value-type="string" calcext:value-type="string">
            <text:p>2018 film directed by Peter Hammond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formula="of:=SEARCH(&quot;by &quot;;[.C65])" office:value-type="float" office:value="20" calcext:value-type="float">
            <text:p>20</text:p>
          </table:table-cell>
          <table:table-cell table:formula="of:=TRIM(RIGHT([.C65];LEN([.C65])-[.H65]-2))" office:value-type="string" office:string-value="Peter Hammond" calcext:value-type="string">
            <text:p>Peter Hammond</text:p>
          </table:table-cell>
          <table:table-cell office:value-type="string" calcext:value-type="string">
            <text:p>Q202409</text:p>
          </table:table-cell>
          <table:table-cell table:formula="of:=+RIGHT([.A65];LEN([.A65])-31)" office:value-type="string" office:string-value="Q55517395" calcext:value-type="string">
            <text:p>Q55517395</text:p>
          </table:table-cell>
          <table:table-cell office:value-type="string" calcext:value-type="string">
            <text:p>P57</text:p>
          </table:table-cell>
          <table:table-cell table:formula="of:=+[.J65]" office:value-type="string" office:string-value="Q202409" calcext:value-type="string">
            <text:p>Q202409</text:p>
          </table:table-cell>
          <table:table-cell table:formula="of:=+[.J65]" office:value-type="string" office:string-value="Q202409" calcext:value-type="string">
            <text:p>Q202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7000911</text:p>
          </table:table-cell>
          <table:table-cell office:value-type="string" calcext:value-type="string">
            <text:p>The Miracle Worker</text:p>
          </table:table-cell>
          <table:table-cell office:value-type="string" calcext:value-type="string">
            <text:p>1979 American television film directed by <text:s/>Paul Aaron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formula="of:=SEARCH(&quot;by &quot;;[.C66])" office:value-type="float" office:value="40" calcext:value-type="float">
            <text:p>40</text:p>
          </table:table-cell>
          <table:table-cell table:formula="of:=TRIM(RIGHT([.C66];LEN([.C66])-[.H66]-2))" office:value-type="string" office:string-value="Paul Aaron" calcext:value-type="string">
            <text:p>Paul Aaron</text:p>
          </table:table-cell>
          <table:table-cell office:value-type="string" calcext:value-type="string">
            <text:p>Q2058613</text:p>
          </table:table-cell>
          <table:table-cell table:formula="of:=+RIGHT([.A66];LEN([.A66])-31)" office:value-type="string" office:string-value="Q17000911" calcext:value-type="string">
            <text:p>Q17000911</text:p>
          </table:table-cell>
          <table:table-cell office:value-type="string" calcext:value-type="string">
            <text:p>P57</text:p>
          </table:table-cell>
          <table:table-cell table:formula="of:=+[.J66]" office:value-type="string" office:string-value="Q2058613" calcext:value-type="string">
            <text:p>Q2058613</text:p>
          </table:table-cell>
          <table:table-cell table:formula="of:=+[.J66]" office:value-type="string" office:string-value="Q2058613" calcext:value-type="string">
            <text:p>Q2058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6038346</text:p>
          </table:table-cell>
          <table:table-cell office:value-type="string" calcext:value-type="string">
            <text:p>Inspector</text:p>
          </table:table-cell>
          <table:table-cell office:value-type="string" calcext:value-type="string">
            <text:p>1970 film directed by Chand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table:formula="of:=SEARCH(&quot;by &quot;;[.C67])" office:value-type="float" office:value="20" calcext:value-type="float">
            <text:p>20</text:p>
          </table:table-cell>
          <table:table-cell table:formula="of:=TRIM(RIGHT([.C67];LEN([.C67])-[.H67]-2))" office:value-type="string" office:string-value="Chand" calcext:value-type="string">
            <text:p>Chand</text:p>
          </table:table-cell>
          <table:table-cell office:value-type="string" calcext:value-type="string">
            <text:p>Q20680272</text:p>
          </table:table-cell>
          <table:table-cell table:formula="of:=+RIGHT([.A67];LEN([.A67])-31)" office:value-type="string" office:string-value="Q6038346" calcext:value-type="string">
            <text:p>Q6038346</text:p>
          </table:table-cell>
          <table:table-cell office:value-type="string" calcext:value-type="string">
            <text:p>P57</text:p>
          </table:table-cell>
          <table:table-cell table:formula="of:=+[.J67]" office:value-type="string" office:string-value="Q20680272" calcext:value-type="string">
            <text:p>Q20680272</text:p>
          </table:table-cell>
          <table:table-cell table:formula="of:=+[.J67]" office:value-type="string" office:string-value="Q20680272" calcext:value-type="string">
            <text:p>Q20680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1005339</text:p>
          </table:table-cell>
          <table:table-cell office:value-type="string" calcext:value-type="string">
            <text:p>Khoon Aur Paani</text:p>
          </table:table-cell>
          <table:table-cell office:value-type="string" calcext:value-type="string">
            <text:p>1981 film directed by Chand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table:formula="of:=SEARCH(&quot;by &quot;;[.C68])" office:value-type="float" office:value="20" calcext:value-type="float">
            <text:p>20</text:p>
          </table:table-cell>
          <table:table-cell table:formula="of:=TRIM(RIGHT([.C68];LEN([.C68])-[.H68]-2))" office:value-type="string" office:string-value="Chand" calcext:value-type="string">
            <text:p>Chand</text:p>
          </table:table-cell>
          <table:table-cell office:value-type="string" calcext:value-type="string">
            <text:p>Q20680272</text:p>
          </table:table-cell>
          <table:table-cell table:formula="of:=+RIGHT([.A68];LEN([.A68])-31)" office:value-type="string" office:string-value="Q11005339" calcext:value-type="string">
            <text:p>Q11005339</text:p>
          </table:table-cell>
          <table:table-cell office:value-type="string" calcext:value-type="string">
            <text:p>P57</text:p>
          </table:table-cell>
          <table:table-cell table:formula="of:=+[.J68]" office:value-type="string" office:string-value="Q20680272" calcext:value-type="string">
            <text:p>Q20680272</text:p>
          </table:table-cell>
          <table:table-cell table:formula="of:=+[.J68]" office:value-type="string" office:string-value="Q20680272" calcext:value-type="string">
            <text:p>Q20680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47922176</text:p>
          </table:table-cell>
          <table:table-cell office:value-type="string" calcext:value-type="string">
            <text:p>Mortified Nation</text:p>
          </table:table-cell>
          <table:table-cell office:value-type="string" calcext:value-type="string">
            <text:p>2013 documentary film by Michael Mayer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69])" office:value-type="float" office:value="23" calcext:value-type="float">
            <text:p>23</text:p>
          </table:table-cell>
          <table:table-cell table:formula="of:=TRIM(RIGHT([.C69];LEN([.C69])-[.H69]-2))" office:value-type="string" office:string-value="Michael Mayer" calcext:value-type="string">
            <text:p>Michael Mayer</text:p>
          </table:table-cell>
          <table:table-cell office:value-type="string" calcext:value-type="string">
            <text:p>Q2094087</text:p>
          </table:table-cell>
          <table:table-cell table:formula="of:=+RIGHT([.A69];LEN([.A69])-31)" office:value-type="string" office:string-value="Q47922176" calcext:value-type="string">
            <text:p>Q47922176</text:p>
          </table:table-cell>
          <table:table-cell office:value-type="string" calcext:value-type="string">
            <text:p>P57</text:p>
          </table:table-cell>
          <table:table-cell table:formula="of:=+[.J69]" office:value-type="string" office:string-value="Q2094087" calcext:value-type="string">
            <text:p>Q2094087</text:p>
          </table:table-cell>
          <table:table-cell table:formula="of:=+[.J69]" office:value-type="string" office:string-value="Q2094087" calcext:value-type="string">
            <text:p>Q2094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5622394</text:p>
          </table:table-cell>
          <table:table-cell office:value-type="string" calcext:value-type="string">
            <text:p>Journey to the Center of the Earth</text:p>
          </table:table-cell>
          <table:table-cell office:value-type="string" calcext:value-type="string">
            <text:p>2008 TV film directed by T.J. Scott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70])" office:value-type="float" office:value="23" calcext:value-type="float">
            <text:p>23</text:p>
          </table:table-cell>
          <table:table-cell table:formula="of:=TRIM(RIGHT([.C70];LEN([.C70])-[.H70]-2))" office:value-type="string" office:string-value="T.J. Scott" calcext:value-type="string">
            <text:p>T.J. Scott</text:p>
          </table:table-cell>
          <table:table-cell office:value-type="string" calcext:value-type="string">
            <text:p>Q20987428</text:p>
          </table:table-cell>
          <table:table-cell table:formula="of:=+RIGHT([.A70];LEN([.A70])-31)" office:value-type="string" office:string-value="Q15622394" calcext:value-type="string">
            <text:p>Q15622394</text:p>
          </table:table-cell>
          <table:table-cell office:value-type="string" calcext:value-type="string">
            <text:p>P57</text:p>
          </table:table-cell>
          <table:table-cell table:formula="of:=+[.J70]" office:value-type="string" office:string-value="Q20987428" calcext:value-type="string">
            <text:p>Q20987428</text:p>
          </table:table-cell>
          <table:table-cell table:formula="of:=+[.J70]" office:value-type="string" office:string-value="Q20987428" calcext:value-type="string">
            <text:p>Q20987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7604516</text:p>
          </table:table-cell>
          <table:table-cell office:value-type="string" calcext:value-type="string">
            <text:p>Statuesque</text:p>
          </table:table-cell>
          <table:table-cell office:value-type="string" calcext:value-type="string">
            <text:p>2009 British short television film by Neil Gaima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71])" office:value-type="float" office:value="36" calcext:value-type="float">
            <text:p>36</text:p>
          </table:table-cell>
          <table:table-cell table:formula="of:=TRIM(RIGHT([.C71];LEN([.C71])-[.H71]-2))" office:value-type="string" office:string-value="Neil Gaiman" calcext:value-type="string">
            <text:p>Neil Gaiman</text:p>
          </table:table-cell>
          <table:table-cell office:value-type="string" calcext:value-type="string">
            <text:p>Q210059</text:p>
          </table:table-cell>
          <table:table-cell table:formula="of:=+RIGHT([.A71];LEN([.A71])-31)" office:value-type="string" office:string-value="Q7604516" calcext:value-type="string">
            <text:p>Q7604516</text:p>
          </table:table-cell>
          <table:table-cell office:value-type="string" calcext:value-type="string">
            <text:p>P57</text:p>
          </table:table-cell>
          <table:table-cell table:formula="of:=+[.J71]" office:value-type="string" office:string-value="Q210059" calcext:value-type="string">
            <text:p>Q210059</text:p>
          </table:table-cell>
          <table:table-cell table:formula="of:=+[.J71]" office:value-type="string" office:string-value="Q210059" calcext:value-type="string">
            <text:p>Q210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1992894</text:p>
          </table:table-cell>
          <table:table-cell office:value-type="string" calcext:value-type="string">
            <text:p>Born To Race: Fast Track</text:p>
          </table:table-cell>
          <table:table-cell office:value-type="string" calcext:value-type="string">
            <text:p>2014 film by Alex Ranarivelo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72])" office:value-type="float" office:value="11" calcext:value-type="float">
            <text:p>11</text:p>
          </table:table-cell>
          <table:table-cell table:formula="of:=TRIM(RIGHT([.C72];LEN([.C72])-[.H72]-2))" office:value-type="string" office:string-value="Alex Ranarivelo" calcext:value-type="string">
            <text:p>Alex Ranarivelo</text:p>
          </table:table-cell>
          <table:table-cell office:value-type="string" calcext:value-type="string">
            <text:p>Q21055216</text:p>
          </table:table-cell>
          <table:table-cell table:formula="of:=+RIGHT([.A72];LEN([.A72])-31)" office:value-type="string" office:string-value="Q21992894" calcext:value-type="string">
            <text:p>Q21992894</text:p>
          </table:table-cell>
          <table:table-cell office:value-type="string" calcext:value-type="string">
            <text:p>P57</text:p>
          </table:table-cell>
          <table:table-cell table:formula="of:=+[.J72]" office:value-type="string" office:string-value="Q21055216" calcext:value-type="string">
            <text:p>Q21055216</text:p>
          </table:table-cell>
          <table:table-cell table:formula="of:=+[.J72]" office:value-type="string" office:string-value="Q21055216" calcext:value-type="string">
            <text:p>Q21055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840651</text:p>
          </table:table-cell>
          <table:table-cell office:value-type="string" calcext:value-type="string">
            <text:p>Alyah</text:p>
          </table:table-cell>
          <table:table-cell office:value-type="string" calcext:value-type="string">
            <text:p>2012 <text:s/>film directed by Elie Wajema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73])" office:value-type="float" office:value="21" calcext:value-type="float">
            <text:p>21</text:p>
          </table:table-cell>
          <table:table-cell table:formula="of:=TRIM(RIGHT([.C73];LEN([.C73])-[.H73]-2))" office:value-type="string" office:string-value="Elie Wajeman" calcext:value-type="string">
            <text:p>Elie Wajeman</text:p>
          </table:table-cell>
          <table:table-cell office:value-type="string" calcext:value-type="string">
            <text:p>Q21403390</text:p>
          </table:table-cell>
          <table:table-cell table:formula="of:=+RIGHT([.A73];LEN([.A73])-31)" office:value-type="string" office:string-value="Q2840651" calcext:value-type="string">
            <text:p>Q2840651</text:p>
          </table:table-cell>
          <table:table-cell office:value-type="string" calcext:value-type="string">
            <text:p>P57</text:p>
          </table:table-cell>
          <table:table-cell table:formula="of:=+[.J73]" office:value-type="string" office:string-value="Q21403390" calcext:value-type="string">
            <text:p>Q21403390</text:p>
          </table:table-cell>
          <table:table-cell table:formula="of:=+[.J73]" office:value-type="string" office:string-value="Q21403390" calcext:value-type="string">
            <text:p>Q214033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0413333</text:p>
          </table:table-cell>
          <table:table-cell office:value-type="string" calcext:value-type="string">
            <text:p>The Last Man on the Moon</text:p>
          </table:table-cell>
          <table:table-cell office:value-type="string" calcext:value-type="string">
            <text:p>2014 documentary film about astronaut Gene Cernan by Mark Craig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74])" office:value-type="float" office:value="51" calcext:value-type="float">
            <text:p>51</text:p>
          </table:table-cell>
          <table:table-cell table:formula="of:=TRIM(RIGHT([.C74];LEN([.C74])-[.H74]-2))" office:value-type="string" office:string-value="Mark Craig" calcext:value-type="string">
            <text:p>Mark Craig</text:p>
          </table:table-cell>
          <table:table-cell office:value-type="string" calcext:value-type="string">
            <text:p>Q21503653</text:p>
          </table:table-cell>
          <table:table-cell table:formula="of:=+RIGHT([.A74];LEN([.A74])-31)" office:value-type="string" office:string-value="Q50413333" calcext:value-type="string">
            <text:p>Q50413333</text:p>
          </table:table-cell>
          <table:table-cell office:value-type="string" calcext:value-type="string">
            <text:p>P57</text:p>
          </table:table-cell>
          <table:table-cell table:formula="of:=+[.J74]" office:value-type="string" office:string-value="Q21503653" calcext:value-type="string">
            <text:p>Q21503653</text:p>
          </table:table-cell>
          <table:table-cell table:formula="of:=+[.J74]" office:value-type="string" office:string-value="Q21503653" calcext:value-type="string">
            <text:p>Q21503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197131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film by Robert Day</text:p>
          </table:table-cell>
          <table:table-cell table:number-columns-repeated="3"/>
          <table:table-cell office:value-type="float" office:value="1976" calcext:value-type="float">
            <text:p>1976</text:p>
          </table:table-cell>
          <table:table-cell table:formula="of:=SEARCH(&quot;by &quot;;[.C75])" office:value-type="float" office:value="6" calcext:value-type="float">
            <text:p>6</text:p>
          </table:table-cell>
          <table:table-cell table:formula="of:=TRIM(RIGHT([.C75];LEN([.C75])-[.H75]-2))" office:value-type="string" office:string-value="Robert Day" calcext:value-type="string">
            <text:p>Robert Day</text:p>
          </table:table-cell>
          <table:table-cell office:value-type="string" calcext:value-type="string">
            <text:p>Q2156864</text:p>
          </table:table-cell>
          <table:table-cell table:formula="of:=+RIGHT([.A75];LEN([.A75])-31)" office:value-type="string" office:string-value="Q3197131" calcext:value-type="string">
            <text:p>Q3197131</text:p>
          </table:table-cell>
          <table:table-cell office:value-type="string" calcext:value-type="string">
            <text:p>P57</text:p>
          </table:table-cell>
          <table:table-cell table:formula="of:=+[.J75]" office:value-type="string" office:string-value="Q2156864" calcext:value-type="string">
            <text:p>Q2156864</text:p>
          </table:table-cell>
          <table:table-cell table:formula="of:=+[.J75]" office:value-type="string" office:string-value="Q2156864" calcext:value-type="string">
            <text:p>Q2156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7155556</text:p>
          </table:table-cell>
          <table:table-cell office:value-type="string" calcext:value-type="string">
            <text:p>Oil Sands Karaoke</text:p>
          </table:table-cell>
          <table:table-cell office:value-type="string" calcext:value-type="string">
            <text:p>2013 documentary film directed by Charles Wilkinso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76])" office:value-type="float" office:value="32" calcext:value-type="float">
            <text:p>32</text:p>
          </table:table-cell>
          <table:table-cell table:formula="of:=TRIM(RIGHT([.C76];LEN([.C76])-[.H76]-2))" office:value-type="string" office:string-value="Charles Wilkinson" calcext:value-type="string">
            <text:p>Charles Wilkinson</text:p>
          </table:table-cell>
          <table:table-cell office:value-type="string" calcext:value-type="string">
            <text:p>Q21725103</text:p>
          </table:table-cell>
          <table:table-cell table:formula="of:=+RIGHT([.A76];LEN([.A76])-31)" office:value-type="string" office:string-value="Q17155556" calcext:value-type="string">
            <text:p>Q17155556</text:p>
          </table:table-cell>
          <table:table-cell office:value-type="string" calcext:value-type="string">
            <text:p>P57</text:p>
          </table:table-cell>
          <table:table-cell table:formula="of:=+[.J76]" office:value-type="string" office:string-value="Q21725103" calcext:value-type="string">
            <text:p>Q21725103</text:p>
          </table:table-cell>
          <table:table-cell table:formula="of:=+[.J76]" office:value-type="string" office:string-value="Q21725103" calcext:value-type="string">
            <text:p>Q21725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290463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2009 TV fiilm drama directed by James Kent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77])" office:value-type="float" office:value="30" calcext:value-type="float">
            <text:p>30</text:p>
          </table:table-cell>
          <table:table-cell table:formula="of:=TRIM(RIGHT([.C77];LEN([.C77])-[.H77]-2))" office:value-type="string" office:string-value="James Kent" calcext:value-type="string">
            <text:p>James Kent</text:p>
          </table:table-cell>
          <table:table-cell office:value-type="string" calcext:value-type="string">
            <text:p>Q21809719</text:p>
          </table:table-cell>
          <table:table-cell table:formula="of:=+RIGHT([.A77];LEN([.A77])-31)" office:value-type="string" office:string-value="Q3290463" calcext:value-type="string">
            <text:p>Q3290463</text:p>
          </table:table-cell>
          <table:table-cell office:value-type="string" calcext:value-type="string">
            <text:p>P57</text:p>
          </table:table-cell>
          <table:table-cell table:formula="of:=+[.J77]" office:value-type="string" office:string-value="Q21809719" calcext:value-type="string">
            <text:p>Q21809719</text:p>
          </table:table-cell>
          <table:table-cell table:formula="of:=+[.J77]" office:value-type="string" office:string-value="Q21809719" calcext:value-type="string">
            <text:p>Q218097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0413361</text:p>
          </table:table-cell>
          <table:table-cell office:value-type="string" calcext:value-type="string">
            <text:p>SOMM: Into the Bottle</text:p>
          </table:table-cell>
          <table:table-cell office:value-type="string" calcext:value-type="string">
            <text:p>2015 documentary film <text:s/>by Jason Wise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78])" office:value-type="float" office:value="24" calcext:value-type="float">
            <text:p>24</text:p>
          </table:table-cell>
          <table:table-cell table:formula="of:=TRIM(RIGHT([.C78];LEN([.C78])-[.H78]-2))" office:value-type="string" office:string-value="Jason Wise" calcext:value-type="string">
            <text:p>Jason Wise</text:p>
          </table:table-cell>
          <table:table-cell office:value-type="string" calcext:value-type="string">
            <text:p>Q21872842</text:p>
          </table:table-cell>
          <table:table-cell table:formula="of:=+RIGHT([.A78];LEN([.A78])-31)" office:value-type="string" office:string-value="Q50413361" calcext:value-type="string">
            <text:p>Q50413361</text:p>
          </table:table-cell>
          <table:table-cell office:value-type="string" calcext:value-type="string">
            <text:p>P57</text:p>
          </table:table-cell>
          <table:table-cell table:formula="of:=+[.J78]" office:value-type="string" office:string-value="Q21872842" calcext:value-type="string">
            <text:p>Q21872842</text:p>
          </table:table-cell>
          <table:table-cell table:formula="of:=+[.J78]" office:value-type="string" office:string-value="Q21872842" calcext:value-type="string">
            <text:p>Q21872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7269740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1951 American historical drama film directed by George Templeton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table:formula="of:=SEARCH(&quot;by &quot;;[.C79])" office:value-type="float" office:value="46" calcext:value-type="float">
            <text:p>46</text:p>
          </table:table-cell>
          <table:table-cell table:formula="of:=TRIM(RIGHT([.C79];LEN([.C79])-[.H79]-2))" office:value-type="string" office:string-value="George Templeton" calcext:value-type="string">
            <text:p>George Templeton</text:p>
          </table:table-cell>
          <table:table-cell office:value-type="string" calcext:value-type="string">
            <text:p>Q22101622</text:p>
          </table:table-cell>
          <table:table-cell table:formula="of:=+RIGHT([.A79];LEN([.A79])-31)" office:value-type="string" office:string-value="Q7269740" calcext:value-type="string">
            <text:p>Q7269740</text:p>
          </table:table-cell>
          <table:table-cell office:value-type="string" calcext:value-type="string">
            <text:p>P57</text:p>
          </table:table-cell>
          <table:table-cell table:formula="of:=+[.J79]" office:value-type="string" office:string-value="Q22101622" calcext:value-type="string">
            <text:p>Q22101622</text:p>
          </table:table-cell>
          <table:table-cell table:formula="of:=+[.J79]" office:value-type="string" office:string-value="Q22101622" calcext:value-type="string">
            <text:p>Q22101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865000</text:p>
          </table:table-cell>
          <table:table-cell office:value-type="string" calcext:value-type="string">
            <text:p>Birch Street Gym</text:p>
          </table:table-cell>
          <table:table-cell office:value-type="string" calcext:value-type="string">
            <text:p>1991 short film by Stephen Kessler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formula="of:=SEARCH(&quot;by &quot;;[.C80])" office:value-type="float" office:value="17" calcext:value-type="float">
            <text:p>17</text:p>
          </table:table-cell>
          <table:table-cell table:formula="of:=TRIM(RIGHT([.C80];LEN([.C80])-[.H80]-2))" office:value-type="string" office:string-value="Stephen Kessler" calcext:value-type="string">
            <text:p>Stephen Kessler</text:p>
          </table:table-cell>
          <table:table-cell office:value-type="string" calcext:value-type="string">
            <text:p>Q22110476</text:p>
          </table:table-cell>
          <table:table-cell table:formula="of:=+RIGHT([.A80];LEN([.A80])-31)" office:value-type="string" office:string-value="Q865000" calcext:value-type="string">
            <text:p>Q865000</text:p>
          </table:table-cell>
          <table:table-cell office:value-type="string" calcext:value-type="string">
            <text:p>P57</text:p>
          </table:table-cell>
          <table:table-cell table:formula="of:=+[.J80]" office:value-type="string" office:string-value="Q22110476" calcext:value-type="string">
            <text:p>Q22110476</text:p>
          </table:table-cell>
          <table:table-cell table:formula="of:=+[.J80]" office:value-type="string" office:string-value="Q22110476" calcext:value-type="string">
            <text:p>Q22110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0744670</text:p>
          </table:table-cell>
          <table:table-cell office:value-type="string" calcext:value-type="string">
            <text:p>Dragonheart: Battle for the Heartfire</text:p>
          </table:table-cell>
          <table:table-cell office:value-type="string" calcext:value-type="string">
            <text:p>2017 film by Patrik Syversen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81])" office:value-type="float" office:value="11" calcext:value-type="float">
            <text:p>11</text:p>
          </table:table-cell>
          <table:table-cell table:formula="of:=TRIM(RIGHT([.C81];LEN([.C81])-[.H81]-2))" office:value-type="string" office:string-value="Patrik Syversen" calcext:value-type="string">
            <text:p>Patrik Syversen</text:p>
          </table:table-cell>
          <table:table-cell office:value-type="string" calcext:value-type="string">
            <text:p>Q22338571</text:p>
          </table:table-cell>
          <table:table-cell table:formula="of:=+RIGHT([.A81];LEN([.A81])-31)" office:value-type="string" office:string-value="Q30744670" calcext:value-type="string">
            <text:p>Q30744670</text:p>
          </table:table-cell>
          <table:table-cell office:value-type="string" calcext:value-type="string">
            <text:p>P57</text:p>
          </table:table-cell>
          <table:table-cell table:formula="of:=+[.J81]" office:value-type="string" office:string-value="Q22338571" calcext:value-type="string">
            <text:p>Q22338571</text:p>
          </table:table-cell>
          <table:table-cell table:formula="of:=+[.J81]" office:value-type="string" office:string-value="Q22338571" calcext:value-type="string">
            <text:p>Q22338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41794684</text:p>
          </table:table-cell>
          <table:table-cell office:value-type="string" calcext:value-type="string">
            <text:p>Exhibition on Screen: Girl with a Pearl Earring</text:p>
          </table:table-cell>
          <table:table-cell office:value-type="string" calcext:value-type="string">
            <text:p>2015 documentary film by David Bickerstaff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82])" office:value-type="float" office:value="23" calcext:value-type="float">
            <text:p>23</text:p>
          </table:table-cell>
          <table:table-cell table:formula="of:=TRIM(RIGHT([.C82];LEN([.C82])-[.H82]-2))" office:value-type="string" office:string-value="David Bickerstaff" calcext:value-type="string">
            <text:p>David Bickerstaff</text:p>
          </table:table-cell>
          <table:table-cell office:value-type="string" calcext:value-type="string">
            <text:p>Q22946162</text:p>
          </table:table-cell>
          <table:table-cell table:formula="of:=+RIGHT([.A82];LEN([.A82])-31)" office:value-type="string" office:string-value="Q41794684" calcext:value-type="string">
            <text:p>Q41794684</text:p>
          </table:table-cell>
          <table:table-cell office:value-type="string" calcext:value-type="string">
            <text:p>P57</text:p>
          </table:table-cell>
          <table:table-cell table:formula="of:=+[.J82]" office:value-type="string" office:string-value="Q22946162" calcext:value-type="string">
            <text:p>Q22946162</text:p>
          </table:table-cell>
          <table:table-cell table:formula="of:=+[.J82]" office:value-type="string" office:string-value="Q22946162" calcext:value-type="string">
            <text:p>Q22946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9107373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1983 American independent film directed by Bette Gordon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table:formula="of:=SEARCH(&quot;by &quot;;[.C83])" office:value-type="float" office:value="41" calcext:value-type="float">
            <text:p>41</text:p>
          </table:table-cell>
          <table:table-cell table:formula="of:=TRIM(RIGHT([.C83];LEN([.C83])-[.H83]-2))" office:value-type="string" office:string-value="Bette Gordon" calcext:value-type="string">
            <text:p>Bette Gordon</text:p>
          </table:table-cell>
          <table:table-cell office:value-type="string" calcext:value-type="string">
            <text:p>Q22959279</text:p>
          </table:table-cell>
          <table:table-cell table:formula="of:=+RIGHT([.A83];LEN([.A83])-31)" office:value-type="string" office:string-value="Q29107373" calcext:value-type="string">
            <text:p>Q29107373</text:p>
          </table:table-cell>
          <table:table-cell office:value-type="string" calcext:value-type="string">
            <text:p>P57</text:p>
          </table:table-cell>
          <table:table-cell table:formula="of:=+[.J83]" office:value-type="string" office:string-value="Q22959279" calcext:value-type="string">
            <text:p>Q22959279</text:p>
          </table:table-cell>
          <table:table-cell table:formula="of:=+[.J83]" office:value-type="string" office:string-value="Q22959279" calcext:value-type="string">
            <text:p>Q22959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2063157</text:p>
          </table:table-cell>
          <table:table-cell office:value-type="string" calcext:value-type="string">
            <text:p>Dear Son</text:p>
          </table:table-cell>
          <table:table-cell office:value-type="string" calcext:value-type="string">
            <text:p>2018 film by Mohamed Ben Attia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formula="of:=SEARCH(&quot;by &quot;;[.C84])" office:value-type="float" office:value="11" calcext:value-type="float">
            <text:p>11</text:p>
          </table:table-cell>
          <table:table-cell table:formula="of:=TRIM(RIGHT([.C84];LEN([.C84])-[.H84]-2))" office:value-type="string" office:string-value="Mohamed Ben Attia" calcext:value-type="string">
            <text:p>Mohamed Ben Attia</text:p>
          </table:table-cell>
          <table:table-cell office:value-type="string" calcext:value-type="string">
            <text:p>Q23062627</text:p>
          </table:table-cell>
          <table:table-cell table:formula="of:=+RIGHT([.A84];LEN([.A84])-31)" office:value-type="string" office:string-value="Q52063157" calcext:value-type="string">
            <text:p>Q52063157</text:p>
          </table:table-cell>
          <table:table-cell office:value-type="string" calcext:value-type="string">
            <text:p>P57</text:p>
          </table:table-cell>
          <table:table-cell table:formula="of:=+[.J84]" office:value-type="string" office:string-value="Q23062627" calcext:value-type="string">
            <text:p>Q23062627</text:p>
          </table:table-cell>
          <table:table-cell table:formula="of:=+[.J84]" office:value-type="string" office:string-value="Q23062627" calcext:value-type="string">
            <text:p>Q23062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7225169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2004 film of a performance by Ricky Gervais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85])" office:value-type="float" office:value="28" calcext:value-type="float">
            <text:p>28</text:p>
          </table:table-cell>
          <table:table-cell table:formula="of:=TRIM(RIGHT([.C85];LEN([.C85])-[.H85]-2))" office:value-type="string" office:string-value="Ricky Gervais" calcext:value-type="string">
            <text:p>Ricky Gervais</text:p>
          </table:table-cell>
          <table:table-cell office:value-type="string" calcext:value-type="string">
            <text:p>Q23517</text:p>
          </table:table-cell>
          <table:table-cell table:formula="of:=+RIGHT([.A85];LEN([.A85])-31)" office:value-type="string" office:string-value="Q7225169" calcext:value-type="string">
            <text:p>Q7225169</text:p>
          </table:table-cell>
          <table:table-cell office:value-type="string" calcext:value-type="string">
            <text:p>P57</text:p>
          </table:table-cell>
          <table:table-cell table:formula="of:=+[.J85]" office:value-type="string" office:string-value="Q23517" calcext:value-type="string">
            <text:p>Q23517</text:p>
          </table:table-cell>
          <table:table-cell table:formula="of:=+[.J85]" office:value-type="string" office:string-value="Q23517" calcext:value-type="string">
            <text:p>Q23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9830747</text:p>
          </table:table-cell>
          <table:table-cell office:value-type="string" calcext:value-type="string">
            <text:p>Game of Assassins</text:p>
          </table:table-cell>
          <table:table-cell office:value-type="string" calcext:value-type="string">
            <text:p>2013 film by Matt Eskandari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86])" office:value-type="float" office:value="11" calcext:value-type="float">
            <text:p>11</text:p>
          </table:table-cell>
          <table:table-cell table:formula="of:=TRIM(RIGHT([.C86];LEN([.C86])-[.H86]-2))" office:value-type="string" office:string-value="Matt Eskandari" calcext:value-type="string">
            <text:p>Matt Eskandari</text:p>
          </table:table-cell>
          <table:table-cell office:value-type="string" calcext:value-type="string">
            <text:p>Q23892589</text:p>
          </table:table-cell>
          <table:table-cell table:formula="of:=+RIGHT([.A86];LEN([.A86])-31)" office:value-type="string" office:string-value="Q29830747" calcext:value-type="string">
            <text:p>Q29830747</text:p>
          </table:table-cell>
          <table:table-cell office:value-type="string" calcext:value-type="string">
            <text:p>P57</text:p>
          </table:table-cell>
          <table:table-cell table:formula="of:=+[.J86]" office:value-type="string" office:string-value="Q23892589" calcext:value-type="string">
            <text:p>Q23892589</text:p>
          </table:table-cell>
          <table:table-cell table:formula="of:=+[.J86]" office:value-type="string" office:string-value="Q23892589" calcext:value-type="string">
            <text:p>Q23892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498808</text:p>
          </table:table-cell>
          <table:table-cell office:value-type="string" calcext:value-type="string">
            <text:p>The Last Hangman</text:p>
          </table:table-cell>
          <table:table-cell office:value-type="string" calcext:value-type="string">
            <text:p>2005 film by Adrian Shergold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87])" office:value-type="float" office:value="11" calcext:value-type="float">
            <text:p>11</text:p>
          </table:table-cell>
          <table:table-cell table:formula="of:=TRIM(RIGHT([.C87];LEN([.C87])-[.H87]-2))" office:value-type="string" office:string-value="Adrian Shergold" calcext:value-type="string">
            <text:p>Adrian Shergold</text:p>
          </table:table-cell>
          <table:table-cell office:value-type="string" calcext:value-type="string">
            <text:p>Q2389609</text:p>
          </table:table-cell>
          <table:table-cell table:formula="of:=+RIGHT([.A87];LEN([.A87])-31)" office:value-type="string" office:string-value="Q498808" calcext:value-type="string">
            <text:p>Q498808</text:p>
          </table:table-cell>
          <table:table-cell office:value-type="string" calcext:value-type="string">
            <text:p>P57</text:p>
          </table:table-cell>
          <table:table-cell table:formula="of:=+[.J87]" office:value-type="string" office:string-value="Q2389609" calcext:value-type="string">
            <text:p>Q2389609</text:p>
          </table:table-cell>
          <table:table-cell table:formula="of:=+[.J87]" office:value-type="string" office:string-value="Q2389609" calcext:value-type="string">
            <text:p>Q2389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3899844</text:p>
          </table:table-cell>
          <table:table-cell office:value-type="string" calcext:value-type="string">
            <text:p>New Suit</text:p>
          </table:table-cell>
          <table:table-cell office:value-type="string" calcext:value-type="string">
            <text:p>2002 film by François Vell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88])" office:value-type="float" office:value="11" calcext:value-type="float">
            <text:p>11</text:p>
          </table:table-cell>
          <table:table-cell table:formula="of:=TRIM(RIGHT([.C88];LEN([.C88])-[.H88]-2))" office:value-type="string" office:string-value="François Velle" calcext:value-type="string">
            <text:p>François Velle</text:p>
          </table:table-cell>
          <table:table-cell office:value-type="string" calcext:value-type="string">
            <text:p>Q23926131</text:p>
          </table:table-cell>
          <table:table-cell table:formula="of:=+RIGHT([.A88];LEN([.A88])-31)" office:value-type="string" office:string-value="Q23899844" calcext:value-type="string">
            <text:p>Q23899844</text:p>
          </table:table-cell>
          <table:table-cell office:value-type="string" calcext:value-type="string">
            <text:p>P57</text:p>
          </table:table-cell>
          <table:table-cell table:formula="of:=+[.J88]" office:value-type="string" office:string-value="Q23926131" calcext:value-type="string">
            <text:p>Q23926131</text:p>
          </table:table-cell>
          <table:table-cell table:formula="of:=+[.J88]" office:value-type="string" office:string-value="Q23926131" calcext:value-type="string">
            <text:p>Q23926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213815</text:p>
          </table:table-cell>
          <table:table-cell office:value-type="string" calcext:value-type="string">
            <text:p>Killer Tomatoes Strike Back</text:p>
          </table:table-cell>
          <table:table-cell office:value-type="string" calcext:value-type="string">
            <text:p>1990 film by John De Bello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formula="of:=SEARCH(&quot;by &quot;;[.C89])" office:value-type="float" office:value="11" calcext:value-type="float">
            <text:p>11</text:p>
          </table:table-cell>
          <table:table-cell table:formula="of:=TRIM(RIGHT([.C89];LEN([.C89])-[.H89]-2))" office:value-type="string" office:string-value="John De Bello" calcext:value-type="string">
            <text:p>John De Bello</text:p>
          </table:table-cell>
          <table:table-cell office:value-type="string" calcext:value-type="string">
            <text:p>Q24188411</text:p>
          </table:table-cell>
          <table:table-cell table:formula="of:=+RIGHT([.A89];LEN([.A89])-31)" office:value-type="string" office:string-value="Q1213815" calcext:value-type="string">
            <text:p>Q1213815</text:p>
          </table:table-cell>
          <table:table-cell office:value-type="string" calcext:value-type="string">
            <text:p>P57</text:p>
          </table:table-cell>
          <table:table-cell table:formula="of:=+[.J89]" office:value-type="string" office:string-value="Q24188411" calcext:value-type="string">
            <text:p>Q24188411</text:p>
          </table:table-cell>
          <table:table-cell table:formula="of:=+[.J89]" office:value-type="string" office:string-value="Q24188411" calcext:value-type="string">
            <text:p>Q24188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5637595</text:p>
          </table:table-cell>
          <table:table-cell office:value-type="string" calcext:value-type="string">
            <text:p>While New York Sleeps</text:p>
          </table:table-cell>
          <table:table-cell office:value-type="string" calcext:value-type="string">
            <text:p>1938 American crime film directed by H. Bruce Humberstone</text:p>
          </table:table-cell>
          <table:table-cell table:number-columns-repeated="3"/>
          <table:table-cell office:value-type="float" office:value="1938" calcext:value-type="float">
            <text:p>1938</text:p>
          </table:table-cell>
          <table:table-cell table:formula="of:=SEARCH(&quot;by &quot;;[.C90])" office:value-type="float" office:value="35" calcext:value-type="float">
            <text:p>35</text:p>
          </table:table-cell>
          <table:table-cell table:formula="of:=TRIM(RIGHT([.C90];LEN([.C90])-[.H90]-2))" office:value-type="string" office:string-value="H. Bruce Humberstone" calcext:value-type="string">
            <text:p>H. Bruce Humberstone</text:p>
          </table:table-cell>
          <table:table-cell office:value-type="string" calcext:value-type="string">
            <text:p>Q2420942</text:p>
          </table:table-cell>
          <table:table-cell table:formula="of:=+RIGHT([.A90];LEN([.A90])-31)" office:value-type="string" office:string-value="Q55637595" calcext:value-type="string">
            <text:p>Q55637595</text:p>
          </table:table-cell>
          <table:table-cell office:value-type="string" calcext:value-type="string">
            <text:p>P57</text:p>
          </table:table-cell>
          <table:table-cell table:formula="of:=+[.J90]" office:value-type="string" office:string-value="Q2420942" calcext:value-type="string">
            <text:p>Q2420942</text:p>
          </table:table-cell>
          <table:table-cell table:formula="of:=+[.J90]" office:value-type="string" office:string-value="Q2420942" calcext:value-type="string">
            <text:p>Q2420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9901661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2017 American comedic short film directed by John Turturro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91])" office:value-type="float" office:value="43" calcext:value-type="float">
            <text:p>43</text:p>
          </table:table-cell>
          <table:table-cell table:formula="of:=TRIM(RIGHT([.C91];LEN([.C91])-[.H91]-2))" office:value-type="string" office:string-value="John Turturro" calcext:value-type="string">
            <text:p>John Turturro</text:p>
          </table:table-cell>
          <table:table-cell office:value-type="string" calcext:value-type="string">
            <text:p>Q244234</text:p>
          </table:table-cell>
          <table:table-cell table:formula="of:=+RIGHT([.A91];LEN([.A91])-31)" office:value-type="string" office:string-value="Q29901661" calcext:value-type="string">
            <text:p>Q29901661</text:p>
          </table:table-cell>
          <table:table-cell office:value-type="string" calcext:value-type="string">
            <text:p>P57</text:p>
          </table:table-cell>
          <table:table-cell table:formula="of:=+[.J91]" office:value-type="string" office:string-value="Q244234" calcext:value-type="string">
            <text:p>Q244234</text:p>
          </table:table-cell>
          <table:table-cell table:formula="of:=+[.J91]" office:value-type="string" office:string-value="Q244234" calcext:value-type="string">
            <text:p>Q244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3576493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1990 film directed by Benoît Mariag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formula="of:=SEARCH(&quot;by &quot;;[.C92])" office:value-type="float" office:value="20" calcext:value-type="float">
            <text:p>20</text:p>
          </table:table-cell>
          <table:table-cell table:formula="of:=TRIM(RIGHT([.C92];LEN([.C92])-[.H92]-2))" office:value-type="string" office:string-value="Benoît Mariage" calcext:value-type="string">
            <text:p>Benoît Mariage</text:p>
          </table:table-cell>
          <table:table-cell office:value-type="string" calcext:value-type="string">
            <text:p>Q2443051</text:p>
          </table:table-cell>
          <table:table-cell table:formula="of:=+RIGHT([.A92];LEN([.A92])-31)" office:value-type="string" office:string-value="Q13576493" calcext:value-type="string">
            <text:p>Q13576493</text:p>
          </table:table-cell>
          <table:table-cell office:value-type="string" calcext:value-type="string">
            <text:p>P57</text:p>
          </table:table-cell>
          <table:table-cell table:formula="of:=+[.J92]" office:value-type="string" office:string-value="Q2443051" calcext:value-type="string">
            <text:p>Q2443051</text:p>
          </table:table-cell>
          <table:table-cell table:formula="of:=+[.J92]" office:value-type="string" office:string-value="Q2443051" calcext:value-type="string">
            <text:p>Q2443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9580941</text:p>
          </table:table-cell>
          <table:table-cell office:value-type="string" calcext:value-type="string">
            <text:p>Bora Bora</text:p>
          </table:table-cell>
          <table:table-cell office:value-type="string" calcext:value-type="string">
            <text:p>2011 Romanian film directed by Bogdan Mirică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93])" office:value-type="float" office:value="29" calcext:value-type="float">
            <text:p>29</text:p>
          </table:table-cell>
          <table:table-cell table:formula="of:=TRIM(RIGHT([.C93];LEN([.C93])-[.H93]-2))" office:value-type="string" office:string-value="Bogdan Mirică" calcext:value-type="string">
            <text:p>Bogdan Mirică</text:p>
          </table:table-cell>
          <table:table-cell office:value-type="string" calcext:value-type="string">
            <text:p>Q24525238</text:p>
          </table:table-cell>
          <table:table-cell table:formula="of:=+RIGHT([.A93];LEN([.A93])-31)" office:value-type="string" office:string-value="Q29580941" calcext:value-type="string">
            <text:p>Q29580941</text:p>
          </table:table-cell>
          <table:table-cell office:value-type="string" calcext:value-type="string">
            <text:p>P57</text:p>
          </table:table-cell>
          <table:table-cell table:formula="of:=+[.J93]" office:value-type="string" office:string-value="Q24525238" calcext:value-type="string">
            <text:p>Q24525238</text:p>
          </table:table-cell>
          <table:table-cell table:formula="of:=+[.J93]" office:value-type="string" office:string-value="Q24525238" calcext:value-type="string">
            <text:p>Q24525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8400408</text:p>
          </table:table-cell>
          <table:table-cell office:value-type="string" calcext:value-type="string">
            <text:p>Gabbers!</text:p>
          </table:table-cell>
          <table:table-cell office:value-type="string" calcext:value-type="string">
            <text:p>2013 documentary film directed by Wim van der Aar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94])" office:value-type="float" office:value="32" calcext:value-type="float">
            <text:p>32</text:p>
          </table:table-cell>
          <table:table-cell table:formula="of:=TRIM(RIGHT([.C94];LEN([.C94])-[.H94]-2))" office:value-type="string" office:string-value="Wim van der Aar" calcext:value-type="string">
            <text:p>Wim van der Aar</text:p>
          </table:table-cell>
          <table:table-cell office:value-type="string" calcext:value-type="string">
            <text:p>Q24660130</text:p>
          </table:table-cell>
          <table:table-cell table:formula="of:=+RIGHT([.A94];LEN([.A94])-31)" office:value-type="string" office:string-value="Q18400408" calcext:value-type="string">
            <text:p>Q18400408</text:p>
          </table:table-cell>
          <table:table-cell office:value-type="string" calcext:value-type="string">
            <text:p>P57</text:p>
          </table:table-cell>
          <table:table-cell table:formula="of:=+[.J94]" office:value-type="string" office:string-value="Q24660130" calcext:value-type="string">
            <text:p>Q24660130</text:p>
          </table:table-cell>
          <table:table-cell table:formula="of:=+[.J94]" office:value-type="string" office:string-value="Q24660130" calcext:value-type="string">
            <text:p>Q246601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17145438</text:p>
          </table:table-cell>
          <table:table-cell office:value-type="string" calcext:value-type="string">
            <text:p>That Guy Dick Miller</text:p>
          </table:table-cell>
          <table:table-cell office:value-type="string" calcext:value-type="string">
            <text:p>2014 documentary film directed by Elijah Drenner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95])" office:value-type="float" office:value="32" calcext:value-type="float">
            <text:p>32</text:p>
          </table:table-cell>
          <table:table-cell table:formula="of:=TRIM(RIGHT([.C95];LEN([.C95])-[.H95]-2))" office:value-type="string" office:string-value="Elijah Drenner" calcext:value-type="string">
            <text:p>Elijah Drenner</text:p>
          </table:table-cell>
          <table:table-cell office:value-type="string" calcext:value-type="string">
            <text:p>Q24719377</text:p>
          </table:table-cell>
          <table:table-cell table:formula="of:=+RIGHT([.A95];LEN([.A95])-31)" office:value-type="string" office:string-value="Q17145438" calcext:value-type="string">
            <text:p>Q17145438</text:p>
          </table:table-cell>
          <table:table-cell office:value-type="string" calcext:value-type="string">
            <text:p>P57</text:p>
          </table:table-cell>
          <table:table-cell table:formula="of:=+[.J95]" office:value-type="string" office:string-value="Q24719377" calcext:value-type="string">
            <text:p>Q24719377</text:p>
          </table:table-cell>
          <table:table-cell table:formula="of:=+[.J95]" office:value-type="string" office:string-value="Q24719377" calcext:value-type="string">
            <text:p>Q24719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7142489</text:p>
          </table:table-cell>
          <table:table-cell office:value-type="string" calcext:value-type="string">
            <text:p>Passages</text:p>
          </table:table-cell>
          <table:table-cell office:value-type="string" calcext:value-type="string">
            <text:p>2004 film by Yang Chao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96])" office:value-type="float" office:value="11" calcext:value-type="float">
            <text:p>11</text:p>
          </table:table-cell>
          <table:table-cell table:formula="of:=TRIM(RIGHT([.C96];LEN([.C96])-[.H96]-2))" office:value-type="string" office:string-value="Yang Chao" calcext:value-type="string">
            <text:p>Yang Chao</text:p>
          </table:table-cell>
          <table:table-cell office:value-type="string" calcext:value-type="string">
            <text:p>Q24763544</text:p>
          </table:table-cell>
          <table:table-cell table:formula="of:=+RIGHT([.A96];LEN([.A96])-31)" office:value-type="string" office:string-value="Q7142489" calcext:value-type="string">
            <text:p>Q7142489</text:p>
          </table:table-cell>
          <table:table-cell office:value-type="string" calcext:value-type="string">
            <text:p>P57</text:p>
          </table:table-cell>
          <table:table-cell table:formula="of:=+[.J96]" office:value-type="string" office:string-value="Q24763544" calcext:value-type="string">
            <text:p>Q24763544</text:p>
          </table:table-cell>
          <table:table-cell table:formula="of:=+[.J96]" office:value-type="string" office:string-value="Q24763544" calcext:value-type="string">
            <text:p>Q24763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0599117</text:p>
          </table:table-cell>
          <table:table-cell office:value-type="string" calcext:value-type="string">
            <text:p>The Tell-Tale Heart</text:p>
          </table:table-cell>
          <table:table-cell office:value-type="string" calcext:value-type="string">
            <text:p>1961 Australian ballet, screened on the ABC, directed by Alan Burke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formula="of:=SEARCH(&quot;by &quot;;[.C97])" office:value-type="float" office:value="55" calcext:value-type="float">
            <text:p>55</text:p>
          </table:table-cell>
          <table:table-cell table:formula="of:=TRIM(RIGHT([.C97];LEN([.C97])-[.H97]-2))" office:value-type="string" office:string-value="Alan Burke" calcext:value-type="string">
            <text:p>Alan Burke</text:p>
          </table:table-cell>
          <table:table-cell office:value-type="string" calcext:value-type="string">
            <text:p>Q24844292</text:p>
          </table:table-cell>
          <table:table-cell table:formula="of:=+RIGHT([.A97];LEN([.A97])-31)" office:value-type="string" office:string-value="Q30599117" calcext:value-type="string">
            <text:p>Q30599117</text:p>
          </table:table-cell>
          <table:table-cell office:value-type="string" calcext:value-type="string">
            <text:p>P57</text:p>
          </table:table-cell>
          <table:table-cell table:formula="of:=+[.J97]" office:value-type="string" office:string-value="Q24844292" calcext:value-type="string">
            <text:p>Q24844292</text:p>
          </table:table-cell>
          <table:table-cell table:formula="of:=+[.J97]" office:value-type="string" office:string-value="Q24844292" calcext:value-type="string">
            <text:p>Q24844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8415129</text:p>
          </table:table-cell>
          <table:table-cell office:value-type="string" calcext:value-type="string">
            <text:p>Hide and Seek</text:p>
          </table:table-cell>
          <table:table-cell office:value-type="string" calcext:value-type="string">
            <text:p>2016 film by Jie Liu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98])" office:value-type="float" office:value="11" calcext:value-type="float">
            <text:p>11</text:p>
          </table:table-cell>
          <table:table-cell table:formula="of:=TRIM(RIGHT([.C98];LEN([.C98])-[.H98]-2))" office:value-type="string" office:string-value="Jie Liu" calcext:value-type="string">
            <text:p>Jie Liu</text:p>
          </table:table-cell>
          <table:table-cell office:value-type="string" calcext:value-type="string">
            <text:p>Q25000411</text:p>
          </table:table-cell>
          <table:table-cell table:formula="of:=+RIGHT([.A98];LEN([.A98])-31)" office:value-type="string" office:string-value="Q28415129" calcext:value-type="string">
            <text:p>Q28415129</text:p>
          </table:table-cell>
          <table:table-cell office:value-type="string" calcext:value-type="string">
            <text:p>P57</text:p>
          </table:table-cell>
          <table:table-cell table:formula="of:=+[.J98]" office:value-type="string" office:string-value="Q25000411" calcext:value-type="string">
            <text:p>Q25000411</text:p>
          </table:table-cell>
          <table:table-cell table:formula="of:=+[.J98]" office:value-type="string" office:string-value="Q25000411" calcext:value-type="string">
            <text:p>Q25000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998655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2003 short film directed by Paul Thomas Anderson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99])" office:value-type="float" office:value="26" calcext:value-type="float">
            <text:p>26</text:p>
          </table:table-cell>
          <table:table-cell table:formula="of:=TRIM(RIGHT([.C99];LEN([.C99])-[.H99]-2))" office:value-type="string" office:string-value="Paul Thomas Anderson" calcext:value-type="string">
            <text:p>Paul Thomas Anderson</text:p>
          </table:table-cell>
          <table:table-cell office:value-type="string" calcext:value-type="string">
            <text:p>Q25132</text:p>
          </table:table-cell>
          <table:table-cell table:formula="of:=+RIGHT([.A99];LEN([.A99])-31)" office:value-type="string" office:string-value="Q2998655" calcext:value-type="string">
            <text:p>Q2998655</text:p>
          </table:table-cell>
          <table:table-cell office:value-type="string" calcext:value-type="string">
            <text:p>P57</text:p>
          </table:table-cell>
          <table:table-cell table:formula="of:=+[.J99]" office:value-type="string" office:string-value="Q25132" calcext:value-type="string">
            <text:p>Q25132</text:p>
          </table:table-cell>
          <table:table-cell table:formula="of:=+[.J99]" office:value-type="string" office:string-value="Q25132" calcext:value-type="string">
            <text:p>Q25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544111</text:p>
          </table:table-cell>
          <table:table-cell office:value-type="string" calcext:value-type="string">
            <text:p>Salvation Boulevard</text:p>
          </table:table-cell>
          <table:table-cell office:value-type="string" calcext:value-type="string">
            <text:p>2011 film by George Ratliff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100])" office:value-type="float" office:value="11" calcext:value-type="float">
            <text:p>11</text:p>
          </table:table-cell>
          <table:table-cell table:formula="of:=TRIM(RIGHT([.C100];LEN([.C100])-[.H100]-2))" office:value-type="string" office:string-value="George Ratliff" calcext:value-type="string">
            <text:p>George Ratliff</text:p>
          </table:table-cell>
          <table:table-cell office:value-type="string" calcext:value-type="string">
            <text:p>Q2539163</text:p>
          </table:table-cell>
          <table:table-cell table:formula="of:=+RIGHT([.A100];LEN([.A100])-31)" office:value-type="string" office:string-value="Q3544111" calcext:value-type="string">
            <text:p>Q3544111</text:p>
          </table:table-cell>
          <table:table-cell office:value-type="string" calcext:value-type="string">
            <text:p>P57</text:p>
          </table:table-cell>
          <table:table-cell table:formula="of:=+[.J100]" office:value-type="string" office:string-value="Q2539163" calcext:value-type="string">
            <text:p>Q2539163</text:p>
          </table:table-cell>
          <table:table-cell table:formula="of:=+[.J100]" office:value-type="string" office:string-value="Q2539163" calcext:value-type="string">
            <text:p>Q2539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5754412</text:p>
          </table:table-cell>
          <table:table-cell office:value-type="string" calcext:value-type="string">
            <text:p>Sex Dreams Report</text:p>
          </table:table-cell>
          <table:table-cell office:value-type="string" calcext:value-type="string">
            <text:p>1973 film directed by Walter Boos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 table:formula="of:=SEARCH(&quot;by &quot;;[.C101])" office:value-type="float" office:value="20" calcext:value-type="float">
            <text:p>20</text:p>
          </table:table-cell>
          <table:table-cell table:formula="of:=TRIM(RIGHT([.C101];LEN([.C101])-[.H101]-2))" office:value-type="string" office:string-value="Walter Boos" calcext:value-type="string">
            <text:p>Walter Boos</text:p>
          </table:table-cell>
          <table:table-cell office:value-type="string" calcext:value-type="string">
            <text:p>Q2543690</text:p>
          </table:table-cell>
          <table:table-cell table:formula="of:=+RIGHT([.A101];LEN([.A101])-31)" office:value-type="string" office:string-value="Q55754412" calcext:value-type="string">
            <text:p>Q55754412</text:p>
          </table:table-cell>
          <table:table-cell office:value-type="string" calcext:value-type="string">
            <text:p>P57</text:p>
          </table:table-cell>
          <table:table-cell table:formula="of:=+[.J101]" office:value-type="string" office:string-value="Q2543690" calcext:value-type="string">
            <text:p>Q2543690</text:p>
          </table:table-cell>
          <table:table-cell table:formula="of:=+[.J101]" office:value-type="string" office:string-value="Q2543690" calcext:value-type="string">
            <text:p>Q25436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4502158</text:p>
          </table:table-cell>
          <table:table-cell office:value-type="string" calcext:value-type="string">
            <text:p>The Graffiti Artist</text:p>
          </table:table-cell>
          <table:table-cell office:value-type="string" calcext:value-type="string">
            <text:p>2004 film by James Bolto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102])" office:value-type="float" office:value="11" calcext:value-type="float">
            <text:p>11</text:p>
          </table:table-cell>
          <table:table-cell table:formula="of:=TRIM(RIGHT([.C102];LEN([.C102])-[.H102]-2))" office:value-type="string" office:string-value="James Bolton" calcext:value-type="string">
            <text:p>James Bolton</text:p>
          </table:table-cell>
          <table:table-cell office:value-type="string" calcext:value-type="string">
            <text:p>Q2556630</text:p>
          </table:table-cell>
          <table:table-cell table:formula="of:=+RIGHT([.A102];LEN([.A102])-31)" office:value-type="string" office:string-value="Q4502158" calcext:value-type="string">
            <text:p>Q4502158</text:p>
          </table:table-cell>
          <table:table-cell office:value-type="string" calcext:value-type="string">
            <text:p>P57</text:p>
          </table:table-cell>
          <table:table-cell table:formula="of:=+[.J102]" office:value-type="string" office:string-value="Q2556630" calcext:value-type="string">
            <text:p>Q2556630</text:p>
          </table:table-cell>
          <table:table-cell table:formula="of:=+[.J102]" office:value-type="string" office:string-value="Q2556630" calcext:value-type="string">
            <text:p>Q25566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32859597</text:p>
          </table:table-cell>
          <table:table-cell office:value-type="string" calcext:value-type="string">
            <text:p>The Pleasure of Washing One's Hands</text:p>
          </table:table-cell>
          <table:table-cell office:value-type="string" calcext:value-type="string">
            <text:p>1982 film by Werner Masten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table:formula="of:=SEARCH(&quot;by &quot;;[.C103])" office:value-type="float" office:value="11" calcext:value-type="float">
            <text:p>11</text:p>
          </table:table-cell>
          <table:table-cell table:formula="of:=TRIM(RIGHT([.C103];LEN([.C103])-[.H103]-2))" office:value-type="string" office:string-value="Werner Masten" calcext:value-type="string">
            <text:p>Werner Masten</text:p>
          </table:table-cell>
          <table:table-cell office:value-type="string" calcext:value-type="string">
            <text:p>Q2562004</text:p>
          </table:table-cell>
          <table:table-cell table:formula="of:=+RIGHT([.A103];LEN([.A103])-31)" office:value-type="string" office:string-value="Q32859597" calcext:value-type="string">
            <text:p>Q32859597</text:p>
          </table:table-cell>
          <table:table-cell office:value-type="string" calcext:value-type="string">
            <text:p>P57</text:p>
          </table:table-cell>
          <table:table-cell table:formula="of:=+[.J103]" office:value-type="string" office:string-value="Q2562004" calcext:value-type="string">
            <text:p>Q2562004</text:p>
          </table:table-cell>
          <table:table-cell table:formula="of:=+[.J103]" office:value-type="string" office:string-value="Q2562004" calcext:value-type="string">
            <text:p>Q2562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486132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2000 film directed by Rodney Gibbon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104])" office:value-type="float" office:value="20" calcext:value-type="float">
            <text:p>20</text:p>
          </table:table-cell>
          <table:table-cell table:formula="of:=TRIM(RIGHT([.C104];LEN([.C104])-[.H104]-2))" office:value-type="string" office:string-value="Rodney Gibbons" calcext:value-type="string">
            <text:p>Rodney Gibbons</text:p>
          </table:table-cell>
          <table:table-cell office:value-type="string" calcext:value-type="string">
            <text:p>Q26707121</text:p>
          </table:table-cell>
          <table:table-cell table:formula="of:=+RIGHT([.A104];LEN([.A104])-31)" office:value-type="string" office:string-value="Q2486132" calcext:value-type="string">
            <text:p>Q2486132</text:p>
          </table:table-cell>
          <table:table-cell office:value-type="string" calcext:value-type="string">
            <text:p>P57</text:p>
          </table:table-cell>
          <table:table-cell table:formula="of:=+[.J104]" office:value-type="string" office:string-value="Q26707121" calcext:value-type="string">
            <text:p>Q26707121</text:p>
          </table:table-cell>
          <table:table-cell table:formula="of:=+[.J104]" office:value-type="string" office:string-value="Q26707121" calcext:value-type="string">
            <text:p>Q26707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7539863</text:p>
          </table:table-cell>
          <table:table-cell office:value-type="string" calcext:value-type="string">
            <text:p>Sleeping Dogs Lie</text:p>
          </table:table-cell>
          <table:table-cell office:value-type="string" calcext:value-type="string">
            <text:p>1998 Canadian drama film by Stefan Scaini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105])" office:value-type="float" office:value="26" calcext:value-type="float">
            <text:p>26</text:p>
          </table:table-cell>
          <table:table-cell table:formula="of:=TRIM(RIGHT([.C105];LEN([.C105])-[.H105]-2))" office:value-type="string" office:string-value="Stefan Scaini" calcext:value-type="string">
            <text:p>Stefan Scaini</text:p>
          </table:table-cell>
          <table:table-cell office:value-type="string" calcext:value-type="string">
            <text:p>Q26721630</text:p>
          </table:table-cell>
          <table:table-cell table:formula="of:=+RIGHT([.A105];LEN([.A105])-31)" office:value-type="string" office:string-value="Q7539863" calcext:value-type="string">
            <text:p>Q7539863</text:p>
          </table:table-cell>
          <table:table-cell office:value-type="string" calcext:value-type="string">
            <text:p>P57</text:p>
          </table:table-cell>
          <table:table-cell table:formula="of:=+[.J105]" office:value-type="string" office:string-value="Q26721630" calcext:value-type="string">
            <text:p>Q26721630</text:p>
          </table:table-cell>
          <table:table-cell table:formula="of:=+[.J105]" office:value-type="string" office:string-value="Q26721630" calcext:value-type="string">
            <text:p>Q267216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26720665</text:p>
          </table:table-cell>
          <table:table-cell office:value-type="string" calcext:value-type="string">
            <text:p>The Death of Me Yet</text:p>
          </table:table-cell>
          <table:table-cell office:value-type="string" calcext:value-type="string">
            <text:p>1971 television film by <text:s/>John Llewellyn Moxey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table:formula="of:=SEARCH(&quot;by &quot;;[.C106])" office:value-type="float" office:value="22" calcext:value-type="float">
            <text:p>22</text:p>
          </table:table-cell>
          <table:table-cell table:formula="of:=TRIM(RIGHT([.C106];LEN([.C106])-[.H106]-2))" office:value-type="string" office:string-value="John Llewellyn Moxey" calcext:value-type="string">
            <text:p>John Llewellyn Moxey</text:p>
          </table:table-cell>
          <table:table-cell office:value-type="string" calcext:value-type="string">
            <text:p>Q267455</text:p>
          </table:table-cell>
          <table:table-cell table:formula="of:=+RIGHT([.A106];LEN([.A106])-31)" office:value-type="string" office:string-value="Q26720665" calcext:value-type="string">
            <text:p>Q26720665</text:p>
          </table:table-cell>
          <table:table-cell office:value-type="string" calcext:value-type="string">
            <text:p>P57</text:p>
          </table:table-cell>
          <table:table-cell table:formula="of:=+[.J106]" office:value-type="string" office:string-value="Q267455" calcext:value-type="string">
            <text:p>Q267455</text:p>
          </table:table-cell>
          <table:table-cell table:formula="of:=+[.J106]" office:value-type="string" office:string-value="Q267455" calcext:value-type="string">
            <text:p>Q267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48672662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2017 film directed by Tony Sacco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107])" office:value-type="float" office:value="20" calcext:value-type="float">
            <text:p>20</text:p>
          </table:table-cell>
          <table:table-cell table:formula="of:=TRIM(RIGHT([.C107];LEN([.C107])-[.H107]-2))" office:value-type="string" office:string-value="Tony Sacco" calcext:value-type="string">
            <text:p>Tony Sacco</text:p>
          </table:table-cell>
          <table:table-cell office:value-type="string" calcext:value-type="string">
            <text:p>Q26828449</text:p>
          </table:table-cell>
          <table:table-cell table:formula="of:=+RIGHT([.A107];LEN([.A107])-31)" office:value-type="string" office:string-value="Q48672662" calcext:value-type="string">
            <text:p>Q48672662</text:p>
          </table:table-cell>
          <table:table-cell office:value-type="string" calcext:value-type="string">
            <text:p>P57</text:p>
          </table:table-cell>
          <table:table-cell table:formula="of:=+[.J107]" office:value-type="string" office:string-value="Q26828449" calcext:value-type="string">
            <text:p>Q26828449</text:p>
          </table:table-cell>
          <table:table-cell table:formula="of:=+[.J107]" office:value-type="string" office:string-value="Q26828449" calcext:value-type="string">
            <text:p>Q26828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937354</text:p>
          </table:table-cell>
          <table:table-cell office:value-type="string" calcext:value-type="string">
            <text:p>Human Remains</text:p>
          </table:table-cell>
          <table:table-cell office:value-type="string" calcext:value-type="string">
            <text:p>1998 short documentary film directed by Jay Rosenblatt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108])" office:value-type="float" office:value="38" calcext:value-type="float">
            <text:p>38</text:p>
          </table:table-cell>
          <table:table-cell table:formula="of:=TRIM(RIGHT([.C108];LEN([.C108])-[.H108]-2))" office:value-type="string" office:string-value="Jay Rosenblatt" calcext:value-type="string">
            <text:p>Jay Rosenblatt</text:p>
          </table:table-cell>
          <table:table-cell office:value-type="string" calcext:value-type="string">
            <text:p>Q27043433</text:p>
          </table:table-cell>
          <table:table-cell table:formula="of:=+RIGHT([.A108];LEN([.A108])-31)" office:value-type="string" office:string-value="Q5937354" calcext:value-type="string">
            <text:p>Q5937354</text:p>
          </table:table-cell>
          <table:table-cell office:value-type="string" calcext:value-type="string">
            <text:p>P57</text:p>
          </table:table-cell>
          <table:table-cell table:formula="of:=+[.J108]" office:value-type="string" office:string-value="Q27043433" calcext:value-type="string">
            <text:p>Q27043433</text:p>
          </table:table-cell>
          <table:table-cell table:formula="of:=+[.J108]" office:value-type="string" office:string-value="Q27043433" calcext:value-type="string">
            <text:p>Q27043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ttp://www.wikidata.org/entity/Q55945862</text:p>
          </table:table-cell>
          <table:table-cell office:value-type="string" calcext:value-type="string">
            <text:p>Spider-Man 2.1</text:p>
          </table:table-cell>
          <table:table-cell office:value-type="string" calcext:value-type="string">
            <text:p>2007 film by Sam Raimi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109])" office:value-type="float" office:value="11" calcext:value-type="float">
            <text:p>11</text:p>
          </table:table-cell>
          <table:table-cell table:formula="of:=TRIM(RIGHT([.C109];LEN([.C109])-[.H109]-2))" office:value-type="string" office:string-value="Sam Raimi" calcext:value-type="string">
            <text:p>Sam Raimi</text:p>
          </table:table-cell>
          <table:table-cell office:value-type="string" calcext:value-type="string">
            <text:p>Q275402</text:p>
          </table:table-cell>
          <table:table-cell table:formula="of:=+RIGHT([.A109];LEN([.A109])-31)" office:value-type="string" office:string-value="Q55945862" calcext:value-type="string">
            <text:p>Q55945862</text:p>
          </table:table-cell>
          <table:table-cell office:value-type="string" calcext:value-type="string">
            <text:p>P57</text:p>
          </table:table-cell>
          <table:table-cell table:formula="of:=+[.J109]" office:value-type="string" office:string-value="Q275402" calcext:value-type="string">
            <text:p>Q2754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157357</text:p>
          </table:table-cell>
          <table:table-cell office:value-type="string" calcext:value-type="string">
            <text:p>Jack and the Beanstalk</text:p>
          </table:table-cell>
          <table:table-cell office:value-type="string" calcext:value-type="string">
            <text:p>2010 television film directed by Gary J. Tunnicliff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10])" office:value-type="float" office:value="31" calcext:value-type="float">
            <text:p>31</text:p>
          </table:table-cell>
          <table:table-cell table:formula="of:=TRIM(RIGHT([.C110];LEN([.C110])-[.H110]-2))" office:value-type="string" office:string-value="Gary J. Tunnicliffe" calcext:value-type="string">
            <text:p>Gary J. Tunnicliffe</text:p>
          </table:table-cell>
          <table:table-cell office:value-type="string" calcext:value-type="string">
            <text:p>Q27662841</text:p>
          </table:table-cell>
          <table:table-cell table:formula="of:=+RIGHT([.A110];LEN([.A110])-31)" office:value-type="string" office:string-value="Q3157357" calcext:value-type="string">
            <text:p>Q3157357</text:p>
          </table:table-cell>
          <table:table-cell office:value-type="string" calcext:value-type="string">
            <text:p>P57</text:p>
          </table:table-cell>
          <table:table-cell table:formula="of:=+[.J110]" office:value-type="string" office:string-value="Q27662841" calcext:value-type="string">
            <text:p>Q276628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7904266</text:p>
          </table:table-cell>
          <table:table-cell office:value-type="string" calcext:value-type="string">
            <text:p>The Unspoken</text:p>
          </table:table-cell>
          <table:table-cell office:value-type="string" calcext:value-type="string">
            <text:p>2015 film by Sheldon Wilson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111])" office:value-type="float" office:value="11" calcext:value-type="float">
            <text:p>11</text:p>
          </table:table-cell>
          <table:table-cell table:formula="of:=TRIM(RIGHT([.C111];LEN([.C111])-[.H111]-2))" office:value-type="string" office:string-value="Sheldon Wilson" calcext:value-type="string">
            <text:p>Sheldon Wilson</text:p>
          </table:table-cell>
          <table:table-cell office:value-type="string" calcext:value-type="string">
            <text:p>Q27910260</text:p>
          </table:table-cell>
          <table:table-cell table:formula="of:=+RIGHT([.A111];LEN([.A111])-31)" office:value-type="string" office:string-value="Q37904266" calcext:value-type="string">
            <text:p>Q37904266</text:p>
          </table:table-cell>
          <table:table-cell office:value-type="string" calcext:value-type="string">
            <text:p>P57</text:p>
          </table:table-cell>
          <table:table-cell table:formula="of:=+[.J111]" office:value-type="string" office:string-value="Q27910260" calcext:value-type="string">
            <text:p>Q279102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9473364</text:p>
          </table:table-cell>
          <table:table-cell office:value-type="string" calcext:value-type="string">
            <text:p>Deliha</text:p>
          </table:table-cell>
          <table:table-cell office:value-type="string" calcext:value-type="string">
            <text:p>2014 film by Hakan Algül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112])" office:value-type="float" office:value="11" calcext:value-type="float">
            <text:p>11</text:p>
          </table:table-cell>
          <table:table-cell table:formula="of:=TRIM(RIGHT([.C112];LEN([.C112])-[.H112]-2))" office:value-type="string" office:string-value="Hakan Algül" calcext:value-type="string">
            <text:p>Hakan Algül</text:p>
          </table:table-cell>
          <table:table-cell office:value-type="string" calcext:value-type="string">
            <text:p>Q27949204</text:p>
          </table:table-cell>
          <table:table-cell table:formula="of:=+RIGHT([.A112];LEN([.A112])-31)" office:value-type="string" office:string-value="Q19473364" calcext:value-type="string">
            <text:p>Q19473364</text:p>
          </table:table-cell>
          <table:table-cell office:value-type="string" calcext:value-type="string">
            <text:p>P57</text:p>
          </table:table-cell>
          <table:table-cell table:formula="of:=+[.J112]" office:value-type="string" office:string-value="Q27949204" calcext:value-type="string">
            <text:p>Q279492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423076</text:p>
          </table:table-cell>
          <table:table-cell office:value-type="string" calcext:value-type="string">
            <text:p>Eyyvah Eyvah 2</text:p>
          </table:table-cell>
          <table:table-cell office:value-type="string" calcext:value-type="string">
            <text:p>2011 film directed by Hakan Algü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113])" office:value-type="float" office:value="20" calcext:value-type="float">
            <text:p>20</text:p>
          </table:table-cell>
          <table:table-cell table:formula="of:=TRIM(RIGHT([.C113];LEN([.C113])-[.H113]-2))" office:value-type="string" office:string-value="Hakan Algül" calcext:value-type="string">
            <text:p>Hakan Algül</text:p>
          </table:table-cell>
          <table:table-cell office:value-type="string" calcext:value-type="string">
            <text:p>Q27949204</text:p>
          </table:table-cell>
          <table:table-cell table:formula="of:=+RIGHT([.A113];LEN([.A113])-31)" office:value-type="string" office:string-value="Q5423076" calcext:value-type="string">
            <text:p>Q5423076</text:p>
          </table:table-cell>
          <table:table-cell office:value-type="string" calcext:value-type="string">
            <text:p>P57</text:p>
          </table:table-cell>
          <table:table-cell table:formula="of:=+[.J113]" office:value-type="string" office:string-value="Q27949204" calcext:value-type="string">
            <text:p>Q279492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59933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1967 Australian TV play directed by Christopher Muir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formula="of:=SEARCH(&quot;by &quot;;[.C114])" office:value-type="float" office:value="34" calcext:value-type="float">
            <text:p>34</text:p>
          </table:table-cell>
          <table:table-cell table:formula="of:=TRIM(RIGHT([.C114];LEN([.C114])-[.H114]-2))" office:value-type="string" office:string-value="Christopher Muir" calcext:value-type="string">
            <text:p>Christopher Muir</text:p>
          </table:table-cell>
          <table:table-cell office:value-type="string" calcext:value-type="string">
            <text:p>Q27972888</text:p>
          </table:table-cell>
          <table:table-cell table:formula="of:=+RIGHT([.A114];LEN([.A114])-31)" office:value-type="string" office:string-value="Q30599331" calcext:value-type="string">
            <text:p>Q30599331</text:p>
          </table:table-cell>
          <table:table-cell office:value-type="string" calcext:value-type="string">
            <text:p>P57</text:p>
          </table:table-cell>
          <table:table-cell table:formula="of:=+[.J114]" office:value-type="string" office:string-value="Q27972888" calcext:value-type="string">
            <text:p>Q279728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599332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1964 Australian television play directed by Christopher Muir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table:formula="of:=SEARCH(&quot;by &quot;;[.C115])" office:value-type="float" office:value="42" calcext:value-type="float">
            <text:p>42</text:p>
          </table:table-cell>
          <table:table-cell table:formula="of:=TRIM(RIGHT([.C115];LEN([.C115])-[.H115]-2))" office:value-type="string" office:string-value="Christopher Muir" calcext:value-type="string">
            <text:p>Christopher Muir</text:p>
          </table:table-cell>
          <table:table-cell office:value-type="string" calcext:value-type="string">
            <text:p>Q27972888</text:p>
          </table:table-cell>
          <table:table-cell table:formula="of:=+RIGHT([.A115];LEN([.A115])-31)" office:value-type="string" office:string-value="Q30599332" calcext:value-type="string">
            <text:p>Q30599332</text:p>
          </table:table-cell>
          <table:table-cell office:value-type="string" calcext:value-type="string">
            <text:p>P57</text:p>
          </table:table-cell>
          <table:table-cell table:formula="of:=+[.J115]" office:value-type="string" office:string-value="Q27972888" calcext:value-type="string">
            <text:p>Q279728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227260</text:p>
          </table:table-cell>
          <table:table-cell office:value-type="string" calcext:value-type="string">
            <text:p>Le Soleil assassiné</text:p>
          </table:table-cell>
          <table:table-cell office:value-type="string" calcext:value-type="string">
            <text:p>2003 film by <text:s/>Abdelkrim Bahloul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116])" office:value-type="float" office:value="11" calcext:value-type="float">
            <text:p>11</text:p>
          </table:table-cell>
          <table:table-cell table:formula="of:=TRIM(RIGHT([.C116];LEN([.C116])-[.H116]-2))" office:value-type="string" office:string-value="Abdelkrim Bahloul" calcext:value-type="string">
            <text:p>Abdelkrim Bahloul</text:p>
          </table:table-cell>
          <table:table-cell office:value-type="string" calcext:value-type="string">
            <text:p>Q2821113</text:p>
          </table:table-cell>
          <table:table-cell table:formula="of:=+RIGHT([.A116];LEN([.A116])-31)" office:value-type="string" office:string-value="Q3227260" calcext:value-type="string">
            <text:p>Q3227260</text:p>
          </table:table-cell>
          <table:table-cell office:value-type="string" calcext:value-type="string">
            <text:p>P57</text:p>
          </table:table-cell>
          <table:table-cell table:formula="of:=+[.J116]" office:value-type="string" office:string-value="Q2821113" calcext:value-type="string">
            <text:p>Q28211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920952</text:p>
          </table:table-cell>
          <table:table-cell office:value-type="string" calcext:value-type="string">
            <text:p>Number Ones</text:p>
          </table:table-cell>
          <table:table-cell office:value-type="string" calcext:value-type="string">
            <text:p>video album by Michael Jackson</text:p>
          </table:table-cell>
          <table:table-cell table:number-columns-repeated="4"/>
          <table:table-cell table:formula="of:=SEARCH(&quot;by &quot;;[.C117])" office:value-type="float" office:value="13" calcext:value-type="float">
            <text:p>13</text:p>
          </table:table-cell>
          <table:table-cell table:formula="of:=TRIM(RIGHT([.C117];LEN([.C117])-[.H117]-2))" office:value-type="string" office:string-value="Michael Jackson" calcext:value-type="string">
            <text:p>Michael Jackson</text:p>
          </table:table-cell>
          <table:table-cell office:value-type="string" calcext:value-type="string">
            <text:p>Q2831</text:p>
          </table:table-cell>
          <table:table-cell table:formula="of:=+RIGHT([.A117];LEN([.A117])-31)" office:value-type="string" office:string-value="Q5920952" calcext:value-type="string">
            <text:p>Q5920952</text:p>
          </table:table-cell>
          <table:table-cell office:value-type="string" calcext:value-type="string">
            <text:p>P57</text:p>
          </table:table-cell>
          <table:table-cell table:formula="of:=+[.J117]" office:value-type="string" office:string-value="Q2831" calcext:value-type="string">
            <text:p>Q28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9849991</text:p>
          </table:table-cell>
          <table:table-cell office:value-type="string" calcext:value-type="string">
            <text:p>Forever Love</text:p>
          </table:table-cell>
          <table:table-cell office:value-type="string" calcext:value-type="string">
            <text:p>2015 Chinese romantic drama film directed by An Zhanjun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118])" office:value-type="float" office:value="43" calcext:value-type="float">
            <text:p>43</text:p>
          </table:table-cell>
          <table:table-cell table:formula="of:=TRIM(RIGHT([.C118];LEN([.C118])-[.H118]-2))" office:value-type="string" office:string-value="An Zhanjun" calcext:value-type="string">
            <text:p>An Zhanjun</text:p>
          </table:table-cell>
          <table:table-cell office:value-type="string" calcext:value-type="string">
            <text:p>Q2844933</text:p>
          </table:table-cell>
          <table:table-cell table:formula="of:=+RIGHT([.A118];LEN([.A118])-31)" office:value-type="string" office:string-value="Q19849991" calcext:value-type="string">
            <text:p>Q19849991</text:p>
          </table:table-cell>
          <table:table-cell office:value-type="string" calcext:value-type="string">
            <text:p>P57</text:p>
          </table:table-cell>
          <table:table-cell table:formula="of:=+[.J118]" office:value-type="string" office:string-value="Q2844933" calcext:value-type="string">
            <text:p>Q28449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5094111</text:p>
          </table:table-cell>
          <table:table-cell office:value-type="string" calcext:value-type="string">
            <text:p>A Country Wedding</text:p>
          </table:table-cell>
          <table:table-cell office:value-type="string" calcext:value-type="string">
            <text:p>2015 US-Canadian made-for-television romantic drama film directed by Anne Wheeler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119])" office:value-type="float" office:value="67" calcext:value-type="float">
            <text:p>67</text:p>
          </table:table-cell>
          <table:table-cell table:formula="of:=TRIM(RIGHT([.C119];LEN([.C119])-[.H119]-2))" office:value-type="string" office:string-value="Anne Wheeler" calcext:value-type="string">
            <text:p>Anne Wheeler</text:p>
          </table:table-cell>
          <table:table-cell office:value-type="string" calcext:value-type="string">
            <text:p>Q2851325</text:p>
          </table:table-cell>
          <table:table-cell table:formula="of:=+RIGHT([.A119];LEN([.A119])-31)" office:value-type="string" office:string-value="Q25094111" calcext:value-type="string">
            <text:p>Q25094111</text:p>
          </table:table-cell>
          <table:table-cell office:value-type="string" calcext:value-type="string">
            <text:p>P57</text:p>
          </table:table-cell>
          <table:table-cell table:formula="of:=+[.J119]" office:value-type="string" office:string-value="Q2851325" calcext:value-type="string">
            <text:p>Q28513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954127</text:p>
          </table:table-cell>
          <table:table-cell office:value-type="string" calcext:value-type="string">
            <text:p>Brother's Keeper</text:p>
          </table:table-cell>
          <table:table-cell office:value-type="string" calcext:value-type="string">
            <text:p>2014 film directed by Ikechukwu Onyeka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120])" office:value-type="float" office:value="20" calcext:value-type="float">
            <text:p>20</text:p>
          </table:table-cell>
          <table:table-cell table:formula="of:=TRIM(RIGHT([.C120];LEN([.C120])-[.H120]-2))" office:value-type="string" office:string-value="Ikechukwu Onyeka" calcext:value-type="string">
            <text:p>Ikechukwu Onyeka</text:p>
          </table:table-cell>
          <table:table-cell office:value-type="string" calcext:value-type="string">
            <text:p>Q28675849</text:p>
          </table:table-cell>
          <table:table-cell table:formula="of:=+RIGHT([.A120];LEN([.A120])-31)" office:value-type="string" office:string-value="Q16954127" calcext:value-type="string">
            <text:p>Q16954127</text:p>
          </table:table-cell>
          <table:table-cell office:value-type="string" calcext:value-type="string">
            <text:p>P57</text:p>
          </table:table-cell>
          <table:table-cell table:formula="of:=+[.J120]" office:value-type="string" office:string-value="Q28675849" calcext:value-type="string">
            <text:p>Q286758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493231</text:p>
          </table:table-cell>
          <table:table-cell office:value-type="string" calcext:value-type="string">
            <text:p>Unforgettable</text:p>
          </table:table-cell>
          <table:table-cell office:value-type="string" calcext:value-type="string">
            <text:p>2010 film by Adrian Goiginger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21])" office:value-type="float" office:value="11" calcext:value-type="float">
            <text:p>11</text:p>
          </table:table-cell>
          <table:table-cell table:formula="of:=TRIM(RIGHT([.C121];LEN([.C121])-[.H121]-2))" office:value-type="string" office:string-value="Adrian Goiginger" calcext:value-type="string">
            <text:p>Adrian Goiginger</text:p>
          </table:table-cell>
          <table:table-cell office:value-type="string" calcext:value-type="string">
            <text:p>Q28796728</text:p>
          </table:table-cell>
          <table:table-cell table:formula="of:=+RIGHT([.A121];LEN([.A121])-31)" office:value-type="string" office:string-value="Q2493231" calcext:value-type="string">
            <text:p>Q2493231</text:p>
          </table:table-cell>
          <table:table-cell office:value-type="string" calcext:value-type="string">
            <text:p>P57</text:p>
          </table:table-cell>
          <table:table-cell table:formula="of:=+[.J121]" office:value-type="string" office:string-value="Q28796728" calcext:value-type="string">
            <text:p>Q287967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647020</text:p>
          </table:table-cell>
          <table:table-cell office:value-type="string" calcext:value-type="string">
            <text:p>Ash Flower</text:p>
          </table:table-cell>
          <table:table-cell office:value-type="string" calcext:value-type="string">
            <text:p>2016 South Korean drama film directed by Park Suk-young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122])" office:value-type="float" office:value="39" calcext:value-type="float">
            <text:p>39</text:p>
          </table:table-cell>
          <table:table-cell table:formula="of:=TRIM(RIGHT([.C122];LEN([.C122])-[.H122]-2))" office:value-type="string" office:string-value="Park Suk-young" calcext:value-type="string">
            <text:p>Park Suk-young</text:p>
          </table:table-cell>
          <table:table-cell office:value-type="string" calcext:value-type="string">
            <text:p>Q28836337</text:p>
          </table:table-cell>
          <table:table-cell table:formula="of:=+RIGHT([.A122];LEN([.A122])-31)" office:value-type="string" office:string-value="Q30647020" calcext:value-type="string">
            <text:p>Q30647020</text:p>
          </table:table-cell>
          <table:table-cell office:value-type="string" calcext:value-type="string">
            <text:p>P57</text:p>
          </table:table-cell>
          <table:table-cell table:formula="of:=+[.J122]" office:value-type="string" office:string-value="Q28836337" calcext:value-type="string">
            <text:p>Q288363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600056</text:p>
          </table:table-cell>
          <table:table-cell office:value-type="string" calcext:value-type="string">
            <text:p>The Concert</text:p>
          </table:table-cell>
          <table:table-cell office:value-type="string" calcext:value-type="string">
            <text:p>1961 Australian television film directed by Rod Kinnear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formula="of:=SEARCH(&quot;by &quot;;[.C123])" office:value-type="float" office:value="42" calcext:value-type="float">
            <text:p>42</text:p>
          </table:table-cell>
          <table:table-cell table:formula="of:=TRIM(RIGHT([.C123];LEN([.C123])-[.H123]-2))" office:value-type="string" office:string-value="Rod Kinnear" calcext:value-type="string">
            <text:p>Rod Kinnear</text:p>
          </table:table-cell>
          <table:table-cell office:value-type="string" calcext:value-type="string">
            <text:p>Q28837213</text:p>
          </table:table-cell>
          <table:table-cell table:formula="of:=+RIGHT([.A123];LEN([.A123])-31)" office:value-type="string" office:string-value="Q30600056" calcext:value-type="string">
            <text:p>Q30600056</text:p>
          </table:table-cell>
          <table:table-cell office:value-type="string" calcext:value-type="string">
            <text:p>P57</text:p>
          </table:table-cell>
          <table:table-cell table:formula="of:=+[.J123]" office:value-type="string" office:string-value="Q28837213" calcext:value-type="string">
            <text:p>Q28837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6746049</text:p>
          </table:table-cell>
          <table:table-cell office:value-type="string" calcext:value-type="string">
            <text:p>Man's Best Friend</text:p>
          </table:table-cell>
          <table:table-cell office:value-type="string" calcext:value-type="string">
            <text:p>1998 animated short directed by Ben Gluck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124])" office:value-type="float" office:value="30" calcext:value-type="float">
            <text:p>30</text:p>
          </table:table-cell>
          <table:table-cell table:formula="of:=TRIM(RIGHT([.C124];LEN([.C124])-[.H124]-2))" office:value-type="string" office:string-value="Ben Gluck" calcext:value-type="string">
            <text:p>Ben Gluck</text:p>
          </table:table-cell>
          <table:table-cell office:value-type="string" calcext:value-type="string">
            <text:p>Q2895448</text:p>
          </table:table-cell>
          <table:table-cell table:formula="of:=+RIGHT([.A124];LEN([.A124])-31)" office:value-type="string" office:string-value="Q6746049" calcext:value-type="string">
            <text:p>Q6746049</text:p>
          </table:table-cell>
          <table:table-cell office:value-type="string" calcext:value-type="string">
            <text:p>P57</text:p>
          </table:table-cell>
          <table:table-cell table:formula="of:=+[.J124]" office:value-type="string" office:string-value="Q2895448" calcext:value-type="string">
            <text:p>Q28954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053388</text:p>
          </table:table-cell>
          <table:table-cell office:value-type="string" calcext:value-type="string">
            <text:p>Gargar Mandala</text:p>
          </table:table-cell>
          <table:table-cell office:value-type="string" calcext:value-type="string">
            <text:p>2014 film directed by Ravi Basrur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125])" office:value-type="float" office:value="20" calcext:value-type="float">
            <text:p>20</text:p>
          </table:table-cell>
          <table:table-cell table:formula="of:=TRIM(RIGHT([.C125];LEN([.C125])-[.H125]-2))" office:value-type="string" office:string-value="Ravi Basrur" calcext:value-type="string">
            <text:p>Ravi Basrur</text:p>
          </table:table-cell>
          <table:table-cell office:value-type="string" calcext:value-type="string">
            <text:p>Q28967586</text:p>
          </table:table-cell>
          <table:table-cell table:formula="of:=+RIGHT([.A125];LEN([.A125])-31)" office:value-type="string" office:string-value="Q17053388" calcext:value-type="string">
            <text:p>Q17053388</text:p>
          </table:table-cell>
          <table:table-cell office:value-type="string" calcext:value-type="string">
            <text:p>P57</text:p>
          </table:table-cell>
          <table:table-cell table:formula="of:=+[.J125]" office:value-type="string" office:string-value="Q28967586" calcext:value-type="string">
            <text:p>Q289675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8842928</text:p>
          </table:table-cell>
          <table:table-cell office:value-type="string" calcext:value-type="string">
            <text:p>The Miracle of Tekir</text:p>
          </table:table-cell>
          <table:table-cell office:value-type="string" calcext:value-type="string">
            <text:p>2015 film by Ruxandra Zenide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126])" office:value-type="float" office:value="11" calcext:value-type="float">
            <text:p>11</text:p>
          </table:table-cell>
          <table:table-cell table:formula="of:=TRIM(RIGHT([.C126];LEN([.C126])-[.H126]-2))" office:value-type="string" office:string-value="Ruxandra Zenide" calcext:value-type="string">
            <text:p>Ruxandra Zenide</text:p>
          </table:table-cell>
          <table:table-cell office:value-type="string" calcext:value-type="string">
            <text:p>Q29034913</text:p>
          </table:table-cell>
          <table:table-cell table:formula="of:=+RIGHT([.A126];LEN([.A126])-31)" office:value-type="string" office:string-value="Q28842928" calcext:value-type="string">
            <text:p>Q28842928</text:p>
          </table:table-cell>
          <table:table-cell office:value-type="string" calcext:value-type="string">
            <text:p>P57</text:p>
          </table:table-cell>
          <table:table-cell table:formula="of:=+[.J126]" office:value-type="string" office:string-value="Q29034913" calcext:value-type="string">
            <text:p>Q29034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408568</text:p>
          </table:table-cell>
          <table:table-cell office:value-type="string" calcext:value-type="string">
            <text:p>Butterfly Symphony</text:p>
          </table:table-cell>
          <table:table-cell office:value-type="string" calcext:value-type="string">
            <text:p>2013 film directed by Jayantha Chandrasiri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127])" office:value-type="float" office:value="20" calcext:value-type="float">
            <text:p>20</text:p>
          </table:table-cell>
          <table:table-cell table:formula="of:=TRIM(RIGHT([.C127];LEN([.C127])-[.H127]-2))" office:value-type="string" office:string-value="Jayantha Chandrasiri" calcext:value-type="string">
            <text:p>Jayantha Chandrasiri</text:p>
          </table:table-cell>
          <table:table-cell office:value-type="string" calcext:value-type="string">
            <text:p>Q29446329</text:p>
          </table:table-cell>
          <table:table-cell table:formula="of:=+RIGHT([.A127];LEN([.A127])-31)" office:value-type="string" office:string-value="Q7408568" calcext:value-type="string">
            <text:p>Q7408568</text:p>
          </table:table-cell>
          <table:table-cell office:value-type="string" calcext:value-type="string">
            <text:p>P57</text:p>
          </table:table-cell>
          <table:table-cell table:formula="of:=+[.J127]" office:value-type="string" office:string-value="Q29446329" calcext:value-type="string">
            <text:p>Q294463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1580929</text:p>
          </table:table-cell>
          <table:table-cell office:value-type="string" calcext:value-type="string">
            <text:p>Little Girls in Pretty Boxes</text:p>
          </table:table-cell>
          <table:table-cell office:value-type="string" calcext:value-type="string">
            <text:p>1997 television film by Christopher Leitch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formula="of:=SEARCH(&quot;by &quot;;[.C128])" office:value-type="float" office:value="22" calcext:value-type="float">
            <text:p>22</text:p>
          </table:table-cell>
          <table:table-cell table:formula="of:=TRIM(RIGHT([.C128];LEN([.C128])-[.H128]-2))" office:value-type="string" office:string-value="Christopher Leitch" calcext:value-type="string">
            <text:p>Christopher Leitch</text:p>
          </table:table-cell>
          <table:table-cell office:value-type="string" calcext:value-type="string">
            <text:p>Q2966614</text:p>
          </table:table-cell>
          <table:table-cell table:formula="of:=+RIGHT([.A128];LEN([.A128])-31)" office:value-type="string" office:string-value="Q21580929" calcext:value-type="string">
            <text:p>Q21580929</text:p>
          </table:table-cell>
          <table:table-cell office:value-type="string" calcext:value-type="string">
            <text:p>P57</text:p>
          </table:table-cell>
          <table:table-cell table:formula="of:=+[.J128]" office:value-type="string" office:string-value="Q2966614" calcext:value-type="string">
            <text:p>Q29666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814307</text:p>
          </table:table-cell>
          <table:table-cell office:value-type="string" calcext:value-type="string">
            <text:p>Toll Booth</text:p>
          </table:table-cell>
          <table:table-cell office:value-type="string" calcext:value-type="string">
            <text:p>2010 film directed by Tolga Karaçelik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29])" office:value-type="float" office:value="20" calcext:value-type="float">
            <text:p>20</text:p>
          </table:table-cell>
          <table:table-cell table:formula="of:=TRIM(RIGHT([.C129];LEN([.C129])-[.H129]-2))" office:value-type="string" office:string-value="Tolga Karaçelik" calcext:value-type="string">
            <text:p>Tolga Karaçelik</text:p>
          </table:table-cell>
          <table:table-cell office:value-type="string" calcext:value-type="string">
            <text:p>Q30145359</text:p>
          </table:table-cell>
          <table:table-cell table:formula="of:=+RIGHT([.A129];LEN([.A129])-31)" office:value-type="string" office:string-value="Q7814307" calcext:value-type="string">
            <text:p>Q7814307</text:p>
          </table:table-cell>
          <table:table-cell office:value-type="string" calcext:value-type="string">
            <text:p>P57</text:p>
          </table:table-cell>
          <table:table-cell table:formula="of:=+[.J129]" office:value-type="string" office:string-value="Q30145359" calcext:value-type="string">
            <text:p>Q301453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852391</text:p>
          </table:table-cell>
          <table:table-cell office:value-type="string" calcext:value-type="string">
            <text:p>Cinderella II: Dreams Come True</text:p>
          </table:table-cell>
          <table:table-cell office:value-type="string" calcext:value-type="string">
            <text:p>2002 film by Darrell Rooney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130])" office:value-type="float" office:value="11" calcext:value-type="float">
            <text:p>11</text:p>
          </table:table-cell>
          <table:table-cell table:formula="of:=TRIM(RIGHT([.C130];LEN([.C130])-[.H130]-2))" office:value-type="string" office:string-value="Darrell Rooney" calcext:value-type="string">
            <text:p>Darrell Rooney</text:p>
          </table:table-cell>
          <table:table-cell office:value-type="string" calcext:value-type="string">
            <text:p>Q3016482</text:p>
          </table:table-cell>
          <table:table-cell table:formula="of:=+RIGHT([.A130];LEN([.A130])-31)" office:value-type="string" office:string-value="Q852391" calcext:value-type="string">
            <text:p>Q852391</text:p>
          </table:table-cell>
          <table:table-cell office:value-type="string" calcext:value-type="string">
            <text:p>P57</text:p>
          </table:table-cell>
          <table:table-cell table:formula="of:=+[.J130]" office:value-type="string" office:string-value="Q3016482" calcext:value-type="string">
            <text:p>Q3016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16367</text:p>
          </table:table-cell>
          <table:table-cell office:value-type="string" calcext:value-type="string">
            <text:p>Don't Look Behind You</text:p>
          </table:table-cell>
          <table:table-cell office:value-type="string" calcext:value-type="string">
            <text:p>1999 US television film directed by David Winning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131])" office:value-type="float" office:value="34" calcext:value-type="float">
            <text:p>34</text:p>
          </table:table-cell>
          <table:table-cell table:formula="of:=TRIM(RIGHT([.C131];LEN([.C131])-[.H131]-2))" office:value-type="string" office:string-value="David Winning" calcext:value-type="string">
            <text:p>David Winning</text:p>
          </table:table-cell>
          <table:table-cell office:value-type="string" calcext:value-type="string">
            <text:p>Q3019007</text:p>
          </table:table-cell>
          <table:table-cell table:formula="of:=+RIGHT([.A131];LEN([.A131])-31)" office:value-type="string" office:string-value="Q48816367" calcext:value-type="string">
            <text:p>Q48816367</text:p>
          </table:table-cell>
          <table:table-cell office:value-type="string" calcext:value-type="string">
            <text:p>P57</text:p>
          </table:table-cell>
          <table:table-cell table:formula="of:=+[.J131]" office:value-type="string" office:string-value="Q3019007" calcext:value-type="string">
            <text:p>Q30190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818701</text:p>
          </table:table-cell>
          <table:table-cell office:value-type="string" calcext:value-type="string">
            <text:p>93, Rue Lauriston</text:p>
          </table:table-cell>
          <table:table-cell office:value-type="string" calcext:value-type="string">
            <text:p>french TV movie directed by Denys Granier-Deferr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132])" office:value-type="float" office:value="26" calcext:value-type="float">
            <text:p>26</text:p>
          </table:table-cell>
          <table:table-cell table:formula="of:=TRIM(RIGHT([.C132];LEN([.C132])-[.H132]-2))" office:value-type="string" office:string-value="Denys Granier-Deferre" calcext:value-type="string">
            <text:p>Denys Granier-Deferre</text:p>
          </table:table-cell>
          <table:table-cell office:value-type="string" calcext:value-type="string">
            <text:p>Q3023409</text:p>
          </table:table-cell>
          <table:table-cell table:formula="of:=+RIGHT([.A132];LEN([.A132])-31)" office:value-type="string" office:string-value="Q2818701" calcext:value-type="string">
            <text:p>Q2818701</text:p>
          </table:table-cell>
          <table:table-cell office:value-type="string" calcext:value-type="string">
            <text:p>P57</text:p>
          </table:table-cell>
          <table:table-cell table:formula="of:=+[.J132]" office:value-type="string" office:string-value="Q3023409" calcext:value-type="string">
            <text:p>Q30234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93219</text:p>
          </table:table-cell>
          <table:table-cell office:value-type="string" calcext:value-type="string">
            <text:p>The Hunt for Gollum</text:p>
          </table:table-cell>
          <table:table-cell office:value-type="string" calcext:value-type="string">
            <text:p>2009 fantasy fan film by Chris Bouchard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133])" office:value-type="float" office:value="23" calcext:value-type="float">
            <text:p>23</text:p>
          </table:table-cell>
          <table:table-cell table:formula="of:=TRIM(RIGHT([.C133];LEN([.C133])-[.H133]-2))" office:value-type="string" office:string-value="Chris Bouchard" calcext:value-type="string">
            <text:p>Chris Bouchard</text:p>
          </table:table-cell>
          <table:table-cell office:value-type="string" calcext:value-type="string">
            <text:p>Q30242281</text:p>
          </table:table-cell>
          <table:table-cell table:formula="of:=+RIGHT([.A133];LEN([.A133])-31)" office:value-type="string" office:string-value="Q293219" calcext:value-type="string">
            <text:p>Q293219</text:p>
          </table:table-cell>
          <table:table-cell office:value-type="string" calcext:value-type="string">
            <text:p>P57</text:p>
          </table:table-cell>
          <table:table-cell table:formula="of:=+[.J133]" office:value-type="string" office:string-value="Q30242281" calcext:value-type="string">
            <text:p>Q30242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204495</text:p>
          </table:table-cell>
          <table:table-cell office:value-type="string" calcext:value-type="string">
            <text:p>The Perfect Neighbor</text:p>
          </table:table-cell>
          <table:table-cell office:value-type="string" calcext:value-type="string">
            <text:p>Canadian TV Movie (2005) directed by Douglas Jackso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134])" office:value-type="float" office:value="35" calcext:value-type="float">
            <text:p>35</text:p>
          </table:table-cell>
          <table:table-cell table:formula="of:=TRIM(RIGHT([.C134];LEN([.C134])-[.H134]-2))" office:value-type="string" office:string-value="Douglas Jackson" calcext:value-type="string">
            <text:p>Douglas Jackson</text:p>
          </table:table-cell>
          <table:table-cell office:value-type="string" calcext:value-type="string">
            <text:p>Q3038006</text:p>
          </table:table-cell>
          <table:table-cell table:formula="of:=+RIGHT([.A134];LEN([.A134])-31)" office:value-type="string" office:string-value="Q3204495" calcext:value-type="string">
            <text:p>Q3204495</text:p>
          </table:table-cell>
          <table:table-cell office:value-type="string" calcext:value-type="string">
            <text:p>P57</text:p>
          </table:table-cell>
          <table:table-cell table:formula="of:=+[.J134]" office:value-type="string" office:string-value="Q3038006" calcext:value-type="string">
            <text:p>Q30380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752315</text:p>
          </table:table-cell>
          <table:table-cell office:value-type="string" calcext:value-type="string">
            <text:p>Relativity</text:p>
          </table:table-cell>
          <table:table-cell office:value-type="string" calcext:value-type="string">
            <text:p>film (1966) by Ed Emshwiller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table:formula="of:=SEARCH(&quot;by &quot;;[.C135])" office:value-type="float" office:value="13" calcext:value-type="float">
            <text:p>13</text:p>
          </table:table-cell>
          <table:table-cell table:formula="of:=TRIM(RIGHT([.C135];LEN([.C135])-[.H135]-2))" office:value-type="string" office:string-value="Ed Emshwiller" calcext:value-type="string">
            <text:p>Ed Emshwiller</text:p>
          </table:table-cell>
          <table:table-cell office:value-type="string" calcext:value-type="string">
            <text:p>Q3047169</text:p>
          </table:table-cell>
          <table:table-cell table:formula="of:=+RIGHT([.A135];LEN([.A135])-31)" office:value-type="string" office:string-value="Q55752315" calcext:value-type="string">
            <text:p>Q55752315</text:p>
          </table:table-cell>
          <table:table-cell office:value-type="string" calcext:value-type="string">
            <text:p>P57</text:p>
          </table:table-cell>
          <table:table-cell table:formula="of:=+[.J135]" office:value-type="string" office:string-value="Q3047169" calcext:value-type="string">
            <text:p>Q30471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6720689</text:p>
          </table:table-cell>
          <table:table-cell office:value-type="string" calcext:value-type="string">
            <text:p>La guerra de los pasteles</text:p>
          </table:table-cell>
          <table:table-cell office:value-type="string" calcext:value-type="string">
            <text:p>1944 Mexican film by Emilio Gómez Muriel</text:p>
          </table:table-cell>
          <table:table-cell table:number-columns-repeated="3"/>
          <table:table-cell office:value-type="float" office:value="1944" calcext:value-type="float">
            <text:p>1944</text:p>
          </table:table-cell>
          <table:table-cell table:formula="of:=SEARCH(&quot;by &quot;;[.C136])" office:value-type="float" office:value="19" calcext:value-type="float">
            <text:p>19</text:p>
          </table:table-cell>
          <table:table-cell table:formula="of:=TRIM(RIGHT([.C136];LEN([.C136])-[.H136]-2))" office:value-type="string" office:string-value="Emilio Gómez Muriel" calcext:value-type="string">
            <text:p>Emilio Gómez Muriel</text:p>
          </table:table-cell>
          <table:table-cell office:value-type="string" calcext:value-type="string">
            <text:p>Q3052328</text:p>
          </table:table-cell>
          <table:table-cell table:formula="of:=+RIGHT([.A136];LEN([.A136])-31)" office:value-type="string" office:string-value="Q26720689" calcext:value-type="string">
            <text:p>Q26720689</text:p>
          </table:table-cell>
          <table:table-cell office:value-type="string" calcext:value-type="string">
            <text:p>P57</text:p>
          </table:table-cell>
          <table:table-cell table:formula="of:=+[.J136]" office:value-type="string" office:string-value="Q3052328" calcext:value-type="string">
            <text:p>Q30523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45037</text:p>
          </table:table-cell>
          <table:table-cell office:value-type="string" calcext:value-type="string">
            <text:p>West Bound Limited</text:p>
          </table:table-cell>
          <table:table-cell office:value-type="string" calcext:value-type="string">
            <text:p>1937 American action film directed by Ford Beebe</text:p>
          </table:table-cell>
          <table:table-cell table:number-columns-repeated="3"/>
          <table:table-cell office:value-type="float" office:value="1937" calcext:value-type="float">
            <text:p>1937</text:p>
          </table:table-cell>
          <table:table-cell table:formula="of:=SEARCH(&quot;by &quot;;[.C137])" office:value-type="float" office:value="36" calcext:value-type="float">
            <text:p>36</text:p>
          </table:table-cell>
          <table:table-cell table:formula="of:=TRIM(RIGHT([.C137];LEN([.C137])-[.H137]-2))" office:value-type="string" office:string-value="Ford Beebe" calcext:value-type="string">
            <text:p>Ford Beebe</text:p>
          </table:table-cell>
          <table:table-cell office:value-type="string" calcext:value-type="string">
            <text:p>Q3077064</text:p>
          </table:table-cell>
          <table:table-cell table:formula="of:=+RIGHT([.A137];LEN([.A137])-31)" office:value-type="string" office:string-value="Q56045037" calcext:value-type="string">
            <text:p>Q56045037</text:p>
          </table:table-cell>
          <table:table-cell office:value-type="string" calcext:value-type="string">
            <text:p>P57</text:p>
          </table:table-cell>
          <table:table-cell table:formula="of:=+[.J137]" office:value-type="string" office:string-value="Q3077064" calcext:value-type="string">
            <text:p>Q30770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7940417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1920 British silent fantasy film directed by George Edwardes-Hall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table:formula="of:=SEARCH(&quot;by &quot;;[.C138])" office:value-type="float" office:value="43" calcext:value-type="float">
            <text:p>43</text:p>
          </table:table-cell>
          <table:table-cell table:formula="of:=TRIM(RIGHT([.C138];LEN([.C138])-[.H138]-2))" office:value-type="string" office:string-value="George Edwardes-Hall" calcext:value-type="string">
            <text:p>George Edwardes-Hall</text:p>
          </table:table-cell>
          <table:table-cell office:value-type="string" calcext:value-type="string">
            <text:p>Q3101547</text:p>
          </table:table-cell>
          <table:table-cell table:formula="of:=+RIGHT([.A138];LEN([.A138])-31)" office:value-type="string" office:string-value="Q27940417" calcext:value-type="string">
            <text:p>Q27940417</text:p>
          </table:table-cell>
          <table:table-cell office:value-type="string" calcext:value-type="string">
            <text:p>P57</text:p>
          </table:table-cell>
          <table:table-cell table:formula="of:=+[.J138]" office:value-type="string" office:string-value="Q3101547" calcext:value-type="string">
            <text:p>Q31015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14295</text:p>
          </table:table-cell>
          <table:table-cell office:value-type="string" calcext:value-type="string">
            <text:p>If Tomorrow Comes</text:p>
          </table:table-cell>
          <table:table-cell office:value-type="string" calcext:value-type="string">
            <text:p>1971 American TV film directed by George McCowan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table:formula="of:=SEARCH(&quot;by &quot;;[.C139])" office:value-type="float" office:value="32" calcext:value-type="float">
            <text:p>32</text:p>
          </table:table-cell>
          <table:table-cell table:formula="of:=TRIM(RIGHT([.C139];LEN([.C139])-[.H139]-2))" office:value-type="string" office:string-value="George McCowan" calcext:value-type="string">
            <text:p>George McCowan</text:p>
          </table:table-cell>
          <table:table-cell office:value-type="string" calcext:value-type="string">
            <text:p>Q3101750</text:p>
          </table:table-cell>
          <table:table-cell table:formula="of:=+RIGHT([.A139];LEN([.A139])-31)" office:value-type="string" office:string-value="Q55614295" calcext:value-type="string">
            <text:p>Q55614295</text:p>
          </table:table-cell>
          <table:table-cell office:value-type="string" calcext:value-type="string">
            <text:p>P57</text:p>
          </table:table-cell>
          <table:table-cell table:formula="of:=+[.J139]" office:value-type="string" office:string-value="Q3101750" calcext:value-type="string">
            <text:p>Q31017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270911</text:p>
          </table:table-cell>
          <table:table-cell office:value-type="string" calcext:value-type="string">
            <text:p>Diamond Safari</text:p>
          </table:table-cell>
          <table:table-cell office:value-type="string" calcext:value-type="string">
            <text:p>1958 film by Gerald Mayer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table:formula="of:=SEARCH(&quot;by &quot;;[.C140])" office:value-type="float" office:value="11" calcext:value-type="float">
            <text:p>11</text:p>
          </table:table-cell>
          <table:table-cell table:formula="of:=TRIM(RIGHT([.C140];LEN([.C140])-[.H140]-2))" office:value-type="string" office:string-value="Gerald Mayer" calcext:value-type="string">
            <text:p>Gerald Mayer</text:p>
          </table:table-cell>
          <table:table-cell office:value-type="string" calcext:value-type="string">
            <text:p>Q3103897</text:p>
          </table:table-cell>
          <table:table-cell table:formula="of:=+RIGHT([.A140];LEN([.A140])-31)" office:value-type="string" office:string-value="Q5270911" calcext:value-type="string">
            <text:p>Q5270911</text:p>
          </table:table-cell>
          <table:table-cell office:value-type="string" calcext:value-type="string">
            <text:p>P57</text:p>
          </table:table-cell>
          <table:table-cell table:formula="of:=+[.J140]" office:value-type="string" office:string-value="Q3103897" calcext:value-type="string">
            <text:p>Q31038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5422335</text:p>
          </table:table-cell>
          <table:table-cell office:value-type="string" calcext:value-type="string">
            <text:p>After the Storm</text:p>
          </table:table-cell>
          <table:table-cell office:value-type="string" calcext:value-type="string">
            <text:p>2001 US television film directed by Guy Ferland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141])" office:value-type="float" office:value="34" calcext:value-type="float">
            <text:p>34</text:p>
          </table:table-cell>
          <table:table-cell table:formula="of:=TRIM(RIGHT([.C141];LEN([.C141])-[.H141]-2))" office:value-type="string" office:string-value="Guy Ferland" calcext:value-type="string">
            <text:p>Guy Ferland</text:p>
          </table:table-cell>
          <table:table-cell office:value-type="string" calcext:value-type="string">
            <text:p>Q3121773</text:p>
          </table:table-cell>
          <table:table-cell table:formula="of:=+RIGHT([.A141];LEN([.A141])-31)" office:value-type="string" office:string-value="Q25422335" calcext:value-type="string">
            <text:p>Q25422335</text:p>
          </table:table-cell>
          <table:table-cell office:value-type="string" calcext:value-type="string">
            <text:p>P57</text:p>
          </table:table-cell>
          <table:table-cell table:formula="of:=+[.J141]" office:value-type="string" office:string-value="Q3121773" calcext:value-type="string">
            <text:p>Q31217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98168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944 animated short by <text:s/>Chuck Jones</text:p>
          </table:table-cell>
          <table:table-cell table:number-columns-repeated="3"/>
          <table:table-cell office:value-type="float" office:value="1944" calcext:value-type="float">
            <text:p>1944</text:p>
          </table:table-cell>
          <table:table-cell table:formula="of:=SEARCH(&quot;by &quot;;[.C142])" office:value-type="float" office:value="21" calcext:value-type="float">
            <text:p>21</text:p>
          </table:table-cell>
          <table:table-cell table:formula="of:=TRIM(RIGHT([.C142];LEN([.C142])-[.H142]-2))" office:value-type="string" office:string-value="Chuck Jones" calcext:value-type="string">
            <text:p>Chuck Jones</text:p>
          </table:table-cell>
          <table:table-cell office:value-type="string" calcext:value-type="string">
            <text:p>Q312657</text:p>
          </table:table-cell>
          <table:table-cell table:formula="of:=+RIGHT([.A142];LEN([.A142])-31)" office:value-type="string" office:string-value="Q16981689" calcext:value-type="string">
            <text:p>Q16981689</text:p>
          </table:table-cell>
          <table:table-cell office:value-type="string" calcext:value-type="string">
            <text:p>P57</text:p>
          </table:table-cell>
          <table:table-cell table:formula="of:=+[.J142]" office:value-type="string" office:string-value="Q312657" calcext:value-type="string">
            <text:p>Q3126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6462232</text:p>
          </table:table-cell>
          <table:table-cell office:value-type="string" calcext:value-type="string">
            <text:p>La Diosa virgen</text:p>
          </table:table-cell>
          <table:table-cell office:value-type="string" calcext:value-type="string">
            <text:p>1973 film by Armando Bó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 table:formula="of:=SEARCH(&quot;by &quot;;[.C143])" office:value-type="float" office:value="11" calcext:value-type="float">
            <text:p>11</text:p>
          </table:table-cell>
          <table:table-cell table:formula="of:=TRIM(RIGHT([.C143];LEN([.C143])-[.H143]-2))" office:value-type="string" office:string-value="Armando Bó" calcext:value-type="string">
            <text:p>Armando Bó</text:p>
          </table:table-cell>
          <table:table-cell office:value-type="string" calcext:value-type="string">
            <text:p>Q3183784</text:p>
          </table:table-cell>
          <table:table-cell table:formula="of:=+RIGHT([.A143];LEN([.A143])-31)" office:value-type="string" office:string-value="Q6462232" calcext:value-type="string">
            <text:p>Q6462232</text:p>
          </table:table-cell>
          <table:table-cell office:value-type="string" calcext:value-type="string">
            <text:p>P57</text:p>
          </table:table-cell>
          <table:table-cell table:formula="of:=+[.J143]" office:value-type="string" office:string-value="Q3183784" calcext:value-type="string">
            <text:p>Q31837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7940637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lost 1912 silent film drama directed by Joseph A. Golden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table:formula="of:=SEARCH(&quot;by &quot;;[.C144])" office:value-type="float" office:value="38" calcext:value-type="float">
            <text:p>38</text:p>
          </table:table-cell>
          <table:table-cell table:formula="of:=TRIM(RIGHT([.C144];LEN([.C144])-[.H144]-2))" office:value-type="string" office:string-value="Joseph A. Golden" calcext:value-type="string">
            <text:p>Joseph A. Golden</text:p>
          </table:table-cell>
          <table:table-cell office:value-type="string" calcext:value-type="string">
            <text:p>Q3184456</text:p>
          </table:table-cell>
          <table:table-cell table:formula="of:=+RIGHT([.A144];LEN([.A144])-31)" office:value-type="string" office:string-value="Q27940637" calcext:value-type="string">
            <text:p>Q27940637</text:p>
          </table:table-cell>
          <table:table-cell office:value-type="string" calcext:value-type="string">
            <text:p>P57</text:p>
          </table:table-cell>
          <table:table-cell table:formula="of:=+[.J144]" office:value-type="string" office:string-value="Q3184456" calcext:value-type="string">
            <text:p>Q31844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274281</text:p>
          </table:table-cell>
          <table:table-cell office:value-type="string" calcext:value-type="string">
            <text:p>Mademoiselle O</text:p>
          </table:table-cell>
          <table:table-cell office:value-type="string" calcext:value-type="string">
            <text:p>1994 film by Jérôme Foulon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formula="of:=SEARCH(&quot;by &quot;;[.C145])" office:value-type="float" office:value="11" calcext:value-type="float">
            <text:p>11</text:p>
          </table:table-cell>
          <table:table-cell table:formula="of:=TRIM(RIGHT([.C145];LEN([.C145])-[.H145]-2))" office:value-type="string" office:string-value="Jérôme Foulon" calcext:value-type="string">
            <text:p>Jérôme Foulon</text:p>
          </table:table-cell>
          <table:table-cell office:value-type="string" calcext:value-type="string">
            <text:p>Q3190901</text:p>
          </table:table-cell>
          <table:table-cell table:formula="of:=+RIGHT([.A145];LEN([.A145])-31)" office:value-type="string" office:string-value="Q4274281" calcext:value-type="string">
            <text:p>Q4274281</text:p>
          </table:table-cell>
          <table:table-cell office:value-type="string" calcext:value-type="string">
            <text:p>P57</text:p>
          </table:table-cell>
          <table:table-cell table:formula="of:=+[.J145]" office:value-type="string" office:string-value="Q3190901" calcext:value-type="string">
            <text:p>Q31909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7011618</text:p>
          </table:table-cell>
          <table:table-cell office:value-type="string" calcext:value-type="string">
            <text:p>Le nez</text:p>
          </table:table-cell>
          <table:table-cell office:value-type="string" calcext:value-type="string">
            <text:p>2014 documentary film by Kim Nguye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146])" office:value-type="float" office:value="23" calcext:value-type="float">
            <text:p>23</text:p>
          </table:table-cell>
          <table:table-cell table:formula="of:=TRIM(RIGHT([.C146];LEN([.C146])-[.H146]-2))" office:value-type="string" office:string-value="Kim Nguyen" calcext:value-type="string">
            <text:p>Kim Nguyen</text:p>
          </table:table-cell>
          <table:table-cell office:value-type="string" calcext:value-type="string">
            <text:p>Q3196779</text:p>
          </table:table-cell>
          <table:table-cell table:formula="of:=+RIGHT([.A146];LEN([.A146])-31)" office:value-type="string" office:string-value="Q47011618" calcext:value-type="string">
            <text:p>Q47011618</text:p>
          </table:table-cell>
          <table:table-cell office:value-type="string" calcext:value-type="string">
            <text:p>P57</text:p>
          </table:table-cell>
          <table:table-cell table:formula="of:=+[.J146]" office:value-type="string" office:string-value="Q3196779" calcext:value-type="string">
            <text:p>Q31967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9032475</text:p>
          </table:table-cell>
          <table:table-cell office:value-type="string" calcext:value-type="string">
            <text:p>La lupa</text:p>
          </table:table-cell>
          <table:table-cell office:value-type="string" calcext:value-type="string">
            <text:p>1955 film by Luis Lucia Mingarro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 table:formula="of:=SEARCH(&quot;by &quot;;[.C147])" office:value-type="float" office:value="11" calcext:value-type="float">
            <text:p>11</text:p>
          </table:table-cell>
          <table:table-cell table:formula="of:=TRIM(RIGHT([.C147];LEN([.C147])-[.H147]-2))" office:value-type="string" office:string-value="Luis Lucia Mingarro" calcext:value-type="string">
            <text:p>Luis Lucia Mingarro</text:p>
          </table:table-cell>
          <table:table-cell office:value-type="string" calcext:value-type="string">
            <text:p>Q3266736</text:p>
          </table:table-cell>
          <table:table-cell table:formula="of:=+RIGHT([.A147];LEN([.A147])-31)" office:value-type="string" office:string-value="Q29032475" calcext:value-type="string">
            <text:p>Q29032475</text:p>
          </table:table-cell>
          <table:table-cell office:value-type="string" calcext:value-type="string">
            <text:p>P57</text:p>
          </table:table-cell>
          <table:table-cell table:formula="of:=+[.J147]" office:value-type="string" office:string-value="Q3266736" calcext:value-type="string">
            <text:p>Q32667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548755</text:p>
          </table:table-cell>
          <table:table-cell office:value-type="string" calcext:value-type="string">
            <text:p>Someday My Dad Will Come</text:p>
          </table:table-cell>
          <table:table-cell office:value-type="string" calcext:value-type="string">
            <text:p>2012 film by Martin Valent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148])" office:value-type="float" office:value="11" calcext:value-type="float">
            <text:p>11</text:p>
          </table:table-cell>
          <table:table-cell table:formula="of:=TRIM(RIGHT([.C148];LEN([.C148])-[.H148]-2))" office:value-type="string" office:string-value="Martin Valente" calcext:value-type="string">
            <text:p>Martin Valente</text:p>
          </table:table-cell>
          <table:table-cell office:value-type="string" calcext:value-type="string">
            <text:p>Q3295656</text:p>
          </table:table-cell>
          <table:table-cell table:formula="of:=+RIGHT([.A148];LEN([.A148])-31)" office:value-type="string" office:string-value="Q3548755" calcext:value-type="string">
            <text:p>Q3548755</text:p>
          </table:table-cell>
          <table:table-cell office:value-type="string" calcext:value-type="string">
            <text:p>P57</text:p>
          </table:table-cell>
          <table:table-cell table:formula="of:=+[.J148]" office:value-type="string" office:string-value="Q3295656" calcext:value-type="string">
            <text:p>Q32956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5206061</text:p>
          </table:table-cell>
          <table:table-cell office:value-type="string" calcext:value-type="string">
            <text:p>Taboo</text:p>
          </table:table-cell>
          <table:table-cell office:value-type="string" calcext:value-type="string">
            <text:p>Mystery Thriller film directed by Max Makowski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149])" office:value-type="float" office:value="32" calcext:value-type="float">
            <text:p>32</text:p>
          </table:table-cell>
          <table:table-cell table:formula="of:=TRIM(RIGHT([.C149];LEN([.C149])-[.H149]-2))" office:value-type="string" office:string-value="Max Makowski" calcext:value-type="string">
            <text:p>Max Makowski</text:p>
          </table:table-cell>
          <table:table-cell office:value-type="string" calcext:value-type="string">
            <text:p>Q3302216</text:p>
          </table:table-cell>
          <table:table-cell table:formula="of:=+RIGHT([.A149];LEN([.A149])-31)" office:value-type="string" office:string-value="Q15206061" calcext:value-type="string">
            <text:p>Q15206061</text:p>
          </table:table-cell>
          <table:table-cell office:value-type="string" calcext:value-type="string">
            <text:p>P57</text:p>
          </table:table-cell>
          <table:table-cell table:formula="of:=+[.J149]" office:value-type="string" office:string-value="Q3302216" calcext:value-type="string">
            <text:p>Q3302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45024</text:p>
          </table:table-cell>
          <table:table-cell office:value-type="string" calcext:value-type="string">
            <text:p>Rise and Walk: The Dennis Byrd Story</text:p>
          </table:table-cell>
          <table:table-cell office:value-type="string" calcext:value-type="string">
            <text:p>1994 American drama film directed by Michael Dinner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formula="of:=SEARCH(&quot;by &quot;;[.C150])" office:value-type="float" office:value="35" calcext:value-type="float">
            <text:p>35</text:p>
          </table:table-cell>
          <table:table-cell table:formula="of:=TRIM(RIGHT([.C150];LEN([.C150])-[.H150]-2))" office:value-type="string" office:string-value="Michael Dinner" calcext:value-type="string">
            <text:p>Michael Dinner</text:p>
          </table:table-cell>
          <table:table-cell office:value-type="string" calcext:value-type="string">
            <text:p>Q3308148</text:p>
          </table:table-cell>
          <table:table-cell table:formula="of:=+RIGHT([.A150];LEN([.A150])-31)" office:value-type="string" office:string-value="Q56045024" calcext:value-type="string">
            <text:p>Q56045024</text:p>
          </table:table-cell>
          <table:table-cell office:value-type="string" calcext:value-type="string">
            <text:p>P57</text:p>
          </table:table-cell>
          <table:table-cell table:formula="of:=+[.J150]" office:value-type="string" office:string-value="Q3308148" calcext:value-type="string">
            <text:p>Q3308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41162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2003 film by Michael Stevens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151])" office:value-type="float" office:value="11" calcext:value-type="float">
            <text:p>11</text:p>
          </table:table-cell>
          <table:table-cell table:formula="of:=TRIM(RIGHT([.C151];LEN([.C151])-[.H151]-2))" office:value-type="string" office:string-value="Michael Stevens" calcext:value-type="string">
            <text:p>Michael Stevens</text:p>
          </table:table-cell>
          <table:table-cell office:value-type="string" calcext:value-type="string">
            <text:p>Q3308529</text:p>
          </table:table-cell>
          <table:table-cell table:formula="of:=+RIGHT([.A151];LEN([.A151])-31)" office:value-type="string" office:string-value="Q3411622" calcext:value-type="string">
            <text:p>Q3411622</text:p>
          </table:table-cell>
          <table:table-cell office:value-type="string" calcext:value-type="string">
            <text:p>P57</text:p>
          </table:table-cell>
          <table:table-cell table:formula="of:=+[.J151]" office:value-type="string" office:string-value="Q3308529" calcext:value-type="string">
            <text:p>Q33085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133638</text:p>
          </table:table-cell>
          <table:table-cell office:value-type="string" calcext:value-type="string">
            <text:p>Climax</text:p>
          </table:table-cell>
          <table:table-cell office:value-type="string" calcext:value-type="string">
            <text:p>1965 Norwegian drama film directed by Rolf Clemens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table:formula="of:=SEARCH(&quot;by &quot;;[.C152])" office:value-type="float" office:value="36" calcext:value-type="float">
            <text:p>36</text:p>
          </table:table-cell>
          <table:table-cell table:formula="of:=TRIM(RIGHT([.C152];LEN([.C152])-[.H152]-2))" office:value-type="string" office:string-value="Rolf Clemens" calcext:value-type="string">
            <text:p>Rolf Clemens</text:p>
          </table:table-cell>
          <table:table-cell office:value-type="string" calcext:value-type="string">
            <text:p>Q33436629</text:p>
          </table:table-cell>
          <table:table-cell table:formula="of:=+RIGHT([.A152];LEN([.A152])-31)" office:value-type="string" office:string-value="Q5133638" calcext:value-type="string">
            <text:p>Q5133638</text:p>
          </table:table-cell>
          <table:table-cell office:value-type="string" calcext:value-type="string">
            <text:p>P57</text:p>
          </table:table-cell>
          <table:table-cell table:formula="of:=+[.J152]" office:value-type="string" office:string-value="Q33436629" calcext:value-type="string">
            <text:p>Q334366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165077</text:p>
          </table:table-cell>
          <table:table-cell office:value-type="string" calcext:value-type="string">
            <text:p>Wu Dang</text:p>
          </table:table-cell>
          <table:table-cell office:value-type="string" calcext:value-type="string">
            <text:p>2012 film by Patrick Leung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153])" office:value-type="float" office:value="11" calcext:value-type="float">
            <text:p>11</text:p>
          </table:table-cell>
          <table:table-cell table:formula="of:=TRIM(RIGHT([.C153];LEN([.C153])-[.H153]-2))" office:value-type="string" office:string-value="Patrick Leung" calcext:value-type="string">
            <text:p>Patrick Leung</text:p>
          </table:table-cell>
          <table:table-cell office:value-type="string" calcext:value-type="string">
            <text:p>Q3369626</text:p>
          </table:table-cell>
          <table:table-cell table:formula="of:=+RIGHT([.A153];LEN([.A153])-31)" office:value-type="string" office:string-value="Q2165077" calcext:value-type="string">
            <text:p>Q2165077</text:p>
          </table:table-cell>
          <table:table-cell office:value-type="string" calcext:value-type="string">
            <text:p>P57</text:p>
          </table:table-cell>
          <table:table-cell table:formula="of:=+[.J153]" office:value-type="string" office:string-value="Q3369626" calcext:value-type="string">
            <text:p>Q33696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9651841</text:p>
          </table:table-cell>
          <table:table-cell office:value-type="string" calcext:value-type="string">
            <text:p>Bats in the Belfry</text:p>
          </table:table-cell>
          <table:table-cell office:value-type="string" calcext:value-type="string">
            <text:p>1960 film directed by Paul J. Smith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formula="of:=SEARCH(&quot;by &quot;;[.C154])" office:value-type="float" office:value="20" calcext:value-type="float">
            <text:p>20</text:p>
          </table:table-cell>
          <table:table-cell table:formula="of:=TRIM(RIGHT([.C154];LEN([.C154])-[.H154]-2))" office:value-type="string" office:string-value="Paul J. Smith" calcext:value-type="string">
            <text:p>Paul J. Smith</text:p>
          </table:table-cell>
          <table:table-cell office:value-type="string" calcext:value-type="string">
            <text:p>Q3371503</text:p>
          </table:table-cell>
          <table:table-cell table:formula="of:=+RIGHT([.A154];LEN([.A154])-31)" office:value-type="string" office:string-value="Q9651841" calcext:value-type="string">
            <text:p>Q9651841</text:p>
          </table:table-cell>
          <table:table-cell office:value-type="string" calcext:value-type="string">
            <text:p>P57</text:p>
          </table:table-cell>
          <table:table-cell table:formula="of:=+[.J154]" office:value-type="string" office:string-value="Q3371503" calcext:value-type="string">
            <text:p>Q33715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747670</text:p>
          </table:table-cell>
          <table:table-cell office:value-type="string" calcext:value-type="string">
            <text:p>The Little Minister</text:p>
          </table:table-cell>
          <table:table-cell office:value-type="string" calcext:value-type="string">
            <text:p>1921 film by Penrhyn Stanlaws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table:formula="of:=SEARCH(&quot;by &quot;;[.C155])" office:value-type="float" office:value="11" calcext:value-type="float">
            <text:p>11</text:p>
          </table:table-cell>
          <table:table-cell table:formula="of:=TRIM(RIGHT([.C155];LEN([.C155])-[.H155]-2))" office:value-type="string" office:string-value="Penrhyn Stanlaws" calcext:value-type="string">
            <text:p>Penrhyn Stanlaws</text:p>
          </table:table-cell>
          <table:table-cell office:value-type="string" calcext:value-type="string">
            <text:p>Q3374809</text:p>
          </table:table-cell>
          <table:table-cell table:formula="of:=+RIGHT([.A155];LEN([.A155])-31)" office:value-type="string" office:string-value="Q7747670" calcext:value-type="string">
            <text:p>Q7747670</text:p>
          </table:table-cell>
          <table:table-cell office:value-type="string" calcext:value-type="string">
            <text:p>P57</text:p>
          </table:table-cell>
          <table:table-cell table:formula="of:=+[.J155]" office:value-type="string" office:string-value="Q3374809" calcext:value-type="string">
            <text:p>Q33748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985213</text:p>
          </table:table-cell>
          <table:table-cell office:value-type="string" calcext:value-type="string">
            <text:p>Coming Through</text:p>
          </table:table-cell>
          <table:table-cell office:value-type="string" calcext:value-type="string">
            <text:p>1985 British TV movie by Peter Barber-Fleming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formula="of:=SEARCH(&quot;by &quot;;[.C156])" office:value-type="float" office:value="23" calcext:value-type="float">
            <text:p>23</text:p>
          </table:table-cell>
          <table:table-cell table:formula="of:=TRIM(RIGHT([.C156];LEN([.C156])-[.H156]-2))" office:value-type="string" office:string-value="Peter Barber-Fleming" calcext:value-type="string">
            <text:p>Peter Barber-Fleming</text:p>
          </table:table-cell>
          <table:table-cell office:value-type="string" calcext:value-type="string">
            <text:p>Q3376438</text:p>
          </table:table-cell>
          <table:table-cell table:formula="of:=+RIGHT([.A156];LEN([.A156])-31)" office:value-type="string" office:string-value="Q2985213" calcext:value-type="string">
            <text:p>Q2985213</text:p>
          </table:table-cell>
          <table:table-cell office:value-type="string" calcext:value-type="string">
            <text:p>P57</text:p>
          </table:table-cell>
          <table:table-cell table:formula="of:=+[.J156]" office:value-type="string" office:string-value="Q3376438" calcext:value-type="string">
            <text:p>Q3376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884916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2006 film by Raphaël Jacoulot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157])" office:value-type="float" office:value="11" calcext:value-type="float">
            <text:p>11</text:p>
          </table:table-cell>
          <table:table-cell table:formula="of:=TRIM(RIGHT([.C157];LEN([.C157])-[.H157]-2))" office:value-type="string" office:string-value="Raphaël Jacoulot" calcext:value-type="string">
            <text:p>Raphaël Jacoulot</text:p>
          </table:table-cell>
          <table:table-cell office:value-type="string" calcext:value-type="string">
            <text:p>Q3419462</text:p>
          </table:table-cell>
          <table:table-cell table:formula="of:=+RIGHT([.A157];LEN([.A157])-31)" office:value-type="string" office:string-value="Q2884916" calcext:value-type="string">
            <text:p>Q2884916</text:p>
          </table:table-cell>
          <table:table-cell office:value-type="string" calcext:value-type="string">
            <text:p>P57</text:p>
          </table:table-cell>
          <table:table-cell table:formula="of:=+[.J157]" office:value-type="string" office:string-value="Q3419462" calcext:value-type="string">
            <text:p>Q34194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650576</text:p>
          </table:table-cell>
          <table:table-cell office:value-type="string" calcext:value-type="string">
            <text:p>Caldo criminale</text:p>
          </table:table-cell>
          <table:table-cell office:value-type="string" calcext:value-type="string">
            <text:p>2010 film by Eros Puglielli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58])" office:value-type="float" office:value="11" calcext:value-type="float">
            <text:p>11</text:p>
          </table:table-cell>
          <table:table-cell table:formula="of:=TRIM(RIGHT([.C158];LEN([.C158])-[.H158]-2))" office:value-type="string" office:string-value="Eros Puglielli" calcext:value-type="string">
            <text:p>Eros Puglielli</text:p>
          </table:table-cell>
          <table:table-cell office:value-type="string" calcext:value-type="string">
            <text:p>Q3429925</text:p>
          </table:table-cell>
          <table:table-cell table:formula="of:=+RIGHT([.A158];LEN([.A158])-31)" office:value-type="string" office:string-value="Q3650576" calcext:value-type="string">
            <text:p>Q3650576</text:p>
          </table:table-cell>
          <table:table-cell office:value-type="string" calcext:value-type="string">
            <text:p>P57</text:p>
          </table:table-cell>
          <table:table-cell table:formula="of:=+[.J158]" office:value-type="string" office:string-value="Q3429925" calcext:value-type="string">
            <text:p>Q3429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63177</text:p>
          </table:table-cell>
          <table:table-cell office:value-type="string" calcext:value-type="string">
            <text:p>So che ritornerai</text:p>
          </table:table-cell>
          <table:table-cell office:value-type="string" calcext:value-type="string">
            <text:p>2009 film by Eros Puglielli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159])" office:value-type="float" office:value="11" calcext:value-type="float">
            <text:p>11</text:p>
          </table:table-cell>
          <table:table-cell table:formula="of:=TRIM(RIGHT([.C159];LEN([.C159])-[.H159]-2))" office:value-type="string" office:string-value="Eros Puglielli" calcext:value-type="string">
            <text:p>Eros Puglielli</text:p>
          </table:table-cell>
          <table:table-cell office:value-type="string" calcext:value-type="string">
            <text:p>Q3429925</text:p>
          </table:table-cell>
          <table:table-cell table:formula="of:=+RIGHT([.A159];LEN([.A159])-31)" office:value-type="string" office:string-value="Q3963177" calcext:value-type="string">
            <text:p>Q3963177</text:p>
          </table:table-cell>
          <table:table-cell office:value-type="string" calcext:value-type="string">
            <text:p>P57</text:p>
          </table:table-cell>
          <table:table-cell table:formula="of:=+[.J159]" office:value-type="string" office:string-value="Q3429925" calcext:value-type="string">
            <text:p>Q3429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00106</text:p>
          </table:table-cell>
          <table:table-cell office:value-type="string" calcext:value-type="string">
            <text:p>Perry Mason: The Case of the Sinister Spirit</text:p>
          </table:table-cell>
          <table:table-cell office:value-type="string" calcext:value-type="string">
            <text:p>1987 television film by Richard Lang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160])" office:value-type="float" office:value="22" calcext:value-type="float">
            <text:p>22</text:p>
          </table:table-cell>
          <table:table-cell table:formula="of:=TRIM(RIGHT([.C160];LEN([.C160])-[.H160]-2))" office:value-type="string" office:string-value="Richard Lang" calcext:value-type="string">
            <text:p>Richard Lang</text:p>
          </table:table-cell>
          <table:table-cell office:value-type="string" calcext:value-type="string">
            <text:p>Q3430953</text:p>
          </table:table-cell>
          <table:table-cell table:formula="of:=+RIGHT([.A160];LEN([.A160])-31)" office:value-type="string" office:string-value="Q3900106" calcext:value-type="string">
            <text:p>Q3900106</text:p>
          </table:table-cell>
          <table:table-cell office:value-type="string" calcext:value-type="string">
            <text:p>P57</text:p>
          </table:table-cell>
          <table:table-cell table:formula="of:=+[.J160]" office:value-type="string" office:string-value="Q3430953" calcext:value-type="string">
            <text:p>Q34309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708913</text:p>
          </table:table-cell>
          <table:table-cell office:value-type="string" calcext:value-type="string">
            <text:p>No Other Love</text:p>
          </table:table-cell>
          <table:table-cell office:value-type="string" calcext:value-type="string">
            <text:p>1979 television film by Richard Pearce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formula="of:=SEARCH(&quot;by &quot;;[.C161])" office:value-type="float" office:value="22" calcext:value-type="float">
            <text:p>22</text:p>
          </table:table-cell>
          <table:table-cell table:formula="of:=TRIM(RIGHT([.C161];LEN([.C161])-[.H161]-2))" office:value-type="string" office:string-value="Richard Pearce" calcext:value-type="string">
            <text:p>Richard Pearce</text:p>
          </table:table-cell>
          <table:table-cell office:value-type="string" calcext:value-type="string">
            <text:p>Q3431106</text:p>
          </table:table-cell>
          <table:table-cell table:formula="of:=+RIGHT([.A161];LEN([.A161])-31)" office:value-type="string" office:string-value="Q16708913" calcext:value-type="string">
            <text:p>Q16708913</text:p>
          </table:table-cell>
          <table:table-cell office:value-type="string" calcext:value-type="string">
            <text:p>P57</text:p>
          </table:table-cell>
          <table:table-cell table:formula="of:=+[.J161]" office:value-type="string" office:string-value="Q3431106" calcext:value-type="string">
            <text:p>Q34311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00105</text:p>
          </table:table-cell>
          <table:table-cell office:value-type="string" calcext:value-type="string">
            <text:p>Perry Mason: The Case of the Murdered Madam</text:p>
          </table:table-cell>
          <table:table-cell office:value-type="string" calcext:value-type="string">
            <text:p>1987 television film by Ron Satlof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162])" office:value-type="float" office:value="22" calcext:value-type="float">
            <text:p>22</text:p>
          </table:table-cell>
          <table:table-cell table:formula="of:=TRIM(RIGHT([.C162];LEN([.C162])-[.H162]-2))" office:value-type="string" office:string-value="Ron Satlof" calcext:value-type="string">
            <text:p>Ron Satlof</text:p>
          </table:table-cell>
          <table:table-cell office:value-type="string" calcext:value-type="string">
            <text:p>Q3441449</text:p>
          </table:table-cell>
          <table:table-cell table:formula="of:=+RIGHT([.A162];LEN([.A162])-31)" office:value-type="string" office:string-value="Q3900105" calcext:value-type="string">
            <text:p>Q3900105</text:p>
          </table:table-cell>
          <table:table-cell office:value-type="string" calcext:value-type="string">
            <text:p>P57</text:p>
          </table:table-cell>
          <table:table-cell table:formula="of:=+[.J162]" office:value-type="string" office:string-value="Q3441449" calcext:value-type="string">
            <text:p>Q34414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00113</text:p>
          </table:table-cell>
          <table:table-cell office:value-type="string" calcext:value-type="string">
            <text:p>Perry Mason: The Case of the Lost Love</text:p>
          </table:table-cell>
          <table:table-cell office:value-type="string" calcext:value-type="string">
            <text:p>1987 television film by Ron Satlof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163])" office:value-type="float" office:value="22" calcext:value-type="float">
            <text:p>22</text:p>
          </table:table-cell>
          <table:table-cell table:formula="of:=TRIM(RIGHT([.C163];LEN([.C163])-[.H163]-2))" office:value-type="string" office:string-value="Ron Satlof" calcext:value-type="string">
            <text:p>Ron Satlof</text:p>
          </table:table-cell>
          <table:table-cell office:value-type="string" calcext:value-type="string">
            <text:p>Q3441449</text:p>
          </table:table-cell>
          <table:table-cell table:formula="of:=+RIGHT([.A163];LEN([.A163])-31)" office:value-type="string" office:string-value="Q3900113" calcext:value-type="string">
            <text:p>Q3900113</text:p>
          </table:table-cell>
          <table:table-cell office:value-type="string" calcext:value-type="string">
            <text:p>P57</text:p>
          </table:table-cell>
          <table:table-cell table:formula="of:=+[.J163]" office:value-type="string" office:string-value="Q3441449" calcext:value-type="string">
            <text:p>Q34414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9376</text:p>
          </table:table-cell>
          <table:table-cell office:value-type="string" calcext:value-type="string">
            <text:p>Legends of Valhalla: Thor</text:p>
          </table:table-cell>
          <table:table-cell office:value-type="string" calcext:value-type="string">
            <text:p>2011 animated film by Óskar Jónasso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164])" office:value-type="float" office:value="20" calcext:value-type="float">
            <text:p>20</text:p>
          </table:table-cell>
          <table:table-cell table:formula="of:=TRIM(RIGHT([.C164];LEN([.C164])-[.H164]-2))" office:value-type="string" office:string-value="Óskar Jónasson" calcext:value-type="string">
            <text:p>Óskar Jónasson</text:p>
          </table:table-cell>
          <table:table-cell office:value-type="string" calcext:value-type="string">
            <text:p>Q3441908</text:p>
          </table:table-cell>
          <table:table-cell table:formula="of:=+RIGHT([.A164];LEN([.A164])-31)" office:value-type="string" office:string-value="Q559376" calcext:value-type="string">
            <text:p>Q559376</text:p>
          </table:table-cell>
          <table:table-cell office:value-type="string" calcext:value-type="string">
            <text:p>P57</text:p>
          </table:table-cell>
          <table:table-cell table:formula="of:=+[.J164]" office:value-type="string" office:string-value="Q3441908" calcext:value-type="string">
            <text:p>Q34419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866956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1986 French television film directed by Sandor Stern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table:formula="of:=SEARCH(&quot;by &quot;;[.C165])" office:value-type="float" office:value="38" calcext:value-type="float">
            <text:p>38</text:p>
          </table:table-cell>
          <table:table-cell table:formula="of:=TRIM(RIGHT([.C165];LEN([.C165])-[.H165]-2))" office:value-type="string" office:string-value="Sandor Stern" calcext:value-type="string">
            <text:p>Sandor Stern</text:p>
          </table:table-cell>
          <table:table-cell office:value-type="string" calcext:value-type="string">
            <text:p>Q3471875</text:p>
          </table:table-cell>
          <table:table-cell table:formula="of:=+RIGHT([.A165];LEN([.A165])-31)" office:value-type="string" office:string-value="Q2866956" calcext:value-type="string">
            <text:p>Q2866956</text:p>
          </table:table-cell>
          <table:table-cell office:value-type="string" calcext:value-type="string">
            <text:p>P57</text:p>
          </table:table-cell>
          <table:table-cell table:formula="of:=+[.J165]" office:value-type="string" office:string-value="Q3471875" calcext:value-type="string">
            <text:p>Q34718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973059</text:p>
          </table:table-cell>
          <table:table-cell office:value-type="string" calcext:value-type="string">
            <text:p>Ciné-roman</text:p>
          </table:table-cell>
          <table:table-cell office:value-type="string" calcext:value-type="string">
            <text:p>French telefilm by Serge Moati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table:formula="of:=SEARCH(&quot;by &quot;;[.C166])" office:value-type="float" office:value="17" calcext:value-type="float">
            <text:p>17</text:p>
          </table:table-cell>
          <table:table-cell table:formula="of:=TRIM(RIGHT([.C166];LEN([.C166])-[.H166]-2))" office:value-type="string" office:string-value="Serge Moati" calcext:value-type="string">
            <text:p>Serge Moati</text:p>
          </table:table-cell>
          <table:table-cell office:value-type="string" calcext:value-type="string">
            <text:p>Q348890</text:p>
          </table:table-cell>
          <table:table-cell table:formula="of:=+RIGHT([.A166];LEN([.A166])-31)" office:value-type="string" office:string-value="Q2973059" calcext:value-type="string">
            <text:p>Q2973059</text:p>
          </table:table-cell>
          <table:table-cell office:value-type="string" calcext:value-type="string">
            <text:p>P57</text:p>
          </table:table-cell>
          <table:table-cell table:formula="of:=+[.J166]" office:value-type="string" office:string-value="Q348890" calcext:value-type="string">
            <text:p>Q3488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632166</text:p>
          </table:table-cell>
          <table:table-cell office:value-type="string" calcext:value-type="string">
            <text:p>£830,000,000 – Nick Leeson and the Fall of the House of Barings</text:p>
          </table:table-cell>
          <table:table-cell office:value-type="string" calcext:value-type="string">
            <text:p>1996 film by Adam Curtis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167])" office:value-type="float" office:value="11" calcext:value-type="float">
            <text:p>11</text:p>
          </table:table-cell>
          <table:table-cell table:formula="of:=TRIM(RIGHT([.C167];LEN([.C167])-[.H167]-2))" office:value-type="string" office:string-value="Adam Curtis" calcext:value-type="string">
            <text:p>Adam Curtis</text:p>
          </table:table-cell>
          <table:table-cell office:value-type="string" calcext:value-type="string">
            <text:p>Q349069</text:p>
          </table:table-cell>
          <table:table-cell table:formula="of:=+RIGHT([.A167];LEN([.A167])-31)" office:value-type="string" office:string-value="Q4632166" calcext:value-type="string">
            <text:p>Q4632166</text:p>
          </table:table-cell>
          <table:table-cell office:value-type="string" calcext:value-type="string">
            <text:p>P57</text:p>
          </table:table-cell>
          <table:table-cell table:formula="of:=+[.J167]" office:value-type="string" office:string-value="Q349069" calcext:value-type="string">
            <text:p>Q3490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13813</text:p>
          </table:table-cell>
          <table:table-cell office:value-type="string" calcext:value-type="string">
            <text:p>Hitched</text:p>
          </table:table-cell>
          <table:table-cell office:value-type="string" calcext:value-type="string">
            <text:p>2005 American television film directed by Thomas Carter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168])" office:value-type="float" office:value="40" calcext:value-type="float">
            <text:p>40</text:p>
          </table:table-cell>
          <table:table-cell table:formula="of:=TRIM(RIGHT([.C168];LEN([.C168])-[.H168]-2))" office:value-type="string" office:string-value="Thomas Carter" calcext:value-type="string">
            <text:p>Thomas Carter</text:p>
          </table:table-cell>
          <table:table-cell office:value-type="string" calcext:value-type="string">
            <text:p>Q3524978</text:p>
          </table:table-cell>
          <table:table-cell table:formula="of:=+RIGHT([.A168];LEN([.A168])-31)" office:value-type="string" office:string-value="Q55613813" calcext:value-type="string">
            <text:p>Q55613813</text:p>
          </table:table-cell>
          <table:table-cell office:value-type="string" calcext:value-type="string">
            <text:p>P57</text:p>
          </table:table-cell>
          <table:table-cell table:formula="of:=+[.J168]" office:value-type="string" office:string-value="Q3524978" calcext:value-type="string">
            <text:p>Q35249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8511242</text:p>
          </table:table-cell>
          <table:table-cell office:value-type="string" calcext:value-type="string">
            <text:p>Unspeakable</text:p>
          </table:table-cell>
          <table:table-cell office:value-type="string" calcext:value-type="string">
            <text:p>2002 horror film directed by Thomas J. Wright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169])" office:value-type="float" office:value="27" calcext:value-type="float">
            <text:p>27</text:p>
          </table:table-cell>
          <table:table-cell table:formula="of:=TRIM(RIGHT([.C169];LEN([.C169])-[.H169]-2))" office:value-type="string" office:string-value="Thomas J. Wright" calcext:value-type="string">
            <text:p>Thomas J. Wright</text:p>
          </table:table-cell>
          <table:table-cell office:value-type="string" calcext:value-type="string">
            <text:p>Q3525240</text:p>
          </table:table-cell>
          <table:table-cell table:formula="of:=+RIGHT([.A169];LEN([.A169])-31)" office:value-type="string" office:string-value="Q18511242" calcext:value-type="string">
            <text:p>Q18511242</text:p>
          </table:table-cell>
          <table:table-cell office:value-type="string" calcext:value-type="string">
            <text:p>P57</text:p>
          </table:table-cell>
          <table:table-cell table:formula="of:=+[.J169]" office:value-type="string" office:string-value="Q3525240" calcext:value-type="string">
            <text:p>Q35252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2432646</text:p>
          </table:table-cell>
          <table:table-cell office:value-type="string" calcext:value-type="string">
            <text:p>The Christmas Star</text:p>
          </table:table-cell>
          <table:table-cell office:value-type="string" calcext:value-type="string">
            <text:p>film from 1986 by Alan Shapiro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table:formula="of:=SEARCH(&quot;by &quot;;[.C170])" office:value-type="float" office:value="16" calcext:value-type="float">
            <text:p>16</text:p>
          </table:table-cell>
          <table:table-cell table:formula="of:=TRIM(RIGHT([.C170];LEN([.C170])-[.H170]-2))" office:value-type="string" office:string-value="Alan Shapiro" calcext:value-type="string">
            <text:p>Alan Shapiro</text:p>
          </table:table-cell>
          <table:table-cell office:value-type="string" calcext:value-type="string">
            <text:p>Q3607772</text:p>
          </table:table-cell>
          <table:table-cell table:formula="of:=+RIGHT([.A170];LEN([.A170])-31)" office:value-type="string" office:string-value="Q42432646" calcext:value-type="string">
            <text:p>Q42432646</text:p>
          </table:table-cell>
          <table:table-cell office:value-type="string" calcext:value-type="string">
            <text:p>P57</text:p>
          </table:table-cell>
          <table:table-cell table:formula="of:=+[.J170]" office:value-type="string" office:string-value="Q3607772" calcext:value-type="string">
            <text:p>Q36077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797034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2008 film directed by Charles T. Kangani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171])" office:value-type="float" office:value="20" calcext:value-type="float">
            <text:p>20</text:p>
          </table:table-cell>
          <table:table-cell table:formula="of:=TRIM(RIGHT([.C171];LEN([.C171])-[.H171]-2))" office:value-type="string" office:string-value="Charles T. Kanganis" calcext:value-type="string">
            <text:p>Charles T. Kanganis</text:p>
          </table:table-cell>
          <table:table-cell office:value-type="string" calcext:value-type="string">
            <text:p>Q36475856</text:p>
          </table:table-cell>
          <table:table-cell table:formula="of:=+RIGHT([.A171];LEN([.A171])-31)" office:value-type="string" office:string-value="Q3797034" calcext:value-type="string">
            <text:p>Q3797034</text:p>
          </table:table-cell>
          <table:table-cell office:value-type="string" calcext:value-type="string">
            <text:p>P57</text:p>
          </table:table-cell>
          <table:table-cell table:formula="of:=+[.J171]" office:value-type="string" office:string-value="Q36475856" calcext:value-type="string">
            <text:p>Q364758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596968</text:p>
          </table:table-cell>
          <table:table-cell office:value-type="string" calcext:value-type="string">
            <text:p>The Killing Time</text:p>
          </table:table-cell>
          <table:table-cell office:value-type="string" calcext:value-type="string">
            <text:p>1987 film by Rick King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172])" office:value-type="float" office:value="11" calcext:value-type="float">
            <text:p>11</text:p>
          </table:table-cell>
          <table:table-cell table:formula="of:=TRIM(RIGHT([.C172];LEN([.C172])-[.H172]-2))" office:value-type="string" office:string-value="Rick King" calcext:value-type="string">
            <text:p>Rick King</text:p>
          </table:table-cell>
          <table:table-cell office:value-type="string" calcext:value-type="string">
            <text:p>Q36477884</text:p>
          </table:table-cell>
          <table:table-cell table:formula="of:=+RIGHT([.A172];LEN([.A172])-31)" office:value-type="string" office:string-value="Q1596968" calcext:value-type="string">
            <text:p>Q1596968</text:p>
          </table:table-cell>
          <table:table-cell office:value-type="string" calcext:value-type="string">
            <text:p>P57</text:p>
          </table:table-cell>
          <table:table-cell table:formula="of:=+[.J172]" office:value-type="string" office:string-value="Q36477884" calcext:value-type="string">
            <text:p>Q364778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642707</text:p>
          </table:table-cell>
          <table:table-cell office:value-type="string" calcext:value-type="string">
            <text:p>Apokalypso - Bombenstimmung in Berlin</text:p>
          </table:table-cell>
          <table:table-cell office:value-type="string" calcext:value-type="string">
            <text:p>1999 television film by Martin Walz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173])" office:value-type="float" office:value="22" calcext:value-type="float">
            <text:p>22</text:p>
          </table:table-cell>
          <table:table-cell table:formula="of:=TRIM(RIGHT([.C173];LEN([.C173])-[.H173]-2))" office:value-type="string" office:string-value="Martin Walz" calcext:value-type="string">
            <text:p>Martin Walz</text:p>
          </table:table-cell>
          <table:table-cell office:value-type="string" calcext:value-type="string">
            <text:p>Q36482668</text:p>
          </table:table-cell>
          <table:table-cell table:formula="of:=+RIGHT([.A173];LEN([.A173])-31)" office:value-type="string" office:string-value="Q30642707" calcext:value-type="string">
            <text:p>Q30642707</text:p>
          </table:table-cell>
          <table:table-cell office:value-type="string" calcext:value-type="string">
            <text:p>P57</text:p>
          </table:table-cell>
          <table:table-cell table:formula="of:=+[.J173]" office:value-type="string" office:string-value="Q36482668" calcext:value-type="string">
            <text:p>Q364826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92501</text:p>
          </table:table-cell>
          <table:table-cell office:value-type="string" calcext:value-type="string">
            <text:p>The Sign of the Cactus</text:p>
          </table:table-cell>
          <table:table-cell office:value-type="string" calcext:value-type="string">
            <text:p>1925 American western film directed by Clifford Smith</text:p>
          </table:table-cell>
          <table:table-cell table:number-columns-repeated="3"/>
          <table:table-cell office:value-type="float" office:value="1925" calcext:value-type="float">
            <text:p>1925</text:p>
          </table:table-cell>
          <table:table-cell table:formula="of:=SEARCH(&quot;by &quot;;[.C174])" office:value-type="float" office:value="37" calcext:value-type="float">
            <text:p>37</text:p>
          </table:table-cell>
          <table:table-cell table:formula="of:=TRIM(RIGHT([.C174];LEN([.C174])-[.H174]-2))" office:value-type="string" office:string-value="Clifford Smith" calcext:value-type="string">
            <text:p>Clifford Smith</text:p>
          </table:table-cell>
          <table:table-cell office:value-type="string" calcext:value-type="string">
            <text:p>Q3680696</text:p>
          </table:table-cell>
          <table:table-cell table:formula="of:=+RIGHT([.A174];LEN([.A174])-31)" office:value-type="string" office:string-value="Q56092501" calcext:value-type="string">
            <text:p>Q56092501</text:p>
          </table:table-cell>
          <table:table-cell office:value-type="string" calcext:value-type="string">
            <text:p>P57</text:p>
          </table:table-cell>
          <table:table-cell table:formula="of:=+[.J174]" office:value-type="string" office:string-value="Q3680696" calcext:value-type="string">
            <text:p>Q36806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92506</text:p>
          </table:table-cell>
          <table:table-cell office:value-type="string" calcext:value-type="string">
            <text:p>A Roaring Adventure</text:p>
          </table:table-cell>
          <table:table-cell office:value-type="string" calcext:value-type="string">
            <text:p>1925 American silent western film directed by Clifford Smith</text:p>
          </table:table-cell>
          <table:table-cell table:number-columns-repeated="3"/>
          <table:table-cell office:value-type="float" office:value="1925" calcext:value-type="float">
            <text:p>1925</text:p>
          </table:table-cell>
          <table:table-cell table:formula="of:=SEARCH(&quot;by &quot;;[.C175])" office:value-type="float" office:value="44" calcext:value-type="float">
            <text:p>44</text:p>
          </table:table-cell>
          <table:table-cell table:formula="of:=TRIM(RIGHT([.C175];LEN([.C175])-[.H175]-2))" office:value-type="string" office:string-value="Clifford Smith" calcext:value-type="string">
            <text:p>Clifford Smith</text:p>
          </table:table-cell>
          <table:table-cell office:value-type="string" calcext:value-type="string">
            <text:p>Q3680696</text:p>
          </table:table-cell>
          <table:table-cell table:formula="of:=+RIGHT([.A175];LEN([.A175])-31)" office:value-type="string" office:string-value="Q56092506" calcext:value-type="string">
            <text:p>Q56092506</text:p>
          </table:table-cell>
          <table:table-cell office:value-type="string" calcext:value-type="string">
            <text:p>P57</text:p>
          </table:table-cell>
          <table:table-cell table:formula="of:=+[.J175]" office:value-type="string" office:string-value="Q3680696" calcext:value-type="string">
            <text:p>Q36806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64072</text:p>
          </table:table-cell>
          <table:table-cell office:value-type="string" calcext:value-type="string">
            <text:p>Facing the Enemy</text:p>
          </table:table-cell>
          <table:table-cell office:value-type="string" calcext:value-type="string">
            <text:p>2001 film by Robert Malenfant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176])" office:value-type="float" office:value="11" calcext:value-type="float">
            <text:p>11</text:p>
          </table:table-cell>
          <table:table-cell table:formula="of:=TRIM(RIGHT([.C176];LEN([.C176])-[.H176]-2))" office:value-type="string" office:string-value="Robert Malenfant" calcext:value-type="string">
            <text:p>Robert Malenfant</text:p>
          </table:table-cell>
          <table:table-cell office:value-type="string" calcext:value-type="string">
            <text:p>Q36841706</text:p>
          </table:table-cell>
          <table:table-cell table:formula="of:=+RIGHT([.A176];LEN([.A176])-31)" office:value-type="string" office:string-value="Q3064072" calcext:value-type="string">
            <text:p>Q3064072</text:p>
          </table:table-cell>
          <table:table-cell office:value-type="string" calcext:value-type="string">
            <text:p>P57</text:p>
          </table:table-cell>
          <table:table-cell table:formula="of:=+[.J176]" office:value-type="string" office:string-value="Q36841706" calcext:value-type="string">
            <text:p>Q368417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2668966</text:p>
          </table:table-cell>
          <table:table-cell office:value-type="string" calcext:value-type="string">
            <text:p>The Red Thread</text:p>
          </table:table-cell>
          <table:table-cell office:value-type="string" calcext:value-type="string">
            <text:p>2016 film by Daniela Goggi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177])" office:value-type="float" office:value="11" calcext:value-type="float">
            <text:p>11</text:p>
          </table:table-cell>
          <table:table-cell table:formula="of:=TRIM(RIGHT([.C177];LEN([.C177])-[.H177]-2))" office:value-type="string" office:string-value="Daniela Goggi" calcext:value-type="string">
            <text:p>Daniela Goggi</text:p>
          </table:table-cell>
          <table:table-cell office:value-type="string" calcext:value-type="string">
            <text:p>Q3701801</text:p>
          </table:table-cell>
          <table:table-cell table:formula="of:=+RIGHT([.A177];LEN([.A177])-31)" office:value-type="string" office:string-value="Q22668966" calcext:value-type="string">
            <text:p>Q22668966</text:p>
          </table:table-cell>
          <table:table-cell office:value-type="string" calcext:value-type="string">
            <text:p>P57</text:p>
          </table:table-cell>
          <table:table-cell table:formula="of:=+[.J177]" office:value-type="string" office:string-value="Q3701801" calcext:value-type="string">
            <text:p>Q37018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974960</text:p>
          </table:table-cell>
          <table:table-cell office:value-type="string" calcext:value-type="string">
            <text:p>Clair Obscur</text:p>
          </table:table-cell>
          <table:table-cell office:value-type="string" calcext:value-type="string">
            <text:p>2005 film by Benjamin Lemair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178])" office:value-type="float" office:value="11" calcext:value-type="float">
            <text:p>11</text:p>
          </table:table-cell>
          <table:table-cell table:formula="of:=TRIM(RIGHT([.C178];LEN([.C178])-[.H178]-2))" office:value-type="string" office:string-value="Benjamin Lemaire" calcext:value-type="string">
            <text:p>Benjamin Lemaire</text:p>
          </table:table-cell>
          <table:table-cell office:value-type="string" calcext:value-type="string">
            <text:p>Q37644555</text:p>
          </table:table-cell>
          <table:table-cell table:formula="of:=+RIGHT([.A178];LEN([.A178])-31)" office:value-type="string" office:string-value="Q2974960" calcext:value-type="string">
            <text:p>Q2974960</text:p>
          </table:table-cell>
          <table:table-cell office:value-type="string" calcext:value-type="string">
            <text:p>P57</text:p>
          </table:table-cell>
          <table:table-cell table:formula="of:=+[.J178]" office:value-type="string" office:string-value="Q37644555" calcext:value-type="string">
            <text:p>Q376445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154503</text:p>
          </table:table-cell>
          <table:table-cell office:value-type="string" calcext:value-type="string">
            <text:p>Mexican War Pictures</text:p>
          </table:table-cell>
          <table:table-cell office:value-type="string" calcext:value-type="string">
            <text:p>1913 silent film produced by William A. Brady</text:p>
          </table:table-cell>
          <table:table-cell table:number-columns-repeated="3"/>
          <table:table-cell office:value-type="float" office:value="1913" calcext:value-type="float">
            <text:p>1913</text:p>
          </table:table-cell>
          <table:table-cell table:formula="of:=SEARCH(&quot;by &quot;;[.C179])" office:value-type="float" office:value="27" calcext:value-type="float">
            <text:p>27</text:p>
          </table:table-cell>
          <table:table-cell table:formula="of:=TRIM(RIGHT([.C179];LEN([.C179])-[.H179]-2))" office:value-type="string" office:string-value="William A. Brady" calcext:value-type="string">
            <text:p>William A. Brady</text:p>
          </table:table-cell>
          <table:table-cell office:value-type="string" calcext:value-type="string">
            <text:p>Q3783491</text:p>
          </table:table-cell>
          <table:table-cell table:formula="of:=+RIGHT([.A179];LEN([.A179])-31)" office:value-type="string" office:string-value="Q17154503" calcext:value-type="string">
            <text:p>Q17154503</text:p>
          </table:table-cell>
          <table:table-cell office:value-type="string" calcext:value-type="string">
            <text:p>P57</text:p>
          </table:table-cell>
          <table:table-cell table:formula="of:=+[.J179]" office:value-type="string" office:string-value="Q3783491" calcext:value-type="string">
            <text:p>Q37834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53126</text:p>
          </table:table-cell>
          <table:table-cell office:value-type="string" calcext:value-type="string">
            <text:p>#Female Pleasure</text:p>
          </table:table-cell>
          <table:table-cell office:value-type="string" calcext:value-type="string">
            <text:p>2018 film directed by Barbara Miller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formula="of:=SEARCH(&quot;by &quot;;[.C180])" office:value-type="float" office:value="20" calcext:value-type="float">
            <text:p>20</text:p>
          </table:table-cell>
          <table:table-cell table:formula="of:=TRIM(RIGHT([.C180];LEN([.C180])-[.H180]-2))" office:value-type="string" office:string-value="Barbara Miller" calcext:value-type="string">
            <text:p>Barbara Miller</text:p>
          </table:table-cell>
          <table:table-cell office:value-type="string" calcext:value-type="string">
            <text:p>Q37999432</text:p>
          </table:table-cell>
          <table:table-cell table:formula="of:=+RIGHT([.A180];LEN([.A180])-31)" office:value-type="string" office:string-value="Q55653126" calcext:value-type="string">
            <text:p>Q55653126</text:p>
          </table:table-cell>
          <table:table-cell office:value-type="string" calcext:value-type="string">
            <text:p>P57</text:p>
          </table:table-cell>
          <table:table-cell table:formula="of:=+[.J180]" office:value-type="string" office:string-value="Q37999432" calcext:value-type="string">
            <text:p>Q37999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2278851</text:p>
          </table:table-cell>
          <table:table-cell office:value-type="string" calcext:value-type="string">
            <text:p>Days of Experience</text:p>
          </table:table-cell>
          <table:table-cell office:value-type="string" calcext:value-type="string">
            <text:p>1965 film directed by Branko Gapo</text:p>
          </table:table-cell>
          <table:table-cell table:number-columns-repeated="4"/>
          <table:table-cell table:formula="of:=SEARCH(&quot;by &quot;;[.C181])" office:value-type="float" office:value="20" calcext:value-type="float">
            <text:p>20</text:p>
          </table:table-cell>
          <table:table-cell table:formula="of:=TRIM(RIGHT([.C181];LEN([.C181])-[.H181]-2))" office:value-type="string" office:string-value="Branko Gapo" calcext:value-type="string">
            <text:p>Branko Gapo</text:p>
          </table:table-cell>
          <table:table-cell office:value-type="string" calcext:value-type="string">
            <text:p>Q3808794</text:p>
          </table:table-cell>
          <table:table-cell table:formula="of:=+RIGHT([.A181];LEN([.A181])-31)" office:value-type="string" office:string-value="Q12278851" calcext:value-type="string">
            <text:p>Q12278851</text:p>
          </table:table-cell>
          <table:table-cell office:value-type="string" calcext:value-type="string">
            <text:p>P57</text:p>
          </table:table-cell>
          <table:table-cell table:formula="of:=+[.J181]" office:value-type="string" office:string-value="Q3808794" calcext:value-type="string">
            <text:p>Q38087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654322</text:p>
          </table:table-cell>
          <table:table-cell office:value-type="string" calcext:value-type="string">
            <text:p>The Bag of Flour</text:p>
          </table:table-cell>
          <table:table-cell office:value-type="string" calcext:value-type="string">
            <text:p>2012 film directed by Kadija Lecler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182])" office:value-type="float" office:value="20" calcext:value-type="float">
            <text:p>20</text:p>
          </table:table-cell>
          <table:table-cell table:formula="of:=TRIM(RIGHT([.C182];LEN([.C182])-[.H182]-2))" office:value-type="string" office:string-value="Kadija Leclere" calcext:value-type="string">
            <text:p>Kadija Leclere</text:p>
          </table:table-cell>
          <table:table-cell office:value-type="string" calcext:value-type="string">
            <text:p>Q3812421</text:p>
          </table:table-cell>
          <table:table-cell table:formula="of:=+RIGHT([.A182];LEN([.A182])-31)" office:value-type="string" office:string-value="Q16654322" calcext:value-type="string">
            <text:p>Q16654322</text:p>
          </table:table-cell>
          <table:table-cell office:value-type="string" calcext:value-type="string">
            <text:p>P57</text:p>
          </table:table-cell>
          <table:table-cell table:formula="of:=+[.J182]" office:value-type="string" office:string-value="Q3812421" calcext:value-type="string">
            <text:p>Q38124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234039</text:p>
          </table:table-cell>
          <table:table-cell office:value-type="string" calcext:value-type="string">
            <text:p>David Garrick</text:p>
          </table:table-cell>
          <table:table-cell office:value-type="string" calcext:value-type="string">
            <text:p>1913 film directed by Leedham Bantock</text:p>
          </table:table-cell>
          <table:table-cell table:number-columns-repeated="3"/>
          <table:table-cell office:value-type="float" office:value="1913" calcext:value-type="float">
            <text:p>1913</text:p>
          </table:table-cell>
          <table:table-cell table:formula="of:=SEARCH(&quot;by &quot;;[.C183])" office:value-type="float" office:value="20" calcext:value-type="float">
            <text:p>20</text:p>
          </table:table-cell>
          <table:table-cell table:formula="of:=TRIM(RIGHT([.C183];LEN([.C183])-[.H183]-2))" office:value-type="string" office:string-value="Leedham Bantock" calcext:value-type="string">
            <text:p>Leedham Bantock</text:p>
          </table:table-cell>
          <table:table-cell office:value-type="string" calcext:value-type="string">
            <text:p>Q3829395</text:p>
          </table:table-cell>
          <table:table-cell table:formula="of:=+RIGHT([.A183];LEN([.A183])-31)" office:value-type="string" office:string-value="Q5234039" calcext:value-type="string">
            <text:p>Q5234039</text:p>
          </table:table-cell>
          <table:table-cell office:value-type="string" calcext:value-type="string">
            <text:p>P57</text:p>
          </table:table-cell>
          <table:table-cell table:formula="of:=+[.J183]" office:value-type="string" office:string-value="Q3829395" calcext:value-type="string">
            <text:p>Q38293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9581738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1991 TV film directed by Roger Vadim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formula="of:=SEARCH(&quot;by &quot;;[.C184])" office:value-type="float" office:value="23" calcext:value-type="float">
            <text:p>23</text:p>
          </table:table-cell>
          <table:table-cell table:formula="of:=TRIM(RIGHT([.C184];LEN([.C184])-[.H184]-2))" office:value-type="string" office:string-value="Roger Vadim" calcext:value-type="string">
            <text:p>Roger Vadim</text:p>
          </table:table-cell>
          <table:table-cell office:value-type="string" calcext:value-type="string">
            <text:p>Q383420</text:p>
          </table:table-cell>
          <table:table-cell table:formula="of:=+RIGHT([.A184];LEN([.A184])-31)" office:value-type="string" office:string-value="Q19581738" calcext:value-type="string">
            <text:p>Q19581738</text:p>
          </table:table-cell>
          <table:table-cell office:value-type="string" calcext:value-type="string">
            <text:p>P57</text:p>
          </table:table-cell>
          <table:table-cell table:formula="of:=+[.J184]" office:value-type="string" office:string-value="Q383420" calcext:value-type="string">
            <text:p>Q3834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5203133</text:p>
          </table:table-cell>
          <table:table-cell office:value-type="string" calcext:value-type="string">
            <text:p>Amour Fou</text:p>
          </table:table-cell>
          <table:table-cell office:value-type="string" calcext:value-type="string">
            <text:p>1993 French TV movie written and directed by Roger Vadim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formula="of:=SEARCH(&quot;by &quot;;[.C185])" office:value-type="float" office:value="43" calcext:value-type="float">
            <text:p>43</text:p>
          </table:table-cell>
          <table:table-cell table:formula="of:=TRIM(RIGHT([.C185];LEN([.C185])-[.H185]-2))" office:value-type="string" office:string-value="Roger Vadim" calcext:value-type="string">
            <text:p>Roger Vadim</text:p>
          </table:table-cell>
          <table:table-cell office:value-type="string" calcext:value-type="string">
            <text:p>Q383420</text:p>
          </table:table-cell>
          <table:table-cell table:formula="of:=+RIGHT([.A185];LEN([.A185])-31)" office:value-type="string" office:string-value="Q25203133" calcext:value-type="string">
            <text:p>Q25203133</text:p>
          </table:table-cell>
          <table:table-cell office:value-type="string" calcext:value-type="string">
            <text:p>P57</text:p>
          </table:table-cell>
          <table:table-cell table:formula="of:=+[.J185]" office:value-type="string" office:string-value="Q383420" calcext:value-type="string">
            <text:p>Q3834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347959</text:p>
          </table:table-cell>
          <table:table-cell office:value-type="string" calcext:value-type="string">
            <text:p>The Long Weekend</text:p>
          </table:table-cell>
          <table:table-cell office:value-type="string" calcext:value-type="string">
            <text:p>2005 film by Pat Holde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186])" office:value-type="float" office:value="11" calcext:value-type="float">
            <text:p>11</text:p>
          </table:table-cell>
          <table:table-cell table:formula="of:=TRIM(RIGHT([.C186];LEN([.C186])-[.H186]-2))" office:value-type="string" office:string-value="Pat Holden" calcext:value-type="string">
            <text:p>Pat Holden</text:p>
          </table:table-cell>
          <table:table-cell office:value-type="string" calcext:value-type="string">
            <text:p>Q3897544</text:p>
          </table:table-cell>
          <table:table-cell table:formula="of:=+RIGHT([.A186];LEN([.A186])-31)" office:value-type="string" office:string-value="Q1347959" calcext:value-type="string">
            <text:p>Q1347959</text:p>
          </table:table-cell>
          <table:table-cell office:value-type="string" calcext:value-type="string">
            <text:p>P57</text:p>
          </table:table-cell>
          <table:table-cell table:formula="of:=+[.J186]" office:value-type="string" office:string-value="Q3897544" calcext:value-type="string">
            <text:p>Q38975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45061</text:p>
          </table:table-cell>
          <table:table-cell office:value-type="string" calcext:value-type="string">
            <text:p>In for Thirty Days</text:p>
          </table:table-cell>
          <table:table-cell office:value-type="string" calcext:value-type="string">
            <text:p>1919 American silent comedy film, directed by Webster Cullison</text:p>
          </table:table-cell>
          <table:table-cell table:number-columns-repeated="3"/>
          <table:table-cell office:value-type="float" office:value="1919" calcext:value-type="float">
            <text:p>1919</text:p>
          </table:table-cell>
          <table:table-cell table:formula="of:=SEARCH(&quot;by &quot;;[.C187])" office:value-type="float" office:value="44" calcext:value-type="float">
            <text:p>44</text:p>
          </table:table-cell>
          <table:table-cell table:formula="of:=TRIM(RIGHT([.C187];LEN([.C187])-[.H187]-2))" office:value-type="string" office:string-value="Webster Cullison" calcext:value-type="string">
            <text:p>Webster Cullison</text:p>
          </table:table-cell>
          <table:table-cell office:value-type="string" calcext:value-type="string">
            <text:p>Q4018731</text:p>
          </table:table-cell>
          <table:table-cell table:formula="of:=+RIGHT([.A187];LEN([.A187])-31)" office:value-type="string" office:string-value="Q56045061" calcext:value-type="string">
            <text:p>Q56045061</text:p>
          </table:table-cell>
          <table:table-cell office:value-type="string" calcext:value-type="string">
            <text:p>P57</text:p>
          </table:table-cell>
          <table:table-cell table:formula="of:=+[.J187]" office:value-type="string" office:string-value="Q4018731" calcext:value-type="string">
            <text:p>Q40187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503447</text:p>
          </table:table-cell>
          <table:table-cell office:value-type="string" calcext:value-type="string">
            <text:p>Shred 2</text:p>
          </table:table-cell>
          <table:table-cell office:value-type="string" calcext:value-type="string">
            <text:p>2009 film by David Mitchell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188])" office:value-type="float" office:value="11" calcext:value-type="float">
            <text:p>11</text:p>
          </table:table-cell>
          <table:table-cell table:formula="of:=TRIM(RIGHT([.C188];LEN([.C188])-[.H188]-2))" office:value-type="string" office:string-value="David Mitchell" calcext:value-type="string">
            <text:p>David Mitchell</text:p>
          </table:table-cell>
          <table:table-cell office:value-type="string" calcext:value-type="string">
            <text:p>Q40479</text:p>
          </table:table-cell>
          <table:table-cell table:formula="of:=+RIGHT([.A188];LEN([.A188])-31)" office:value-type="string" office:string-value="Q7503447" calcext:value-type="string">
            <text:p>Q7503447</text:p>
          </table:table-cell>
          <table:table-cell office:value-type="string" calcext:value-type="string">
            <text:p>P57</text:p>
          </table:table-cell>
          <table:table-cell table:formula="of:=+[.J188]" office:value-type="string" office:string-value="Q40479" calcext:value-type="string">
            <text:p>Q404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806839</text:p>
          </table:table-cell>
          <table:table-cell office:value-type="string" calcext:value-type="string">
            <text:p>Downhill Willy</text:p>
          </table:table-cell>
          <table:table-cell office:value-type="string" calcext:value-type="string">
            <text:p>1996 film by David Mitchell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189])" office:value-type="float" office:value="11" calcext:value-type="float">
            <text:p>11</text:p>
          </table:table-cell>
          <table:table-cell table:formula="of:=TRIM(RIGHT([.C189];LEN([.C189])-[.H189]-2))" office:value-type="string" office:string-value="David Mitchell" calcext:value-type="string">
            <text:p>David Mitchell</text:p>
          </table:table-cell>
          <table:table-cell office:value-type="string" calcext:value-type="string">
            <text:p>Q40479</text:p>
          </table:table-cell>
          <table:table-cell table:formula="of:=+RIGHT([.A189];LEN([.A189])-31)" office:value-type="string" office:string-value="Q30806839" calcext:value-type="string">
            <text:p>Q30806839</text:p>
          </table:table-cell>
          <table:table-cell office:value-type="string" calcext:value-type="string">
            <text:p>P57</text:p>
          </table:table-cell>
          <table:table-cell table:formula="of:=+[.J189]" office:value-type="string" office:string-value="Q40479" calcext:value-type="string">
            <text:p>Q404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20491</text:p>
          </table:table-cell>
          <table:table-cell office:value-type="string" calcext:value-type="string">
            <text:p>No Greater Love</text:p>
          </table:table-cell>
          <table:table-cell office:value-type="string" calcext:value-type="string">
            <text:p>2010 British documentary film by Michael Whyt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90])" office:value-type="float" office:value="31" calcext:value-type="float">
            <text:p>31</text:p>
          </table:table-cell>
          <table:table-cell table:formula="of:=TRIM(RIGHT([.C190];LEN([.C190])-[.H190]-2))" office:value-type="string" office:string-value="Michael Whyte" calcext:value-type="string">
            <text:p>Michael Whyte</text:p>
          </table:table-cell>
          <table:table-cell office:value-type="string" calcext:value-type="string">
            <text:p>Q41622126</text:p>
          </table:table-cell>
          <table:table-cell table:formula="of:=+RIGHT([.A190];LEN([.A190])-31)" office:value-type="string" office:string-value="Q3020491" calcext:value-type="string">
            <text:p>Q3020491</text:p>
          </table:table-cell>
          <table:table-cell office:value-type="string" calcext:value-type="string">
            <text:p>P57</text:p>
          </table:table-cell>
          <table:table-cell table:formula="of:=+[.J190]" office:value-type="string" office:string-value="Q41622126" calcext:value-type="string">
            <text:p>Q41622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19318</text:p>
          </table:table-cell>
          <table:table-cell office:value-type="string" calcext:value-type="string">
            <text:p>Anything for Love</text:p>
          </table:table-cell>
          <table:table-cell office:value-type="string" calcext:value-type="string">
            <text:p>2016 television film directed by Terry Ingram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191])" office:value-type="float" office:value="31" calcext:value-type="float">
            <text:p>31</text:p>
          </table:table-cell>
          <table:table-cell table:formula="of:=TRIM(RIGHT([.C191];LEN([.C191])-[.H191]-2))" office:value-type="string" office:string-value="Terry Ingram" calcext:value-type="string">
            <text:p>Terry Ingram</text:p>
          </table:table-cell>
          <table:table-cell office:value-type="string" calcext:value-type="string">
            <text:p>Q42008241</text:p>
          </table:table-cell>
          <table:table-cell table:formula="of:=+RIGHT([.A191];LEN([.A191])-31)" office:value-type="string" office:string-value="Q55619318" calcext:value-type="string">
            <text:p>Q55619318</text:p>
          </table:table-cell>
          <table:table-cell office:value-type="string" calcext:value-type="string">
            <text:p>P57</text:p>
          </table:table-cell>
          <table:table-cell table:formula="of:=+[.J191]" office:value-type="string" office:string-value="Q42008241" calcext:value-type="string">
            <text:p>Q42008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94445</text:p>
          </table:table-cell>
          <table:table-cell office:value-type="string" calcext:value-type="string">
            <text:p>Hats Off to Christmas!</text:p>
          </table:table-cell>
          <table:table-cell office:value-type="string" calcext:value-type="string">
            <text:p>2013 television film directed by Terry Ingram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192])" office:value-type="float" office:value="31" calcext:value-type="float">
            <text:p>31</text:p>
          </table:table-cell>
          <table:table-cell table:formula="of:=TRIM(RIGHT([.C192];LEN([.C192])-[.H192]-2))" office:value-type="string" office:string-value="Terry Ingram" calcext:value-type="string">
            <text:p>Terry Ingram</text:p>
          </table:table-cell>
          <table:table-cell office:value-type="string" calcext:value-type="string">
            <text:p>Q42008241</text:p>
          </table:table-cell>
          <table:table-cell table:formula="of:=+RIGHT([.A192];LEN([.A192])-31)" office:value-type="string" office:string-value="Q55694445" calcext:value-type="string">
            <text:p>Q55694445</text:p>
          </table:table-cell>
          <table:table-cell office:value-type="string" calcext:value-type="string">
            <text:p>P57</text:p>
          </table:table-cell>
          <table:table-cell table:formula="of:=+[.J192]" office:value-type="string" office:string-value="Q42008241" calcext:value-type="string">
            <text:p>Q42008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94914</text:p>
          </table:table-cell>
          <table:table-cell office:value-type="string" calcext:value-type="string">
            <text:p>Grand Prix</text:p>
          </table:table-cell>
          <table:table-cell office:value-type="string" calcext:value-type="string">
            <text:p>1934 British sports drama film by St. John Legh Clowes</text:p>
          </table:table-cell>
          <table:table-cell table:number-columns-repeated="3"/>
          <table:table-cell office:value-type="float" office:value="1934" calcext:value-type="float">
            <text:p>1934</text:p>
          </table:table-cell>
          <table:table-cell table:formula="of:=SEARCH(&quot;by &quot;;[.C193])" office:value-type="float" office:value="32" calcext:value-type="float">
            <text:p>32</text:p>
          </table:table-cell>
          <table:table-cell table:formula="of:=TRIM(RIGHT([.C193];LEN([.C193])-[.H193]-2))" office:value-type="string" office:string-value="St. John Legh Clowes" calcext:value-type="string">
            <text:p>St. John Legh Clowes</text:p>
          </table:table-cell>
          <table:table-cell office:value-type="string" calcext:value-type="string">
            <text:p>Q42411148</text:p>
          </table:table-cell>
          <table:table-cell table:formula="of:=+RIGHT([.A193];LEN([.A193])-31)" office:value-type="string" office:string-value="Q5594914" calcext:value-type="string">
            <text:p>Q5594914</text:p>
          </table:table-cell>
          <table:table-cell office:value-type="string" calcext:value-type="string">
            <text:p>P57</text:p>
          </table:table-cell>
          <table:table-cell table:formula="of:=+[.J193]" office:value-type="string" office:string-value="Q42411148" calcext:value-type="string">
            <text:p>Q424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8017913</text:p>
          </table:table-cell>
          <table:table-cell office:value-type="string" calcext:value-type="string">
            <text:p>William S. Burroughs: A Man Within</text:p>
          </table:table-cell>
          <table:table-cell office:value-type="string" calcext:value-type="string">
            <text:p>2010 film directed by Yony Leyser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94])" office:value-type="float" office:value="20" calcext:value-type="float">
            <text:p>20</text:p>
          </table:table-cell>
          <table:table-cell table:formula="of:=TRIM(RIGHT([.C194];LEN([.C194])-[.H194]-2))" office:value-type="string" office:string-value="Yony Leyser" calcext:value-type="string">
            <text:p>Yony Leyser</text:p>
          </table:table-cell>
          <table:table-cell office:value-type="string" calcext:value-type="string">
            <text:p>Q43429486</text:p>
          </table:table-cell>
          <table:table-cell table:formula="of:=+RIGHT([.A194];LEN([.A194])-31)" office:value-type="string" office:string-value="Q8017913" calcext:value-type="string">
            <text:p>Q8017913</text:p>
          </table:table-cell>
          <table:table-cell office:value-type="string" calcext:value-type="string">
            <text:p>P57</text:p>
          </table:table-cell>
          <table:table-cell table:formula="of:=+[.J194]" office:value-type="string" office:string-value="Q43429486" calcext:value-type="string">
            <text:p>Q434294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55037</text:p>
          </table:table-cell>
          <table:table-cell office:value-type="string" calcext:value-type="string">
            <text:p>Forever Chape</text:p>
          </table:table-cell>
          <table:table-cell office:value-type="string" calcext:value-type="string">
            <text:p>2018 documentary film by Luis Ara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formula="of:=SEARCH(&quot;by &quot;;[.C195])" office:value-type="float" office:value="23" calcext:value-type="float">
            <text:p>23</text:p>
          </table:table-cell>
          <table:table-cell table:formula="of:=TRIM(RIGHT([.C195];LEN([.C195])-[.H195]-2))" office:value-type="string" office:string-value="Luis Ara" calcext:value-type="string">
            <text:p>Luis Ara</text:p>
          </table:table-cell>
          <table:table-cell office:value-type="string" calcext:value-type="string">
            <text:p>Q43960596</text:p>
          </table:table-cell>
          <table:table-cell table:formula="of:=+RIGHT([.A195];LEN([.A195])-31)" office:value-type="string" office:string-value="Q56055037" calcext:value-type="string">
            <text:p>Q56055037</text:p>
          </table:table-cell>
          <table:table-cell office:value-type="string" calcext:value-type="string">
            <text:p>P57</text:p>
          </table:table-cell>
          <table:table-cell table:formula="of:=+[.J195]" office:value-type="string" office:string-value="Q43960596" calcext:value-type="string">
            <text:p>Q439605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305463</text:p>
          </table:table-cell>
          <table:table-cell office:value-type="string" calcext:value-type="string">
            <text:p>My Perestroika</text:p>
          </table:table-cell>
          <table:table-cell office:value-type="string" calcext:value-type="string">
            <text:p>2010 film directed by Michael Davi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196])" office:value-type="float" office:value="20" calcext:value-type="float">
            <text:p>20</text:p>
          </table:table-cell>
          <table:table-cell table:formula="of:=TRIM(RIGHT([.C196];LEN([.C196])-[.H196]-2))" office:value-type="string" office:string-value="Michael Davis" calcext:value-type="string">
            <text:p>Michael Davis</text:p>
          </table:table-cell>
          <table:table-cell office:value-type="string" calcext:value-type="string">
            <text:p>Q457124</text:p>
          </table:table-cell>
          <table:table-cell table:formula="of:=+RIGHT([.A196];LEN([.A196])-31)" office:value-type="string" office:string-value="Q4305463" calcext:value-type="string">
            <text:p>Q4305463</text:p>
          </table:table-cell>
          <table:table-cell office:value-type="string" calcext:value-type="string">
            <text:p>P57</text:p>
          </table:table-cell>
          <table:table-cell table:formula="of:=+[.J196]" office:value-type="string" office:string-value="Q457124" calcext:value-type="string">
            <text:p>Q4571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7970895</text:p>
          </table:table-cell>
          <table:table-cell office:value-type="string" calcext:value-type="string">
            <text:p>The People vs. John Doe</text:p>
          </table:table-cell>
          <table:table-cell office:value-type="string" calcext:value-type="string">
            <text:p>1916 film by Lois Weber</text:p>
          </table:table-cell>
          <table:table-cell table:number-columns-repeated="3"/>
          <table:table-cell office:value-type="float" office:value="1916" calcext:value-type="float">
            <text:p>1916</text:p>
          </table:table-cell>
          <table:table-cell table:formula="of:=SEARCH(&quot;by &quot;;[.C197])" office:value-type="float" office:value="11" calcext:value-type="float">
            <text:p>11</text:p>
          </table:table-cell>
          <table:table-cell table:formula="of:=TRIM(RIGHT([.C197];LEN([.C197])-[.H197]-2))" office:value-type="string" office:string-value="Lois Weber" calcext:value-type="string">
            <text:p>Lois Weber</text:p>
          </table:table-cell>
          <table:table-cell office:value-type="string" calcext:value-type="string">
            <text:p>Q462440</text:p>
          </table:table-cell>
          <table:table-cell table:formula="of:=+RIGHT([.A197];LEN([.A197])-31)" office:value-type="string" office:string-value="Q47970895" calcext:value-type="string">
            <text:p>Q47970895</text:p>
          </table:table-cell>
          <table:table-cell office:value-type="string" calcext:value-type="string">
            <text:p>P57</text:p>
          </table:table-cell>
          <table:table-cell table:formula="of:=+[.J197]" office:value-type="string" office:string-value="Q462440" calcext:value-type="string">
            <text:p>Q4624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310454</text:p>
          </table:table-cell>
          <table:table-cell office:value-type="string" calcext:value-type="string">
            <text:p>Gnasoundari</text:p>
          </table:table-cell>
          <table:table-cell office:value-type="string" calcext:value-type="string">
            <text:p>1935 film by A. Narayanan</text:p>
          </table:table-cell>
          <table:table-cell table:number-columns-repeated="3"/>
          <table:table-cell office:value-type="float" office:value="1935" calcext:value-type="float">
            <text:p>1935</text:p>
          </table:table-cell>
          <table:table-cell table:formula="of:=SEARCH(&quot;by &quot;;[.C198])" office:value-type="float" office:value="11" calcext:value-type="float">
            <text:p>11</text:p>
          </table:table-cell>
          <table:table-cell table:formula="of:=TRIM(RIGHT([.C198];LEN([.C198])-[.H198]-2))" office:value-type="string" office:string-value="A. Narayanan" calcext:value-type="string">
            <text:p>A. Narayanan</text:p>
          </table:table-cell>
          <table:table-cell office:value-type="string" calcext:value-type="string">
            <text:p>Q4648207</text:p>
          </table:table-cell>
          <table:table-cell table:formula="of:=+RIGHT([.A198];LEN([.A198])-31)" office:value-type="string" office:string-value="Q16310454" calcext:value-type="string">
            <text:p>Q16310454</text:p>
          </table:table-cell>
          <table:table-cell office:value-type="string" calcext:value-type="string">
            <text:p>P57</text:p>
          </table:table-cell>
          <table:table-cell table:formula="of:=+[.J198]" office:value-type="string" office:string-value="Q4648207" calcext:value-type="string">
            <text:p>Q46482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221622</text:p>
          </table:table-cell>
          <table:table-cell office:value-type="string" calcext:value-type="string">
            <text:p>Girl Fight</text:p>
          </table:table-cell>
          <table:table-cell office:value-type="string" calcext:value-type="string">
            <text:p>2011 television film directed by Stephen Gyllenhaa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199])" office:value-type="float" office:value="31" calcext:value-type="float">
            <text:p>31</text:p>
          </table:table-cell>
          <table:table-cell table:formula="of:=TRIM(RIGHT([.C199];LEN([.C199])-[.H199]-2))" office:value-type="string" office:string-value="Stephen Gyllenhaal" calcext:value-type="string">
            <text:p>Stephen Gyllenhaal</text:p>
          </table:table-cell>
          <table:table-cell office:value-type="string" calcext:value-type="string">
            <text:p>Q469233</text:p>
          </table:table-cell>
          <table:table-cell table:formula="of:=+RIGHT([.A199];LEN([.A199])-31)" office:value-type="string" office:string-value="Q3221622" calcext:value-type="string">
            <text:p>Q3221622</text:p>
          </table:table-cell>
          <table:table-cell office:value-type="string" calcext:value-type="string">
            <text:p>P57</text:p>
          </table:table-cell>
          <table:table-cell table:formula="of:=+[.J199]" office:value-type="string" office:string-value="Q469233" calcext:value-type="string">
            <text:p>Q4692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5445219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2005 film directed by Stewart Raffill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200])" office:value-type="float" office:value="20" calcext:value-type="float">
            <text:p>20</text:p>
          </table:table-cell>
          <table:table-cell table:formula="of:=TRIM(RIGHT([.C200];LEN([.C200])-[.H200]-2))" office:value-type="string" office:string-value="Stewart Raffill" calcext:value-type="string">
            <text:p>Stewart Raffill</text:p>
          </table:table-cell>
          <table:table-cell office:value-type="string" calcext:value-type="string">
            <text:p>Q470185</text:p>
          </table:table-cell>
          <table:table-cell table:formula="of:=+RIGHT([.A200];LEN([.A200])-31)" office:value-type="string" office:string-value="Q25445219" calcext:value-type="string">
            <text:p>Q25445219</text:p>
          </table:table-cell>
          <table:table-cell office:value-type="string" calcext:value-type="string">
            <text:p>P57</text:p>
          </table:table-cell>
          <table:table-cell table:formula="of:=+[.J200]" office:value-type="string" office:string-value="Q470185" calcext:value-type="string">
            <text:p>Q4701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85138</text:p>
          </table:table-cell>
          <table:table-cell office:value-type="string" calcext:value-type="string">
            <text:p>Luther</text:p>
          </table:table-cell>
          <table:table-cell office:value-type="string" calcext:value-type="string">
            <text:p>1965 film by Alan Cooke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table:formula="of:=SEARCH(&quot;by &quot;;[.C201])" office:value-type="float" office:value="11" calcext:value-type="float">
            <text:p>11</text:p>
          </table:table-cell>
          <table:table-cell table:formula="of:=TRIM(RIGHT([.C201];LEN([.C201])-[.H201]-2))" office:value-type="string" office:string-value="Alan Cooke" calcext:value-type="string">
            <text:p>Alan Cooke</text:p>
          </table:table-cell>
          <table:table-cell office:value-type="string" calcext:value-type="string">
            <text:p>Q4706406</text:p>
          </table:table-cell>
          <table:table-cell table:formula="of:=+RIGHT([.A201];LEN([.A201])-31)" office:value-type="string" office:string-value="Q1785138" calcext:value-type="string">
            <text:p>Q1785138</text:p>
          </table:table-cell>
          <table:table-cell office:value-type="string" calcext:value-type="string">
            <text:p>P57</text:p>
          </table:table-cell>
          <table:table-cell table:formula="of:=+[.J201]" office:value-type="string" office:string-value="Q4706406" calcext:value-type="string">
            <text:p>Q47064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673195</text:p>
          </table:table-cell>
          <table:table-cell office:value-type="string" calcext:value-type="string">
            <text:p>Rosaline</text:p>
          </table:table-cell>
          <table:table-cell office:value-type="string" calcext:value-type="string">
            <text:p>2013 film by Alex Timber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202])" office:value-type="float" office:value="11" calcext:value-type="float">
            <text:p>11</text:p>
          </table:table-cell>
          <table:table-cell table:formula="of:=TRIM(RIGHT([.C202];LEN([.C202])-[.H202]-2))" office:value-type="string" office:string-value="Alex Timbers" calcext:value-type="string">
            <text:p>Alex Timbers</text:p>
          </table:table-cell>
          <table:table-cell office:value-type="string" calcext:value-type="string">
            <text:p>Q4717890</text:p>
          </table:table-cell>
          <table:table-cell table:formula="of:=+RIGHT([.A202];LEN([.A202])-31)" office:value-type="string" office:string-value="Q16673195" calcext:value-type="string">
            <text:p>Q16673195</text:p>
          </table:table-cell>
          <table:table-cell office:value-type="string" calcext:value-type="string">
            <text:p>P57</text:p>
          </table:table-cell>
          <table:table-cell table:formula="of:=+[.J202]" office:value-type="string" office:string-value="Q4717890" calcext:value-type="string">
            <text:p>Q47178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0649646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2013 Nepali film directed by Hemraj BC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203])" office:value-type="float" office:value="27" calcext:value-type="float">
            <text:p>27</text:p>
          </table:table-cell>
          <table:table-cell table:formula="of:=TRIM(RIGHT([.C203];LEN([.C203])-[.H203]-2))" office:value-type="string" office:string-value="Hemraj BC" calcext:value-type="string">
            <text:p>Hemraj BC</text:p>
          </table:table-cell>
          <table:table-cell office:value-type="string" calcext:value-type="string">
            <text:p>Q47464986</text:p>
          </table:table-cell>
          <table:table-cell table:formula="of:=+RIGHT([.A203];LEN([.A203])-31)" office:value-type="string" office:string-value="Q20649646" calcext:value-type="string">
            <text:p>Q20649646</text:p>
          </table:table-cell>
          <table:table-cell office:value-type="string" calcext:value-type="string">
            <text:p>P57</text:p>
          </table:table-cell>
          <table:table-cell table:formula="of:=+[.J203]" office:value-type="string" office:string-value="Q47464986" calcext:value-type="string">
            <text:p>Q474649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632127</text:p>
          </table:table-cell>
          <table:table-cell office:value-type="string" calcext:value-type="string">
            <text:p>The Little Queen</text:p>
          </table:table-cell>
          <table:table-cell office:value-type="string" calcext:value-type="string">
            <text:p>2014 film directed by Alexis Durand-Brault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204])" office:value-type="float" office:value="20" calcext:value-type="float">
            <text:p>20</text:p>
          </table:table-cell>
          <table:table-cell table:formula="of:=TRIM(RIGHT([.C204];LEN([.C204])-[.H204]-2))" office:value-type="string" office:string-value="Alexis Durand-Brault" calcext:value-type="string">
            <text:p>Alexis Durand-Brault</text:p>
          </table:table-cell>
          <table:table-cell office:value-type="string" calcext:value-type="string">
            <text:p>Q47485925</text:p>
          </table:table-cell>
          <table:table-cell table:formula="of:=+RIGHT([.A204];LEN([.A204])-31)" office:value-type="string" office:string-value="Q17632127" calcext:value-type="string">
            <text:p>Q17632127</text:p>
          </table:table-cell>
          <table:table-cell office:value-type="string" calcext:value-type="string">
            <text:p>P57</text:p>
          </table:table-cell>
          <table:table-cell table:formula="of:=+[.J204]" office:value-type="string" office:string-value="Q47485925" calcext:value-type="string">
            <text:p>Q47485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773198</text:p>
          </table:table-cell>
          <table:table-cell office:value-type="string" calcext:value-type="string">
            <text:p>The Wailer</text:p>
          </table:table-cell>
          <table:table-cell office:value-type="string" calcext:value-type="string">
            <text:p>2004 short film by Sara Mazkiara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05])" office:value-type="float" office:value="17" calcext:value-type="float">
            <text:p>17</text:p>
          </table:table-cell>
          <table:table-cell table:formula="of:=TRIM(RIGHT([.C205];LEN([.C205])-[.H205]-2))" office:value-type="string" office:string-value="Sara Mazkiaran" calcext:value-type="string">
            <text:p>Sara Mazkiaran</text:p>
          </table:table-cell>
          <table:table-cell office:value-type="string" calcext:value-type="string">
            <text:p>Q47507136</text:p>
          </table:table-cell>
          <table:table-cell table:formula="of:=+RIGHT([.A205];LEN([.A205])-31)" office:value-type="string" office:string-value="Q7773198" calcext:value-type="string">
            <text:p>Q7773198</text:p>
          </table:table-cell>
          <table:table-cell office:value-type="string" calcext:value-type="string">
            <text:p>P57</text:p>
          </table:table-cell>
          <table:table-cell table:formula="of:=+[.J205]" office:value-type="string" office:string-value="Q47507136" calcext:value-type="string">
            <text:p>Q47507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620715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015 horror film by Andrew Jones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206])" office:value-type="float" office:value="18" calcext:value-type="float">
            <text:p>18</text:p>
          </table:table-cell>
          <table:table-cell table:formula="of:=TRIM(RIGHT([.C206];LEN([.C206])-[.H206]-2))" office:value-type="string" office:string-value="Andrew Jones" calcext:value-type="string">
            <text:p>Andrew Jones</text:p>
          </table:table-cell>
          <table:table-cell office:value-type="string" calcext:value-type="string">
            <text:p>Q4757535</text:p>
          </table:table-cell>
          <table:table-cell table:formula="of:=+RIGHT([.A206];LEN([.A206])-31)" office:value-type="string" office:string-value="Q26207159" calcext:value-type="string">
            <text:p>Q26207159</text:p>
          </table:table-cell>
          <table:table-cell office:value-type="string" calcext:value-type="string">
            <text:p>P57</text:p>
          </table:table-cell>
          <table:table-cell table:formula="of:=+[.J206]" office:value-type="string" office:string-value="Q4757535" calcext:value-type="string">
            <text:p>Q47575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809572</text:p>
          </table:table-cell>
          <table:table-cell office:value-type="string" calcext:value-type="string">
            <text:p>Cody: The Tipoff</text:p>
          </table:table-cell>
          <table:table-cell office:value-type="string" calcext:value-type="string">
            <text:p>1994 film by Andrew Prows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formula="of:=SEARCH(&quot;by &quot;;[.C207])" office:value-type="float" office:value="11" calcext:value-type="float">
            <text:p>11</text:p>
          </table:table-cell>
          <table:table-cell table:formula="of:=TRIM(RIGHT([.C207];LEN([.C207])-[.H207]-2))" office:value-type="string" office:string-value="Andrew Prowse" calcext:value-type="string">
            <text:p>Andrew Prowse</text:p>
          </table:table-cell>
          <table:table-cell office:value-type="string" calcext:value-type="string">
            <text:p>Q4758318</text:p>
          </table:table-cell>
          <table:table-cell table:formula="of:=+RIGHT([.A207];LEN([.A207])-31)" office:value-type="string" office:string-value="Q30809572" calcext:value-type="string">
            <text:p>Q30809572</text:p>
          </table:table-cell>
          <table:table-cell office:value-type="string" calcext:value-type="string">
            <text:p>P57</text:p>
          </table:table-cell>
          <table:table-cell table:formula="of:=+[.J207]" office:value-type="string" office:string-value="Q4758318" calcext:value-type="string">
            <text:p>Q47583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88271</text:p>
          </table:table-cell>
          <table:table-cell office:value-type="string" calcext:value-type="string">
            <text:p>From Other Worlds</text:p>
          </table:table-cell>
          <table:table-cell office:value-type="string" calcext:value-type="string">
            <text:p>2004 film by Barry Strugatz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08])" office:value-type="float" office:value="11" calcext:value-type="float">
            <text:p>11</text:p>
          </table:table-cell>
          <table:table-cell table:formula="of:=TRIM(RIGHT([.C208];LEN([.C208])-[.H208]-2))" office:value-type="string" office:string-value="Barry Strugatz" calcext:value-type="string">
            <text:p>Barry Strugatz</text:p>
          </table:table-cell>
          <table:table-cell office:value-type="string" calcext:value-type="string">
            <text:p>Q4864800</text:p>
          </table:table-cell>
          <table:table-cell table:formula="of:=+RIGHT([.A208];LEN([.A208])-31)" office:value-type="string" office:string-value="Q3088271" calcext:value-type="string">
            <text:p>Q3088271</text:p>
          </table:table-cell>
          <table:table-cell office:value-type="string" calcext:value-type="string">
            <text:p>P57</text:p>
          </table:table-cell>
          <table:table-cell table:formula="of:=+[.J208]" office:value-type="string" office:string-value="Q4864800" calcext:value-type="string">
            <text:p>Q48648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992219</text:p>
          </table:table-cell>
          <table:table-cell office:value-type="string" calcext:value-type="string">
            <text:p>Beneath</text:p>
          </table:table-cell>
          <table:table-cell office:value-type="string" calcext:value-type="string">
            <text:p>2013 film by Ben Ketai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209])" office:value-type="float" office:value="11" calcext:value-type="float">
            <text:p>11</text:p>
          </table:table-cell>
          <table:table-cell table:formula="of:=TRIM(RIGHT([.C209];LEN([.C209])-[.H209]-2))" office:value-type="string" office:string-value="Ben Ketai" calcext:value-type="string">
            <text:p>Ben Ketai</text:p>
          </table:table-cell>
          <table:table-cell office:value-type="string" calcext:value-type="string">
            <text:p>Q4885991</text:p>
          </table:table-cell>
          <table:table-cell table:formula="of:=+RIGHT([.A209];LEN([.A209])-31)" office:value-type="string" office:string-value="Q17992219" calcext:value-type="string">
            <text:p>Q17992219</text:p>
          </table:table-cell>
          <table:table-cell office:value-type="string" calcext:value-type="string">
            <text:p>P57</text:p>
          </table:table-cell>
          <table:table-cell table:formula="of:=+[.J209]" office:value-type="string" office:string-value="Q4885991" calcext:value-type="string">
            <text:p>Q48859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76703</text:p>
          </table:table-cell>
          <table:table-cell office:value-type="string" calcext:value-type="string">
            <text:p>Lead with Your Heart</text:p>
          </table:table-cell>
          <table:table-cell office:value-type="string" calcext:value-type="string">
            <text:p>2015 television film directed by Bradley Walsh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210])" office:value-type="float" office:value="31" calcext:value-type="float">
            <text:p>31</text:p>
          </table:table-cell>
          <table:table-cell table:formula="of:=TRIM(RIGHT([.C210];LEN([.C210])-[.H210]-2))" office:value-type="string" office:string-value="Bradley Walsh" calcext:value-type="string">
            <text:p>Bradley Walsh</text:p>
          </table:table-cell>
          <table:table-cell office:value-type="string" calcext:value-type="string">
            <text:p>Q4955063</text:p>
          </table:table-cell>
          <table:table-cell table:formula="of:=+RIGHT([.A210];LEN([.A210])-31)" office:value-type="string" office:string-value="Q55676703" calcext:value-type="string">
            <text:p>Q55676703</text:p>
          </table:table-cell>
          <table:table-cell office:value-type="string" calcext:value-type="string">
            <text:p>P57</text:p>
          </table:table-cell>
          <table:table-cell table:formula="of:=+[.J210]" office:value-type="string" office:string-value="Q4955063" calcext:value-type="string">
            <text:p>Q49550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8552629</text:p>
          </table:table-cell>
          <table:table-cell office:value-type="string" calcext:value-type="string">
            <text:p>Aaliyah: The Princess of R&amp;B</text:p>
          </table:table-cell>
          <table:table-cell office:value-type="string" calcext:value-type="string">
            <text:p>2014 made for television biographical film directed by Bradley Walsh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211])" office:value-type="float" office:value="53" calcext:value-type="float">
            <text:p>53</text:p>
          </table:table-cell>
          <table:table-cell table:formula="of:=TRIM(RIGHT([.C211];LEN([.C211])-[.H211]-2))" office:value-type="string" office:string-value="Bradley Walsh" calcext:value-type="string">
            <text:p>Bradley Walsh</text:p>
          </table:table-cell>
          <table:table-cell office:value-type="string" calcext:value-type="string">
            <text:p>Q4955063</text:p>
          </table:table-cell>
          <table:table-cell table:formula="of:=+RIGHT([.A211];LEN([.A211])-31)" office:value-type="string" office:string-value="Q18552629" calcext:value-type="string">
            <text:p>Q18552629</text:p>
          </table:table-cell>
          <table:table-cell office:value-type="string" calcext:value-type="string">
            <text:p>P57</text:p>
          </table:table-cell>
          <table:table-cell table:formula="of:=+[.J211]" office:value-type="string" office:string-value="Q4955063" calcext:value-type="string">
            <text:p>Q49550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7909418</text:p>
          </table:table-cell>
          <table:table-cell office:value-type="string" calcext:value-type="string">
            <text:p>Laughter on the 23rd Floor</text:p>
          </table:table-cell>
          <table:table-cell office:value-type="string" calcext:value-type="string">
            <text:p>2001 television film by Richard Benjamin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212])" office:value-type="float" office:value="22" calcext:value-type="float">
            <text:p>22</text:p>
          </table:table-cell>
          <table:table-cell table:formula="of:=TRIM(RIGHT([.C212];LEN([.C212])-[.H212]-2))" office:value-type="string" office:string-value="Richard Benjamin" calcext:value-type="string">
            <text:p>Richard Benjamin</text:p>
          </table:table-cell>
          <table:table-cell office:value-type="string" calcext:value-type="string">
            <text:p>Q495813</text:p>
          </table:table-cell>
          <table:table-cell table:formula="of:=+RIGHT([.A212];LEN([.A212])-31)" office:value-type="string" office:string-value="Q37909418" calcext:value-type="string">
            <text:p>Q37909418</text:p>
          </table:table-cell>
          <table:table-cell office:value-type="string" calcext:value-type="string">
            <text:p>P57</text:p>
          </table:table-cell>
          <table:table-cell table:formula="of:=+[.J212]" office:value-type="string" office:string-value="Q495813" calcext:value-type="string">
            <text:p>Q4958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979048</text:p>
          </table:table-cell>
          <table:table-cell office:value-type="string" calcext:value-type="string">
            <text:p>Wedding Bell Blues</text:p>
          </table:table-cell>
          <table:table-cell office:value-type="string" calcext:value-type="string">
            <text:p>1996 romantic comedy film directed by Dana Lustig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213])" office:value-type="float" office:value="36" calcext:value-type="float">
            <text:p>36</text:p>
          </table:table-cell>
          <table:table-cell table:formula="of:=TRIM(RIGHT([.C213];LEN([.C213])-[.H213]-2))" office:value-type="string" office:string-value="Dana Lustig" calcext:value-type="string">
            <text:p>Dana Lustig</text:p>
          </table:table-cell>
          <table:table-cell office:value-type="string" calcext:value-type="string">
            <text:p>Q4964309</text:p>
          </table:table-cell>
          <table:table-cell table:formula="of:=+RIGHT([.A213];LEN([.A213])-31)" office:value-type="string" office:string-value="Q7979048" calcext:value-type="string">
            <text:p>Q7979048</text:p>
          </table:table-cell>
          <table:table-cell office:value-type="string" calcext:value-type="string">
            <text:p>P57</text:p>
          </table:table-cell>
          <table:table-cell table:formula="of:=+[.J213]" office:value-type="string" office:string-value="Q4964309" calcext:value-type="string">
            <text:p>Q49643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7110811</text:p>
          </table:table-cell>
          <table:table-cell office:value-type="string" calcext:value-type="string">
            <text:p>The Untold Tales of Armistead Maupin</text:p>
          </table:table-cell>
          <table:table-cell office:value-type="string" calcext:value-type="string">
            <text:p>2017 documentary film by Jennifer M. Kroot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214])" office:value-type="float" office:value="23" calcext:value-type="float">
            <text:p>23</text:p>
          </table:table-cell>
          <table:table-cell table:formula="of:=TRIM(RIGHT([.C214];LEN([.C214])-[.H214]-2))" office:value-type="string" office:string-value="Jennifer M. Kroot" calcext:value-type="string">
            <text:p>Jennifer M. Kroot</text:p>
          </table:table-cell>
          <table:table-cell office:value-type="string" calcext:value-type="string">
            <text:p>Q49731949</text:p>
          </table:table-cell>
          <table:table-cell table:formula="of:=+RIGHT([.A214];LEN([.A214])-31)" office:value-type="string" office:string-value="Q47110811" calcext:value-type="string">
            <text:p>Q47110811</text:p>
          </table:table-cell>
          <table:table-cell office:value-type="string" calcext:value-type="string">
            <text:p>P57</text:p>
          </table:table-cell>
          <table:table-cell table:formula="of:=+[.J214]" office:value-type="string" office:string-value="Q49731949" calcext:value-type="string">
            <text:p>Q497319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5156</text:p>
          </table:table-cell>
          <table:table-cell office:value-type="string" calcext:value-type="string">
            <text:p>100 Days with Mr. Arrogant</text:p>
          </table:table-cell>
          <table:table-cell office:value-type="string" calcext:value-type="string">
            <text:p>2004 South Korean film by Shin Jai-ho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15])" office:value-type="float" office:value="24" calcext:value-type="float">
            <text:p>24</text:p>
          </table:table-cell>
          <table:table-cell table:formula="of:=TRIM(RIGHT([.C215];LEN([.C215])-[.H215]-2))" office:value-type="string" office:string-value="Shin Jai-ho" calcext:value-type="string">
            <text:p>Shin Jai-ho</text:p>
          </table:table-cell>
          <table:table-cell office:value-type="string" calcext:value-type="string">
            <text:p>Q50822088</text:p>
          </table:table-cell>
          <table:table-cell table:formula="of:=+RIGHT([.A215];LEN([.A215])-31)" office:value-type="string" office:string-value="Q165156" calcext:value-type="string">
            <text:p>Q165156</text:p>
          </table:table-cell>
          <table:table-cell office:value-type="string" calcext:value-type="string">
            <text:p>P57</text:p>
          </table:table-cell>
          <table:table-cell table:formula="of:=+[.J215]" office:value-type="string" office:string-value="Q50822088" calcext:value-type="string">
            <text:p>Q508220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5136322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1988 American television film directed by Chris Thomson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216])" office:value-type="float" office:value="40" calcext:value-type="float">
            <text:p>40</text:p>
          </table:table-cell>
          <table:table-cell table:formula="of:=TRIM(RIGHT([.C216];LEN([.C216])-[.H216]-2))" office:value-type="string" office:string-value="Chris Thomson" calcext:value-type="string">
            <text:p>Chris Thomson</text:p>
          </table:table-cell>
          <table:table-cell office:value-type="string" calcext:value-type="string">
            <text:p>Q5108266</text:p>
          </table:table-cell>
          <table:table-cell table:formula="of:=+RIGHT([.A216];LEN([.A216])-31)" office:value-type="string" office:string-value="Q25136322" calcext:value-type="string">
            <text:p>Q25136322</text:p>
          </table:table-cell>
          <table:table-cell office:value-type="string" calcext:value-type="string">
            <text:p>P57</text:p>
          </table:table-cell>
          <table:table-cell table:formula="of:=+[.J216]" office:value-type="string" office:string-value="Q5108266" calcext:value-type="string">
            <text:p>Q5108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871063</text:p>
          </table:table-cell>
          <table:table-cell office:value-type="string" calcext:value-type="string">
            <text:p>Le Vertige</text:p>
          </table:table-cell>
          <table:table-cell office:value-type="string" calcext:value-type="string">
            <text:p>1910 film by Léonce Perret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table:formula="of:=SEARCH(&quot;by &quot;;[.C217])" office:value-type="float" office:value="11" calcext:value-type="float">
            <text:p>11</text:p>
          </table:table-cell>
          <table:table-cell table:formula="of:=TRIM(RIGHT([.C217];LEN([.C217])-[.H217]-2))" office:value-type="string" office:string-value="Léonce Perret" calcext:value-type="string">
            <text:p>Léonce Perret</text:p>
          </table:table-cell>
          <table:table-cell office:value-type="string" calcext:value-type="string">
            <text:p>Q513293</text:p>
          </table:table-cell>
          <table:table-cell table:formula="of:=+RIGHT([.A217];LEN([.A217])-31)" office:value-type="string" office:string-value="Q55871063" calcext:value-type="string">
            <text:p>Q55871063</text:p>
          </table:table-cell>
          <table:table-cell office:value-type="string" calcext:value-type="string">
            <text:p>P57</text:p>
          </table:table-cell>
          <table:table-cell table:formula="of:=+[.J217]" office:value-type="string" office:string-value="Q513293" calcext:value-type="string">
            <text:p>Q5132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466158</text:p>
          </table:table-cell>
          <table:table-cell office:value-type="string" calcext:value-type="string">
            <text:p>Falling Through</text:p>
          </table:table-cell>
          <table:table-cell office:value-type="string" calcext:value-type="string">
            <text:p>2000 film by Colin Bucksey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218])" office:value-type="float" office:value="11" calcext:value-type="float">
            <text:p>11</text:p>
          </table:table-cell>
          <table:table-cell table:formula="of:=TRIM(RIGHT([.C218];LEN([.C218])-[.H218]-2))" office:value-type="string" office:string-value="Colin Bucksey" calcext:value-type="string">
            <text:p>Colin Bucksey</text:p>
          </table:table-cell>
          <table:table-cell office:value-type="string" calcext:value-type="string">
            <text:p>Q5144932</text:p>
          </table:table-cell>
          <table:table-cell table:formula="of:=+RIGHT([.A218];LEN([.A218])-31)" office:value-type="string" office:string-value="Q16466158" calcext:value-type="string">
            <text:p>Q16466158</text:p>
          </table:table-cell>
          <table:table-cell office:value-type="string" calcext:value-type="string">
            <text:p>P57</text:p>
          </table:table-cell>
          <table:table-cell table:formula="of:=+[.J218]" office:value-type="string" office:string-value="Q5144932" calcext:value-type="string">
            <text:p>Q51449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56363</text:p>
          </table:table-cell>
          <table:table-cell office:value-type="string" calcext:value-type="string">
            <text:p>My Kingdom For...</text:p>
          </table:table-cell>
          <table:table-cell office:value-type="string" calcext:value-type="string">
            <text:p>1985 documentary film by Budd Boetticher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formula="of:=SEARCH(&quot;by &quot;;[.C219])" office:value-type="float" office:value="23" calcext:value-type="float">
            <text:p>23</text:p>
          </table:table-cell>
          <table:table-cell table:formula="of:=TRIM(RIGHT([.C219];LEN([.C219])-[.H219]-2))" office:value-type="string" office:string-value="Budd Boetticher" calcext:value-type="string">
            <text:p>Budd Boetticher</text:p>
          </table:table-cell>
          <table:table-cell office:value-type="string" calcext:value-type="string">
            <text:p>Q51466</text:p>
          </table:table-cell>
          <table:table-cell table:formula="of:=+RIGHT([.A219];LEN([.A219])-31)" office:value-type="string" office:string-value="Q48856363" calcext:value-type="string">
            <text:p>Q48856363</text:p>
          </table:table-cell>
          <table:table-cell office:value-type="string" calcext:value-type="string">
            <text:p>P57</text:p>
          </table:table-cell>
          <table:table-cell table:formula="of:=+[.J219]" office:value-type="string" office:string-value="Q51466" calcext:value-type="string">
            <text:p>Q514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538789</text:p>
          </table:table-cell>
          <table:table-cell office:value-type="string" calcext:value-type="string">
            <text:p>Slasher: an IFC Original</text:p>
          </table:table-cell>
          <table:table-cell office:value-type="string" calcext:value-type="string">
            <text:p>2004 film by John Landis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20])" office:value-type="float" office:value="11" calcext:value-type="float">
            <text:p>11</text:p>
          </table:table-cell>
          <table:table-cell table:formula="of:=TRIM(RIGHT([.C220];LEN([.C220])-[.H220]-2))" office:value-type="string" office:string-value="John Landis" calcext:value-type="string">
            <text:p>John Landis</text:p>
          </table:table-cell>
          <table:table-cell office:value-type="string" calcext:value-type="string">
            <text:p>Q51564</text:p>
          </table:table-cell>
          <table:table-cell table:formula="of:=+RIGHT([.A220];LEN([.A220])-31)" office:value-type="string" office:string-value="Q7538789" calcext:value-type="string">
            <text:p>Q7538789</text:p>
          </table:table-cell>
          <table:table-cell office:value-type="string" calcext:value-type="string">
            <text:p>P57</text:p>
          </table:table-cell>
          <table:table-cell table:formula="of:=+[.J220]" office:value-type="string" office:string-value="Q51564" calcext:value-type="string">
            <text:p>Q515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253675</text:p>
          </table:table-cell>
          <table:table-cell office:value-type="string" calcext:value-type="string">
            <text:p>No Place like Home</text:p>
          </table:table-cell>
          <table:table-cell office:value-type="string" calcext:value-type="string">
            <text:p>2006 documentary film directed by Courtney Fathom Sell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221])" office:value-type="float" office:value="32" calcext:value-type="float">
            <text:p>32</text:p>
          </table:table-cell>
          <table:table-cell table:formula="of:=TRIM(RIGHT([.C221];LEN([.C221])-[.H221]-2))" office:value-type="string" office:string-value="Courtney Fathom Sell" calcext:value-type="string">
            <text:p>Courtney Fathom Sell</text:p>
          </table:table-cell>
          <table:table-cell office:value-type="string" calcext:value-type="string">
            <text:p>Q5178603</text:p>
          </table:table-cell>
          <table:table-cell table:formula="of:=+RIGHT([.A221];LEN([.A221])-31)" office:value-type="string" office:string-value="Q16253675" calcext:value-type="string">
            <text:p>Q16253675</text:p>
          </table:table-cell>
          <table:table-cell office:value-type="string" calcext:value-type="string">
            <text:p>P57</text:p>
          </table:table-cell>
          <table:table-cell table:formula="of:=+[.J221]" office:value-type="string" office:string-value="Q5178603" calcext:value-type="string">
            <text:p>Q51786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74251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2006 action-thriller film by Andy Cheng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222])" office:value-type="float" office:value="27" calcext:value-type="float">
            <text:p>27</text:p>
          </table:table-cell>
          <table:table-cell table:formula="of:=TRIM(RIGHT([.C222];LEN([.C222])-[.H222]-2))" office:value-type="string" office:string-value="Andy Cheng" calcext:value-type="string">
            <text:p>Andy Cheng</text:p>
          </table:table-cell>
          <table:table-cell office:value-type="string" calcext:value-type="string">
            <text:p>Q51858269</text:p>
          </table:table-cell>
          <table:table-cell table:formula="of:=+RIGHT([.A222];LEN([.A222])-31)" office:value-type="string" office:string-value="Q374251" calcext:value-type="string">
            <text:p>Q374251</text:p>
          </table:table-cell>
          <table:table-cell office:value-type="string" calcext:value-type="string">
            <text:p>P57</text:p>
          </table:table-cell>
          <table:table-cell table:formula="of:=+[.J222]" office:value-type="string" office:string-value="Q51858269" calcext:value-type="string">
            <text:p>Q51858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2837119</text:p>
          </table:table-cell>
          <table:table-cell office:value-type="string" calcext:value-type="string">
            <text:p>Hide and Seek</text:p>
          </table:table-cell>
          <table:table-cell office:value-type="string" calcext:value-type="string">
            <text:p>1980 Israeli film directed by Dan Wolman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formula="of:=SEARCH(&quot;by &quot;;[.C223])" office:value-type="float" office:value="28" calcext:value-type="float">
            <text:p>28</text:p>
          </table:table-cell>
          <table:table-cell table:formula="of:=TRIM(RIGHT([.C223];LEN([.C223])-[.H223]-2))" office:value-type="string" office:string-value="Dan Wolman" calcext:value-type="string">
            <text:p>Dan Wolman</text:p>
          </table:table-cell>
          <table:table-cell office:value-type="string" calcext:value-type="string">
            <text:p>Q5214611</text:p>
          </table:table-cell>
          <table:table-cell table:formula="of:=+RIGHT([.A223];LEN([.A223])-31)" office:value-type="string" office:string-value="Q52837119" calcext:value-type="string">
            <text:p>Q52837119</text:p>
          </table:table-cell>
          <table:table-cell office:value-type="string" calcext:value-type="string">
            <text:p>P57</text:p>
          </table:table-cell>
          <table:table-cell table:formula="of:=+[.J223]" office:value-type="string" office:string-value="Q5214611" calcext:value-type="string">
            <text:p>Q52146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3710621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1917 US silent film directed by Frank Powell</text:p>
          </table:table-cell>
          <table:table-cell table:number-columns-repeated="3"/>
          <table:table-cell office:value-type="float" office:value="1917" calcext:value-type="float">
            <text:p>1917</text:p>
          </table:table-cell>
          <table:table-cell table:formula="of:=SEARCH(&quot;by &quot;;[.C224])" office:value-type="float" office:value="30" calcext:value-type="float">
            <text:p>30</text:p>
          </table:table-cell>
          <table:table-cell table:formula="of:=TRIM(RIGHT([.C224];LEN([.C224])-[.H224]-2))" office:value-type="string" office:string-value="Frank Powell" calcext:value-type="string">
            <text:p>Frank Powell</text:p>
          </table:table-cell>
          <table:table-cell office:value-type="string" calcext:value-type="string">
            <text:p>Q523961</text:p>
          </table:table-cell>
          <table:table-cell table:formula="of:=+RIGHT([.A224];LEN([.A224])-31)" office:value-type="string" office:string-value="Q23710621" calcext:value-type="string">
            <text:p>Q23710621</text:p>
          </table:table-cell>
          <table:table-cell office:value-type="string" calcext:value-type="string">
            <text:p>P57</text:p>
          </table:table-cell>
          <table:table-cell table:formula="of:=+[.J224]" office:value-type="string" office:string-value="Q523961" calcext:value-type="string">
            <text:p>Q5239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487819</text:p>
          </table:table-cell>
          <table:table-cell office:value-type="string" calcext:value-type="string">
            <text:p>Diary of a Serial Killer</text:p>
          </table:table-cell>
          <table:table-cell office:value-type="string" calcext:value-type="string">
            <text:p>2008 film directed by Andy Hurst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225])" office:value-type="float" office:value="20" calcext:value-type="float">
            <text:p>20</text:p>
          </table:table-cell>
          <table:table-cell table:formula="of:=TRIM(RIGHT([.C225];LEN([.C225])-[.H225]-2))" office:value-type="string" office:string-value="Andy Hurst" calcext:value-type="string">
            <text:p>Andy Hurst</text:p>
          </table:table-cell>
          <table:table-cell office:value-type="string" calcext:value-type="string">
            <text:p>Q526222</text:p>
          </table:table-cell>
          <table:table-cell table:formula="of:=+RIGHT([.A225];LEN([.A225])-31)" office:value-type="string" office:string-value="Q5487819" calcext:value-type="string">
            <text:p>Q5487819</text:p>
          </table:table-cell>
          <table:table-cell office:value-type="string" calcext:value-type="string">
            <text:p>P57</text:p>
          </table:table-cell>
          <table:table-cell table:formula="of:=+[.J225]" office:value-type="string" office:string-value="Q526222" calcext:value-type="string">
            <text:p>Q5262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403785</text:p>
          </table:table-cell>
          <table:table-cell office:value-type="string" calcext:value-type="string">
            <text:p>Locked Away</text:p>
          </table:table-cell>
          <table:table-cell office:value-type="string" calcext:value-type="string">
            <text:p>2010 film by Doug Campbell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226])" office:value-type="float" office:value="11" calcext:value-type="float">
            <text:p>11</text:p>
          </table:table-cell>
          <table:table-cell table:formula="of:=TRIM(RIGHT([.C226];LEN([.C226])-[.H226]-2))" office:value-type="string" office:string-value="Doug Campbell" calcext:value-type="string">
            <text:p>Doug Campbell</text:p>
          </table:table-cell>
          <table:table-cell office:value-type="string" calcext:value-type="string">
            <text:p>Q5300347</text:p>
          </table:table-cell>
          <table:table-cell table:formula="of:=+RIGHT([.A226];LEN([.A226])-31)" office:value-type="string" office:string-value="Q3403785" calcext:value-type="string">
            <text:p>Q3403785</text:p>
          </table:table-cell>
          <table:table-cell office:value-type="string" calcext:value-type="string">
            <text:p>P57</text:p>
          </table:table-cell>
          <table:table-cell table:formula="of:=+[.J226]" office:value-type="string" office:string-value="Q5300347" calcext:value-type="string">
            <text:p>Q53003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492169</text:p>
          </table:table-cell>
          <table:table-cell office:value-type="string" calcext:value-type="string">
            <text:p>The Perfect Tenant</text:p>
          </table:table-cell>
          <table:table-cell office:value-type="string" calcext:value-type="string">
            <text:p>2000 film by Doug Campbell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227])" office:value-type="float" office:value="11" calcext:value-type="float">
            <text:p>11</text:p>
          </table:table-cell>
          <table:table-cell table:formula="of:=TRIM(RIGHT([.C227];LEN([.C227])-[.H227]-2))" office:value-type="string" office:string-value="Doug Campbell" calcext:value-type="string">
            <text:p>Doug Campbell</text:p>
          </table:table-cell>
          <table:table-cell office:value-type="string" calcext:value-type="string">
            <text:p>Q5300347</text:p>
          </table:table-cell>
          <table:table-cell table:formula="of:=+RIGHT([.A227];LEN([.A227])-31)" office:value-type="string" office:string-value="Q3492169" calcext:value-type="string">
            <text:p>Q3492169</text:p>
          </table:table-cell>
          <table:table-cell office:value-type="string" calcext:value-type="string">
            <text:p>P57</text:p>
          </table:table-cell>
          <table:table-cell table:formula="of:=+[.J227]" office:value-type="string" office:string-value="Q5300347" calcext:value-type="string">
            <text:p>Q53003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7470446</text:p>
          </table:table-cell>
          <table:table-cell office:value-type="string" calcext:value-type="string">
            <text:p>Stalked by My Neighbor</text:p>
          </table:table-cell>
          <table:table-cell office:value-type="string" calcext:value-type="string">
            <text:p>2015 film by Doug Campbell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228])" office:value-type="float" office:value="11" calcext:value-type="float">
            <text:p>11</text:p>
          </table:table-cell>
          <table:table-cell table:formula="of:=TRIM(RIGHT([.C228];LEN([.C228])-[.H228]-2))" office:value-type="string" office:string-value="Doug Campbell" calcext:value-type="string">
            <text:p>Doug Campbell</text:p>
          </table:table-cell>
          <table:table-cell office:value-type="string" calcext:value-type="string">
            <text:p>Q5300347</text:p>
          </table:table-cell>
          <table:table-cell table:formula="of:=+RIGHT([.A228];LEN([.A228])-31)" office:value-type="string" office:string-value="Q47470446" calcext:value-type="string">
            <text:p>Q47470446</text:p>
          </table:table-cell>
          <table:table-cell office:value-type="string" calcext:value-type="string">
            <text:p>P57</text:p>
          </table:table-cell>
          <table:table-cell table:formula="of:=+[.J228]" office:value-type="string" office:string-value="Q5300347" calcext:value-type="string">
            <text:p>Q53003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018847</text:p>
          </table:table-cell>
          <table:table-cell office:value-type="string" calcext:value-type="string">
            <text:p>Backstabbed</text:p>
          </table:table-cell>
          <table:table-cell office:value-type="string" calcext:value-type="string">
            <text:p>2016 film by Doug Campbell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229])" office:value-type="float" office:value="11" calcext:value-type="float">
            <text:p>11</text:p>
          </table:table-cell>
          <table:table-cell table:formula="of:=TRIM(RIGHT([.C229];LEN([.C229])-[.H229]-2))" office:value-type="string" office:string-value="Doug Campbell" calcext:value-type="string">
            <text:p>Doug Campbell</text:p>
          </table:table-cell>
          <table:table-cell office:value-type="string" calcext:value-type="string">
            <text:p>Q5300347</text:p>
          </table:table-cell>
          <table:table-cell table:formula="of:=+RIGHT([.A229];LEN([.A229])-31)" office:value-type="string" office:string-value="Q55018847" calcext:value-type="string">
            <text:p>Q55018847</text:p>
          </table:table-cell>
          <table:table-cell office:value-type="string" calcext:value-type="string">
            <text:p>P57</text:p>
          </table:table-cell>
          <table:table-cell table:formula="of:=+[.J229]" office:value-type="string" office:string-value="Q5300347" calcext:value-type="string">
            <text:p>Q53003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2075371</text:p>
          </table:table-cell>
          <table:table-cell office:value-type="string" calcext:value-type="string">
            <text:p>Death Clique</text:p>
          </table:table-cell>
          <table:table-cell office:value-type="string" calcext:value-type="string">
            <text:p>2014 film directed by Doug Campbell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230])" office:value-type="float" office:value="20" calcext:value-type="float">
            <text:p>20</text:p>
          </table:table-cell>
          <table:table-cell table:formula="of:=TRIM(RIGHT([.C230];LEN([.C230])-[.H230]-2))" office:value-type="string" office:string-value="Doug Campbell" calcext:value-type="string">
            <text:p>Doug Campbell</text:p>
          </table:table-cell>
          <table:table-cell office:value-type="string" calcext:value-type="string">
            <text:p>Q5300347</text:p>
          </table:table-cell>
          <table:table-cell table:formula="of:=+RIGHT([.A230];LEN([.A230])-31)" office:value-type="string" office:string-value="Q22075371" calcext:value-type="string">
            <text:p>Q22075371</text:p>
          </table:table-cell>
          <table:table-cell office:value-type="string" calcext:value-type="string">
            <text:p>P57</text:p>
          </table:table-cell>
          <table:table-cell table:formula="of:=+[.J230]" office:value-type="string" office:string-value="Q5300347" calcext:value-type="string">
            <text:p>Q53003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6997683</text:p>
          </table:table-cell>
          <table:table-cell office:value-type="string" calcext:value-type="string">
            <text:p>Stalked by My Doctor</text:p>
          </table:table-cell>
          <table:table-cell office:value-type="string" calcext:value-type="string">
            <text:p>2015 television film by Doug Campbell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231])" office:value-type="float" office:value="22" calcext:value-type="float">
            <text:p>22</text:p>
          </table:table-cell>
          <table:table-cell table:formula="of:=TRIM(RIGHT([.C231];LEN([.C231])-[.H231]-2))" office:value-type="string" office:string-value="Doug Campbell" calcext:value-type="string">
            <text:p>Doug Campbell</text:p>
          </table:table-cell>
          <table:table-cell office:value-type="string" calcext:value-type="string">
            <text:p>Q5300347</text:p>
          </table:table-cell>
          <table:table-cell table:formula="of:=+RIGHT([.A231];LEN([.A231])-31)" office:value-type="string" office:string-value="Q46997683" calcext:value-type="string">
            <text:p>Q46997683</text:p>
          </table:table-cell>
          <table:table-cell office:value-type="string" calcext:value-type="string">
            <text:p>P57</text:p>
          </table:table-cell>
          <table:table-cell table:formula="of:=+[.J231]" office:value-type="string" office:string-value="Q5300347" calcext:value-type="string">
            <text:p>Q53003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6997522</text:p>
          </table:table-cell>
          <table:table-cell office:value-type="string" calcext:value-type="string">
            <text:p>A Gray State</text:p>
          </table:table-cell>
          <table:table-cell office:value-type="string" calcext:value-type="string">
            <text:p>2017 documentary film by Erik Nelson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232])" office:value-type="float" office:value="23" calcext:value-type="float">
            <text:p>23</text:p>
          </table:table-cell>
          <table:table-cell table:formula="of:=TRIM(RIGHT([.C232];LEN([.C232])-[.H232]-2))" office:value-type="string" office:string-value="Erik Nelson" calcext:value-type="string">
            <text:p>Erik Nelson</text:p>
          </table:table-cell>
          <table:table-cell office:value-type="string" calcext:value-type="string">
            <text:p>Q5388744</text:p>
          </table:table-cell>
          <table:table-cell table:formula="of:=+RIGHT([.A232];LEN([.A232])-31)" office:value-type="string" office:string-value="Q46997522" calcext:value-type="string">
            <text:p>Q46997522</text:p>
          </table:table-cell>
          <table:table-cell office:value-type="string" calcext:value-type="string">
            <text:p>P57</text:p>
          </table:table-cell>
          <table:table-cell table:formula="of:=+[.J232]" office:value-type="string" office:string-value="Q5388744" calcext:value-type="string">
            <text:p>Q53887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774835</text:p>
          </table:table-cell>
          <table:table-cell office:value-type="string" calcext:value-type="string">
            <text:p>Walter and Henry</text:p>
          </table:table-cell>
          <table:table-cell office:value-type="string" calcext:value-type="string">
            <text:p>Televisin film from 2001 by Daniel Petri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233])" office:value-type="float" office:value="26" calcext:value-type="float">
            <text:p>26</text:p>
          </table:table-cell>
          <table:table-cell table:formula="of:=TRIM(RIGHT([.C233];LEN([.C233])-[.H233]-2))" office:value-type="string" office:string-value="Daniel Petrie" calcext:value-type="string">
            <text:p>Daniel Petrie</text:p>
          </table:table-cell>
          <table:table-cell office:value-type="string" calcext:value-type="string">
            <text:p>Q540455</text:p>
          </table:table-cell>
          <table:table-cell table:formula="of:=+RIGHT([.A233];LEN([.A233])-31)" office:value-type="string" office:string-value="Q7774835" calcext:value-type="string">
            <text:p>Q7774835</text:p>
          </table:table-cell>
          <table:table-cell office:value-type="string" calcext:value-type="string">
            <text:p>P57</text:p>
          </table:table-cell>
          <table:table-cell table:formula="of:=+[.J233]" office:value-type="string" office:string-value="Q540455" calcext:value-type="string">
            <text:p>Q5404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828718</text:p>
          </table:table-cell>
          <table:table-cell office:value-type="string" calcext:value-type="string">
            <text:p>In Her Mother's Footsteps</text:p>
          </table:table-cell>
          <table:table-cell office:value-type="string" calcext:value-type="string">
            <text:p>2006 US TV film directed by Farhad Man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234])" office:value-type="float" office:value="26" calcext:value-type="float">
            <text:p>26</text:p>
          </table:table-cell>
          <table:table-cell table:formula="of:=TRIM(RIGHT([.C234];LEN([.C234])-[.H234]-2))" office:value-type="string" office:string-value="Farhad Mann" calcext:value-type="string">
            <text:p>Farhad Mann</text:p>
          </table:table-cell>
          <table:table-cell office:value-type="string" calcext:value-type="string">
            <text:p>Q5435144</text:p>
          </table:table-cell>
          <table:table-cell table:formula="of:=+RIGHT([.A234];LEN([.A234])-31)" office:value-type="string" office:string-value="Q3828718" calcext:value-type="string">
            <text:p>Q3828718</text:p>
          </table:table-cell>
          <table:table-cell office:value-type="string" calcext:value-type="string">
            <text:p>P57</text:p>
          </table:table-cell>
          <table:table-cell table:formula="of:=+[.J234]" office:value-type="string" office:string-value="Q5435144" calcext:value-type="string">
            <text:p>Q54351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52185</text:p>
          </table:table-cell>
          <table:table-cell office:value-type="string" calcext:value-type="string">
            <text:p>The Legend of Lucy Keyes</text:p>
          </table:table-cell>
          <table:table-cell office:value-type="string" calcext:value-type="string">
            <text:p>2006 film by John Stimpso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235])" office:value-type="float" office:value="11" calcext:value-type="float">
            <text:p>11</text:p>
          </table:table-cell>
          <table:table-cell table:formula="of:=TRIM(RIGHT([.C235];LEN([.C235])-[.H235]-2))" office:value-type="string" office:string-value="John Stimpson" calcext:value-type="string">
            <text:p>John Stimpson</text:p>
          </table:table-cell>
          <table:table-cell office:value-type="string" calcext:value-type="string">
            <text:p>Q55238332</text:p>
          </table:table-cell>
          <table:table-cell table:formula="of:=+RIGHT([.A235];LEN([.A235])-31)" office:value-type="string" office:string-value="Q152185" calcext:value-type="string">
            <text:p>Q152185</text:p>
          </table:table-cell>
          <table:table-cell office:value-type="string" calcext:value-type="string">
            <text:p>P57</text:p>
          </table:table-cell>
          <table:table-cell table:formula="of:=+[.J235]" office:value-type="string" office:string-value="Q55238332" calcext:value-type="string">
            <text:p>Q552383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895703</text:p>
          </table:table-cell>
          <table:table-cell office:value-type="string" calcext:value-type="string">
            <text:p>Her Renunciation</text:p>
          </table:table-cell>
          <table:table-cell office:value-type="string" calcext:value-type="string">
            <text:p>1915 silent short film directed by George Morgan</text:p>
          </table:table-cell>
          <table:table-cell table:number-columns-repeated="3"/>
          <table:table-cell office:value-type="float" office:value="1915" calcext:value-type="float">
            <text:p>1915</text:p>
          </table:table-cell>
          <table:table-cell table:formula="of:=SEARCH(&quot;by &quot;;[.C236])" office:value-type="float" office:value="33" calcext:value-type="float">
            <text:p>33</text:p>
          </table:table-cell>
          <table:table-cell table:formula="of:=TRIM(RIGHT([.C236];LEN([.C236])-[.H236]-2))" office:value-type="string" office:string-value="George Morgan" calcext:value-type="string">
            <text:p>George Morgan</text:p>
          </table:table-cell>
          <table:table-cell office:value-type="string" calcext:value-type="string">
            <text:p>Q5542618</text:p>
          </table:table-cell>
          <table:table-cell table:formula="of:=+RIGHT([.A236];LEN([.A236])-31)" office:value-type="string" office:string-value="Q30895703" calcext:value-type="string">
            <text:p>Q30895703</text:p>
          </table:table-cell>
          <table:table-cell office:value-type="string" calcext:value-type="string">
            <text:p>P57</text:p>
          </table:table-cell>
          <table:table-cell table:formula="of:=+[.J236]" office:value-type="string" office:string-value="Q5542618" calcext:value-type="string">
            <text:p>Q55426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1202696</text:p>
          </table:table-cell>
          <table:table-cell office:value-type="string" calcext:value-type="string">
            <text:p>H-Block</text:p>
          </table:table-cell>
          <table:table-cell office:value-type="string" calcext:value-type="string">
            <text:p>film by Jim Sheridan</text:p>
          </table:table-cell>
          <table:table-cell table:number-columns-repeated="4"/>
          <table:table-cell table:formula="of:=SEARCH(&quot;by &quot;;[.C237])" office:value-type="float" office:value="6" calcext:value-type="float">
            <text:p>6</text:p>
          </table:table-cell>
          <table:table-cell table:formula="of:=TRIM(RIGHT([.C237];LEN([.C237])-[.H237]-2))" office:value-type="string" office:string-value="Jim Sheridan" calcext:value-type="string">
            <text:p>Jim Sheridan</text:p>
          </table:table-cell>
          <table:table-cell office:value-type="string" calcext:value-type="string">
            <text:p>Q55429</text:p>
          </table:table-cell>
          <table:table-cell table:formula="of:=+RIGHT([.A237];LEN([.A237])-31)" office:value-type="string" office:string-value="Q31202696" calcext:value-type="string">
            <text:p>Q31202696</text:p>
          </table:table-cell>
          <table:table-cell office:value-type="string" calcext:value-type="string">
            <text:p>P57</text:p>
          </table:table-cell>
          <table:table-cell table:formula="of:=+[.J237]" office:value-type="string" office:string-value="Q55429" calcext:value-type="string">
            <text:p>Q554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17737</text:p>
          </table:table-cell>
          <table:table-cell office:value-type="string" calcext:value-type="string">
            <text:p>The Philadelphia Story</text:p>
          </table:table-cell>
          <table:table-cell office:value-type="string" calcext:value-type="string">
            <text:p>1959 US television film directed by Fielder Cook</text:p>
          </table:table-cell>
          <table:table-cell table:number-columns-repeated="3"/>
          <table:table-cell office:value-type="float" office:value="1959" calcext:value-type="float">
            <text:p>1959</text:p>
          </table:table-cell>
          <table:table-cell table:formula="of:=SEARCH(&quot;by &quot;;[.C238])" office:value-type="float" office:value="34" calcext:value-type="float">
            <text:p>34</text:p>
          </table:table-cell>
          <table:table-cell table:formula="of:=TRIM(RIGHT([.C238];LEN([.C238])-[.H238]-2))" office:value-type="string" office:string-value="Fielder Cook" calcext:value-type="string">
            <text:p>Fielder Cook</text:p>
          </table:table-cell>
          <table:table-cell office:value-type="string" calcext:value-type="string">
            <text:p>Q555433</text:p>
          </table:table-cell>
          <table:table-cell table:formula="of:=+RIGHT([.A238];LEN([.A238])-31)" office:value-type="string" office:string-value="Q48817737" calcext:value-type="string">
            <text:p>Q48817737</text:p>
          </table:table-cell>
          <table:table-cell office:value-type="string" calcext:value-type="string">
            <text:p>P57</text:p>
          </table:table-cell>
          <table:table-cell table:formula="of:=+[.J238]" office:value-type="string" office:string-value="Q555433" calcext:value-type="string">
            <text:p>Q5554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71014</text:p>
          </table:table-cell>
          <table:table-cell office:value-type="string" calcext:value-type="string">
            <text:p>Anna Karenina</text:p>
          </table:table-cell>
          <table:table-cell office:value-type="string" calcext:value-type="string">
            <text:p>1911 lost film by Maurice Maître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 table:formula="of:=SEARCH(&quot;by &quot;;[.C239])" office:value-type="float" office:value="16" calcext:value-type="float">
            <text:p>16</text:p>
          </table:table-cell>
          <table:table-cell table:formula="of:=TRIM(RIGHT([.C239];LEN([.C239])-[.H239]-2))" office:value-type="string" office:string-value="Maurice Maître" calcext:value-type="string">
            <text:p>Maurice Maître</text:p>
          </table:table-cell>
          <table:table-cell office:value-type="string" calcext:value-type="string">
            <text:p>Q55720517</text:p>
          </table:table-cell>
          <table:table-cell table:formula="of:=+RIGHT([.A239];LEN([.A239])-31)" office:value-type="string" office:string-value="Q771014" calcext:value-type="string">
            <text:p>Q771014</text:p>
          </table:table-cell>
          <table:table-cell office:value-type="string" calcext:value-type="string">
            <text:p>P57</text:p>
          </table:table-cell>
          <table:table-cell table:formula="of:=+[.J239]" office:value-type="string" office:string-value="Q55720517" calcext:value-type="string">
            <text:p>Q557205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32036</text:p>
          </table:table-cell>
          <table:table-cell office:value-type="string" calcext:value-type="string">
            <text:p>Happy Ever Afters</text:p>
          </table:table-cell>
          <table:table-cell office:value-type="string" calcext:value-type="string">
            <text:p>2009 film by Stephen Burk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240])" office:value-type="float" office:value="11" calcext:value-type="float">
            <text:p>11</text:p>
          </table:table-cell>
          <table:table-cell table:formula="of:=TRIM(RIGHT([.C240];LEN([.C240])-[.H240]-2))" office:value-type="string" office:string-value="Stephen Burke" calcext:value-type="string">
            <text:p>Stephen Burke</text:p>
          </table:table-cell>
          <table:table-cell office:value-type="string" calcext:value-type="string">
            <text:p>Q55721667</text:p>
          </table:table-cell>
          <table:table-cell table:formula="of:=+RIGHT([.A240];LEN([.A240])-31)" office:value-type="string" office:string-value="Q232036" calcext:value-type="string">
            <text:p>Q232036</text:p>
          </table:table-cell>
          <table:table-cell office:value-type="string" calcext:value-type="string">
            <text:p>P57</text:p>
          </table:table-cell>
          <table:table-cell table:formula="of:=+[.J240]" office:value-type="string" office:string-value="Q55721667" calcext:value-type="string">
            <text:p>Q55721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279611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1990 film directed by John Mark Robinson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formula="of:=SEARCH(&quot;by &quot;;[.C241])" office:value-type="float" office:value="20" calcext:value-type="float">
            <text:p>20</text:p>
          </table:table-cell>
          <table:table-cell table:formula="of:=TRIM(RIGHT([.C241];LEN([.C241])-[.H241]-2))" office:value-type="string" office:string-value="John Mark Robinson" calcext:value-type="string">
            <text:p>John Mark Robinson</text:p>
          </table:table-cell>
          <table:table-cell office:value-type="string" calcext:value-type="string">
            <text:p>Q55955998</text:p>
          </table:table-cell>
          <table:table-cell table:formula="of:=+RIGHT([.A241];LEN([.A241])-31)" office:value-type="string" office:string-value="Q4279611" calcext:value-type="string">
            <text:p>Q4279611</text:p>
          </table:table-cell>
          <table:table-cell office:value-type="string" calcext:value-type="string">
            <text:p>P57</text:p>
          </table:table-cell>
          <table:table-cell table:formula="of:=+[.J241]" office:value-type="string" office:string-value="Q55955998" calcext:value-type="string">
            <text:p>Q559559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17800</text:p>
          </table:table-cell>
          <table:table-cell office:value-type="string" calcext:value-type="string">
            <text:p>Ninotchka</text:p>
          </table:table-cell>
          <table:table-cell office:value-type="string" calcext:value-type="string">
            <text:p>1960 US television film directed by Tom Donova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formula="of:=SEARCH(&quot;by &quot;;[.C242])" office:value-type="float" office:value="34" calcext:value-type="float">
            <text:p>34</text:p>
          </table:table-cell>
          <table:table-cell table:formula="of:=TRIM(RIGHT([.C242];LEN([.C242])-[.H242]-2))" office:value-type="string" office:string-value="Tom Donovan" calcext:value-type="string">
            <text:p>Tom Donovan</text:p>
          </table:table-cell>
          <table:table-cell office:value-type="string" calcext:value-type="string">
            <text:p>Q5623598</text:p>
          </table:table-cell>
          <table:table-cell table:formula="of:=+RIGHT([.A242];LEN([.A242])-31)" office:value-type="string" office:string-value="Q48817800" calcext:value-type="string">
            <text:p>Q48817800</text:p>
          </table:table-cell>
          <table:table-cell office:value-type="string" calcext:value-type="string">
            <text:p>P57</text:p>
          </table:table-cell>
          <table:table-cell table:formula="of:=+[.J242]" office:value-type="string" office:string-value="Q5623598" calcext:value-type="string">
            <text:p>Q56235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031022</text:p>
          </table:table-cell>
          <table:table-cell office:value-type="string" calcext:value-type="string">
            <text:p>Late Phases</text:p>
          </table:table-cell>
          <table:table-cell office:value-type="string" calcext:value-type="string">
            <text:p>2014 film directed by Adrián García Boglia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243])" office:value-type="float" office:value="20" calcext:value-type="float">
            <text:p>20</text:p>
          </table:table-cell>
          <table:table-cell table:formula="of:=TRIM(RIGHT([.C243];LEN([.C243])-[.H243]-2))" office:value-type="string" office:string-value="Adrián García Bogliano" calcext:value-type="string">
            <text:p>Adrián García Bogliano</text:p>
          </table:table-cell>
          <table:table-cell office:value-type="string" calcext:value-type="string">
            <text:p>Q5658534</text:p>
          </table:table-cell>
          <table:table-cell table:formula="of:=+RIGHT([.A243];LEN([.A243])-31)" office:value-type="string" office:string-value="Q17031022" calcext:value-type="string">
            <text:p>Q17031022</text:p>
          </table:table-cell>
          <table:table-cell office:value-type="string" calcext:value-type="string">
            <text:p>P57</text:p>
          </table:table-cell>
          <table:table-cell table:formula="of:=+[.J243]" office:value-type="string" office:string-value="Q5658534" calcext:value-type="string">
            <text:p>Q56585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1420610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1999 film by Jack Ersgard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244])" office:value-type="float" office:value="11" calcext:value-type="float">
            <text:p>11</text:p>
          </table:table-cell>
          <table:table-cell table:formula="of:=TRIM(RIGHT([.C244];LEN([.C244])-[.H244]-2))" office:value-type="string" office:string-value="Jack Ersgard" calcext:value-type="string">
            <text:p>Jack Ersgard</text:p>
          </table:table-cell>
          <table:table-cell office:value-type="string" calcext:value-type="string">
            <text:p>Q5718428</text:p>
          </table:table-cell>
          <table:table-cell table:formula="of:=+RIGHT([.A244];LEN([.A244])-31)" office:value-type="string" office:string-value="Q41420610" calcext:value-type="string">
            <text:p>Q41420610</text:p>
          </table:table-cell>
          <table:table-cell office:value-type="string" calcext:value-type="string">
            <text:p>P57</text:p>
          </table:table-cell>
          <table:table-cell table:formula="of:=+[.J244]" office:value-type="string" office:string-value="Q5718428" calcext:value-type="string">
            <text:p>Q57184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3188659</text:p>
          </table:table-cell>
          <table:table-cell office:value-type="string" calcext:value-type="string">
            <text:p>Legends of Flight</text:p>
          </table:table-cell>
          <table:table-cell office:value-type="string" calcext:value-type="string">
            <text:p>2010 documentary film by Stephen Low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245])" office:value-type="float" office:value="23" calcext:value-type="float">
            <text:p>23</text:p>
          </table:table-cell>
          <table:table-cell table:formula="of:=TRIM(RIGHT([.C245];LEN([.C245])-[.H245]-2))" office:value-type="string" office:string-value="Stephen Low" calcext:value-type="string">
            <text:p>Stephen Low</text:p>
          </table:table-cell>
          <table:table-cell office:value-type="string" calcext:value-type="string">
            <text:p>Q5858604</text:p>
          </table:table-cell>
          <table:table-cell table:formula="of:=+RIGHT([.A245];LEN([.A245])-31)" office:value-type="string" office:string-value="Q43188659" calcext:value-type="string">
            <text:p>Q43188659</text:p>
          </table:table-cell>
          <table:table-cell office:value-type="string" calcext:value-type="string">
            <text:p>P57</text:p>
          </table:table-cell>
          <table:table-cell table:formula="of:=+[.J245]" office:value-type="string" office:string-value="Q5858604" calcext:value-type="string">
            <text:p>Q5858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35341</text:p>
          </table:table-cell>
          <table:table-cell office:value-type="string" calcext:value-type="string">
            <text:p>The Healers</text:p>
          </table:table-cell>
          <table:table-cell office:value-type="string" calcext:value-type="string">
            <text:p>1974 film by Tom Gries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table:formula="of:=SEARCH(&quot;by &quot;;[.C246])" office:value-type="float" office:value="11" calcext:value-type="float">
            <text:p>11</text:p>
          </table:table-cell>
          <table:table-cell table:formula="of:=TRIM(RIGHT([.C246];LEN([.C246])-[.H246]-2))" office:value-type="string" office:string-value="Tom Gries" calcext:value-type="string">
            <text:p>Tom Gries</text:p>
          </table:table-cell>
          <table:table-cell office:value-type="string" calcext:value-type="string">
            <text:p>Q587601</text:p>
          </table:table-cell>
          <table:table-cell table:formula="of:=+RIGHT([.A246];LEN([.A246])-31)" office:value-type="string" office:string-value="Q48835341" calcext:value-type="string">
            <text:p>Q48835341</text:p>
          </table:table-cell>
          <table:table-cell office:value-type="string" calcext:value-type="string">
            <text:p>P57</text:p>
          </table:table-cell>
          <table:table-cell table:formula="of:=+[.J246]" office:value-type="string" office:string-value="Q587601" calcext:value-type="string">
            <text:p>Q5876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614292</text:p>
          </table:table-cell>
          <table:table-cell office:value-type="string" calcext:value-type="string">
            <text:p>The Honeymooners</text:p>
          </table:table-cell>
          <table:table-cell office:value-type="string" calcext:value-type="string">
            <text:p>1912 silent short film produced by Siegmund Lubin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table:formula="of:=SEARCH(&quot;by &quot;;[.C247])" office:value-type="float" office:value="33" calcext:value-type="float">
            <text:p>33</text:p>
          </table:table-cell>
          <table:table-cell table:formula="of:=TRIM(RIGHT([.C247];LEN([.C247])-[.H247]-2))" office:value-type="string" office:string-value="Siegmund Lubin" calcext:value-type="string">
            <text:p>Siegmund Lubin</text:p>
          </table:table-cell>
          <table:table-cell office:value-type="string" calcext:value-type="string">
            <text:p>Q593145</text:p>
          </table:table-cell>
          <table:table-cell table:formula="of:=+RIGHT([.A247];LEN([.A247])-31)" office:value-type="string" office:string-value="Q16614292" calcext:value-type="string">
            <text:p>Q16614292</text:p>
          </table:table-cell>
          <table:table-cell office:value-type="string" calcext:value-type="string">
            <text:p>P57</text:p>
          </table:table-cell>
          <table:table-cell table:formula="of:=+[.J247]" office:value-type="string" office:string-value="Q593145" calcext:value-type="string">
            <text:p>Q5931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8578665</text:p>
          </table:table-cell>
          <table:table-cell office:value-type="string" calcext:value-type="string">
            <text:p>The Impostor</text:p>
          </table:table-cell>
          <table:table-cell office:value-type="string" calcext:value-type="string">
            <text:p>1912 silent short film produced by Siegmund Lubin</text:p>
          </table:table-cell>
          <table:table-cell table:number-columns-repeated="3"/>
          <table:table-cell office:value-type="float" office:value="1912" calcext:value-type="float">
            <text:p>1912</text:p>
          </table:table-cell>
          <table:table-cell table:formula="of:=SEARCH(&quot;by &quot;;[.C248])" office:value-type="float" office:value="33" calcext:value-type="float">
            <text:p>33</text:p>
          </table:table-cell>
          <table:table-cell table:formula="of:=TRIM(RIGHT([.C248];LEN([.C248])-[.H248]-2))" office:value-type="string" office:string-value="Siegmund Lubin" calcext:value-type="string">
            <text:p>Siegmund Lubin</text:p>
          </table:table-cell>
          <table:table-cell office:value-type="string" calcext:value-type="string">
            <text:p>Q593145</text:p>
          </table:table-cell>
          <table:table-cell table:formula="of:=+RIGHT([.A248];LEN([.A248])-31)" office:value-type="string" office:string-value="Q18578665" calcext:value-type="string">
            <text:p>Q18578665</text:p>
          </table:table-cell>
          <table:table-cell office:value-type="string" calcext:value-type="string">
            <text:p>P57</text:p>
          </table:table-cell>
          <table:table-cell table:formula="of:=+[.J248]" office:value-type="string" office:string-value="Q593145" calcext:value-type="string">
            <text:p>Q5931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193490</text:p>
          </table:table-cell>
          <table:table-cell office:value-type="string" calcext:value-type="string">
            <text:p>The Christmas Secret</text:p>
          </table:table-cell>
          <table:table-cell office:value-type="string" calcext:value-type="string">
            <text:p>2000 television film by Ian Barry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249])" office:value-type="float" office:value="22" calcext:value-type="float">
            <text:p>22</text:p>
          </table:table-cell>
          <table:table-cell table:formula="of:=TRIM(RIGHT([.C249];LEN([.C249])-[.H249]-2))" office:value-type="string" office:string-value="Ian Barry" calcext:value-type="string">
            <text:p>Ian Barry</text:p>
          </table:table-cell>
          <table:table-cell office:value-type="string" calcext:value-type="string">
            <text:p>Q5980854</text:p>
          </table:table-cell>
          <table:table-cell table:formula="of:=+RIGHT([.A249];LEN([.A249])-31)" office:value-type="string" office:string-value="Q1193490" calcext:value-type="string">
            <text:p>Q1193490</text:p>
          </table:table-cell>
          <table:table-cell office:value-type="string" calcext:value-type="string">
            <text:p>P57</text:p>
          </table:table-cell>
          <table:table-cell table:formula="of:=+[.J249]" office:value-type="string" office:string-value="Q5980854" calcext:value-type="string">
            <text:p>Q59808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1367882</text:p>
          </table:table-cell>
          <table:table-cell office:value-type="string" calcext:value-type="string">
            <text:p>Thiruthoda Nayanar</text:p>
          </table:table-cell>
          <table:table-cell office:value-type="string" calcext:value-type="string">
            <text:p>1935 film by C. V. Raman</text:p>
          </table:table-cell>
          <table:table-cell table:number-columns-repeated="3"/>
          <table:table-cell office:value-type="float" office:value="1935" calcext:value-type="float">
            <text:p>1935</text:p>
          </table:table-cell>
          <table:table-cell table:formula="of:=SEARCH(&quot;by &quot;;[.C250])" office:value-type="float" office:value="11" calcext:value-type="float">
            <text:p>11</text:p>
          </table:table-cell>
          <table:table-cell table:formula="of:=TRIM(RIGHT([.C250];LEN([.C250])-[.H250]-2))" office:value-type="string" office:string-value="C. V. Raman" calcext:value-type="string">
            <text:p>C. V. Raman</text:p>
          </table:table-cell>
          <table:table-cell office:value-type="string" calcext:value-type="string">
            <text:p>Q60429</text:p>
          </table:table-cell>
          <table:table-cell table:formula="of:=+RIGHT([.A250];LEN([.A250])-31)" office:value-type="string" office:string-value="Q31367882" calcext:value-type="string">
            <text:p>Q31367882</text:p>
          </table:table-cell>
          <table:table-cell office:value-type="string" calcext:value-type="string">
            <text:p>P57</text:p>
          </table:table-cell>
          <table:table-cell table:formula="of:=+[.J250]" office:value-type="string" office:string-value="Q60429" calcext:value-type="string">
            <text:p>Q604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635498</text:p>
          </table:table-cell>
          <table:table-cell office:value-type="string" calcext:value-type="string">
            <text:p>My Normal</text:p>
          </table:table-cell>
          <table:table-cell office:value-type="string" calcext:value-type="string">
            <text:p>2009 film by Irving Schwartz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251])" office:value-type="float" office:value="11" calcext:value-type="float">
            <text:p>11</text:p>
          </table:table-cell>
          <table:table-cell table:formula="of:=TRIM(RIGHT([.C251];LEN([.C251])-[.H251]-2))" office:value-type="string" office:string-value="Irving Schwartz" calcext:value-type="string">
            <text:p>Irving Schwartz</text:p>
          </table:table-cell>
          <table:table-cell office:value-type="string" calcext:value-type="string">
            <text:p>Q6074780</text:p>
          </table:table-cell>
          <table:table-cell table:formula="of:=+RIGHT([.A251];LEN([.A251])-31)" office:value-type="string" office:string-value="Q17635498" calcext:value-type="string">
            <text:p>Q17635498</text:p>
          </table:table-cell>
          <table:table-cell office:value-type="string" calcext:value-type="string">
            <text:p>P57</text:p>
          </table:table-cell>
          <table:table-cell table:formula="of:=+[.J251]" office:value-type="string" office:string-value="Q6074780" calcext:value-type="string">
            <text:p>Q60747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307571</text:p>
          </table:table-cell>
          <table:table-cell office:value-type="string" calcext:value-type="string">
            <text:p>Murder at the Presidio</text:p>
          </table:table-cell>
          <table:table-cell office:value-type="string" calcext:value-type="string">
            <text:p>2005 American television-diffused film by John Fasano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252])" office:value-type="float" office:value="40" calcext:value-type="float">
            <text:p>40</text:p>
          </table:table-cell>
          <table:table-cell table:formula="of:=TRIM(RIGHT([.C252];LEN([.C252])-[.H252]-2))" office:value-type="string" office:string-value="John Fasano" calcext:value-type="string">
            <text:p>John Fasano</text:p>
          </table:table-cell>
          <table:table-cell office:value-type="string" calcext:value-type="string">
            <text:p>Q6232792</text:p>
          </table:table-cell>
          <table:table-cell table:formula="of:=+RIGHT([.A252];LEN([.A252])-31)" office:value-type="string" office:string-value="Q3307571" calcext:value-type="string">
            <text:p>Q3307571</text:p>
          </table:table-cell>
          <table:table-cell office:value-type="string" calcext:value-type="string">
            <text:p>P57</text:p>
          </table:table-cell>
          <table:table-cell table:formula="of:=+[.J252]" office:value-type="string" office:string-value="Q6232792" calcext:value-type="string">
            <text:p>Q62327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5606732</text:p>
          </table:table-cell>
          <table:table-cell office:value-type="string" calcext:value-type="string">
            <text:p>Cast Up by the Sea</text:p>
          </table:table-cell>
          <table:table-cell office:value-type="string" calcext:value-type="string">
            <text:p>1916 Australian film directed by John Gavin</text:p>
          </table:table-cell>
          <table:table-cell table:number-columns-repeated="3"/>
          <table:table-cell office:value-type="float" office:value="1916" calcext:value-type="float">
            <text:p>1916</text:p>
          </table:table-cell>
          <table:table-cell table:formula="of:=SEARCH(&quot;by &quot;;[.C253])" office:value-type="float" office:value="31" calcext:value-type="float">
            <text:p>31</text:p>
          </table:table-cell>
          <table:table-cell table:formula="of:=TRIM(RIGHT([.C253];LEN([.C253])-[.H253]-2))" office:value-type="string" office:string-value="John Gavin" calcext:value-type="string">
            <text:p>John Gavin</text:p>
          </table:table-cell>
          <table:table-cell office:value-type="string" calcext:value-type="string">
            <text:p>Q6234993</text:p>
          </table:table-cell>
          <table:table-cell table:formula="of:=+RIGHT([.A253];LEN([.A253])-31)" office:value-type="string" office:string-value="Q55606732" calcext:value-type="string">
            <text:p>Q55606732</text:p>
          </table:table-cell>
          <table:table-cell office:value-type="string" calcext:value-type="string">
            <text:p>P57</text:p>
          </table:table-cell>
          <table:table-cell table:formula="of:=+[.J253]" office:value-type="string" office:string-value="Q6234993" calcext:value-type="string">
            <text:p>Q6234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426362</text:p>
          </table:table-cell>
          <table:table-cell office:value-type="string" calcext:value-type="string">
            <text:p>Flag Mountain</text:p>
          </table:table-cell>
          <table:table-cell office:value-type="string" calcext:value-type="string">
            <text:p>2010 film by John Smith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254])" office:value-type="float" office:value="11" calcext:value-type="float">
            <text:p>11</text:p>
          </table:table-cell>
          <table:table-cell table:formula="of:=TRIM(RIGHT([.C254];LEN([.C254])-[.H254]-2))" office:value-type="string" office:string-value="John Smith" calcext:value-type="string">
            <text:p>John Smith</text:p>
          </table:table-cell>
          <table:table-cell office:value-type="string" calcext:value-type="string">
            <text:p>Q6258332</text:p>
          </table:table-cell>
          <table:table-cell table:formula="of:=+RIGHT([.A254];LEN([.A254])-31)" office:value-type="string" office:string-value="Q1426362" calcext:value-type="string">
            <text:p>Q1426362</text:p>
          </table:table-cell>
          <table:table-cell office:value-type="string" calcext:value-type="string">
            <text:p>P57</text:p>
          </table:table-cell>
          <table:table-cell table:formula="of:=+[.J254]" office:value-type="string" office:string-value="Q6258332" calcext:value-type="string">
            <text:p>Q62583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98975</text:p>
          </table:table-cell>
          <table:table-cell office:value-type="string" calcext:value-type="string">
            <text:p>Triple Play</text:p>
          </table:table-cell>
          <table:table-cell office:value-type="string" calcext:value-type="string">
            <text:p>Television film from 2004 directed by John Tracy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55])" office:value-type="float" office:value="36" calcext:value-type="float">
            <text:p>36</text:p>
          </table:table-cell>
          <table:table-cell table:formula="of:=TRIM(RIGHT([.C255];LEN([.C255])-[.H255]-2))" office:value-type="string" office:string-value="John Tracy" calcext:value-type="string">
            <text:p>John Tracy</text:p>
          </table:table-cell>
          <table:table-cell office:value-type="string" calcext:value-type="string">
            <text:p>Q6261116</text:p>
          </table:table-cell>
          <table:table-cell table:formula="of:=+RIGHT([.A255];LEN([.A255])-31)" office:value-type="string" office:string-value="Q3998975" calcext:value-type="string">
            <text:p>Q3998975</text:p>
          </table:table-cell>
          <table:table-cell office:value-type="string" calcext:value-type="string">
            <text:p>P57</text:p>
          </table:table-cell>
          <table:table-cell table:formula="of:=+[.J255]" office:value-type="string" office:string-value="Q6261116" calcext:value-type="string">
            <text:p>Q62611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1089536</text:p>
          </table:table-cell>
          <table:table-cell office:value-type="string" calcext:value-type="string">
            <text:p>Late Autumn</text:p>
          </table:table-cell>
          <table:table-cell office:value-type="string" calcext:value-type="string">
            <text:p>1966 South Korean film by Lee Man-hee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table:formula="of:=SEARCH(&quot;by &quot;;[.C256])" office:value-type="float" office:value="24" calcext:value-type="float">
            <text:p>24</text:p>
          </table:table-cell>
          <table:table-cell table:formula="of:=TRIM(RIGHT([.C256];LEN([.C256])-[.H256]-2))" office:value-type="string" office:string-value="Lee Man-hee" calcext:value-type="string">
            <text:p>Lee Man-hee</text:p>
          </table:table-cell>
          <table:table-cell office:value-type="string" calcext:value-type="string">
            <text:p>Q626273</text:p>
          </table:table-cell>
          <table:table-cell table:formula="of:=+RIGHT([.A256];LEN([.A256])-31)" office:value-type="string" office:string-value="Q11089536" calcext:value-type="string">
            <text:p>Q11089536</text:p>
          </table:table-cell>
          <table:table-cell office:value-type="string" calcext:value-type="string">
            <text:p>P57</text:p>
          </table:table-cell>
          <table:table-cell table:formula="of:=+[.J256]" office:value-type="string" office:string-value="Q626273" calcext:value-type="string">
            <text:p>Q626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8688590</text:p>
          </table:table-cell>
          <table:table-cell office:value-type="string" calcext:value-type="string">
            <text:p>The Real McCoy</text:p>
          </table:table-cell>
          <table:table-cell office:value-type="string" calcext:value-type="string">
            <text:p>1999 film directed by Pekka Lehto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257])" office:value-type="float" office:value="20" calcext:value-type="float">
            <text:p>20</text:p>
          </table:table-cell>
          <table:table-cell table:formula="of:=TRIM(RIGHT([.C257];LEN([.C257])-[.H257]-2))" office:value-type="string" office:string-value="Pekka Lehto" calcext:value-type="string">
            <text:p>Pekka Lehto</text:p>
          </table:table-cell>
          <table:table-cell office:value-type="string" calcext:value-type="string">
            <text:p>Q6377869</text:p>
          </table:table-cell>
          <table:table-cell table:formula="of:=+RIGHT([.A257];LEN([.A257])-31)" office:value-type="string" office:string-value="Q18688590" calcext:value-type="string">
            <text:p>Q18688590</text:p>
          </table:table-cell>
          <table:table-cell office:value-type="string" calcext:value-type="string">
            <text:p>P57</text:p>
          </table:table-cell>
          <table:table-cell table:formula="of:=+[.J257]" office:value-type="string" office:string-value="Q6377869" calcext:value-type="string">
            <text:p>Q63778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1584244</text:p>
          </table:table-cell>
          <table:table-cell office:value-type="string" calcext:value-type="string">
            <text:p>Avatharam</text:p>
          </table:table-cell>
          <table:table-cell office:value-type="string" calcext:value-type="string">
            <text:p>2014 Telugu language devotional film directed by Kodi Ramakrishna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258])" office:value-type="float" office:value="47" calcext:value-type="float">
            <text:p>47</text:p>
          </table:table-cell>
          <table:table-cell table:formula="of:=TRIM(RIGHT([.C258];LEN([.C258])-[.H258]-2))" office:value-type="string" office:string-value="Kodi Ramakrishna" calcext:value-type="string">
            <text:p>Kodi Ramakrishna</text:p>
          </table:table-cell>
          <table:table-cell office:value-type="string" calcext:value-type="string">
            <text:p>Q6425282</text:p>
          </table:table-cell>
          <table:table-cell table:formula="of:=+RIGHT([.A258];LEN([.A258])-31)" office:value-type="string" office:string-value="Q21584244" calcext:value-type="string">
            <text:p>Q21584244</text:p>
          </table:table-cell>
          <table:table-cell office:value-type="string" calcext:value-type="string">
            <text:p>P57</text:p>
          </table:table-cell>
          <table:table-cell table:formula="of:=+[.J258]" office:value-type="string" office:string-value="Q6425282" calcext:value-type="string">
            <text:p>Q6425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6116801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1960 British crime film directed by Montgomery Tully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formula="of:=SEARCH(&quot;by &quot;;[.C259])" office:value-type="float" office:value="34" calcext:value-type="float">
            <text:p>34</text:p>
          </table:table-cell>
          <table:table-cell table:formula="of:=TRIM(RIGHT([.C259];LEN([.C259])-[.H259]-2))" office:value-type="string" office:string-value="Montgomery Tully" calcext:value-type="string">
            <text:p>Montgomery Tully</text:p>
          </table:table-cell>
          <table:table-cell office:value-type="string" calcext:value-type="string">
            <text:p>Q671455</text:p>
          </table:table-cell>
          <table:table-cell table:formula="of:=+RIGHT([.A259];LEN([.A259])-31)" office:value-type="string" office:string-value="Q6116801" calcext:value-type="string">
            <text:p>Q6116801</text:p>
          </table:table-cell>
          <table:table-cell office:value-type="string" calcext:value-type="string">
            <text:p>P57</text:p>
          </table:table-cell>
          <table:table-cell table:formula="of:=+[.J259]" office:value-type="string" office:string-value="Q671455" calcext:value-type="string">
            <text:p>Q6714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7962377</text:p>
          </table:table-cell>
          <table:table-cell office:value-type="string" calcext:value-type="string">
            <text:p>The Unauthorized Melrose Place Story</text:p>
          </table:table-cell>
          <table:table-cell office:value-type="string" calcext:value-type="string">
            <text:p>2015 television film by Mark Griffiths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table:formula="of:=SEARCH(&quot;by &quot;;[.C260])" office:value-type="float" office:value="22" calcext:value-type="float">
            <text:p>22</text:p>
          </table:table-cell>
          <table:table-cell table:formula="of:=TRIM(RIGHT([.C260];LEN([.C260])-[.H260]-2))" office:value-type="string" office:string-value="Mark Griffiths" calcext:value-type="string">
            <text:p>Mark Griffiths</text:p>
          </table:table-cell>
          <table:table-cell office:value-type="string" calcext:value-type="string">
            <text:p>Q6767831</text:p>
          </table:table-cell>
          <table:table-cell table:formula="of:=+RIGHT([.A260];LEN([.A260])-31)" office:value-type="string" office:string-value="Q27962377" calcext:value-type="string">
            <text:p>Q27962377</text:p>
          </table:table-cell>
          <table:table-cell office:value-type="string" calcext:value-type="string">
            <text:p>P57</text:p>
          </table:table-cell>
          <table:table-cell table:formula="of:=+[.J260]" office:value-type="string" office:string-value="Q6767831" calcext:value-type="string">
            <text:p>Q67678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0958022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1967 Hindi film directed by Mohan Kumar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formula="of:=SEARCH(&quot;by &quot;;[.C261])" office:value-type="float" office:value="26" calcext:value-type="float">
            <text:p>26</text:p>
          </table:table-cell>
          <table:table-cell table:formula="of:=TRIM(RIGHT([.C261];LEN([.C261])-[.H261]-2))" office:value-type="string" office:string-value="Mohan Kumar" calcext:value-type="string">
            <text:p>Mohan Kumar</text:p>
          </table:table-cell>
          <table:table-cell office:value-type="string" calcext:value-type="string">
            <text:p>Q6893544</text:p>
          </table:table-cell>
          <table:table-cell table:formula="of:=+RIGHT([.A261];LEN([.A261])-31)" office:value-type="string" office:string-value="Q10958022" calcext:value-type="string">
            <text:p>Q10958022</text:p>
          </table:table-cell>
          <table:table-cell office:value-type="string" calcext:value-type="string">
            <text:p>P57</text:p>
          </table:table-cell>
          <table:table-cell table:formula="of:=+[.J261]" office:value-type="string" office:string-value="Q6893544" calcext:value-type="string">
            <text:p>Q68935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0682504</text:p>
          </table:table-cell>
          <table:table-cell office:value-type="string" calcext:value-type="string">
            <text:p>Elsewhere</text:p>
          </table:table-cell>
          <table:table-cell office:value-type="string" calcext:value-type="string">
            <text:p>2009 film directed by Nathan Hop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262])" office:value-type="float" office:value="20" calcext:value-type="float">
            <text:p>20</text:p>
          </table:table-cell>
          <table:table-cell table:formula="of:=TRIM(RIGHT([.C262];LEN([.C262])-[.H262]-2))" office:value-type="string" office:string-value="Nathan Hope" calcext:value-type="string">
            <text:p>Nathan Hope</text:p>
          </table:table-cell>
          <table:table-cell office:value-type="string" calcext:value-type="string">
            <text:p>Q6969138</text:p>
          </table:table-cell>
          <table:table-cell table:formula="of:=+RIGHT([.A262];LEN([.A262])-31)" office:value-type="string" office:string-value="Q50682504" calcext:value-type="string">
            <text:p>Q50682504</text:p>
          </table:table-cell>
          <table:table-cell office:value-type="string" calcext:value-type="string">
            <text:p>P57</text:p>
          </table:table-cell>
          <table:table-cell table:formula="of:=+[.J262]" office:value-type="string" office:string-value="Q6969138" calcext:value-type="string">
            <text:p>Q6969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0547</text:p>
          </table:table-cell>
          <table:table-cell office:value-type="string" calcext:value-type="string">
            <text:p>Pettson and Findus</text:p>
          </table:table-cell>
          <table:table-cell office:value-type="string" calcext:value-type="string">
            <text:p>1999 film by Albert Hanan Kaminski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263])" office:value-type="float" office:value="11" calcext:value-type="float">
            <text:p>11</text:p>
          </table:table-cell>
          <table:table-cell table:formula="of:=TRIM(RIGHT([.C263];LEN([.C263])-[.H263]-2))" office:value-type="string" office:string-value="Albert Hanan Kaminski" calcext:value-type="string">
            <text:p>Albert Hanan Kaminski</text:p>
          </table:table-cell>
          <table:table-cell office:value-type="string" calcext:value-type="string">
            <text:p>Q6984096</text:p>
          </table:table-cell>
          <table:table-cell table:formula="of:=+RIGHT([.A263];LEN([.A263])-31)" office:value-type="string" office:string-value="Q390547" calcext:value-type="string">
            <text:p>Q390547</text:p>
          </table:table-cell>
          <table:table-cell office:value-type="string" calcext:value-type="string">
            <text:p>P57</text:p>
          </table:table-cell>
          <table:table-cell table:formula="of:=+[.J263]" office:value-type="string" office:string-value="Q6984096" calcext:value-type="string">
            <text:p>Q69840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6045034</text:p>
          </table:table-cell>
          <table:table-cell office:value-type="string" calcext:value-type="string">
            <text:p>Stage Madness</text:p>
          </table:table-cell>
          <table:table-cell office:value-type="string" calcext:value-type="string">
            <text:p>1927 American drama film directed by Victor Schertzinger</text:p>
          </table:table-cell>
          <table:table-cell table:number-columns-repeated="3"/>
          <table:table-cell office:value-type="float" office:value="1927" calcext:value-type="float">
            <text:p>1927</text:p>
          </table:table-cell>
          <table:table-cell table:formula="of:=SEARCH(&quot;by &quot;;[.C264])" office:value-type="float" office:value="35" calcext:value-type="float">
            <text:p>35</text:p>
          </table:table-cell>
          <table:table-cell table:formula="of:=TRIM(RIGHT([.C264];LEN([.C264])-[.H264]-2))" office:value-type="string" office:string-value="Victor Schertzinger" calcext:value-type="string">
            <text:p>Victor Schertzinger</text:p>
          </table:table-cell>
          <table:table-cell office:value-type="string" calcext:value-type="string">
            <text:p>Q707999</text:p>
          </table:table-cell>
          <table:table-cell table:formula="of:=+RIGHT([.A264];LEN([.A264])-31)" office:value-type="string" office:string-value="Q56045034" calcext:value-type="string">
            <text:p>Q56045034</text:p>
          </table:table-cell>
          <table:table-cell office:value-type="string" calcext:value-type="string">
            <text:p>P57</text:p>
          </table:table-cell>
          <table:table-cell table:formula="of:=+[.J264]" office:value-type="string" office:string-value="Q707999" calcext:value-type="string">
            <text:p>Q7079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0269973</text:p>
          </table:table-cell>
          <table:table-cell office:value-type="string" calcext:value-type="string">
            <text:p>Echoes</text:p>
          </table:table-cell>
          <table:table-cell office:value-type="string" calcext:value-type="string">
            <text:p>2001 gay pornographic film directed by Chi Chi LaRu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265])" office:value-type="float" office:value="37" calcext:value-type="float">
            <text:p>37</text:p>
          </table:table-cell>
          <table:table-cell table:formula="of:=TRIM(RIGHT([.C265];LEN([.C265])-[.H265]-2))" office:value-type="string" office:string-value="Chi Chi LaRue" calcext:value-type="string">
            <text:p>Chi Chi LaRue</text:p>
          </table:table-cell>
          <table:table-cell office:value-type="string" calcext:value-type="string">
            <text:p>Q708085</text:p>
          </table:table-cell>
          <table:table-cell table:formula="of:=+RIGHT([.A265];LEN([.A265])-31)" office:value-type="string" office:string-value="Q10269973" calcext:value-type="string">
            <text:p>Q10269973</text:p>
          </table:table-cell>
          <table:table-cell office:value-type="string" calcext:value-type="string">
            <text:p>P57</text:p>
          </table:table-cell>
          <table:table-cell table:formula="of:=+[.J265]" office:value-type="string" office:string-value="Q708085" calcext:value-type="string">
            <text:p>Q7080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10450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51 British short biographical film by Paul Dickson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table:formula="of:=SEARCH(&quot;by &quot;;[.C266])" office:value-type="float" office:value="38" calcext:value-type="float">
            <text:p>38</text:p>
          </table:table-cell>
          <table:table-cell table:formula="of:=TRIM(RIGHT([.C266];LEN([.C266])-[.H266]-2))" office:value-type="string" office:string-value="Paul Dickson" calcext:value-type="string">
            <text:p>Paul Dickson</text:p>
          </table:table-cell>
          <table:table-cell office:value-type="string" calcext:value-type="string">
            <text:p>Q7150280</text:p>
          </table:table-cell>
          <table:table-cell table:formula="of:=+RIGHT([.A266];LEN([.A266])-31)" office:value-type="string" office:string-value="Q17104500" calcext:value-type="string">
            <text:p>Q17104500</text:p>
          </table:table-cell>
          <table:table-cell office:value-type="string" calcext:value-type="string">
            <text:p>P57</text:p>
          </table:table-cell>
          <table:table-cell table:formula="of:=+[.J266]" office:value-type="string" office:string-value="Q7150280" calcext:value-type="string">
            <text:p>Q7150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763826</text:p>
          </table:table-cell>
          <table:table-cell office:value-type="string" calcext:value-type="string">
            <text:p>Chained Heat</text:p>
          </table:table-cell>
          <table:table-cell office:value-type="string" calcext:value-type="string">
            <text:p>1983 film by Paul Nicholas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table:formula="of:=SEARCH(&quot;by &quot;;[.C267])" office:value-type="float" office:value="11" calcext:value-type="float">
            <text:p>11</text:p>
          </table:table-cell>
          <table:table-cell table:formula="of:=TRIM(RIGHT([.C267];LEN([.C267])-[.H267]-2))" office:value-type="string" office:string-value="Paul Nicholas" calcext:value-type="string">
            <text:p>Paul Nicholas</text:p>
          </table:table-cell>
          <table:table-cell office:value-type="string" calcext:value-type="string">
            <text:p>Q7152723</text:p>
          </table:table-cell>
          <table:table-cell table:formula="of:=+RIGHT([.A267];LEN([.A267])-31)" office:value-type="string" office:string-value="Q1763826" calcext:value-type="string">
            <text:p>Q1763826</text:p>
          </table:table-cell>
          <table:table-cell office:value-type="string" calcext:value-type="string">
            <text:p>P57</text:p>
          </table:table-cell>
          <table:table-cell table:formula="of:=+[.J267]" office:value-type="string" office:string-value="Q7152723" calcext:value-type="string">
            <text:p>Q71527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760759</text:p>
          </table:table-cell>
          <table:table-cell office:value-type="string" calcext:value-type="string">
            <text:p>The Right Person</text:p>
          </table:table-cell>
          <table:table-cell office:value-type="string" calcext:value-type="string">
            <text:p>1955 UK short film directed by Peter Cotes</text:p>
          </table:table-cell>
          <table:table-cell table:number-columns-repeated="3"/>
          <table:table-cell office:value-type="float" office:value="1955" calcext:value-type="float">
            <text:p>1955</text:p>
          </table:table-cell>
          <table:table-cell table:formula="of:=SEARCH(&quot;by &quot;;[.C268])" office:value-type="float" office:value="29" calcext:value-type="float">
            <text:p>29</text:p>
          </table:table-cell>
          <table:table-cell table:formula="of:=TRIM(RIGHT([.C268];LEN([.C268])-[.H268]-2))" office:value-type="string" office:string-value="Peter Cotes" calcext:value-type="string">
            <text:p>Peter Cotes</text:p>
          </table:table-cell>
          <table:table-cell office:value-type="string" calcext:value-type="string">
            <text:p>Q7173408</text:p>
          </table:table-cell>
          <table:table-cell table:formula="of:=+RIGHT([.A268];LEN([.A268])-31)" office:value-type="string" office:string-value="Q7760759" calcext:value-type="string">
            <text:p>Q7760759</text:p>
          </table:table-cell>
          <table:table-cell office:value-type="string" calcext:value-type="string">
            <text:p>P57</text:p>
          </table:table-cell>
          <table:table-cell table:formula="of:=+[.J268]" office:value-type="string" office:string-value="Q7173408" calcext:value-type="string">
            <text:p>Q71734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17575</text:p>
          </table:table-cell>
          <table:table-cell office:value-type="string" calcext:value-type="string">
            <text:p>Diplomatic Immunity</text:p>
          </table:table-cell>
          <table:table-cell office:value-type="string" calcext:value-type="string">
            <text:p>1991 American film directed by Peter Maris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formula="of:=SEARCH(&quot;by &quot;;[.C269])" office:value-type="float" office:value="29" calcext:value-type="float">
            <text:p>29</text:p>
          </table:table-cell>
          <table:table-cell table:formula="of:=TRIM(RIGHT([.C269];LEN([.C269])-[.H269]-2))" office:value-type="string" office:string-value="Peter Maris" calcext:value-type="string">
            <text:p>Peter Maris</text:p>
          </table:table-cell>
          <table:table-cell office:value-type="string" calcext:value-type="string">
            <text:p>Q7175657</text:p>
          </table:table-cell>
          <table:table-cell table:formula="of:=+RIGHT([.A269];LEN([.A269])-31)" office:value-type="string" office:string-value="Q48817575" calcext:value-type="string">
            <text:p>Q48817575</text:p>
          </table:table-cell>
          <table:table-cell office:value-type="string" calcext:value-type="string">
            <text:p>P57</text:p>
          </table:table-cell>
          <table:table-cell table:formula="of:=+[.J269]" office:value-type="string" office:string-value="Q7175657" calcext:value-type="string">
            <text:p>Q71756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1783910</text:p>
          </table:table-cell>
          <table:table-cell office:value-type="string" calcext:value-type="string">
            <text:p>Dance Academy: The Movie</text:p>
          </table:table-cell>
          <table:table-cell office:value-type="string" calcext:value-type="string">
            <text:p>2017 film by Jeffrey Walker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270])" office:value-type="float" office:value="11" calcext:value-type="float">
            <text:p>11</text:p>
          </table:table-cell>
          <table:table-cell table:formula="of:=TRIM(RIGHT([.C270];LEN([.C270])-[.H270]-2))" office:value-type="string" office:string-value="Jeffrey Walker" calcext:value-type="string">
            <text:p>Jeffrey Walker</text:p>
          </table:table-cell>
          <table:table-cell office:value-type="string" calcext:value-type="string">
            <text:p>Q723820</text:p>
          </table:table-cell>
          <table:table-cell table:formula="of:=+RIGHT([.A270];LEN([.A270])-31)" office:value-type="string" office:string-value="Q41783910" calcext:value-type="string">
            <text:p>Q41783910</text:p>
          </table:table-cell>
          <table:table-cell office:value-type="string" calcext:value-type="string">
            <text:p>P57</text:p>
          </table:table-cell>
          <table:table-cell table:formula="of:=+[.J270]" office:value-type="string" office:string-value="Q723820" calcext:value-type="string">
            <text:p>Q7238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16087</text:p>
          </table:table-cell>
          <table:table-cell office:value-type="string" calcext:value-type="string">
            <text:p>Jack and the Beanstalk</text:p>
          </table:table-cell>
          <table:table-cell office:value-type="string" calcext:value-type="string">
            <text:p>1967 live-action/animated-hybrid musical-themed film directed by Gene Kelly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formula="of:=SEARCH(&quot;by &quot;;[.C271])" office:value-type="float" office:value="63" calcext:value-type="float">
            <text:p>63</text:p>
          </table:table-cell>
          <table:table-cell table:formula="of:=TRIM(RIGHT([.C271];LEN([.C271])-[.H271]-2))" office:value-type="string" office:string-value="Gene Kelly" calcext:value-type="string">
            <text:p>Gene Kelly</text:p>
          </table:table-cell>
          <table:table-cell office:value-type="string" calcext:value-type="string">
            <text:p>Q73089</text:p>
          </table:table-cell>
          <table:table-cell table:formula="of:=+RIGHT([.A271];LEN([.A271])-31)" office:value-type="string" office:string-value="Q48816087" calcext:value-type="string">
            <text:p>Q48816087</text:p>
          </table:table-cell>
          <table:table-cell office:value-type="string" calcext:value-type="string">
            <text:p>P57</text:p>
          </table:table-cell>
          <table:table-cell table:formula="of:=+[.J271]" office:value-type="string" office:string-value="Q73089" calcext:value-type="string">
            <text:p>Q730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3562553</text:p>
          </table:table-cell>
          <table:table-cell office:value-type="string" calcext:value-type="string">
            <text:p>Flashpoint</text:p>
          </table:table-cell>
          <table:table-cell office:value-type="string" calcext:value-type="string">
            <text:p>2020 film by Rick Famuyiwa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table:formula="of:=SEARCH(&quot;by &quot;;[.C272])" office:value-type="float" office:value="11" calcext:value-type="float">
            <text:p>11</text:p>
          </table:table-cell>
          <table:table-cell table:formula="of:=TRIM(RIGHT([.C272];LEN([.C272])-[.H272]-2))" office:value-type="string" office:string-value="Rick Famuyiwa" calcext:value-type="string">
            <text:p>Rick Famuyiwa</text:p>
          </table:table-cell>
          <table:table-cell office:value-type="string" calcext:value-type="string">
            <text:p>Q7331376</text:p>
          </table:table-cell>
          <table:table-cell table:formula="of:=+RIGHT([.A272];LEN([.A272])-31)" office:value-type="string" office:string-value="Q23562553" calcext:value-type="string">
            <text:p>Q23562553</text:p>
          </table:table-cell>
          <table:table-cell office:value-type="string" calcext:value-type="string">
            <text:p>P57</text:p>
          </table:table-cell>
          <table:table-cell table:formula="of:=+[.J272]" office:value-type="string" office:string-value="Q7331376" calcext:value-type="string">
            <text:p>Q7331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8511234</text:p>
          </table:table-cell>
          <table:table-cell office:value-type="string" calcext:value-type="string">
            <text:p>Corpses</text:p>
          </table:table-cell>
          <table:table-cell office:value-type="string" calcext:value-type="string">
            <text:p>2004 film by Rolfe Kanefsky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73])" office:value-type="float" office:value="11" calcext:value-type="float">
            <text:p>11</text:p>
          </table:table-cell>
          <table:table-cell table:formula="of:=TRIM(RIGHT([.C273];LEN([.C273])-[.H273]-2))" office:value-type="string" office:string-value="Rolfe Kanefsky" calcext:value-type="string">
            <text:p>Rolfe Kanefsky</text:p>
          </table:table-cell>
          <table:table-cell office:value-type="string" calcext:value-type="string">
            <text:p>Q7360826</text:p>
          </table:table-cell>
          <table:table-cell table:formula="of:=+RIGHT([.A273];LEN([.A273])-31)" office:value-type="string" office:string-value="Q18511234" calcext:value-type="string">
            <text:p>Q18511234</text:p>
          </table:table-cell>
          <table:table-cell office:value-type="string" calcext:value-type="string">
            <text:p>P57</text:p>
          </table:table-cell>
          <table:table-cell table:formula="of:=+[.J273]" office:value-type="string" office:string-value="Q7360826" calcext:value-type="string">
            <text:p>Q73608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9573499</text:p>
          </table:table-cell>
          <table:table-cell office:value-type="string" calcext:value-type="string">
            <text:p>Oru Janmam Koodi</text:p>
          </table:table-cell>
          <table:table-cell office:value-type="string" calcext:value-type="string">
            <text:p>1997 film by Suma Josson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formula="of:=SEARCH(&quot;by &quot;;[.C274])" office:value-type="float" office:value="11" calcext:value-type="float">
            <text:p>11</text:p>
          </table:table-cell>
          <table:table-cell table:formula="of:=TRIM(RIGHT([.C274];LEN([.C274])-[.H274]-2))" office:value-type="string" office:string-value="Suma Josson" calcext:value-type="string">
            <text:p>Suma Josson</text:p>
          </table:table-cell>
          <table:table-cell office:value-type="string" calcext:value-type="string">
            <text:p>Q7636903</text:p>
          </table:table-cell>
          <table:table-cell table:formula="of:=+RIGHT([.A274];LEN([.A274])-31)" office:value-type="string" office:string-value="Q19573499" calcext:value-type="string">
            <text:p>Q19573499</text:p>
          </table:table-cell>
          <table:table-cell office:value-type="string" calcext:value-type="string">
            <text:p>P57</text:p>
          </table:table-cell>
          <table:table-cell table:formula="of:=+[.J274]" office:value-type="string" office:string-value="Q7636903" calcext:value-type="string">
            <text:p>Q76369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672459</text:p>
          </table:table-cell>
          <table:table-cell office:value-type="string" calcext:value-type="string">
            <text:p>Duel with Death</text:p>
          </table:table-cell>
          <table:table-cell office:value-type="string" calcext:value-type="string">
            <text:p>1949 Austrian war drama film directed by Paul May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table:formula="of:=SEARCH(&quot;by &quot;;[.C275])" office:value-type="float" office:value="39" calcext:value-type="float">
            <text:p>39</text:p>
          </table:table-cell>
          <table:table-cell table:formula="of:=TRIM(RIGHT([.C275];LEN([.C275])-[.H275]-2))" office:value-type="string" office:string-value="Paul May" calcext:value-type="string">
            <text:p>Paul May</text:p>
          </table:table-cell>
          <table:table-cell office:value-type="string" calcext:value-type="string">
            <text:p>Q76381</text:p>
          </table:table-cell>
          <table:table-cell table:formula="of:=+RIGHT([.A275];LEN([.A275])-31)" office:value-type="string" office:string-value="Q48672459" calcext:value-type="string">
            <text:p>Q48672459</text:p>
          </table:table-cell>
          <table:table-cell office:value-type="string" calcext:value-type="string">
            <text:p>P57</text:p>
          </table:table-cell>
          <table:table-cell table:formula="of:=+[.J275]" office:value-type="string" office:string-value="Q76381" calcext:value-type="string">
            <text:p>Q763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044343</text:p>
          </table:table-cell>
          <table:table-cell office:value-type="string" calcext:value-type="string">
            <text:p>Sangamithra</text:p>
          </table:table-cell>
          <table:table-cell office:value-type="string" calcext:value-type="string">
            <text:p>2018 Tamil film by Sundar C.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formula="of:=SEARCH(&quot;by &quot;;[.C276])" office:value-type="float" office:value="17" calcext:value-type="float">
            <text:p>17</text:p>
          </table:table-cell>
          <table:table-cell table:formula="of:=TRIM(RIGHT([.C276];LEN([.C276])-[.H276]-2))" office:value-type="string" office:string-value="Sundar C." calcext:value-type="string">
            <text:p>Sundar C.</text:p>
          </table:table-cell>
          <table:table-cell office:value-type="string" calcext:value-type="string">
            <text:p>Q7639214</text:p>
          </table:table-cell>
          <table:table-cell table:formula="of:=+RIGHT([.A276];LEN([.A276])-31)" office:value-type="string" office:string-value="Q30044343" calcext:value-type="string">
            <text:p>Q30044343</text:p>
          </table:table-cell>
          <table:table-cell office:value-type="string" calcext:value-type="string">
            <text:p>P57</text:p>
          </table:table-cell>
          <table:table-cell table:formula="of:=+[.J276]" office:value-type="string" office:string-value="Q7639214" calcext:value-type="string">
            <text:p>Q76392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0913451</text:p>
          </table:table-cell>
          <table:table-cell office:value-type="string" calcext:value-type="string">
            <text:p>Gardenia: Before the Last Curtain Falls</text:p>
          </table:table-cell>
          <table:table-cell office:value-type="string" calcext:value-type="string">
            <text:p>2014 film by Thomas Wallner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277])" office:value-type="float" office:value="11" calcext:value-type="float">
            <text:p>11</text:p>
          </table:table-cell>
          <table:table-cell table:formula="of:=TRIM(RIGHT([.C277];LEN([.C277])-[.H277]-2))" office:value-type="string" office:string-value="Thomas Wallner" calcext:value-type="string">
            <text:p>Thomas Wallner</text:p>
          </table:table-cell>
          <table:table-cell office:value-type="string" calcext:value-type="string">
            <text:p>Q7794847</text:p>
          </table:table-cell>
          <table:table-cell table:formula="of:=+RIGHT([.A277];LEN([.A277])-31)" office:value-type="string" office:string-value="Q40913451" calcext:value-type="string">
            <text:p>Q40913451</text:p>
          </table:table-cell>
          <table:table-cell office:value-type="string" calcext:value-type="string">
            <text:p>P57</text:p>
          </table:table-cell>
          <table:table-cell table:formula="of:=+[.J277]" office:value-type="string" office:string-value="Q7794847" calcext:value-type="string">
            <text:p>Q77948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2228356</text:p>
          </table:table-cell>
          <table:table-cell office:value-type="string" calcext:value-type="string">
            <text:p>Berserk: The Golden Age Arc I - The Egg of the King</text:p>
          </table:table-cell>
          <table:table-cell office:value-type="string" calcext:value-type="string">
            <text:p>2012 animated film by Toshiyuki Kubooka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278])" office:value-type="float" office:value="20" calcext:value-type="float">
            <text:p>20</text:p>
          </table:table-cell>
          <table:table-cell table:formula="of:=TRIM(RIGHT([.C278];LEN([.C278])-[.H278]-2))" office:value-type="string" office:string-value="Toshiyuki Kubooka" calcext:value-type="string">
            <text:p>Toshiyuki Kubooka</text:p>
          </table:table-cell>
          <table:table-cell office:value-type="string" calcext:value-type="string">
            <text:p>Q7827824</text:p>
          </table:table-cell>
          <table:table-cell table:formula="of:=+RIGHT([.A278];LEN([.A278])-31)" office:value-type="string" office:string-value="Q52228356" calcext:value-type="string">
            <text:p>Q52228356</text:p>
          </table:table-cell>
          <table:table-cell office:value-type="string" calcext:value-type="string">
            <text:p>P57</text:p>
          </table:table-cell>
          <table:table-cell table:formula="of:=+[.J278]" office:value-type="string" office:string-value="Q7827824" calcext:value-type="string">
            <text:p>Q7827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2229064</text:p>
          </table:table-cell>
          <table:table-cell office:value-type="string" calcext:value-type="string">
            <text:p>Berserk: Golden Age Arc III - The Advent</text:p>
          </table:table-cell>
          <table:table-cell office:value-type="string" calcext:value-type="string">
            <text:p>2013 animated film by Toshiyuki Kubooka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279])" office:value-type="float" office:value="20" calcext:value-type="float">
            <text:p>20</text:p>
          </table:table-cell>
          <table:table-cell table:formula="of:=TRIM(RIGHT([.C279];LEN([.C279])-[.H279]-2))" office:value-type="string" office:string-value="Toshiyuki Kubooka" calcext:value-type="string">
            <text:p>Toshiyuki Kubooka</text:p>
          </table:table-cell>
          <table:table-cell office:value-type="string" calcext:value-type="string">
            <text:p>Q7827824</text:p>
          </table:table-cell>
          <table:table-cell table:formula="of:=+RIGHT([.A279];LEN([.A279])-31)" office:value-type="string" office:string-value="Q52229064" calcext:value-type="string">
            <text:p>Q52229064</text:p>
          </table:table-cell>
          <table:table-cell office:value-type="string" calcext:value-type="string">
            <text:p>P57</text:p>
          </table:table-cell>
          <table:table-cell table:formula="of:=+[.J279]" office:value-type="string" office:string-value="Q7827824" calcext:value-type="string">
            <text:p>Q7827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2228601</text:p>
          </table:table-cell>
          <table:table-cell office:value-type="string" calcext:value-type="string">
            <text:p>Berserk: Golden Age Arc II - The Battle for Doldrey</text:p>
          </table:table-cell>
          <table:table-cell office:value-type="string" calcext:value-type="string">
            <text:p>2012 animatied film by Toshiyuki Kubooka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280])" office:value-type="float" office:value="21" calcext:value-type="float">
            <text:p>21</text:p>
          </table:table-cell>
          <table:table-cell table:formula="of:=TRIM(RIGHT([.C280];LEN([.C280])-[.H280]-2))" office:value-type="string" office:string-value="Toshiyuki Kubooka" calcext:value-type="string">
            <text:p>Toshiyuki Kubooka</text:p>
          </table:table-cell>
          <table:table-cell office:value-type="string" calcext:value-type="string">
            <text:p>Q7827824</text:p>
          </table:table-cell>
          <table:table-cell table:formula="of:=+RIGHT([.A280];LEN([.A280])-31)" office:value-type="string" office:string-value="Q52228601" calcext:value-type="string">
            <text:p>Q52228601</text:p>
          </table:table-cell>
          <table:table-cell office:value-type="string" calcext:value-type="string">
            <text:p>P57</text:p>
          </table:table-cell>
          <table:table-cell table:formula="of:=+[.J280]" office:value-type="string" office:string-value="Q7827824" calcext:value-type="string">
            <text:p>Q7827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7465219</text:p>
          </table:table-cell>
          <table:table-cell office:value-type="string" calcext:value-type="string">
            <text:p>Balidan (Offering)</text:p>
          </table:table-cell>
          <table:table-cell office:value-type="string" calcext:value-type="string">
            <text:p>a Nepalese movie produced directed by Tulsi Ghimire</text:p>
          </table:table-cell>
          <table:table-cell table:number-columns-repeated="4"/>
          <table:table-cell table:formula="of:=SEARCH(&quot;by &quot;;[.C281])" office:value-type="float" office:value="36" calcext:value-type="float">
            <text:p>36</text:p>
          </table:table-cell>
          <table:table-cell table:formula="of:=TRIM(RIGHT([.C281];LEN([.C281])-[.H281]-2))" office:value-type="string" office:string-value="Tulsi Ghimire" calcext:value-type="string">
            <text:p>Tulsi Ghimire</text:p>
          </table:table-cell>
          <table:table-cell office:value-type="string" calcext:value-type="string">
            <text:p>Q7852393</text:p>
          </table:table-cell>
          <table:table-cell table:formula="of:=+RIGHT([.A281];LEN([.A281])-31)" office:value-type="string" office:string-value="Q47465219" calcext:value-type="string">
            <text:p>Q47465219</text:p>
          </table:table-cell>
          <table:table-cell office:value-type="string" calcext:value-type="string">
            <text:p>P57</text:p>
          </table:table-cell>
          <table:table-cell table:formula="of:=+[.J281]" office:value-type="string" office:string-value="Q7852393" calcext:value-type="string">
            <text:p>Q78523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747506</text:p>
          </table:table-cell>
          <table:table-cell office:value-type="string" calcext:value-type="string">
            <text:p>Future by design</text:p>
          </table:table-cell>
          <table:table-cell office:value-type="string" calcext:value-type="string">
            <text:p>2006 film directed by William Gazecki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282])" office:value-type="float" office:value="20" calcext:value-type="float">
            <text:p>20</text:p>
          </table:table-cell>
          <table:table-cell table:formula="of:=TRIM(RIGHT([.C282];LEN([.C282])-[.H282]-2))" office:value-type="string" office:string-value="William Gazecki" calcext:value-type="string">
            <text:p>William Gazecki</text:p>
          </table:table-cell>
          <table:table-cell office:value-type="string" calcext:value-type="string">
            <text:p>Q8009739</text:p>
          </table:table-cell>
          <table:table-cell table:formula="of:=+RIGHT([.A282];LEN([.A282])-31)" office:value-type="string" office:string-value="Q2747506" calcext:value-type="string">
            <text:p>Q2747506</text:p>
          </table:table-cell>
          <table:table-cell office:value-type="string" calcext:value-type="string">
            <text:p>P57</text:p>
          </table:table-cell>
          <table:table-cell table:formula="of:=+[.J282]" office:value-type="string" office:string-value="Q8009739" calcext:value-type="string">
            <text:p>Q80097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638428</text:p>
          </table:table-cell>
          <table:table-cell office:value-type="string" calcext:value-type="string">
            <text:p>Freeze Frame</text:p>
          </table:table-cell>
          <table:table-cell office:value-type="string" calcext:value-type="string">
            <text:p>2004 film by John Simpso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283])" office:value-type="float" office:value="11" calcext:value-type="float">
            <text:p>11</text:p>
          </table:table-cell>
          <table:table-cell table:formula="of:=TRIM(RIGHT([.C283];LEN([.C283])-[.H283]-2))" office:value-type="string" office:string-value="John Simpson" calcext:value-type="string">
            <text:p>John Simpson</text:p>
          </table:table-cell>
          <table:table-cell office:value-type="string" calcext:value-type="string">
            <text:p>Q8215122</text:p>
          </table:table-cell>
          <table:table-cell table:formula="of:=+RIGHT([.A283];LEN([.A283])-31)" office:value-type="string" office:string-value="Q638428" calcext:value-type="string">
            <text:p>Q638428</text:p>
          </table:table-cell>
          <table:table-cell office:value-type="string" calcext:value-type="string">
            <text:p>P57</text:p>
          </table:table-cell>
          <table:table-cell table:formula="of:=+[.J283]" office:value-type="string" office:string-value="Q8215122" calcext:value-type="string">
            <text:p>Q82151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8053563</text:p>
          </table:table-cell>
          <table:table-cell office:value-type="string" calcext:value-type="string">
            <text:p>Picture of a Nymph</text:p>
          </table:table-cell>
          <table:table-cell office:value-type="string" calcext:value-type="string">
            <text:p>1987 film directed by Wu Ma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284])" office:value-type="float" office:value="20" calcext:value-type="float">
            <text:p>20</text:p>
          </table:table-cell>
          <table:table-cell table:formula="of:=TRIM(RIGHT([.C284];LEN([.C284])-[.H284]-2))" office:value-type="string" office:string-value="Wu Ma" calcext:value-type="string">
            <text:p>Wu Ma</text:p>
          </table:table-cell>
          <table:table-cell office:value-type="string" calcext:value-type="string">
            <text:p>Q851018</text:p>
          </table:table-cell>
          <table:table-cell table:formula="of:=+RIGHT([.A284];LEN([.A284])-31)" office:value-type="string" office:string-value="Q28053563" calcext:value-type="string">
            <text:p>Q28053563</text:p>
          </table:table-cell>
          <table:table-cell office:value-type="string" calcext:value-type="string">
            <text:p>P57</text:p>
          </table:table-cell>
          <table:table-cell table:formula="of:=+[.J284]" office:value-type="string" office:string-value="Q851018" calcext:value-type="string">
            <text:p>Q8510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5458918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2000 short film by Chris Cunningham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285])" office:value-type="float" office:value="17" calcext:value-type="float">
            <text:p>17</text:p>
          </table:table-cell>
          <table:table-cell table:formula="of:=TRIM(RIGHT([.C285];LEN([.C285])-[.H285]-2))" office:value-type="string" office:string-value="Chris Cunningham" calcext:value-type="string">
            <text:p>Chris Cunningham</text:p>
          </table:table-cell>
          <table:table-cell office:value-type="string" calcext:value-type="string">
            <text:p>Q861161</text:p>
          </table:table-cell>
          <table:table-cell table:formula="of:=+RIGHT([.A285];LEN([.A285])-31)" office:value-type="string" office:string-value="Q5458918" calcext:value-type="string">
            <text:p>Q5458918</text:p>
          </table:table-cell>
          <table:table-cell office:value-type="string" calcext:value-type="string">
            <text:p>P57</text:p>
          </table:table-cell>
          <table:table-cell table:formula="of:=+[.J285]" office:value-type="string" office:string-value="Q861161" calcext:value-type="string">
            <text:p>Q8611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0901042</text:p>
          </table:table-cell>
          <table:table-cell office:value-type="string" calcext:value-type="string">
            <text:p>Earlier Relationships</text:p>
          </table:table-cell>
          <table:table-cell office:value-type="string" calcext:value-type="string">
            <text:p>1927 German silent film by Arthur Bergen</text:p>
          </table:table-cell>
          <table:table-cell table:number-columns-repeated="3"/>
          <table:table-cell office:value-type="float" office:value="1927" calcext:value-type="float">
            <text:p>1927</text:p>
          </table:table-cell>
          <table:table-cell table:formula="of:=SEARCH(&quot;by &quot;;[.C286])" office:value-type="float" office:value="25" calcext:value-type="float">
            <text:p>25</text:p>
          </table:table-cell>
          <table:table-cell table:formula="of:=TRIM(RIGHT([.C286];LEN([.C286])-[.H286]-2))" office:value-type="string" office:string-value="Arthur Bergen" calcext:value-type="string">
            <text:p>Arthur Bergen</text:p>
          </table:table-cell>
          <table:table-cell office:value-type="string" calcext:value-type="string">
            <text:p>Q87283</text:p>
          </table:table-cell>
          <table:table-cell table:formula="of:=+RIGHT([.A286];LEN([.A286])-31)" office:value-type="string" office:string-value="Q30901042" calcext:value-type="string">
            <text:p>Q30901042</text:p>
          </table:table-cell>
          <table:table-cell office:value-type="string" calcext:value-type="string">
            <text:p>P57</text:p>
          </table:table-cell>
          <table:table-cell table:formula="of:=+[.J286]" office:value-type="string" office:string-value="Q87283" calcext:value-type="string">
            <text:p>Q872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8817803</text:p>
          </table:table-cell>
          <table:table-cell office:value-type="string" calcext:value-type="string">
            <text:p>The Spiral Staircase</text:p>
          </table:table-cell>
          <table:table-cell office:value-type="string" calcext:value-type="string">
            <text:p>1961 television film directed by Boris Sagal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formula="of:=SEARCH(&quot;by &quot;;[.C287])" office:value-type="float" office:value="31" calcext:value-type="float">
            <text:p>31</text:p>
          </table:table-cell>
          <table:table-cell table:formula="of:=TRIM(RIGHT([.C287];LEN([.C287])-[.H287]-2))" office:value-type="string" office:string-value="Boris Sagal" calcext:value-type="string">
            <text:p>Boris Sagal</text:p>
          </table:table-cell>
          <table:table-cell office:value-type="string" calcext:value-type="string">
            <text:p>Q893766</text:p>
          </table:table-cell>
          <table:table-cell table:formula="of:=+RIGHT([.A287];LEN([.A287])-31)" office:value-type="string" office:string-value="Q48817803" calcext:value-type="string">
            <text:p>Q48817803</text:p>
          </table:table-cell>
          <table:table-cell office:value-type="string" calcext:value-type="string">
            <text:p>P57</text:p>
          </table:table-cell>
          <table:table-cell table:formula="of:=+[.J287]" office:value-type="string" office:string-value="Q893766" calcext:value-type="string">
            <text:p>Q8937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5036541</text:p>
          </table:table-cell>
          <table:table-cell office:value-type="string" calcext:value-type="string">
            <text:p>A Fleeting Passage to the Orient</text:p>
          </table:table-cell>
          <table:table-cell office:value-type="string" calcext:value-type="string">
            <text:p>1999 documentary film by Ruth Beckermann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288])" office:value-type="float" office:value="23" calcext:value-type="float">
            <text:p>23</text:p>
          </table:table-cell>
          <table:table-cell table:formula="of:=TRIM(RIGHT([.C288];LEN([.C288])-[.H288]-2))" office:value-type="string" office:string-value="Ruth Beckermann" calcext:value-type="string">
            <text:p>Ruth Beckermann</text:p>
          </table:table-cell>
          <table:table-cell office:value-type="string" calcext:value-type="string">
            <text:p>Q89845</text:p>
          </table:table-cell>
          <table:table-cell table:formula="of:=+RIGHT([.A288];LEN([.A288])-31)" office:value-type="string" office:string-value="Q45036541" calcext:value-type="string">
            <text:p>Q45036541</text:p>
          </table:table-cell>
          <table:table-cell office:value-type="string" calcext:value-type="string">
            <text:p>P57</text:p>
          </table:table-cell>
          <table:table-cell table:formula="of:=+[.J288]" office:value-type="string" office:string-value="Q89845" calcext:value-type="string">
            <text:p>Q898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45318961</text:p>
          </table:table-cell>
          <table:table-cell office:value-type="string" calcext:value-type="string">
            <text:p>Mrs K</text:p>
          </table:table-cell>
          <table:table-cell office:value-type="string" calcext:value-type="string">
            <text:p>2016 film by Ho Yuhang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289])" office:value-type="float" office:value="11" calcext:value-type="float">
            <text:p>11</text:p>
          </table:table-cell>
          <table:table-cell table:formula="of:=TRIM(RIGHT([.C289];LEN([.C289])-[.H289]-2))" office:value-type="string" office:string-value="Ho Yuhang" calcext:value-type="string">
            <text:p>Ho Yuhang</text:p>
          </table:table-cell>
          <table:table-cell office:value-type="string" calcext:value-type="string">
            <text:p>Q9183002</text:p>
          </table:table-cell>
          <table:table-cell table:formula="of:=+RIGHT([.A289];LEN([.A289])-31)" office:value-type="string" office:string-value="Q45318961" calcext:value-type="string">
            <text:p>Q45318961</text:p>
          </table:table-cell>
          <table:table-cell office:value-type="string" calcext:value-type="string">
            <text:p>P57</text:p>
          </table:table-cell>
          <table:table-cell table:formula="of:=+[.J289]" office:value-type="string" office:string-value="Q9183002" calcext:value-type="string">
            <text:p>Q9183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902700</text:p>
          </table:table-cell>
          <table:table-cell office:value-type="string" calcext:value-type="string">
            <text:p>Pictureland</text:p>
          </table:table-cell>
          <table:table-cell office:value-type="string" calcext:value-type="string">
            <text:p>1911 silent film directed by Thomas H. Ince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 table:formula="of:=SEARCH(&quot;by &quot;;[.C290])" office:value-type="float" office:value="27" calcext:value-type="float">
            <text:p>27</text:p>
          </table:table-cell>
          <table:table-cell table:formula="of:=TRIM(RIGHT([.C290];LEN([.C290])-[.H290]-2))" office:value-type="string" office:string-value="Thomas H. Ince" calcext:value-type="string">
            <text:p>Thomas H. Ince</text:p>
          </table:table-cell>
          <table:table-cell office:value-type="string" calcext:value-type="string">
            <text:p>Q942822</text:p>
          </table:table-cell>
          <table:table-cell table:formula="of:=+RIGHT([.A290];LEN([.A290])-31)" office:value-type="string" office:string-value="Q3902700" calcext:value-type="string">
            <text:p>Q3902700</text:p>
          </table:table-cell>
          <table:table-cell office:value-type="string" calcext:value-type="string">
            <text:p>P57</text:p>
          </table:table-cell>
          <table:table-cell table:formula="of:=+[.J290]" office:value-type="string" office:string-value="Q942822" calcext:value-type="string">
            <text:p>Q9428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16880017</text:p>
          </table:table-cell>
          <table:table-cell office:value-type="string" calcext:value-type="string">
            <text:p>Happy Together</text:p>
          </table:table-cell>
          <table:table-cell office:value-type="string" calcext:value-type="string">
            <text:p>1989 film directed by Stephen Shin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formula="of:=SEARCH(&quot;by &quot;;[.C291])" office:value-type="float" office:value="20" calcext:value-type="float">
            <text:p>20</text:p>
          </table:table-cell>
          <table:table-cell table:formula="of:=TRIM(RIGHT([.C291];LEN([.C291])-[.H291]-2))" office:value-type="string" office:string-value="Stephen Shin" calcext:value-type="string">
            <text:p>Stephen Shin</text:p>
          </table:table-cell>
          <table:table-cell office:value-type="string" calcext:value-type="string">
            <text:p>Q9434714</text:p>
          </table:table-cell>
          <table:table-cell table:formula="of:=+RIGHT([.A291];LEN([.A291])-31)" office:value-type="string" office:string-value="Q16880017" calcext:value-type="string">
            <text:p>Q16880017</text:p>
          </table:table-cell>
          <table:table-cell office:value-type="string" calcext:value-type="string">
            <text:p>P57</text:p>
          </table:table-cell>
          <table:table-cell table:formula="of:=+[.J291]" office:value-type="string" office:string-value="Q9434714" calcext:value-type="string">
            <text:p>Q94347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646748</text:p>
          </table:table-cell>
          <table:table-cell office:value-type="string" calcext:value-type="string">
            <text:p>Golden Boy</text:p>
          </table:table-cell>
          <table:table-cell office:value-type="string" calcext:value-type="string">
            <text:p>Japanese manga series by Tatsuya Egawa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formula="of:=SEARCH(&quot;by &quot;;[.C292])" office:value-type="float" office:value="23" calcext:value-type="float">
            <text:p>23</text:p>
          </table:table-cell>
          <table:table-cell table:formula="of:=TRIM(RIGHT([.C292];LEN([.C292])-[.H292]-2))" office:value-type="string" office:string-value="Tatsuya Egawa" calcext:value-type="string">
            <text:p>Tatsuya Egawa</text:p>
          </table:table-cell>
          <table:table-cell office:value-type="string" calcext:value-type="string">
            <text:p>Q958412</text:p>
          </table:table-cell>
          <table:table-cell table:formula="of:=+RIGHT([.A292];LEN([.A292])-31)" office:value-type="string" office:string-value="Q646748" calcext:value-type="string">
            <text:p>Q646748</text:p>
          </table:table-cell>
          <table:table-cell office:value-type="string" calcext:value-type="string">
            <text:p>P57</text:p>
          </table:table-cell>
          <table:table-cell table:formula="of:=+[.J292]" office:value-type="string" office:string-value="Q958412" calcext:value-type="string">
            <text:p>Q9584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28924536</text:p>
          </table:table-cell>
          <table:table-cell office:value-type="string" calcext:value-type="string">
            <text:p>The Carer</text:p>
          </table:table-cell>
          <table:table-cell office:value-type="string" calcext:value-type="string">
            <text:p>film by János Edelényi</text:p>
          </table:table-cell>
          <table:table-cell table:number-columns-repeated="4"/>
          <table:table-cell table:formula="of:=SEARCH(&quot;by &quot;;[.C293])" office:value-type="float" office:value="6" calcext:value-type="float">
            <text:p>6</text:p>
          </table:table-cell>
          <table:table-cell table:formula="of:=TRIM(RIGHT([.C293];LEN([.C293])-[.H293]-2))" office:value-type="string" office:string-value="János Edelényi" calcext:value-type="string">
            <text:p>János Edelényi</text:p>
          </table:table-cell>
          <table:table-cell office:value-type="string" calcext:value-type="string">
            <text:p>Q987622</text:p>
          </table:table-cell>
          <table:table-cell table:formula="of:=+RIGHT([.A293];LEN([.A293])-31)" office:value-type="string" office:string-value="Q28924536" calcext:value-type="string">
            <text:p>Q28924536</text:p>
          </table:table-cell>
          <table:table-cell office:value-type="string" calcext:value-type="string">
            <text:p>P57</text:p>
          </table:table-cell>
          <table:table-cell table:formula="of:=+[.J293]" office:value-type="string" office:string-value="Q987622" calcext:value-type="string">
            <text:p>Q9876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3596112</text:p>
          </table:table-cell>
          <table:table-cell office:value-type="string" calcext:value-type="string">
            <text:p>"Weird Al" Yankovic: The Ultimate Video Collection</text:p>
          </table:table-cell>
          <table:table-cell office:value-type="string" calcext:value-type="string">
            <text:p>DVD by "Weird Al" Yankovic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294])" office:value-type="float" office:value="5" calcext:value-type="float">
            <text:p>5</text:p>
          </table:table-cell>
          <table:table-cell table:formula="of:=TRIM(RIGHT([.C294];LEN([.C294])-[.H294]-2))" office:value-type="string" office:string-value="&quot;Weird Al&quot; Yankovic" calcext:value-type="string">
            <text:p>"Weird Al" Yankovic</text:p>
          </table:table-cell>
          <table:table-cell office:value-type="string" calcext:value-type="string">
            <text:p>Q108420</text:p>
          </table:table-cell>
          <table:table-cell table:number-columns-repeated="2"/>
          <table:table-cell table:formula="of:=+[.J294]" office:value-type="string" office:string-value="Q108420" calcext:value-type="string">
            <text:p>Q1084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319079</text:p>
          </table:table-cell>
          <table:table-cell office:value-type="string" calcext:value-type="string">
            <text:p>Rewind</text:p>
          </table:table-cell>
          <table:table-cell office:value-type="string" calcext:value-type="string">
            <text:p>DVD by Welsh rock trio Stereophonic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295])" office:value-type="float" office:value="5" calcext:value-type="float">
            <text:p>5</text:p>
          </table:table-cell>
          <table:table-cell table:formula="of:=TRIM(RIGHT([.C295];LEN([.C295])-[.H295]-2))" office:value-type="string" office:string-value="Welsh rock trio Stereophonics" calcext:value-type="string">
            <text:p>Welsh rock trio Stereophonics</text:p>
          </table:table-cell>
          <table:table-cell office:value-type="string" calcext:value-type="string">
            <text:p>Q1099565</text:p>
          </table:table-cell>
          <table:table-cell table:number-columns-repeated="2"/>
          <table:table-cell table:formula="of:=+[.J295]" office:value-type="string" office:string-value="Q1099565" calcext:value-type="string">
            <text:p>Q10995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ttp://www.wikidata.org/entity/Q7726721</text:p>
          </table:table-cell>
          <table:table-cell office:value-type="string" calcext:value-type="string">
            <text:p>The Collection</text:p>
          </table:table-cell>
          <table:table-cell office:value-type="string" calcext:value-type="string">
            <text:p>DVD by Norwegian band TNT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296])" office:value-type="float" office:value="5" calcext:value-type="float">
            <text:p>5</text:p>
          </table:table-cell>
          <table:table-cell table:formula="of:=TRIM(RIGHT([.C296];LEN([.C296])-[.H296]-2))" office:value-type="string" office:string-value="Norwegian band TNT" calcext:value-type="string">
            <text:p>Norwegian band TNT</text:p>
          </table:table-cell>
          <table:table-cell office:value-type="string" calcext:value-type="string">
            <text:p>Q110053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13718</text:p>
          </table:table-cell>
          <table:table-cell office:value-type="string" calcext:value-type="string">
            <text:p>Strawberry Fields Forever</text:p>
          </table:table-cell>
          <table:table-cell office:value-type="string" calcext:value-type="string">
            <text:p>song by the English rock band the Beatles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formula="of:=SEARCH(&quot;by &quot;;[.C297])" office:value-type="float" office:value="6" calcext:value-type="float">
            <text:p>6</text:p>
          </table:table-cell>
          <table:table-cell table:formula="of:=TRIM(RIGHT([.C297];LEN([.C297])-[.H297]-2))" office:value-type="string" office:string-value="the English rock band the Beatles" calcext:value-type="string">
            <text:p>the English rock band the Beatles</text:p>
          </table:table-cell>
          <table:table-cell office:value-type="string" calcext:value-type="string">
            <text:p>Q11360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62082</text:p>
          </table:table-cell>
          <table:table-cell office:value-type="string" calcext:value-type="string">
            <text:p>The Brave Little Toaster Goes to Mars</text:p>
          </table:table-cell>
          <table:table-cell office:value-type="string" calcext:value-type="string">
            <text:p>film by Robert C. Ramirez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298])" office:value-type="float" office:value="6" calcext:value-type="float">
            <text:p>6</text:p>
          </table:table-cell>
          <table:table-cell table:formula="of:=TRIM(RIGHT([.C298];LEN([.C298])-[.H298]-2))" office:value-type="string" office:string-value="Robert C. Ramirez" calcext:value-type="string">
            <text:p>Robert C. Ramirez</text:p>
          </table:table-cell>
          <table:table-cell office:value-type="string" calcext:value-type="string">
            <text:p>Q114362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60269</text:p>
          </table:table-cell>
          <table:table-cell office:value-type="string" calcext:value-type="string">
            <text:p>The High Crusade</text:p>
          </table:table-cell>
          <table:table-cell office:value-type="string" calcext:value-type="string">
            <text:p>book by Poul Anderson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formula="of:=SEARCH(&quot;by &quot;;[.C299])" office:value-type="float" office:value="6" calcext:value-type="float">
            <text:p>6</text:p>
          </table:table-cell>
          <table:table-cell table:formula="of:=TRIM(RIGHT([.C299];LEN([.C299])-[.H299]-2))" office:value-type="string" office:string-value="Poul Anderson" calcext:value-type="string">
            <text:p>Poul Anderson</text:p>
          </table:table-cell>
          <table:table-cell office:value-type="string" calcext:value-type="string">
            <text:p>Q1145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82540</text:p>
          </table:table-cell>
          <table:table-cell office:value-type="string" calcext:value-type="string">
            <text:p>Jeffries-Johnson World's Championship Boxing Contest</text:p>
          </table:table-cell>
          <table:table-cell office:value-type="string" calcext:value-type="string">
            <text:p>film by James Stuart Blackton</text:p>
          </table:table-cell>
          <table:table-cell table:number-columns-repeated="3"/>
          <table:table-cell office:value-type="float" office:value="1910" calcext:value-type="float">
            <text:p>1910</text:p>
          </table:table-cell>
          <table:table-cell table:formula="of:=SEARCH(&quot;by &quot;;[.C300])" office:value-type="float" office:value="6" calcext:value-type="float">
            <text:p>6</text:p>
          </table:table-cell>
          <table:table-cell table:formula="of:=TRIM(RIGHT([.C300];LEN([.C300])-[.H300]-2))" office:value-type="string" office:string-value="James Stuart Blackton" calcext:value-type="string">
            <text:p>James Stuart Blackton</text:p>
          </table:table-cell>
          <table:table-cell office:value-type="string" calcext:value-type="string">
            <text:p>Q11562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45493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film by Michael Bafaro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301])" office:value-type="float" office:value="6" calcext:value-type="float">
            <text:p>6</text:p>
          </table:table-cell>
          <table:table-cell table:formula="of:=TRIM(RIGHT([.C301];LEN([.C301])-[.H301]-2))" office:value-type="string" office:string-value="Michael Bafaro" calcext:value-type="string">
            <text:p>Michael Bafaro</text:p>
          </table:table-cell>
          <table:table-cell office:value-type="string" calcext:value-type="string">
            <text:p>Q12423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35424</text:p>
          </table:table-cell>
          <table:table-cell office:value-type="string" calcext:value-type="string">
            <text:p>Telling the World</text:p>
          </table:table-cell>
          <table:table-cell office:value-type="string" calcext:value-type="string">
            <text:p>song by Taio Cruz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302])" office:value-type="float" office:value="6" calcext:value-type="float">
            <text:p>6</text:p>
          </table:table-cell>
          <table:table-cell table:formula="of:=TRIM(RIGHT([.C302];LEN([.C302])-[.H302]-2))" office:value-type="string" office:string-value="Taio Cruz" calcext:value-type="string">
            <text:p>Taio Cruz</text:p>
          </table:table-cell>
          <table:table-cell office:value-type="string" calcext:value-type="string">
            <text:p>Q1248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479155</text:p>
          </table:table-cell>
          <table:table-cell office:value-type="string" calcext:value-type="string">
            <text:p>Serenity!</text:p>
          </table:table-cell>
          <table:table-cell office:value-type="string" calcext:value-type="string">
            <text:p>film by Alexander Mathis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table:formula="of:=SEARCH(&quot;by &quot;;[.C303])" office:value-type="float" office:value="6" calcext:value-type="float">
            <text:p>6</text:p>
          </table:table-cell>
          <table:table-cell table:formula="of:=TRIM(RIGHT([.C303];LEN([.C303])-[.H303]-2))" office:value-type="string" office:string-value="Alexander Mathis" calcext:value-type="string">
            <text:p>Alexander Mathis</text:p>
          </table:table-cell>
          <table:table-cell office:value-type="string" calcext:value-type="string">
            <text:p>Q12565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488965</text:p>
          </table:table-cell>
          <table:table-cell office:value-type="string" calcext:value-type="string">
            <text:p>The Beirut Apt</text:p>
          </table:table-cell>
          <table:table-cell office:value-type="string" calcext:value-type="string">
            <text:p>2007 by Daniele Salaris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304])" office:value-type="float" office:value="6" calcext:value-type="float">
            <text:p>6</text:p>
          </table:table-cell>
          <table:table-cell table:formula="of:=TRIM(RIGHT([.C304];LEN([.C304])-[.H304]-2))" office:value-type="string" office:string-value="Daniele Salaris" calcext:value-type="string">
            <text:p>Daniele Salaris</text:p>
          </table:table-cell>
          <table:table-cell office:value-type="string" calcext:value-type="string">
            <text:p>Q126108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60677</text:p>
          </table:table-cell>
          <table:table-cell office:value-type="string" calcext:value-type="string">
            <text:p>Monet: Shadow and Light</text:p>
          </table:table-cell>
          <table:table-cell office:value-type="string" calcext:value-type="string">
            <text:p>film by David Devine, 1999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305])" office:value-type="float" office:value="6" calcext:value-type="float">
            <text:p>6</text:p>
          </table:table-cell>
          <table:table-cell table:formula="of:=TRIM(RIGHT([.C305];LEN([.C305])-[.H305]-2))" office:value-type="string" office:string-value="David Devine, 1999" calcext:value-type="string">
            <text:p>David Devine, 1999</text:p>
          </table:table-cell>
          <table:table-cell office:value-type="string" calcext:value-type="string">
            <text:p>Q126160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548757</text:p>
          </table:table-cell>
          <table:table-cell office:value-type="string" calcext:value-type="string">
            <text:p>I'll Be Seeing You</text:p>
          </table:table-cell>
          <table:table-cell office:value-type="string" calcext:value-type="string">
            <text:p>book by Mary Higgins Clark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306])" office:value-type="float" office:value="6" calcext:value-type="float">
            <text:p>6</text:p>
          </table:table-cell>
          <table:table-cell table:formula="of:=TRIM(RIGHT([.C306];LEN([.C306])-[.H306]-2))" office:value-type="string" office:string-value="Mary Higgins Clark" calcext:value-type="string">
            <text:p>Mary Higgins Clark</text:p>
          </table:table-cell>
          <table:table-cell office:value-type="string" calcext:value-type="string">
            <text:p>Q1270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986702</text:p>
          </table:table-cell>
          <table:table-cell office:value-type="string" calcext:value-type="string">
            <text:p>The Duchess</text:p>
          </table:table-cell>
          <table:table-cell office:value-type="string" calcext:value-type="string">
            <text:p>film by W. T. McCulley</text:p>
          </table:table-cell>
          <table:table-cell table:number-columns-repeated="3"/>
          <table:table-cell office:value-type="float" office:value="1915" calcext:value-type="float">
            <text:p>1915</text:p>
          </table:table-cell>
          <table:table-cell table:formula="of:=SEARCH(&quot;by &quot;;[.C307])" office:value-type="float" office:value="6" calcext:value-type="float">
            <text:p>6</text:p>
          </table:table-cell>
          <table:table-cell table:formula="of:=TRIM(RIGHT([.C307];LEN([.C307])-[.H307]-2))" office:value-type="string" office:string-value="W. T. McCulley" calcext:value-type="string">
            <text:p>W. T. McCulley</text:p>
          </table:table-cell>
          <table:table-cell office:value-type="string" calcext:value-type="string">
            <text:p>Q12793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286383</text:p>
          </table:table-cell>
          <table:table-cell office:value-type="string" calcext:value-type="string">
            <text:p>Do You Speak American?</text:p>
          </table:table-cell>
          <table:table-cell office:value-type="string" calcext:value-type="string">
            <text:p>book by Robert MacNeil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308])" office:value-type="float" office:value="6" calcext:value-type="float">
            <text:p>6</text:p>
          </table:table-cell>
          <table:table-cell table:formula="of:=TRIM(RIGHT([.C308];LEN([.C308])-[.H308]-2))" office:value-type="string" office:string-value="Robert MacNeil" calcext:value-type="string">
            <text:p>Robert MacNeil</text:p>
          </table:table-cell>
          <table:table-cell office:value-type="string" calcext:value-type="string">
            <text:p>Q1282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364833</text:p>
          </table:table-cell>
          <table:table-cell office:value-type="string" calcext:value-type="string">
            <text:p>Ellen Foster</text:p>
          </table:table-cell>
          <table:table-cell office:value-type="string" calcext:value-type="string">
            <text:p>book by Kaye Gibbons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formula="of:=SEARCH(&quot;by &quot;;[.C309])" office:value-type="float" office:value="6" calcext:value-type="float">
            <text:p>6</text:p>
          </table:table-cell>
          <table:table-cell table:formula="of:=TRIM(RIGHT([.C309];LEN([.C309])-[.H309]-2))" office:value-type="string" office:string-value="Kaye Gibbons" calcext:value-type="string">
            <text:p>Kaye Gibbons</text:p>
          </table:table-cell>
          <table:table-cell office:value-type="string" calcext:value-type="string">
            <text:p>Q12967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559542</text:p>
          </table:table-cell>
          <table:table-cell office:value-type="string" calcext:value-type="string">
            <text:p>Gideon's Trumpet</text:p>
          </table:table-cell>
          <table:table-cell office:value-type="string" calcext:value-type="string">
            <text:p>book by Anthony Lewis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formula="of:=SEARCH(&quot;by &quot;;[.C310])" office:value-type="float" office:value="6" calcext:value-type="float">
            <text:p>6</text:p>
          </table:table-cell>
          <table:table-cell table:formula="of:=TRIM(RIGHT([.C310];LEN([.C310])-[.H310]-2))" office:value-type="string" office:string-value="Anthony Lewis" calcext:value-type="string">
            <text:p>Anthony Lewis</text:p>
          </table:table-cell>
          <table:table-cell office:value-type="string" calcext:value-type="string">
            <text:p>Q130854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697367</text:p>
          </table:table-cell>
          <table:table-cell office:value-type="string" calcext:value-type="string">
            <text:p>Lucinda Brayford</text:p>
          </table:table-cell>
          <table:table-cell office:value-type="string" calcext:value-type="string">
            <text:p>book by Martin Boyd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table:formula="of:=SEARCH(&quot;by &quot;;[.C311])" office:value-type="float" office:value="6" calcext:value-type="float">
            <text:p>6</text:p>
          </table:table-cell>
          <table:table-cell table:formula="of:=TRIM(RIGHT([.C311];LEN([.C311])-[.H311]-2))" office:value-type="string" office:string-value="Martin Boyd" calcext:value-type="string">
            <text:p>Martin Boyd</text:p>
          </table:table-cell>
          <table:table-cell office:value-type="string" calcext:value-type="string">
            <text:p>Q1361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804245</text:p>
          </table:table-cell>
          <table:table-cell office:value-type="string" calcext:value-type="string">
            <text:p>Meat Loaf: To Hell and Back</text:p>
          </table:table-cell>
          <table:table-cell office:value-type="string" calcext:value-type="string">
            <text:p>book by Meat Loaf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312])" office:value-type="float" office:value="6" calcext:value-type="float">
            <text:p>6</text:p>
          </table:table-cell>
          <table:table-cell table:formula="of:=TRIM(RIGHT([.C312];LEN([.C312])-[.H312]-2))" office:value-type="string" office:string-value="Meat Loaf" calcext:value-type="string">
            <text:p>Meat Loaf</text:p>
          </table:table-cell>
          <table:table-cell office:value-type="string" calcext:value-type="string">
            <text:p>Q13618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288414</text:p>
          </table:table-cell>
          <table:table-cell office:value-type="string" calcext:value-type="string">
            <text:p>Ram-Avtar</text:p>
          </table:table-cell>
          <table:table-cell office:value-type="string" calcext:value-type="string">
            <text:p>film by Sunil Hingorani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313])" office:value-type="float" office:value="6" calcext:value-type="float">
            <text:p>6</text:p>
          </table:table-cell>
          <table:table-cell table:formula="of:=TRIM(RIGHT([.C313];LEN([.C313])-[.H313]-2))" office:value-type="string" office:string-value="Sunil Hingorani" calcext:value-type="string">
            <text:p>Sunil Hingorani</text:p>
          </table:table-cell>
          <table:table-cell office:value-type="string" calcext:value-type="string">
            <text:p>Q1376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722743</text:p>
          </table:table-cell>
          <table:table-cell office:value-type="string" calcext:value-type="string">
            <text:p>The Christmas Box</text:p>
          </table:table-cell>
          <table:table-cell office:value-type="string" calcext:value-type="string">
            <text:p>book by Richard Paul Evans</text:p>
          </table:table-cell>
          <table:table-cell table:number-columns-repeated="4"/>
          <table:table-cell table:formula="of:=SEARCH(&quot;by &quot;;[.C314])" office:value-type="float" office:value="6" calcext:value-type="float">
            <text:p>6</text:p>
          </table:table-cell>
          <table:table-cell table:formula="of:=TRIM(RIGHT([.C314];LEN([.C314])-[.H314]-2))" office:value-type="string" office:string-value="Richard Paul Evans" calcext:value-type="string">
            <text:p>Richard Paul Evans</text:p>
          </table:table-cell>
          <table:table-cell office:value-type="string" calcext:value-type="string">
            <text:p>Q14071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748674</text:p>
          </table:table-cell>
          <table:table-cell office:value-type="string" calcext:value-type="string">
            <text:p>The Lost Medallion: The Adventures of Billy Stone</text:p>
          </table:table-cell>
          <table:table-cell office:value-type="string" calcext:value-type="string">
            <text:p>book by Bill Muir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315])" office:value-type="float" office:value="6" calcext:value-type="float">
            <text:p>6</text:p>
          </table:table-cell>
          <table:table-cell table:formula="of:=TRIM(RIGHT([.C315];LEN([.C315])-[.H315]-2))" office:value-type="string" office:string-value="Bill Muir" calcext:value-type="string">
            <text:p>Bill Muir</text:p>
          </table:table-cell>
          <table:table-cell office:value-type="string" calcext:value-type="string">
            <text:p>Q14149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760737</text:p>
          </table:table-cell>
          <table:table-cell office:value-type="string" calcext:value-type="string">
            <text:p>The Right-Hand Man</text:p>
          </table:table-cell>
          <table:table-cell office:value-type="string" calcext:value-type="string">
            <text:p>book by K.M. Peyton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316])" office:value-type="float" office:value="6" calcext:value-type="float">
            <text:p>6</text:p>
          </table:table-cell>
          <table:table-cell table:formula="of:=TRIM(RIGHT([.C316];LEN([.C316])-[.H316]-2))" office:value-type="string" office:string-value="K.M. Peyton" calcext:value-type="string">
            <text:p>K.M. Peyton</text:p>
          </table:table-cell>
          <table:table-cell office:value-type="string" calcext:value-type="string">
            <text:p>Q143275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939007</text:p>
          </table:table-cell>
          <table:table-cell office:value-type="string" calcext:value-type="string">
            <text:p>Vlak u snijegu</text:p>
          </table:table-cell>
          <table:table-cell office:value-type="string" calcext:value-type="string">
            <text:p>book by Mato Lovrak</text:p>
          </table:table-cell>
          <table:table-cell table:number-columns-repeated="4"/>
          <table:table-cell table:formula="of:=SEARCH(&quot;by &quot;;[.C317])" office:value-type="float" office:value="6" calcext:value-type="float">
            <text:p>6</text:p>
          </table:table-cell>
          <table:table-cell table:formula="of:=TRIM(RIGHT([.C317];LEN([.C317])-[.H317]-2))" office:value-type="string" office:string-value="Mato Lovrak" calcext:value-type="string">
            <text:p>Mato Lovrak</text:p>
          </table:table-cell>
          <table:table-cell office:value-type="string" calcext:value-type="string">
            <text:p>Q14664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39397</text:p>
          </table:table-cell>
          <table:table-cell office:value-type="string" calcext:value-type="string">
            <text:p>O Menino Maluquinho</text:p>
          </table:table-cell>
          <table:table-cell office:value-type="string" calcext:value-type="string">
            <text:p>book by Ziraldo Alves Pinto</text:p>
          </table:table-cell>
          <table:table-cell table:number-columns-repeated="4"/>
          <table:table-cell table:formula="of:=SEARCH(&quot;by &quot;;[.C318])" office:value-type="float" office:value="6" calcext:value-type="float">
            <text:p>6</text:p>
          </table:table-cell>
          <table:table-cell table:formula="of:=TRIM(RIGHT([.C318];LEN([.C318])-[.H318]-2))" office:value-type="string" office:string-value="Ziraldo Alves Pinto" calcext:value-type="string">
            <text:p>Ziraldo Alves Pinto</text:p>
          </table:table-cell>
          <table:table-cell office:value-type="string" calcext:value-type="string">
            <text:p>Q1506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31961</text:p>
          </table:table-cell>
          <table:table-cell office:value-type="string" calcext:value-type="string">
            <text:p>Line Describing a Cone</text:p>
          </table:table-cell>
          <table:table-cell office:value-type="string" calcext:value-type="string">
            <text:p>film by Anthony McCall</text:p>
          </table:table-cell>
          <table:table-cell table:number-columns-repeated="4"/>
          <table:table-cell table:formula="of:=SEARCH(&quot;by &quot;;[.C319])" office:value-type="float" office:value="6" calcext:value-type="float">
            <text:p>6</text:p>
          </table:table-cell>
          <table:table-cell table:formula="of:=TRIM(RIGHT([.C319];LEN([.C319])-[.H319]-2))" office:value-type="string" office:string-value="Anthony McCall" calcext:value-type="string">
            <text:p>Anthony McCall</text:p>
          </table:table-cell>
          <table:table-cell office:value-type="string" calcext:value-type="string">
            <text:p>Q15149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49974</text:p>
          </table:table-cell>
          <table:table-cell office:value-type="string" calcext:value-type="string">
            <text:p>So Different... and Yet, 1980</text:p>
          </table:table-cell>
          <table:table-cell office:value-type="string" calcext:value-type="string">
            <text:p>film by James Coleman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formula="of:=SEARCH(&quot;by &quot;;[.C320])" office:value-type="float" office:value="6" calcext:value-type="float">
            <text:p>6</text:p>
          </table:table-cell>
          <table:table-cell table:formula="of:=TRIM(RIGHT([.C320];LEN([.C320])-[.H320]-2))" office:value-type="string" office:string-value="James Coleman" calcext:value-type="string">
            <text:p>James Coleman</text:p>
          </table:table-cell>
          <table:table-cell office:value-type="string" calcext:value-type="string">
            <text:p>Q15156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50338</text:p>
          </table:table-cell>
          <table:table-cell office:value-type="string" calcext:value-type="string">
            <text:p>Standard Edition</text:p>
          </table:table-cell>
          <table:table-cell office:value-type="string" calcext:value-type="string">
            <text:p>film by Rodney Graham</text:p>
          </table:table-cell>
          <table:table-cell table:number-columns-repeated="4"/>
          <table:table-cell table:formula="of:=SEARCH(&quot;by &quot;;[.C321])" office:value-type="float" office:value="6" calcext:value-type="float">
            <text:p>6</text:p>
          </table:table-cell>
          <table:table-cell table:formula="of:=TRIM(RIGHT([.C321];LEN([.C321])-[.H321]-2))" office:value-type="string" office:string-value="Rodney Graham" calcext:value-type="string">
            <text:p>Rodney Graham</text:p>
          </table:table-cell>
          <table:table-cell office:value-type="string" calcext:value-type="string">
            <text:p>Q15700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51739</text:p>
          </table:table-cell>
          <table:table-cell office:value-type="string" calcext:value-type="string">
            <text:p>The Camera: Je or La Camera: I</text:p>
          </table:table-cell>
          <table:table-cell office:value-type="string" calcext:value-type="string">
            <text:p>film by Babette Mangolte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table:formula="of:=SEARCH(&quot;by &quot;;[.C322])" office:value-type="float" office:value="6" calcext:value-type="float">
            <text:p>6</text:p>
          </table:table-cell>
          <table:table-cell table:formula="of:=TRIM(RIGHT([.C322];LEN([.C322])-[.H322]-2))" office:value-type="string" office:string-value="Babette Mangolte" calcext:value-type="string">
            <text:p>Babette Mangolte</text:p>
          </table:table-cell>
          <table:table-cell office:value-type="string" calcext:value-type="string">
            <text:p>Q157015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273570</text:p>
          </table:table-cell>
          <table:table-cell office:value-type="string" calcext:value-type="string">
            <text:p>Boyka</text:p>
          </table:table-cell>
          <table:table-cell office:value-type="string" calcext:value-type="string">
            <text:p>film by Dimitar Minkov</text:p>
          </table:table-cell>
          <table:table-cell table:number-columns-repeated="4"/>
          <table:table-cell table:formula="of:=SEARCH(&quot;by &quot;;[.C323])" office:value-type="float" office:value="6" calcext:value-type="float">
            <text:p>6</text:p>
          </table:table-cell>
          <table:table-cell table:formula="of:=TRIM(RIGHT([.C323];LEN([.C323])-[.H323]-2))" office:value-type="string" office:string-value="Dimitar Minkov" calcext:value-type="string">
            <text:p>Dimitar Minkov</text:p>
          </table:table-cell>
          <table:table-cell office:value-type="string" calcext:value-type="string">
            <text:p>Q157015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5695272</text:p>
          </table:table-cell>
          <table:table-cell office:value-type="string" calcext:value-type="string">
            <text:p>The Hammer of God</text:p>
          </table:table-cell>
          <table:table-cell office:value-type="string" calcext:value-type="string">
            <text:p>book by Bo Giertz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324])" office:value-type="float" office:value="6" calcext:value-type="float">
            <text:p>6</text:p>
          </table:table-cell>
          <table:table-cell table:formula="of:=TRIM(RIGHT([.C324];LEN([.C324])-[.H324]-2))" office:value-type="string" office:string-value="Bo Giertz" calcext:value-type="string">
            <text:p>Bo Giertz</text:p>
          </table:table-cell>
          <table:table-cell office:value-type="string" calcext:value-type="string">
            <text:p>Q15892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165977</text:p>
          </table:table-cell>
          <table:table-cell office:value-type="string" calcext:value-type="string">
            <text:p>Red Lips</text:p>
          </table:table-cell>
          <table:table-cell office:value-type="string" calcext:value-type="string">
            <text:p>song by Sky Ferreira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325])" office:value-type="float" office:value="6" calcext:value-type="float">
            <text:p>6</text:p>
          </table:table-cell>
          <table:table-cell table:formula="of:=TRIM(RIGHT([.C325];LEN([.C325])-[.H325]-2))" office:value-type="string" office:string-value="Sky Ferreira" calcext:value-type="string">
            <text:p>Sky Ferreira</text:p>
          </table:table-cell>
          <table:table-cell office:value-type="string" calcext:value-type="string">
            <text:p>Q160283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495794</text:p>
          </table:table-cell>
          <table:table-cell office:value-type="string" calcext:value-type="string">
            <text:p>The Adventures of the Red Airplane</text:p>
          </table:table-cell>
          <table:table-cell office:value-type="string" calcext:value-type="string">
            <text:p>book by Erico Verissimo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table:formula="of:=SEARCH(&quot;by &quot;;[.C326])" office:value-type="float" office:value="6" calcext:value-type="float">
            <text:p>6</text:p>
          </table:table-cell>
          <table:table-cell table:formula="of:=TRIM(RIGHT([.C326];LEN([.C326])-[.H326]-2))" office:value-type="string" office:string-value="Erico Verissimo" calcext:value-type="string">
            <text:p>Erico Verissimo</text:p>
          </table:table-cell>
          <table:table-cell office:value-type="string" calcext:value-type="string">
            <text:p>Q16028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9572303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film by <text:s/>Kishore Sarja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327])" office:value-type="float" office:value="6" calcext:value-type="float">
            <text:p>6</text:p>
          </table:table-cell>
          <table:table-cell table:formula="of:=TRIM(RIGHT([.C327];LEN([.C327])-[.H327]-2))" office:value-type="string" office:string-value="Kishore Sarja" calcext:value-type="string">
            <text:p>Kishore Sarja</text:p>
          </table:table-cell>
          <table:table-cell office:value-type="string" calcext:value-type="string">
            <text:p>Q160369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9881532</text:p>
          </table:table-cell>
          <table:table-cell office:value-type="string" calcext:value-type="string">
            <text:p>Treehouse</text:p>
          </table:table-cell>
          <table:table-cell office:value-type="string" calcext:value-type="string">
            <text:p>film by Michael G. Bartlett (2014)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table:formula="of:=SEARCH(&quot;by &quot;;[.C328])" office:value-type="float" office:value="6" calcext:value-type="float">
            <text:p>6</text:p>
          </table:table-cell>
          <table:table-cell table:formula="of:=TRIM(RIGHT([.C328];LEN([.C328])-[.H328]-2))" office:value-type="string" office:string-value="Michael G. Bartlett (2014)" calcext:value-type="string">
            <text:p>Michael G. Bartlett (2014)</text:p>
          </table:table-cell>
          <table:table-cell office:value-type="string" calcext:value-type="string">
            <text:p>Q161147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191832</text:p>
          </table:table-cell>
          <table:table-cell office:value-type="string" calcext:value-type="string">
            <text:p>The Quintet of Remembrance</text:p>
          </table:table-cell>
          <table:table-cell office:value-type="string" calcext:value-type="string">
            <text:p>film by Bill Viola</text:p>
          </table:table-cell>
          <table:table-cell table:number-columns-repeated="4"/>
          <table:table-cell table:formula="of:=SEARCH(&quot;by &quot;;[.C329])" office:value-type="float" office:value="6" calcext:value-type="float">
            <text:p>6</text:p>
          </table:table-cell>
          <table:table-cell table:formula="of:=TRIM(RIGHT([.C329];LEN([.C329])-[.H329]-2))" office:value-type="string" office:string-value="Bill Viola" calcext:value-type="string">
            <text:p>Bill Viola</text:p>
          </table:table-cell>
          <table:table-cell office:value-type="string" calcext:value-type="string">
            <text:p>Q16177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1646061</text:p>
          </table:table-cell>
          <table:table-cell office:value-type="string" calcext:value-type="string">
            <text:p>Ajnabi Saaya</text:p>
          </table:table-cell>
          <table:table-cell office:value-type="string" calcext:value-type="string">
            <text:p>film by Prasun Banerjee, 1998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330])" office:value-type="float" office:value="6" calcext:value-type="float">
            <text:p>6</text:p>
          </table:table-cell>
          <table:table-cell table:formula="of:=TRIM(RIGHT([.C330];LEN([.C330])-[.H330]-2))" office:value-type="string" office:string-value="Prasun Banerjee, 1998" calcext:value-type="string">
            <text:p>Prasun Banerjee, 1998</text:p>
          </table:table-cell>
          <table:table-cell office:value-type="string" calcext:value-type="string">
            <text:p>Q16180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4089427</text:p>
          </table:table-cell>
          <table:table-cell office:value-type="string" calcext:value-type="string">
            <text:p>Starry Eyes</text:p>
          </table:table-cell>
          <table:table-cell office:value-type="string" calcext:value-type="string">
            <text:p>Film by Chieh Yang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331])" office:value-type="float" office:value="6" calcext:value-type="float">
            <text:p>6</text:p>
          </table:table-cell>
          <table:table-cell table:formula="of:=TRIM(RIGHT([.C331];LEN([.C331])-[.H331]-2))" office:value-type="string" office:string-value="Chieh Yang" calcext:value-type="string">
            <text:p>Chieh Yang</text:p>
          </table:table-cell>
          <table:table-cell office:value-type="string" calcext:value-type="string">
            <text:p>Q162085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4255532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film by Vardan Tozija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332])" office:value-type="float" office:value="6" calcext:value-type="float">
            <text:p>6</text:p>
          </table:table-cell>
          <table:table-cell table:formula="of:=TRIM(RIGHT([.C332];LEN([.C332])-[.H332]-2))" office:value-type="string" office:string-value="Vardan Tozija" calcext:value-type="string">
            <text:p>Vardan Tozija</text:p>
          </table:table-cell>
          <table:table-cell office:value-type="string" calcext:value-type="string">
            <text:p>Q162144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6236165</text:p>
          </table:table-cell>
          <table:table-cell office:value-type="string" calcext:value-type="string">
            <text:p>Sweet Dreams</text:p>
          </table:table-cell>
          <table:table-cell office:value-type="string" calcext:value-type="string">
            <text:p>film by Sašo Podgoršek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333])" office:value-type="float" office:value="6" calcext:value-type="float">
            <text:p>6</text:p>
          </table:table-cell>
          <table:table-cell table:formula="of:=TRIM(RIGHT([.C333];LEN([.C333])-[.H333]-2))" office:value-type="string" office:string-value="Sašo Podgoršek" calcext:value-type="string">
            <text:p>Sašo Podgoršek</text:p>
          </table:table-cell>
          <table:table-cell office:value-type="string" calcext:value-type="string">
            <text:p>Q162254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6708830</text:p>
          </table:table-cell>
          <table:table-cell office:value-type="string" calcext:value-type="string">
            <text:p>Herzog</text:p>
          </table:table-cell>
          <table:table-cell office:value-type="string" calcext:value-type="string">
            <text:p>film by Mitja Milavec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formula="of:=SEARCH(&quot;by &quot;;[.C334])" office:value-type="float" office:value="6" calcext:value-type="float">
            <text:p>6</text:p>
          </table:table-cell>
          <table:table-cell table:formula="of:=TRIM(RIGHT([.C334];LEN([.C334])-[.H334]-2))" office:value-type="string" office:string-value="Mitja Milavec" calcext:value-type="string">
            <text:p>Mitja Milavec</text:p>
          </table:table-cell>
          <table:table-cell office:value-type="string" calcext:value-type="string">
            <text:p>Q163367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202693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film by Timothy McNeil (2017)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335])" office:value-type="float" office:value="6" calcext:value-type="float">
            <text:p>6</text:p>
          </table:table-cell>
          <table:table-cell table:formula="of:=TRIM(RIGHT([.C335];LEN([.C335])-[.H335]-2))" office:value-type="string" office:string-value="Timothy McNeil (2017)" calcext:value-type="string">
            <text:p>Timothy McNeil (2017)</text:p>
          </table:table-cell>
          <table:table-cell office:value-type="string" calcext:value-type="string">
            <text:p>Q16354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092540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film by Nicolas Greinacher (2016)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336])" office:value-type="float" office:value="6" calcext:value-type="float">
            <text:p>6</text:p>
          </table:table-cell>
          <table:table-cell table:formula="of:=TRIM(RIGHT([.C336];LEN([.C336])-[.H336]-2))" office:value-type="string" office:string-value="Nicolas Greinacher (2016)" calcext:value-type="string">
            <text:p>Nicolas Greinacher (2016)</text:p>
          </table:table-cell>
          <table:table-cell office:value-type="string" calcext:value-type="string">
            <text:p>Q164400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7157656</text:p>
          </table:table-cell>
          <table:table-cell office:value-type="string" calcext:value-type="string">
            <text:p>What If? (The Helena Mayer Story)</text:p>
          </table:table-cell>
          <table:table-cell office:value-type="string" calcext:value-type="string">
            <text:p>film by Semyon Pinkhasov (2008)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337])" office:value-type="float" office:value="6" calcext:value-type="float">
            <text:p>6</text:p>
          </table:table-cell>
          <table:table-cell table:formula="of:=TRIM(RIGHT([.C337];LEN([.C337])-[.H337]-2))" office:value-type="string" office:string-value="Semyon Pinkhasov (2008)" calcext:value-type="string">
            <text:p>Semyon Pinkhasov (2008)</text:p>
          </table:table-cell>
          <table:table-cell office:value-type="string" calcext:value-type="string">
            <text:p>Q167314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0821710</text:p>
          </table:table-cell>
          <table:table-cell office:value-type="string" calcext:value-type="string">
            <text:p>Sindoor Aur Bandook</text:p>
          </table:table-cell>
          <table:table-cell office:value-type="string" calcext:value-type="string">
            <text:p>film by Vinod Talwar</text:p>
          </table:table-cell>
          <table:table-cell table:number-columns-repeated="4"/>
          <table:table-cell table:formula="of:=SEARCH(&quot;by &quot;;[.C338])" office:value-type="float" office:value="6" calcext:value-type="float">
            <text:p>6</text:p>
          </table:table-cell>
          <table:table-cell table:formula="of:=TRIM(RIGHT([.C338];LEN([.C338])-[.H338]-2))" office:value-type="string" office:string-value="Vinod Talwar" calcext:value-type="string">
            <text:p>Vinod Talwar</text:p>
          </table:table-cell>
          <table:table-cell office:value-type="string" calcext:value-type="string">
            <text:p>Q16842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0002366</text:p>
          </table:table-cell>
          <table:table-cell office:value-type="string" calcext:value-type="string">
            <text:p>Io è morto</text:p>
          </table:table-cell>
          <table:table-cell office:value-type="string" calcext:value-type="string">
            <text:p>film by Alberto De Venezia</text:p>
          </table:table-cell>
          <table:table-cell table:number-columns-repeated="3"/>
          <table:table-cell office:value-type="float" office:value="2017" calcext:value-type="float">
            <text:p>2017</text:p>
          </table:table-cell>
          <table:table-cell table:formula="of:=SEARCH(&quot;by &quot;;[.C339])" office:value-type="float" office:value="6" calcext:value-type="float">
            <text:p>6</text:p>
          </table:table-cell>
          <table:table-cell table:formula="of:=TRIM(RIGHT([.C339];LEN([.C339])-[.H339]-2))" office:value-type="string" office:string-value="Alberto De Venezia" calcext:value-type="string">
            <text:p>Alberto De Venezia</text:p>
          </table:table-cell>
          <table:table-cell office:value-type="string" calcext:value-type="string">
            <text:p>Q1688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4912763</text:p>
          </table:table-cell>
          <table:table-cell office:value-type="string" calcext:value-type="string">
            <text:p>Parade of the Castillejos Regiment</text:p>
          </table:table-cell>
          <table:table-cell office:value-type="string" calcext:value-type="string">
            <text:p>film by Francisco Iranzo (1897)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table:formula="of:=SEARCH(&quot;by &quot;;[.C340])" office:value-type="float" office:value="6" calcext:value-type="float">
            <text:p>6</text:p>
          </table:table-cell>
          <table:table-cell table:formula="of:=TRIM(RIGHT([.C340];LEN([.C340])-[.H340]-2))" office:value-type="string" office:string-value="Francisco Iranzo (1897)" calcext:value-type="string">
            <text:p>Francisco Iranzo (1897)</text:p>
          </table:table-cell>
          <table:table-cell office:value-type="string" calcext:value-type="string">
            <text:p>Q170114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5479114</text:p>
          </table:table-cell>
          <table:table-cell office:value-type="string" calcext:value-type="string">
            <text:p>Acts of Godfrey</text:p>
          </table:table-cell>
          <table:table-cell office:value-type="string" calcext:value-type="string">
            <text:p>film by Johnny Daukes</text:p>
          </table:table-cell>
          <table:table-cell table:number-columns-repeated="4"/>
          <table:table-cell table:formula="of:=SEARCH(&quot;by &quot;;[.C341])" office:value-type="float" office:value="6" calcext:value-type="float">
            <text:p>6</text:p>
          </table:table-cell>
          <table:table-cell table:formula="of:=TRIM(RIGHT([.C341];LEN([.C341])-[.H341]-2))" office:value-type="string" office:string-value="Johnny Daukes" calcext:value-type="string">
            <text:p>Johnny Daukes</text:p>
          </table:table-cell>
          <table:table-cell office:value-type="string" calcext:value-type="string">
            <text:p>Q171072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51115</text:p>
          </table:table-cell>
          <table:table-cell office:value-type="string" calcext:value-type="string">
            <text:p>Banner of the Stars</text:p>
          </table:table-cell>
          <table:table-cell office:value-type="string" calcext:value-type="string">
            <text:p>novel by Hiroyuki Morioka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342])" office:value-type="float" office:value="7" calcext:value-type="float">
            <text:p>7</text:p>
          </table:table-cell>
          <table:table-cell table:formula="of:=TRIM(RIGHT([.C342];LEN([.C342])-[.H342]-2))" office:value-type="string" office:string-value="Hiroyuki Morioka" calcext:value-type="string">
            <text:p>Hiroyuki Morioka</text:p>
          </table:table-cell>
          <table:table-cell office:value-type="string" calcext:value-type="string">
            <text:p>Q172203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53434</text:p>
          </table:table-cell>
          <table:table-cell office:value-type="string" calcext:value-type="string">
            <text:p>Kūchū Buranko</text:p>
          </table:table-cell>
          <table:table-cell office:value-type="string" calcext:value-type="string">
            <text:p>novel by Hideo Okuda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343])" office:value-type="float" office:value="7" calcext:value-type="float">
            <text:p>7</text:p>
          </table:table-cell>
          <table:table-cell table:formula="of:=TRIM(RIGHT([.C343];LEN([.C343])-[.H343]-2))" office:value-type="string" office:string-value="Hideo Okuda" calcext:value-type="string">
            <text:p>Hideo Okuda</text:p>
          </table:table-cell>
          <table:table-cell office:value-type="string" calcext:value-type="string">
            <text:p>Q173063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00040</text:p>
          </table:table-cell>
          <table:table-cell office:value-type="string" calcext:value-type="string">
            <text:p>Nagasarete Airantou</text:p>
          </table:table-cell>
          <table:table-cell office:value-type="string" calcext:value-type="string">
            <text:p>manga by Takeshi Fujishiro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344])" office:value-type="float" office:value="7" calcext:value-type="float">
            <text:p>7</text:p>
          </table:table-cell>
          <table:table-cell table:formula="of:=TRIM(RIGHT([.C344];LEN([.C344])-[.H344]-2))" office:value-type="string" office:string-value="Takeshi Fujishiro" calcext:value-type="string">
            <text:p>Takeshi Fujishiro</text:p>
          </table:table-cell>
          <table:table-cell office:value-type="string" calcext:value-type="string">
            <text:p>Q17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12385</text:p>
          </table:table-cell>
          <table:table-cell office:value-type="string" calcext:value-type="string">
            <text:p>A Painted House</text:p>
          </table:table-cell>
          <table:table-cell office:value-type="string" calcext:value-type="string">
            <text:p>novel by John Grisham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345])" office:value-type="float" office:value="7" calcext:value-type="float">
            <text:p>7</text:p>
          </table:table-cell>
          <table:table-cell table:formula="of:=TRIM(RIGHT([.C345];LEN([.C345])-[.H345]-2))" office:value-type="string" office:string-value="John Grisham" calcext:value-type="string">
            <text:p>John Grisham</text:p>
          </table:table-cell>
          <table:table-cell office:value-type="string" calcext:value-type="string">
            <text:p>Q176238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90385</text:p>
          </table:table-cell>
          <table:table-cell office:value-type="string" calcext:value-type="string">
            <text:p>X-treme Close-Up</text:p>
          </table:table-cell>
          <table:table-cell office:value-type="string" calcext:value-type="string">
            <text:p>album by Kiss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formula="of:=SEARCH(&quot;by &quot;;[.C346])" office:value-type="float" office:value="7" calcext:value-type="float">
            <text:p>7</text:p>
          </table:table-cell>
          <table:table-cell table:formula="of:=TRIM(RIGHT([.C346];LEN([.C346])-[.H346]-2))" office:value-type="string" office:string-value="Kiss" calcext:value-type="string">
            <text:p>Kiss</text:p>
          </table:table-cell>
          <table:table-cell office:value-type="string" calcext:value-type="string">
            <text:p>Q1766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02086</text:p>
          </table:table-cell>
          <table:table-cell office:value-type="string" calcext:value-type="string">
            <text:p>Stars: The Best of 1992–2002</text:p>
          </table:table-cell>
          <table:table-cell office:value-type="string" calcext:value-type="string">
            <text:p>Album by The Cranberries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347])" office:value-type="float" office:value="7" calcext:value-type="float">
            <text:p>7</text:p>
          </table:table-cell>
          <table:table-cell table:formula="of:=TRIM(RIGHT([.C347];LEN([.C347])-[.H347]-2))" office:value-type="string" office:string-value="The Cranberries" calcext:value-type="string">
            <text:p>The Cranberries</text:p>
          </table:table-cell>
          <table:table-cell office:value-type="string" calcext:value-type="string">
            <text:p>Q181094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83120</text:p>
          </table:table-cell>
          <table:table-cell office:value-type="string" calcext:value-type="string">
            <text:p>Nichijou</text:p>
          </table:table-cell>
          <table:table-cell office:value-type="string" calcext:value-type="string">
            <text:p>manga by Keiichi Arai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348])" office:value-type="float" office:value="7" calcext:value-type="float">
            <text:p>7</text:p>
          </table:table-cell>
          <table:table-cell table:formula="of:=TRIM(RIGHT([.C348];LEN([.C348])-[.H348]-2))" office:value-type="string" office:string-value="Keiichi Arai" calcext:value-type="string">
            <text:p>Keiichi Arai</text:p>
          </table:table-cell>
          <table:table-cell office:value-type="string" calcext:value-type="string">
            <text:p>Q181100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13415</text:p>
          </table:table-cell>
          <table:table-cell office:value-type="string" calcext:value-type="string">
            <text:p>Mary Star of the Sea</text:p>
          </table:table-cell>
          <table:table-cell office:value-type="string" calcext:value-type="string">
            <text:p>album by Zwan</text:p>
          </table:table-cell>
          <table:table-cell table:number-columns-repeated="4"/>
          <table:table-cell table:formula="of:=SEARCH(&quot;by &quot;;[.C349])" office:value-type="float" office:value="7" calcext:value-type="float">
            <text:p>7</text:p>
          </table:table-cell>
          <table:table-cell table:formula="of:=TRIM(RIGHT([.C349];LEN([.C349])-[.H349]-2))" office:value-type="string" office:string-value="Zwan" calcext:value-type="string">
            <text:p>Zwan</text:p>
          </table:table-cell>
          <table:table-cell office:value-type="string" calcext:value-type="string">
            <text:p>Q18128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89365</text:p>
          </table:table-cell>
          <table:table-cell office:value-type="string" calcext:value-type="string">
            <text:p>Sound Theories Vol. I &amp; II</text:p>
          </table:table-cell>
          <table:table-cell office:value-type="string" calcext:value-type="string">
            <text:p>album by Steve Vai</text:p>
          </table:table-cell>
          <table:table-cell table:number-columns-repeated="4"/>
          <table:table-cell table:formula="of:=SEARCH(&quot;by &quot;;[.C350])" office:value-type="float" office:value="7" calcext:value-type="float">
            <text:p>7</text:p>
          </table:table-cell>
          <table:table-cell table:formula="of:=TRIM(RIGHT([.C350];LEN([.C350])-[.H350]-2))" office:value-type="string" office:string-value="Steve Vai" calcext:value-type="string">
            <text:p>Steve Vai</text:p>
          </table:table-cell>
          <table:table-cell office:value-type="string" calcext:value-type="string">
            <text:p>Q18128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33063</text:p>
          </table:table-cell>
          <table:table-cell office:value-type="string" calcext:value-type="string">
            <text:p>Crest of the Stars</text:p>
          </table:table-cell>
          <table:table-cell office:value-type="string" calcext:value-type="string">
            <text:p>novel by Hiroyuki Morioka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351])" office:value-type="float" office:value="7" calcext:value-type="float">
            <text:p>7</text:p>
          </table:table-cell>
          <table:table-cell table:formula="of:=TRIM(RIGHT([.C351];LEN([.C351])-[.H351]-2))" office:value-type="string" office:string-value="Hiroyuki Morioka" calcext:value-type="string">
            <text:p>Hiroyuki Morioka</text:p>
          </table:table-cell>
          <table:table-cell office:value-type="string" calcext:value-type="string">
            <text:p>Q185658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41183</text:p>
          </table:table-cell>
          <table:table-cell office:value-type="string" calcext:value-type="string">
            <text:p>Enemy of God</text:p>
          </table:table-cell>
          <table:table-cell office:value-type="string" calcext:value-type="string">
            <text:p>album by Kreator</text:p>
          </table:table-cell>
          <table:table-cell table:number-columns-repeated="4"/>
          <table:table-cell table:formula="of:=SEARCH(&quot;by &quot;;[.C352])" office:value-type="float" office:value="7" calcext:value-type="float">
            <text:p>7</text:p>
          </table:table-cell>
          <table:table-cell table:formula="of:=TRIM(RIGHT([.C352];LEN([.C352])-[.H352]-2))" office:value-type="string" office:string-value="Kreator" calcext:value-type="string">
            <text:p>Kreator</text:p>
          </table:table-cell>
          <table:table-cell office:value-type="string" calcext:value-type="string">
            <text:p>Q185805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72193</text:p>
          </table:table-cell>
          <table:table-cell office:value-type="string" calcext:value-type="string">
            <text:p>Filmworks XXIII: El General</text:p>
          </table:table-cell>
          <table:table-cell office:value-type="string" calcext:value-type="string">
            <text:p>album by John Zor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353])" office:value-type="float" office:value="7" calcext:value-type="float">
            <text:p>7</text:p>
          </table:table-cell>
          <table:table-cell table:formula="of:=TRIM(RIGHT([.C353];LEN([.C353])-[.H353]-2))" office:value-type="string" office:string-value="John Zorn" calcext:value-type="string">
            <text:p>John Zorn</text:p>
          </table:table-cell>
          <table:table-cell office:value-type="string" calcext:value-type="string">
            <text:p>Q1878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302865</text:p>
          </table:table-cell>
          <table:table-cell office:value-type="string" calcext:value-type="string">
            <text:p>Mayday</text:p>
          </table:table-cell>
          <table:table-cell office:value-type="string" calcext:value-type="string">
            <text:p>novel by Nelson DeMille</text:p>
          </table:table-cell>
          <table:table-cell table:number-columns-repeated="3"/>
          <table:table-cell office:value-type="float" office:value="1979" calcext:value-type="float">
            <text:p>1979</text:p>
          </table:table-cell>
          <table:table-cell table:formula="of:=SEARCH(&quot;by &quot;;[.C354])" office:value-type="float" office:value="7" calcext:value-type="float">
            <text:p>7</text:p>
          </table:table-cell>
          <table:table-cell table:formula="of:=TRIM(RIGHT([.C354];LEN([.C354])-[.H354]-2))" office:value-type="string" office:string-value="Nelson DeMille" calcext:value-type="string">
            <text:p>Nelson DeMille</text:p>
          </table:table-cell>
          <table:table-cell office:value-type="string" calcext:value-type="string">
            <text:p>Q189779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65293</text:p>
          </table:table-cell>
          <table:table-cell office:value-type="string" calcext:value-type="string">
            <text:p>The Nona Tapes</text:p>
          </table:table-cell>
          <table:table-cell office:value-type="string" calcext:value-type="string">
            <text:p>Album by Alice in Chains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formula="of:=SEARCH(&quot;by &quot;;[.C355])" office:value-type="float" office:value="7" calcext:value-type="float">
            <text:p>7</text:p>
          </table:table-cell>
          <table:table-cell table:formula="of:=TRIM(RIGHT([.C355];LEN([.C355])-[.H355]-2))" office:value-type="string" office:string-value="Alice in Chains" calcext:value-type="string">
            <text:p>Alice in Chains</text:p>
          </table:table-cell>
          <table:table-cell office:value-type="string" calcext:value-type="string">
            <text:p>Q1899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01896</text:p>
          </table:table-cell>
          <table:table-cell office:value-type="string" calcext:value-type="string">
            <text:p>Coyote Waits</text:p>
          </table:table-cell>
          <table:table-cell office:value-type="string" calcext:value-type="string">
            <text:p>novel by Tony Hillerman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formula="of:=SEARCH(&quot;by &quot;;[.C356])" office:value-type="float" office:value="7" calcext:value-type="float">
            <text:p>7</text:p>
          </table:table-cell>
          <table:table-cell table:formula="of:=TRIM(RIGHT([.C356];LEN([.C356])-[.H356]-2))" office:value-type="string" office:string-value="Tony Hillerman" calcext:value-type="string">
            <text:p>Tony Hillerman</text:p>
          </table:table-cell>
          <table:table-cell office:value-type="string" calcext:value-type="string">
            <text:p>Q19719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05986</text:p>
          </table:table-cell>
          <table:table-cell office:value-type="string" calcext:value-type="string">
            <text:p>Deep in the Valley</text:p>
          </table:table-cell>
          <table:table-cell office:value-type="string" calcext:value-type="string">
            <text:p>movie by Christian Fort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357])" office:value-type="float" office:value="7" calcext:value-type="float">
            <text:p>7</text:p>
          </table:table-cell>
          <table:table-cell table:formula="of:=TRIM(RIGHT([.C357];LEN([.C357])-[.H357]-2))" office:value-type="string" office:string-value="Christian Forte" calcext:value-type="string">
            <text:p>Christian Forte</text:p>
          </table:table-cell>
          <table:table-cell office:value-type="string" calcext:value-type="string">
            <text:p>Q202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48798</text:p>
          </table:table-cell>
          <table:table-cell office:value-type="string" calcext:value-type="string">
            <text:p>The Battle of Mexico City</text:p>
          </table:table-cell>
          <table:table-cell office:value-type="string" calcext:value-type="string">
            <text:p>album by Rage Against the Machin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358])" office:value-type="float" office:value="7" calcext:value-type="float">
            <text:p>7</text:p>
          </table:table-cell>
          <table:table-cell table:formula="of:=TRIM(RIGHT([.C358];LEN([.C358])-[.H358]-2))" office:value-type="string" office:string-value="Rage Against the Machine" calcext:value-type="string">
            <text:p>Rage Against the Machine</text:p>
          </table:table-cell>
          <table:table-cell office:value-type="string" calcext:value-type="string">
            <text:p>Q20586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964306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album by Brian Wilso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359])" office:value-type="float" office:value="7" calcext:value-type="float">
            <text:p>7</text:p>
          </table:table-cell>
          <table:table-cell table:formula="of:=TRIM(RIGHT([.C359];LEN([.C359])-[.H359]-2))" office:value-type="string" office:string-value="Brian Wilson" calcext:value-type="string">
            <text:p>Brian Wilson</text:p>
          </table:table-cell>
          <table:table-cell office:value-type="string" calcext:value-type="string">
            <text:p>Q206802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516676</text:p>
          </table:table-cell>
          <table:table-cell office:value-type="string" calcext:value-type="string">
            <text:p>Tea Party</text:p>
          </table:table-cell>
          <table:table-cell office:value-type="string" calcext:value-type="string">
            <text:p>album by The Cure</text:p>
          </table:table-cell>
          <table:table-cell table:number-columns-repeated="4"/>
          <table:table-cell table:formula="of:=SEARCH(&quot;by &quot;;[.C360])" office:value-type="float" office:value="7" calcext:value-type="float">
            <text:p>7</text:p>
          </table:table-cell>
          <table:table-cell table:formula="of:=TRIM(RIGHT([.C360];LEN([.C360])-[.H360]-2))" office:value-type="string" office:string-value="The Cure" calcext:value-type="string">
            <text:p>The Cure</text:p>
          </table:table-cell>
          <table:table-cell office:value-type="string" calcext:value-type="string">
            <text:p>Q206802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992067</text:p>
          </table:table-cell>
          <table:table-cell office:value-type="string" calcext:value-type="string">
            <text:p>To Russia with Love and Other Savage Amusements</text:p>
          </table:table-cell>
          <table:table-cell office:value-type="string" calcext:value-type="string">
            <text:p>video by hard rock band Scorpions</text:p>
          </table:table-cell>
          <table:table-cell table:number-columns-repeated="4"/>
          <table:table-cell table:formula="of:=SEARCH(&quot;by &quot;;[.C361])" office:value-type="float" office:value="7" calcext:value-type="float">
            <text:p>7</text:p>
          </table:table-cell>
          <table:table-cell table:formula="of:=TRIM(RIGHT([.C361];LEN([.C361])-[.H361]-2))" office:value-type="string" office:string-value="hard rock band Scorpions" calcext:value-type="string">
            <text:p>hard rock band Scorpions</text:p>
          </table:table-cell>
          <table:table-cell office:value-type="string" calcext:value-type="string">
            <text:p>Q2094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35264</text:p>
          </table:table-cell>
          <table:table-cell office:value-type="string" calcext:value-type="string">
            <text:p>Live at Montreux 2003</text:p>
          </table:table-cell>
          <table:table-cell office:value-type="string" calcext:value-type="string">
            <text:p>video by Jethro Tull</text:p>
          </table:table-cell>
          <table:table-cell table:number-columns-repeated="4"/>
          <table:table-cell table:formula="of:=SEARCH(&quot;by &quot;;[.C362])" office:value-type="float" office:value="7" calcext:value-type="float">
            <text:p>7</text:p>
          </table:table-cell>
          <table:table-cell table:formula="of:=TRIM(RIGHT([.C362];LEN([.C362])-[.H362]-2))" office:value-type="string" office:string-value="Jethro Tull" calcext:value-type="string">
            <text:p>Jethro Tull</text:p>
          </table:table-cell>
          <table:table-cell office:value-type="string" calcext:value-type="string">
            <text:p>Q209874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043274</text:p>
          </table:table-cell>
          <table:table-cell office:value-type="string" calcext:value-type="string">
            <text:p>Lux in Tenebris</text:p>
          </table:table-cell>
          <table:table-cell office:value-type="string" calcext:value-type="string">
            <text:p>album by the Polish Death Metal band Asgaard (2004)</text:p>
          </table:table-cell>
          <table:table-cell table:number-columns-repeated="4"/>
          <table:table-cell table:formula="of:=SEARCH(&quot;by &quot;;[.C363])" office:value-type="float" office:value="7" calcext:value-type="float">
            <text:p>7</text:p>
          </table:table-cell>
          <table:table-cell table:formula="of:=TRIM(RIGHT([.C363];LEN([.C363])-[.H363]-2))" office:value-type="string" office:string-value="the Polish Death Metal band Asgaard (2004)" calcext:value-type="string">
            <text:p>the Polish Death Metal band Asgaard (2004)</text:p>
          </table:table-cell>
          <table:table-cell office:value-type="string" calcext:value-type="string">
            <text:p>Q2100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403395</text:p>
          </table:table-cell>
          <table:table-cell office:value-type="string" calcext:value-type="string">
            <text:p>Musashino-sen no Shimai</text:p>
          </table:table-cell>
          <table:table-cell office:value-type="string" calcext:value-type="string">
            <text:p>manga by Yukiwo</text:p>
          </table:table-cell>
          <table:table-cell table:number-columns-repeated="4"/>
          <table:table-cell table:formula="of:=SEARCH(&quot;by &quot;;[.C364])" office:value-type="float" office:value="7" calcext:value-type="float">
            <text:p>7</text:p>
          </table:table-cell>
          <table:table-cell table:formula="of:=TRIM(RIGHT([.C364];LEN([.C364])-[.H364]-2))" office:value-type="string" office:string-value="Yukiwo" calcext:value-type="string">
            <text:p>Yukiwo</text:p>
          </table:table-cell>
          <table:table-cell office:value-type="string" calcext:value-type="string">
            <text:p>Q21055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546865</text:p>
          </table:table-cell>
          <table:table-cell office:value-type="string" calcext:value-type="string">
            <text:p>10 Days Out: Blues from the Backroads</text:p>
          </table:table-cell>
          <table:table-cell office:value-type="string" calcext:value-type="string">
            <text:p>album by Kenny Wayne Shepherd</text:p>
          </table:table-cell>
          <table:table-cell table:number-columns-repeated="4"/>
          <table:table-cell table:formula="of:=SEARCH(&quot;by &quot;;[.C365])" office:value-type="float" office:value="7" calcext:value-type="float">
            <text:p>7</text:p>
          </table:table-cell>
          <table:table-cell table:formula="of:=TRIM(RIGHT([.C365];LEN([.C365])-[.H365]-2))" office:value-type="string" office:string-value="Kenny Wayne Shepherd" calcext:value-type="string">
            <text:p>Kenny Wayne Shepherd</text:p>
          </table:table-cell>
          <table:table-cell office:value-type="string" calcext:value-type="string">
            <text:p>Q214033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839192</text:p>
          </table:table-cell>
          <table:table-cell office:value-type="string" calcext:value-type="string">
            <text:p>Back When We Were Grownups</text:p>
          </table:table-cell>
          <table:table-cell office:value-type="string" calcext:value-type="string">
            <text:p>novel by Anne Tyler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366])" office:value-type="float" office:value="7" calcext:value-type="float">
            <text:p>7</text:p>
          </table:table-cell>
          <table:table-cell table:formula="of:=TRIM(RIGHT([.C366];LEN([.C366])-[.H366]-2))" office:value-type="string" office:string-value="Anne Tyler" calcext:value-type="string">
            <text:p>Anne Tyler</text:p>
          </table:table-cell>
          <table:table-cell office:value-type="string" calcext:value-type="string">
            <text:p>Q215036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750462</text:p>
          </table:table-cell>
          <table:table-cell office:value-type="string" calcext:value-type="string">
            <text:p>Hi no Sakana</text:p>
          </table:table-cell>
          <table:table-cell office:value-type="string" calcext:value-type="string">
            <text:p>novel by Murō Saisei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367])" office:value-type="float" office:value="7" calcext:value-type="float">
            <text:p>7</text:p>
          </table:table-cell>
          <table:table-cell table:formula="of:=TRIM(RIGHT([.C367];LEN([.C367])-[.H367]-2))" office:value-type="string" office:string-value="Murō Saisei" calcext:value-type="string">
            <text:p>Murō Saisei</text:p>
          </table:table-cell>
          <table:table-cell office:value-type="string" calcext:value-type="string">
            <text:p>Q215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164731</text:p>
          </table:table-cell>
          <table:table-cell office:value-type="string" calcext:value-type="string">
            <text:p>Volume 1</text:p>
          </table:table-cell>
          <table:table-cell office:value-type="string" calcext:value-type="string">
            <text:p>Video by Mushroomhead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368])" office:value-type="float" office:value="7" calcext:value-type="float">
            <text:p>7</text:p>
          </table:table-cell>
          <table:table-cell table:formula="of:=TRIM(RIGHT([.C368];LEN([.C368])-[.H368]-2))" office:value-type="string" office:string-value="Mushroomhead" calcext:value-type="string">
            <text:p>Mushroomhead</text:p>
          </table:table-cell>
          <table:table-cell office:value-type="string" calcext:value-type="string">
            <text:p>Q21725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294066</text:p>
          </table:table-cell>
          <table:table-cell office:value-type="string" calcext:value-type="string">
            <text:p>Rave Master</text:p>
          </table:table-cell>
          <table:table-cell office:value-type="string" calcext:value-type="string">
            <text:p>manga by Hiro Mashima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369])" office:value-type="float" office:value="7" calcext:value-type="float">
            <text:p>7</text:p>
          </table:table-cell>
          <table:table-cell table:formula="of:=TRIM(RIGHT([.C369];LEN([.C369])-[.H369]-2))" office:value-type="string" office:string-value="Hiro Mashima" calcext:value-type="string">
            <text:p>Hiro Mashima</text:p>
          </table:table-cell>
          <table:table-cell office:value-type="string" calcext:value-type="string">
            <text:p>Q21809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378474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novel by Susan Coolidge</text:p>
          </table:table-cell>
          <table:table-cell table:number-columns-repeated="4"/>
          <table:table-cell table:formula="of:=SEARCH(&quot;by &quot;;[.C370])" office:value-type="float" office:value="7" calcext:value-type="float">
            <text:p>7</text:p>
          </table:table-cell>
          <table:table-cell table:formula="of:=TRIM(RIGHT([.C370];LEN([.C370])-[.H370]-2))" office:value-type="string" office:string-value="Susan Coolidge" calcext:value-type="string">
            <text:p>Susan Coolidge</text:p>
          </table:table-cell>
          <table:table-cell office:value-type="string" calcext:value-type="string">
            <text:p>Q21872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355904</text:p>
          </table:table-cell>
          <table:table-cell office:value-type="string" calcext:value-type="string">
            <text:p>Rocky Mountain Holiday</text:p>
          </table:table-cell>
          <table:table-cell office:value-type="string" calcext:value-type="string">
            <text:p>album by John Denver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table:formula="of:=SEARCH(&quot;by &quot;;[.C371])" office:value-type="float" office:value="7" calcext:value-type="float">
            <text:p>7</text:p>
          </table:table-cell>
          <table:table-cell table:formula="of:=TRIM(RIGHT([.C371];LEN([.C371])-[.H371]-2))" office:value-type="string" office:string-value="John Denver" calcext:value-type="string">
            <text:p>John Denver</text:p>
          </table:table-cell>
          <table:table-cell office:value-type="string" calcext:value-type="string">
            <text:p>Q221016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723046</text:p>
          </table:table-cell>
          <table:table-cell office:value-type="string" calcext:value-type="string">
            <text:p>The Cinder Path</text:p>
          </table:table-cell>
          <table:table-cell office:value-type="string" calcext:value-type="string">
            <text:p>novel by Catherine Cookson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formula="of:=SEARCH(&quot;by &quot;;[.C372])" office:value-type="float" office:value="7" calcext:value-type="float">
            <text:p>7</text:p>
          </table:table-cell>
          <table:table-cell table:formula="of:=TRIM(RIGHT([.C372];LEN([.C372])-[.H372]-2))" office:value-type="string" office:string-value="Catherine Cookson" calcext:value-type="string">
            <text:p>Catherine Cookson</text:p>
          </table:table-cell>
          <table:table-cell office:value-type="string" calcext:value-type="string">
            <text:p>Q221104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785765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album by Kim Weston</text:p>
          </table:table-cell>
          <table:table-cell table:number-columns-repeated="3"/>
          <table:table-cell office:value-type="float" office:value="1977" calcext:value-type="float">
            <text:p>1977</text:p>
          </table:table-cell>
          <table:table-cell table:formula="of:=SEARCH(&quot;by &quot;;[.C373])" office:value-type="float" office:value="7" calcext:value-type="float">
            <text:p>7</text:p>
          </table:table-cell>
          <table:table-cell table:formula="of:=TRIM(RIGHT([.C373];LEN([.C373])-[.H373]-2))" office:value-type="string" office:string-value="Kim Weston" calcext:value-type="string">
            <text:p>Kim Weston</text:p>
          </table:table-cell>
          <table:table-cell office:value-type="string" calcext:value-type="string">
            <text:p>Q22338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261398</text:p>
          </table:table-cell>
          <table:table-cell office:value-type="string" calcext:value-type="string">
            <text:p>Creio</text:p>
          </table:table-cell>
          <table:table-cell office:value-type="string" calcext:value-type="string">
            <text:p>album by Diante do Trono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374])" office:value-type="float" office:value="7" calcext:value-type="float">
            <text:p>7</text:p>
          </table:table-cell>
          <table:table-cell table:formula="of:=TRIM(RIGHT([.C374];LEN([.C374])-[.H374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2946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266054</text:p>
          </table:table-cell>
          <table:table-cell office:value-type="string" calcext:value-type="string">
            <text:p>Diante do Trono</text:p>
          </table:table-cell>
          <table:table-cell office:value-type="string" calcext:value-type="string">
            <text:p>album by Diante do Trono</text:p>
          </table:table-cell>
          <table:table-cell table:number-columns-repeated="4"/>
          <table:table-cell table:formula="of:=SEARCH(&quot;by &quot;;[.C375])" office:value-type="float" office:value="7" calcext:value-type="float">
            <text:p>7</text:p>
          </table:table-cell>
          <table:table-cell table:formula="of:=TRIM(RIGHT([.C375];LEN([.C375])-[.H375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29592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275050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album by Diante do Trono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376])" office:value-type="float" office:value="7" calcext:value-type="float">
            <text:p>7</text:p>
          </table:table-cell>
          <table:table-cell table:formula="of:=TRIM(RIGHT([.C376];LEN([.C376])-[.H376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3062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37521</text:p>
          </table:table-cell>
          <table:table-cell office:value-type="string" calcext:value-type="string">
            <text:p>Nos Braços do Pai</text:p>
          </table:table-cell>
          <table:table-cell office:value-type="string" calcext:value-type="string">
            <text:p>album by Diante do Trono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377])" office:value-type="float" office:value="7" calcext:value-type="float">
            <text:p>7</text:p>
          </table:table-cell>
          <table:table-cell table:formula="of:=TRIM(RIGHT([.C377];LEN([.C377])-[.H377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3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53527</text:p>
          </table:table-cell>
          <table:table-cell office:value-type="string" calcext:value-type="string">
            <text:p>Preciso de Ti</text:p>
          </table:table-cell>
          <table:table-cell office:value-type="string" calcext:value-type="string">
            <text:p>album by Diante do Trono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378])" office:value-type="float" office:value="7" calcext:value-type="float">
            <text:p>7</text:p>
          </table:table-cell>
          <table:table-cell table:formula="of:=TRIM(RIGHT([.C378];LEN([.C378])-[.H378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38925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55043</text:p>
          </table:table-cell>
          <table:table-cell office:value-type="string" calcext:value-type="string">
            <text:p>Príncipe da Paz</text:p>
          </table:table-cell>
          <table:table-cell office:value-type="string" calcext:value-type="string">
            <text:p>album by Diante do Trono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379])" office:value-type="float" office:value="7" calcext:value-type="float">
            <text:p>7</text:p>
          </table:table-cell>
          <table:table-cell table:formula="of:=TRIM(RIGHT([.C379];LEN([.C379])-[.H379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389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72973</text:p>
          </table:table-cell>
          <table:table-cell office:value-type="string" calcext:value-type="string">
            <text:p>Sol da Justiça</text:p>
          </table:table-cell>
          <table:table-cell office:value-type="string" calcext:value-type="string">
            <text:p>album by Diante do Trono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380])" office:value-type="float" office:value="7" calcext:value-type="float">
            <text:p>7</text:p>
          </table:table-cell>
          <table:table-cell table:formula="of:=TRIM(RIGHT([.C380];LEN([.C380])-[.H380]-2))" office:value-type="string" office:string-value="Diante do Trono" calcext:value-type="string">
            <text:p>Diante do Trono</text:p>
          </table:table-cell>
          <table:table-cell office:value-type="string" calcext:value-type="string">
            <text:p>Q23926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531119</text:p>
          </table:table-cell>
          <table:table-cell office:value-type="string" calcext:value-type="string">
            <text:p>Daybreaker</text:p>
          </table:table-cell>
          <table:table-cell office:value-type="string" calcext:value-type="string">
            <text:p>album by Architect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381])" office:value-type="float" office:value="7" calcext:value-type="float">
            <text:p>7</text:p>
          </table:table-cell>
          <table:table-cell table:formula="of:=TRIM(RIGHT([.C381];LEN([.C381])-[.H381]-2))" office:value-type="string" office:string-value="Architects" calcext:value-type="string">
            <text:p>Architects</text:p>
          </table:table-cell>
          <table:table-cell office:value-type="string" calcext:value-type="string">
            <text:p>Q241884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089066</text:p>
          </table:table-cell>
          <table:table-cell office:value-type="string" calcext:value-type="string">
            <text:p>Want It</text:p>
          </table:table-cell>
          <table:table-cell office:value-type="string" calcext:value-type="string">
            <text:p>album by SheSay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382])" office:value-type="float" office:value="7" calcext:value-type="float">
            <text:p>7</text:p>
          </table:table-cell>
          <table:table-cell table:formula="of:=TRIM(RIGHT([.C382];LEN([.C382])-[.H382]-2))" office:value-type="string" office:string-value="SheSays" calcext:value-type="string">
            <text:p>SheSays</text:p>
          </table:table-cell>
          <table:table-cell office:value-type="string" calcext:value-type="string">
            <text:p>Q2420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407615</text:p>
          </table:table-cell>
          <table:table-cell office:value-type="string" calcext:value-type="string">
            <text:p>Nangoku Taiheiki</text:p>
          </table:table-cell>
          <table:table-cell office:value-type="string" calcext:value-type="string">
            <text:p>novel by Sanjugo Naoki</text:p>
          </table:table-cell>
          <table:table-cell table:number-columns-repeated="4"/>
          <table:table-cell table:formula="of:=SEARCH(&quot;by &quot;;[.C383])" office:value-type="float" office:value="7" calcext:value-type="float">
            <text:p>7</text:p>
          </table:table-cell>
          <table:table-cell table:formula="of:=TRIM(RIGHT([.C383];LEN([.C383])-[.H383]-2))" office:value-type="string" office:string-value="Sanjugo Naoki" calcext:value-type="string">
            <text:p>Sanjugo Naoki</text:p>
          </table:table-cell>
          <table:table-cell office:value-type="string" calcext:value-type="string">
            <text:p>Q2442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704384</text:p>
          </table:table-cell>
          <table:table-cell office:value-type="string" calcext:value-type="string">
            <text:p>The Concert for Bangladesh</text:p>
          </table:table-cell>
          <table:table-cell office:value-type="string" calcext:value-type="string">
            <text:p>album by George Harrison and celebrity friends</text:p>
          </table:table-cell>
          <table:table-cell table:number-columns-repeated="3"/>
          <table:table-cell office:value-type="float" office:value="1971" calcext:value-type="float">
            <text:p>1971</text:p>
          </table:table-cell>
          <table:table-cell table:formula="of:=SEARCH(&quot;by &quot;;[.C384])" office:value-type="float" office:value="7" calcext:value-type="float">
            <text:p>7</text:p>
          </table:table-cell>
          <table:table-cell table:formula="of:=TRIM(RIGHT([.C384];LEN([.C384])-[.H384]-2))" office:value-type="string" office:string-value="George Harrison and celebrity friends" calcext:value-type="string">
            <text:p>George Harrison and celebrity friends</text:p>
          </table:table-cell>
          <table:table-cell office:value-type="string" calcext:value-type="string">
            <text:p>Q2443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5067076</text:p>
          </table:table-cell>
          <table:table-cell office:value-type="string" calcext:value-type="string">
            <text:p>Around the World Live</text:p>
          </table:table-cell>
          <table:table-cell office:value-type="string" calcext:value-type="string">
            <text:p>video by English rock band Jethro Tull</text:p>
          </table:table-cell>
          <table:table-cell table:number-columns-repeated="4"/>
          <table:table-cell table:formula="of:=SEARCH(&quot;by &quot;;[.C385])" office:value-type="float" office:value="7" calcext:value-type="float">
            <text:p>7</text:p>
          </table:table-cell>
          <table:table-cell table:formula="of:=TRIM(RIGHT([.C385];LEN([.C385])-[.H385]-2))" office:value-type="string" office:string-value="English rock band Jethro Tull" calcext:value-type="string">
            <text:p>English rock band Jethro Tull</text:p>
          </table:table-cell>
          <table:table-cell office:value-type="string" calcext:value-type="string">
            <text:p>Q245252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5262454</text:p>
          </table:table-cell>
          <table:table-cell office:value-type="string" calcext:value-type="string">
            <text:p>Sangokushi</text:p>
          </table:table-cell>
          <table:table-cell office:value-type="string" calcext:value-type="string">
            <text:p>manga by Mitsuteru Yokoyama</text:p>
          </table:table-cell>
          <table:table-cell table:number-columns-repeated="4"/>
          <table:table-cell table:formula="of:=SEARCH(&quot;by &quot;;[.C386])" office:value-type="float" office:value="7" calcext:value-type="float">
            <text:p>7</text:p>
          </table:table-cell>
          <table:table-cell table:formula="of:=TRIM(RIGHT([.C386];LEN([.C386])-[.H386]-2))" office:value-type="string" office:string-value="Mitsuteru Yokoyama" calcext:value-type="string">
            <text:p>Mitsuteru Yokoyama</text:p>
          </table:table-cell>
          <table:table-cell office:value-type="string" calcext:value-type="string">
            <text:p>Q24660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572572</text:p>
          </table:table-cell>
          <table:table-cell office:value-type="string" calcext:value-type="string">
            <text:p>Live at Wacken Open Air 2006 – "A Night of Emperial Wrath"</text:p>
          </table:table-cell>
          <table:table-cell office:value-type="string" calcext:value-type="string">
            <text:p>album by Emperor</text:p>
          </table:table-cell>
          <table:table-cell table:number-columns-repeated="4"/>
          <table:table-cell table:formula="of:=SEARCH(&quot;by &quot;;[.C387])" office:value-type="float" office:value="7" calcext:value-type="float">
            <text:p>7</text:p>
          </table:table-cell>
          <table:table-cell table:formula="of:=TRIM(RIGHT([.C387];LEN([.C387])-[.H387]-2))" office:value-type="string" office:string-value="Emperor" calcext:value-type="string">
            <text:p>Emperor</text:p>
          </table:table-cell>
          <table:table-cell office:value-type="string" calcext:value-type="string">
            <text:p>Q24719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432545</text:p>
          </table:table-cell>
          <table:table-cell office:value-type="string" calcext:value-type="string">
            <text:p>Chile on Hell</text:p>
          </table:table-cell>
          <table:table-cell office:value-type="string" calcext:value-type="string">
            <text:p>album by Anthrax</text:p>
          </table:table-cell>
          <table:table-cell table:number-columns-repeated="4"/>
          <table:table-cell table:formula="of:=SEARCH(&quot;by &quot;;[.C388])" office:value-type="float" office:value="7" calcext:value-type="float">
            <text:p>7</text:p>
          </table:table-cell>
          <table:table-cell table:formula="of:=TRIM(RIGHT([.C388];LEN([.C388])-[.H388]-2))" office:value-type="string" office:string-value="Anthrax" calcext:value-type="string">
            <text:p>Anthrax</text:p>
          </table:table-cell>
          <table:table-cell office:value-type="string" calcext:value-type="string">
            <text:p>Q24763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882769</text:p>
          </table:table-cell>
          <table:table-cell office:value-type="string" calcext:value-type="string">
            <text:p>Crouch End</text:p>
          </table:table-cell>
          <table:table-cell office:value-type="string" calcext:value-type="string">
            <text:p>movie by a horror story by Stephen King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389])" office:value-type="float" office:value="7" calcext:value-type="float">
            <text:p>7</text:p>
          </table:table-cell>
          <table:table-cell table:formula="of:=TRIM(RIGHT([.C389];LEN([.C389])-[.H389]-2))" office:value-type="string" office:string-value="a horror story by Stephen King" calcext:value-type="string">
            <text:p>a horror story by Stephen King</text:p>
          </table:table-cell>
          <table:table-cell office:value-type="string" calcext:value-type="string">
            <text:p>Q248442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790857</text:p>
          </table:table-cell>
          <table:table-cell office:value-type="string" calcext:value-type="string">
            <text:p>Bedroom Intruder</text:p>
          </table:table-cell>
          <table:table-cell office:value-type="string" calcext:value-type="string">
            <text:p>video by The Gregory Brothers</text:p>
          </table:table-cell>
          <table:table-cell table:number-columns-repeated="4"/>
          <table:table-cell table:formula="of:=SEARCH(&quot;by &quot;;[.C390])" office:value-type="float" office:value="7" calcext:value-type="float">
            <text:p>7</text:p>
          </table:table-cell>
          <table:table-cell table:formula="of:=TRIM(RIGHT([.C390];LEN([.C390])-[.H390]-2))" office:value-type="string" office:string-value="The Gregory Brothers" calcext:value-type="string">
            <text:p>The Gregory Brothers</text:p>
          </table:table-cell>
          <table:table-cell office:value-type="string" calcext:value-type="string">
            <text:p>Q250004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9506440</text:p>
          </table:table-cell>
          <table:table-cell office:value-type="string" calcext:value-type="string">
            <text:p>Vastavirta-klubi</text:p>
          </table:table-cell>
          <table:table-cell office:value-type="string" calcext:value-type="string">
            <text:p>album by Tuomari Nurmio</text:p>
          </table:table-cell>
          <table:table-cell table:number-columns-repeated="4"/>
          <table:table-cell table:formula="of:=SEARCH(&quot;by &quot;;[.C391])" office:value-type="float" office:value="7" calcext:value-type="float">
            <text:p>7</text:p>
          </table:table-cell>
          <table:table-cell table:formula="of:=TRIM(RIGHT([.C391];LEN([.C391])-[.H391]-2))" office:value-type="string" office:string-value="Tuomari Nurmio" calcext:value-type="string">
            <text:p>Tuomari Nurmio</text:p>
          </table:table-cell>
          <table:table-cell office:value-type="string" calcext:value-type="string">
            <text:p>Q251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342242</text:p>
          </table:table-cell>
          <table:table-cell office:value-type="string" calcext:value-type="string">
            <text:p>War Eternal Tour: Tokyo Sacrifice</text:p>
          </table:table-cell>
          <table:table-cell office:value-type="string" calcext:value-type="string">
            <text:p>album by Arch Enemy</text:p>
          </table:table-cell>
          <table:table-cell table:number-columns-repeated="4"/>
          <table:table-cell table:formula="of:=SEARCH(&quot;by &quot;;[.C392])" office:value-type="float" office:value="7" calcext:value-type="float">
            <text:p>7</text:p>
          </table:table-cell>
          <table:table-cell table:formula="of:=TRIM(RIGHT([.C392];LEN([.C392])-[.H392]-2))" office:value-type="string" office:string-value="Arch Enemy" calcext:value-type="string">
            <text:p>Arch Enemy</text:p>
          </table:table-cell>
          <table:table-cell office:value-type="string" calcext:value-type="string">
            <text:p>Q25391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0872752</text:p>
          </table:table-cell>
          <table:table-cell office:value-type="string" calcext:value-type="string">
            <text:p>Dorei Usagi to Anthony</text:p>
          </table:table-cell>
          <table:table-cell office:value-type="string" calcext:value-type="string">
            <text:p>manga by Myūto Akatsuki</text:p>
          </table:table-cell>
          <table:table-cell table:number-columns-repeated="4"/>
          <table:table-cell table:formula="of:=SEARCH(&quot;by &quot;;[.C393])" office:value-type="float" office:value="7" calcext:value-type="float">
            <text:p>7</text:p>
          </table:table-cell>
          <table:table-cell table:formula="of:=TRIM(RIGHT([.C393];LEN([.C393])-[.H393]-2))" office:value-type="string" office:string-value="Myūto Akatsuki" calcext:value-type="string">
            <text:p>Myūto Akatsuki</text:p>
          </table:table-cell>
          <table:table-cell office:value-type="string" calcext:value-type="string">
            <text:p>Q25436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3006195</text:p>
          </table:table-cell>
          <table:table-cell office:value-type="string" calcext:value-type="string">
            <text:p>Why I Never Became a Dancer</text:p>
          </table:table-cell>
          <table:table-cell office:value-type="string" calcext:value-type="string">
            <text:p>Artwork by Tracey Emi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formula="of:=SEARCH(&quot;by &quot;;[.C394])" office:value-type="float" office:value="9" calcext:value-type="float">
            <text:p>9</text:p>
          </table:table-cell>
          <table:table-cell table:formula="of:=TRIM(RIGHT([.C394];LEN([.C394])-[.H394]-2))" office:value-type="string" office:string-value="Tracey Emin" calcext:value-type="string">
            <text:p>Tracey Emin</text:p>
          </table:table-cell>
          <table:table-cell office:value-type="string" calcext:value-type="string">
            <text:p>Q25566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410754</text:p>
          </table:table-cell>
          <table:table-cell office:value-type="string" calcext:value-type="string">
            <text:p>The Dead Will Tell</text:p>
          </table:table-cell>
          <table:table-cell office:value-type="string" calcext:value-type="string">
            <text:p>thriller by Stephen T. Kay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395])" office:value-type="float" office:value="10" calcext:value-type="float">
            <text:p>10</text:p>
          </table:table-cell>
          <table:table-cell table:formula="of:=TRIM(RIGHT([.C395];LEN([.C395])-[.H395]-2))" office:value-type="string" office:string-value="Stephen T. Kay" calcext:value-type="string">
            <text:p>Stephen T. Kay</text:p>
          </table:table-cell>
          <table:table-cell office:value-type="string" calcext:value-type="string">
            <text:p>Q2562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7357</text:p>
          </table:table-cell>
          <table:table-cell office:value-type="string" calcext:value-type="string">
            <text:p>Read Between the Lines</text:p>
          </table:table-cell>
          <table:table-cell office:value-type="string" calcext:value-type="string">
            <text:p>live DVD by the rock group Boys Like Girl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396])" office:value-type="float" office:value="10" calcext:value-type="float">
            <text:p>10</text:p>
          </table:table-cell>
          <table:table-cell table:formula="of:=TRIM(RIGHT([.C396];LEN([.C396])-[.H396]-2))" office:value-type="string" office:string-value="the rock group Boys Like Girls" calcext:value-type="string">
            <text:p>the rock group Boys Like Girls</text:p>
          </table:table-cell>
          <table:table-cell office:value-type="string" calcext:value-type="string">
            <text:p>Q26707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920818</text:p>
          </table:table-cell>
          <table:table-cell office:value-type="string" calcext:value-type="string">
            <text:p>The Squad</text:p>
          </table:table-cell>
          <table:table-cell office:value-type="string" calcext:value-type="string">
            <text:p>2011 filmby Jaime Osorio Marquez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397])" office:value-type="float" office:value="10" calcext:value-type="float">
            <text:p>10</text:p>
          </table:table-cell>
          <table:table-cell table:formula="of:=TRIM(RIGHT([.C397];LEN([.C397])-[.H397]-2))" office:value-type="string" office:string-value="Jaime Osorio Marquez" calcext:value-type="string">
            <text:p>Jaime Osorio Marquez</text:p>
          </table:table-cell>
          <table:table-cell office:value-type="string" calcext:value-type="string">
            <text:p>Q267216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936313</text:p>
          </table:table-cell>
          <table:table-cell office:value-type="string" calcext:value-type="string">
            <text:p>Riot City Blues Tour</text:p>
          </table:table-cell>
          <table:table-cell office:value-type="string" calcext:value-type="string">
            <text:p>live DVD by Primal Scream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398])" office:value-type="float" office:value="10" calcext:value-type="float">
            <text:p>10</text:p>
          </table:table-cell>
          <table:table-cell table:formula="of:=TRIM(RIGHT([.C398];LEN([.C398])-[.H398]-2))" office:value-type="string" office:string-value="Primal Scream" calcext:value-type="string">
            <text:p>Primal Scream</text:p>
          </table:table-cell>
          <table:table-cell office:value-type="string" calcext:value-type="string">
            <text:p>Q2674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980292</text:p>
          </table:table-cell>
          <table:table-cell office:value-type="string" calcext:value-type="string">
            <text:p>Beautiful World Live</text:p>
          </table:table-cell>
          <table:table-cell office:value-type="string" calcext:value-type="string">
            <text:p>live DVD by Take That</text:p>
          </table:table-cell>
          <table:table-cell table:number-columns-repeated="4"/>
          <table:table-cell table:formula="of:=SEARCH(&quot;by &quot;;[.C399])" office:value-type="float" office:value="10" calcext:value-type="float">
            <text:p>10</text:p>
          </table:table-cell>
          <table:table-cell table:formula="of:=TRIM(RIGHT([.C399];LEN([.C399])-[.H399]-2))" office:value-type="string" office:string-value="Take That" calcext:value-type="string">
            <text:p>Take That</text:p>
          </table:table-cell>
          <table:table-cell office:value-type="string" calcext:value-type="string">
            <text:p>Q26828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987764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live DVD by Battlelor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00])" office:value-type="float" office:value="10" calcext:value-type="float">
            <text:p>10</text:p>
          </table:table-cell>
          <table:table-cell table:formula="of:=TRIM(RIGHT([.C400];LEN([.C400])-[.H400]-2))" office:value-type="string" office:string-value="Battlelore" calcext:value-type="string">
            <text:p>Battlelore</text:p>
          </table:table-cell>
          <table:table-cell office:value-type="string" calcext:value-type="string">
            <text:p>Q27043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6995370</text:p>
          </table:table-cell>
          <table:table-cell office:value-type="string" calcext:value-type="string">
            <text:p>Jessica Darling's It List</text:p>
          </table:table-cell>
          <table:table-cell office:value-type="string" calcext:value-type="string">
            <text:p>2016 fim by Ali Scher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table:formula="of:=SEARCH(&quot;by &quot;;[.C401])" office:value-type="float" office:value="10" calcext:value-type="float">
            <text:p>10</text:p>
          </table:table-cell>
          <table:table-cell table:formula="of:=TRIM(RIGHT([.C401];LEN([.C401])-[.H401]-2))" office:value-type="string" office:string-value="Ali Scher" calcext:value-type="string">
            <text:p>Ali Scher</text:p>
          </table:table-cell>
          <table:table-cell office:value-type="string" calcext:value-type="string">
            <text:p>Q275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51854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irected by Keith McCleary. <text:s/>With Katie Akana, Darrin Bennett, Julia Carothers Hughes, Victor La Mantia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02])" office:value-type="float" office:value="10" calcext:value-type="float">
            <text:p>10</text:p>
          </table:table-cell>
          <table:table-cell table:formula="of:=TRIM(RIGHT([.C402];LEN([.C402])-[.H402]-2))" office:value-type="string" office:string-value="Keith McCleary. With Katie Akana, Darrin Bennett, Julia Carothers Hughes, Victor La Mantia" calcext:value-type="string">
            <text:p>Keith McCleary. With Katie Akana, Darrin Bennett, Julia Carothers Hughes, Victor La Mantia</text:p>
          </table:table-cell>
          <table:table-cell office:value-type="string" calcext:value-type="string">
            <text:p>Q276628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5418921</text:p>
          </table:table-cell>
          <table:table-cell office:value-type="string" calcext:value-type="string">
            <text:p>Autobahn</text:p>
          </table:table-cell>
          <table:table-cell office:value-type="string" calcext:value-type="string">
            <text:p>Directed by Bartosz Werner. <text:s/>With Aline Staskowiak, Waléra Kanischtscheff, Ulrich Simontowitz, Simon Werner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03])" office:value-type="float" office:value="10" calcext:value-type="float">
            <text:p>10</text:p>
          </table:table-cell>
          <table:table-cell table:formula="of:=TRIM(RIGHT([.C403];LEN([.C403])-[.H403]-2))" office:value-type="string" office:string-value="Bartosz Werner. With Aline Staskowiak, Waléra Kanischtscheff, Ulrich Simontowitz, Simon Werner" calcext:value-type="string">
            <text:p>Bartosz Werner. With Aline Staskowiak, Waléra Kanischtscheff, Ulrich Simontowitz, Simon Werner</text:p>
          </table:table-cell>
          <table:table-cell office:value-type="string" calcext:value-type="string">
            <text:p>Q279102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5419473</text:p>
          </table:table-cell>
          <table:table-cell office:value-type="string" calcext:value-type="string">
            <text:p>Lone Wolf</text:p>
          </table:table-cell>
          <table:table-cell office:value-type="string" calcext:value-type="string">
            <text:p>Directed by John Callas. <text:s/>With Dyann Brown, Kevin Hart, Jamie Newcomb, Ann Douglas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404])" office:value-type="float" office:value="10" calcext:value-type="float">
            <text:p>10</text:p>
          </table:table-cell>
          <table:table-cell table:formula="of:=TRIM(RIGHT([.C404];LEN([.C404])-[.H404]-2))" office:value-type="string" office:string-value="John Callas. With Dyann Brown, Kevin Hart, Jamie Newcomb, Ann Douglas" calcext:value-type="string">
            <text:p>John Callas. With Dyann Brown, Kevin Hart, Jamie Newcomb, Ann Douglas</text:p>
          </table:table-cell>
          <table:table-cell office:value-type="string" calcext:value-type="string">
            <text:p>Q279492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542020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Directed by Francis Lee. In December, 1941, using music by Stravinsky, this film provides a reaction to the Japanese attack on Pearl Harbor</text:p>
          </table:table-cell>
          <table:table-cell table:number-columns-repeated="3"/>
          <table:table-cell office:value-type="float" office:value="1941" calcext:value-type="float">
            <text:p>1941</text:p>
          </table:table-cell>
          <table:table-cell table:formula="of:=SEARCH(&quot;by &quot;;[.C405])" office:value-type="float" office:value="10" calcext:value-type="float">
            <text:p>10</text:p>
          </table:table-cell>
          <table:table-cell table:formula="of:=TRIM(RIGHT([.C405];LEN([.C405])-[.H405]-2))" office:value-type="string" office:string-value="Francis Lee. In December, 1941, using music by Stravinsky, this film provides a reaction to the Japanese attack on Pearl Harbor" calcext:value-type="string">
            <text:p>Francis Lee. In December, 1941, using music by Stravinsky, this film provides a reaction to the Japanese attack on Pearl Harbor</text:p>
          </table:table-cell>
          <table:table-cell office:value-type="string" calcext:value-type="string">
            <text:p>Q279492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649664</text:p>
          </table:table-cell>
          <table:table-cell office:value-type="string" calcext:value-type="string">
            <text:p>Robbery Under Arms</text:p>
          </table:table-cell>
          <table:table-cell office:value-type="string" calcext:value-type="string">
            <text:p>1907 film by J and N Tait and Millard Johnson and W Gibson</text:p>
          </table:table-cell>
          <table:table-cell table:number-columns-repeated="3"/>
          <table:table-cell office:value-type="float" office:value="1907" calcext:value-type="float">
            <text:p>1907</text:p>
          </table:table-cell>
          <table:table-cell table:formula="of:=SEARCH(&quot;by &quot;;[.C406])" office:value-type="float" office:value="11" calcext:value-type="float">
            <text:p>11</text:p>
          </table:table-cell>
          <table:table-cell table:formula="of:=TRIM(RIGHT([.C406];LEN([.C406])-[.H406]-2))" office:value-type="string" office:string-value="J and N Tait and Millard Johnson and W Gibson" calcext:value-type="string">
            <text:p>J and N Tait and Millard Johnson and W Gibson</text:p>
          </table:table-cell>
          <table:table-cell office:value-type="string" calcext:value-type="string">
            <text:p>Q27972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92118</text:p>
          </table:table-cell>
          <table:table-cell office:value-type="string" calcext:value-type="string">
            <text:p>Do Re Mi Fa So La Ti Do</text:p>
          </table:table-cell>
          <table:table-cell office:value-type="string" calcext:value-type="string">
            <text:p>2008 film by Kang Geon-hyang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07])" office:value-type="float" office:value="11" calcext:value-type="float">
            <text:p>11</text:p>
          </table:table-cell>
          <table:table-cell table:formula="of:=TRIM(RIGHT([.C407];LEN([.C407])-[.H407]-2))" office:value-type="string" office:string-value="Kang Geon-hyang" calcext:value-type="string">
            <text:p>Kang Geon-hyang</text:p>
          </table:table-cell>
          <table:table-cell office:value-type="string" calcext:value-type="string">
            <text:p>Q27972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05053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2004 film by Darren Ashto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08])" office:value-type="float" office:value="11" calcext:value-type="float">
            <text:p>11</text:p>
          </table:table-cell>
          <table:table-cell table:formula="of:=TRIM(RIGHT([.C408];LEN([.C408])-[.H408]-2))" office:value-type="string" office:string-value="Darren Ashton" calcext:value-type="string">
            <text:p>Darren Ashton</text:p>
          </table:table-cell>
          <table:table-cell office:value-type="string" calcext:value-type="string">
            <text:p>Q28211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7051</text:p>
          </table:table-cell>
          <table:table-cell office:value-type="string" calcext:value-type="string">
            <text:p>The Dark Side of the Sun</text:p>
          </table:table-cell>
          <table:table-cell office:value-type="string" calcext:value-type="string">
            <text:p>1988 film by Božidar Nikolić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409])" office:value-type="float" office:value="11" calcext:value-type="float">
            <text:p>11</text:p>
          </table:table-cell>
          <table:table-cell table:formula="of:=TRIM(RIGHT([.C409];LEN([.C409])-[.H409]-2))" office:value-type="string" office:string-value="Božidar Nikolić" calcext:value-type="string">
            <text:p>Božidar Nikolić</text:p>
          </table:table-cell>
          <table:table-cell office:value-type="string" calcext:value-type="string">
            <text:p>Q28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7608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2008 film by David Hinton and Alla Kovga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10])" office:value-type="float" office:value="11" calcext:value-type="float">
            <text:p>11</text:p>
          </table:table-cell>
          <table:table-cell table:formula="of:=TRIM(RIGHT([.C410];LEN([.C410])-[.H410]-2))" office:value-type="string" office:string-value="David Hinton and Alla Kovgan" calcext:value-type="string">
            <text:p>David Hinton and Alla Kovgan</text:p>
          </table:table-cell>
          <table:table-cell office:value-type="string" calcext:value-type="string">
            <text:p>Q28449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6106</text:p>
          </table:table-cell>
          <table:table-cell office:value-type="string" calcext:value-type="string">
            <text:p>25 Degrees in Winter</text:p>
          </table:table-cell>
          <table:table-cell office:value-type="string" calcext:value-type="string">
            <text:p>2004 film by Stéphane Vuillet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11])" office:value-type="float" office:value="11" calcext:value-type="float">
            <text:p>11</text:p>
          </table:table-cell>
          <table:table-cell table:formula="of:=TRIM(RIGHT([.C411];LEN([.C411])-[.H411]-2))" office:value-type="string" office:string-value="Stéphane Vuillet" calcext:value-type="string">
            <text:p>Stéphane Vuillet</text:p>
          </table:table-cell>
          <table:table-cell office:value-type="string" calcext:value-type="string">
            <text:p>Q285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3900</text:p>
          </table:table-cell>
          <table:table-cell office:value-type="string" calcext:value-type="string">
            <text:p>How to Irritate People</text:p>
          </table:table-cell>
          <table:table-cell office:value-type="string" calcext:value-type="string">
            <text:p>1968 film by Ian Fordyce</text:p>
          </table:table-cell>
          <table:table-cell table:number-columns-repeated="3"/>
          <table:table-cell office:value-type="float" office:value="1968" calcext:value-type="float">
            <text:p>1968</text:p>
          </table:table-cell>
          <table:table-cell table:formula="of:=SEARCH(&quot;by &quot;;[.C412])" office:value-type="float" office:value="11" calcext:value-type="float">
            <text:p>11</text:p>
          </table:table-cell>
          <table:table-cell table:formula="of:=TRIM(RIGHT([.C412];LEN([.C412])-[.H412]-2))" office:value-type="string" office:string-value="Ian Fordyce" calcext:value-type="string">
            <text:p>Ian Fordyce</text:p>
          </table:table-cell>
          <table:table-cell office:value-type="string" calcext:value-type="string">
            <text:p>Q28675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6224</text:p>
          </table:table-cell>
          <table:table-cell office:value-type="string" calcext:value-type="string">
            <text:p>The Hills Have Eyes III</text:p>
          </table:table-cell>
          <table:table-cell office:value-type="string" calcext:value-type="string">
            <text:p>1995 film by Joe Gayto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formula="of:=SEARCH(&quot;by &quot;;[.C413])" office:value-type="float" office:value="11" calcext:value-type="float">
            <text:p>11</text:p>
          </table:table-cell>
          <table:table-cell table:formula="of:=TRIM(RIGHT([.C413];LEN([.C413])-[.H413]-2))" office:value-type="string" office:string-value="Joe Gayton" calcext:value-type="string">
            <text:p>Joe Gayton</text:p>
          </table:table-cell>
          <table:table-cell office:value-type="string" calcext:value-type="string">
            <text:p>Q287967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17330</text:p>
          </table:table-cell>
          <table:table-cell office:value-type="string" calcext:value-type="string">
            <text:p>Ardhanaari</text:p>
          </table:table-cell>
          <table:table-cell office:value-type="string" calcext:value-type="string">
            <text:p>2012 film by Santhosh Souparnika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14])" office:value-type="float" office:value="11" calcext:value-type="float">
            <text:p>11</text:p>
          </table:table-cell>
          <table:table-cell table:formula="of:=TRIM(RIGHT([.C414];LEN([.C414])-[.H414]-2))" office:value-type="string" office:string-value="Santhosh Souparnika" calcext:value-type="string">
            <text:p>Santhosh Souparnika</text:p>
          </table:table-cell>
          <table:table-cell office:value-type="string" calcext:value-type="string">
            <text:p>Q28836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5891</text:p>
          </table:table-cell>
          <table:table-cell office:value-type="string" calcext:value-type="string">
            <text:p>Down to You</text:p>
          </table:table-cell>
          <table:table-cell office:value-type="string" calcext:value-type="string">
            <text:p>2000 film by Kris Isacsso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415])" office:value-type="float" office:value="11" calcext:value-type="float">
            <text:p>11</text:p>
          </table:table-cell>
          <table:table-cell table:formula="of:=TRIM(RIGHT([.C415];LEN([.C415])-[.H415]-2))" office:value-type="string" office:string-value="Kris Isacsson" calcext:value-type="string">
            <text:p>Kris Isacsson</text:p>
          </table:table-cell>
          <table:table-cell office:value-type="string" calcext:value-type="string">
            <text:p>Q288372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05042</text:p>
          </table:table-cell>
          <table:table-cell office:value-type="string" calcext:value-type="string">
            <text:p>Experiments in the Revival of Organisms</text:p>
          </table:table-cell>
          <table:table-cell office:value-type="string" calcext:value-type="string">
            <text:p>1940 film by D.I. Yashin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table:formula="of:=SEARCH(&quot;by &quot;;[.C416])" office:value-type="float" office:value="11" calcext:value-type="float">
            <text:p>11</text:p>
          </table:table-cell>
          <table:table-cell table:formula="of:=TRIM(RIGHT([.C416];LEN([.C416])-[.H416]-2))" office:value-type="string" office:string-value="D.I. Yashin" calcext:value-type="string">
            <text:p>D.I. Yashin</text:p>
          </table:table-cell>
          <table:table-cell office:value-type="string" calcext:value-type="string">
            <text:p>Q2895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36951</text:p>
          </table:table-cell>
          <table:table-cell office:value-type="string" calcext:value-type="string">
            <text:p>Credo: John Paul II</text:p>
          </table:table-cell>
          <table:table-cell office:value-type="string" calcext:value-type="string">
            <text:p>2006 film by Alberto Micheli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17])" office:value-type="float" office:value="11" calcext:value-type="float">
            <text:p>11</text:p>
          </table:table-cell>
          <table:table-cell table:formula="of:=TRIM(RIGHT([.C417];LEN([.C417])-[.H417]-2))" office:value-type="string" office:string-value="Alberto Michelin" calcext:value-type="string">
            <text:p>Alberto Michelin</text:p>
          </table:table-cell>
          <table:table-cell office:value-type="string" calcext:value-type="string">
            <text:p>Q28967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68002</text:p>
          </table:table-cell>
          <table:table-cell office:value-type="string" calcext:value-type="string">
            <text:p>The Secret of the Orange Boxes</text:p>
          </table:table-cell>
          <table:table-cell office:value-type="string" calcext:value-type="string">
            <text:p>2008 film by Jochen Faber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18])" office:value-type="float" office:value="11" calcext:value-type="float">
            <text:p>11</text:p>
          </table:table-cell>
          <table:table-cell table:formula="of:=TRIM(RIGHT([.C418];LEN([.C418])-[.H418]-2))" office:value-type="string" office:string-value="Jochen Faber" calcext:value-type="string">
            <text:p>Jochen Faber</text:p>
          </table:table-cell>
          <table:table-cell office:value-type="string" calcext:value-type="string">
            <text:p>Q29034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6719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2005 film by Ming Ji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419])" office:value-type="float" office:value="11" calcext:value-type="float">
            <text:p>11</text:p>
          </table:table-cell>
          <table:table-cell table:formula="of:=TRIM(RIGHT([.C419];LEN([.C419])-[.H419]-2))" office:value-type="string" office:string-value="Ming Jin" calcext:value-type="string">
            <text:p>Ming Jin</text:p>
          </table:table-cell>
          <table:table-cell office:value-type="string" calcext:value-type="string">
            <text:p>Q29446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52901</text:p>
          </table:table-cell>
          <table:table-cell office:value-type="string" calcext:value-type="string">
            <text:p>Daughters of Today</text:p>
          </table:table-cell>
          <table:table-cell office:value-type="string" calcext:value-type="string">
            <text:p>1928 film by Shankradev Arya</text:p>
          </table:table-cell>
          <table:table-cell table:number-columns-repeated="3"/>
          <table:table-cell office:value-type="float" office:value="1928" calcext:value-type="float">
            <text:p>1928</text:p>
          </table:table-cell>
          <table:table-cell table:formula="of:=SEARCH(&quot;by &quot;;[.C420])" office:value-type="float" office:value="11" calcext:value-type="float">
            <text:p>11</text:p>
          </table:table-cell>
          <table:table-cell table:formula="of:=TRIM(RIGHT([.C420];LEN([.C420])-[.H420]-2))" office:value-type="string" office:string-value="Shankradev Arya" calcext:value-type="string">
            <text:p>Shankradev Arya</text:p>
          </table:table-cell>
          <table:table-cell office:value-type="string" calcext:value-type="string">
            <text:p>Q2966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33823</text:p>
          </table:table-cell>
          <table:table-cell office:value-type="string" calcext:value-type="string">
            <text:p>Fascist Legacy</text:p>
          </table:table-cell>
          <table:table-cell office:value-type="string" calcext:value-type="string">
            <text:p>1989 film by Ken Kirby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formula="of:=SEARCH(&quot;by &quot;;[.C421])" office:value-type="float" office:value="11" calcext:value-type="float">
            <text:p>11</text:p>
          </table:table-cell>
          <table:table-cell table:formula="of:=TRIM(RIGHT([.C421];LEN([.C421])-[.H421]-2))" office:value-type="string" office:string-value="Ken Kirby" calcext:value-type="string">
            <text:p>Ken Kirby</text:p>
          </table:table-cell>
          <table:table-cell office:value-type="string" calcext:value-type="string">
            <text:p>Q30145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37304</text:p>
          </table:table-cell>
          <table:table-cell office:value-type="string" calcext:value-type="string">
            <text:p>Relative Values</text:p>
          </table:table-cell>
          <table:table-cell office:value-type="string" calcext:value-type="string">
            <text:p>2000 film by Eric Style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422])" office:value-type="float" office:value="11" calcext:value-type="float">
            <text:p>11</text:p>
          </table:table-cell>
          <table:table-cell table:formula="of:=TRIM(RIGHT([.C422];LEN([.C422])-[.H422]-2))" office:value-type="string" office:string-value="Eric Styles" calcext:value-type="string">
            <text:p>Eric Styles</text:p>
          </table:table-cell>
          <table:table-cell office:value-type="string" calcext:value-type="string">
            <text:p>Q3016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57863</text:p>
          </table:table-cell>
          <table:table-cell office:value-type="string" calcext:value-type="string">
            <text:p>Attack of the Tromaggot</text:p>
          </table:table-cell>
          <table:table-cell office:value-type="string" calcext:value-type="string">
            <text:p>2010 film by Leslie Teah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423])" office:value-type="float" office:value="11" calcext:value-type="float">
            <text:p>11</text:p>
          </table:table-cell>
          <table:table-cell table:formula="of:=TRIM(RIGHT([.C423];LEN([.C423])-[.H423]-2))" office:value-type="string" office:string-value="Leslie Teah" calcext:value-type="string">
            <text:p>Leslie Teah</text:p>
          </table:table-cell>
          <table:table-cell office:value-type="string" calcext:value-type="string">
            <text:p>Q30190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63753</text:p>
          </table:table-cell>
          <table:table-cell office:value-type="string" calcext:value-type="string">
            <text:p>Turbulence 3: Heavy Metal</text:p>
          </table:table-cell>
          <table:table-cell office:value-type="string" calcext:value-type="string">
            <text:p>2001 film by Jorge Montesi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424])" office:value-type="float" office:value="11" calcext:value-type="float">
            <text:p>11</text:p>
          </table:table-cell>
          <table:table-cell table:formula="of:=TRIM(RIGHT([.C424];LEN([.C424])-[.H424]-2))" office:value-type="string" office:string-value="Jorge Montesi" calcext:value-type="string">
            <text:p>Jorge Montesi</text:p>
          </table:table-cell>
          <table:table-cell office:value-type="string" calcext:value-type="string">
            <text:p>Q3023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64764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2006 film by Sean Stanek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25])" office:value-type="float" office:value="11" calcext:value-type="float">
            <text:p>11</text:p>
          </table:table-cell>
          <table:table-cell table:formula="of:=TRIM(RIGHT([.C425];LEN([.C425])-[.H425]-2))" office:value-type="string" office:string-value="Sean Stanek" calcext:value-type="string">
            <text:p>Sean Stanek</text:p>
          </table:table-cell>
          <table:table-cell office:value-type="string" calcext:value-type="string">
            <text:p>Q302422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0979</text:p>
          </table:table-cell>
          <table:table-cell office:value-type="string" calcext:value-type="string">
            <text:p>80000 Shots</text:p>
          </table:table-cell>
          <table:table-cell office:value-type="string" calcext:value-type="string">
            <text:p>2011 film by Manfred Walther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426])" office:value-type="float" office:value="11" calcext:value-type="float">
            <text:p>11</text:p>
          </table:table-cell>
          <table:table-cell table:formula="of:=TRIM(RIGHT([.C426];LEN([.C426])-[.H426]-2))" office:value-type="string" office:string-value="Manfred Walther" calcext:value-type="string">
            <text:p>Manfred Walther</text:p>
          </table:table-cell>
          <table:table-cell office:value-type="string" calcext:value-type="string">
            <text:p>Q30380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3235</text:p>
          </table:table-cell>
          <table:table-cell office:value-type="string" calcext:value-type="string">
            <text:p>Love You to Death</text:p>
          </table:table-cell>
          <table:table-cell office:value-type="string" calcext:value-type="string">
            <text:p>2012 film by Rafeeq Ellia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27])" office:value-type="float" office:value="11" calcext:value-type="float">
            <text:p>11</text:p>
          </table:table-cell>
          <table:table-cell table:formula="of:=TRIM(RIGHT([.C427];LEN([.C427])-[.H427]-2))" office:value-type="string" office:string-value="Rafeeq Ellias" calcext:value-type="string">
            <text:p>Rafeeq Ellias</text:p>
          </table:table-cell>
          <table:table-cell office:value-type="string" calcext:value-type="string">
            <text:p>Q3047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4575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2003 film by Merlin Ward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428])" office:value-type="float" office:value="11" calcext:value-type="float">
            <text:p>11</text:p>
          </table:table-cell>
          <table:table-cell table:formula="of:=TRIM(RIGHT([.C428];LEN([.C428])-[.H428]-2))" office:value-type="string" office:string-value="Merlin Ward" calcext:value-type="string">
            <text:p>Merlin Ward</text:p>
          </table:table-cell>
          <table:table-cell office:value-type="string" calcext:value-type="string">
            <text:p>Q30523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8663</text:p>
          </table:table-cell>
          <table:table-cell office:value-type="string" calcext:value-type="string">
            <text:p>Thee Nagar</text:p>
          </table:table-cell>
          <table:table-cell office:value-type="string" calcext:value-type="string">
            <text:p>2007 film by Thirumalai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29])" office:value-type="float" office:value="11" calcext:value-type="float">
            <text:p>11</text:p>
          </table:table-cell>
          <table:table-cell table:formula="of:=TRIM(RIGHT([.C429];LEN([.C429])-[.H429]-2))" office:value-type="string" office:string-value="Thirumalai" calcext:value-type="string">
            <text:p>Thirumalai</text:p>
          </table:table-cell>
          <table:table-cell office:value-type="string" calcext:value-type="string">
            <text:p>Q30770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6868</text:p>
          </table:table-cell>
          <table:table-cell office:value-type="string" calcext:value-type="string">
            <text:p>Abbuzze! Der Badesalz-Film</text:p>
          </table:table-cell>
          <table:table-cell office:value-type="string" calcext:value-type="string">
            <text:p>1996 film by Roland Willaert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430])" office:value-type="float" office:value="11" calcext:value-type="float">
            <text:p>11</text:p>
          </table:table-cell>
          <table:table-cell table:formula="of:=TRIM(RIGHT([.C430];LEN([.C430])-[.H430]-2))" office:value-type="string" office:string-value="Roland Willaert" calcext:value-type="string">
            <text:p>Roland Willaert</text:p>
          </table:table-cell>
          <table:table-cell office:value-type="string" calcext:value-type="string">
            <text:p>Q31015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3343</text:p>
          </table:table-cell>
          <table:table-cell office:value-type="string" calcext:value-type="string">
            <text:p>Badnaam</text:p>
          </table:table-cell>
          <table:table-cell office:value-type="string" calcext:value-type="string">
            <text:p>1966 film by Iqbal Shehzad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table:formula="of:=SEARCH(&quot;by &quot;;[.C431])" office:value-type="float" office:value="11" calcext:value-type="float">
            <text:p>11</text:p>
          </table:table-cell>
          <table:table-cell table:formula="of:=TRIM(RIGHT([.C431];LEN([.C431])-[.H431]-2))" office:value-type="string" office:string-value="Iqbal Shehzad" calcext:value-type="string">
            <text:p>Iqbal Shehzad</text:p>
          </table:table-cell>
          <table:table-cell office:value-type="string" calcext:value-type="string">
            <text:p>Q31017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3901</text:p>
          </table:table-cell>
          <table:table-cell office:value-type="string" calcext:value-type="string">
            <text:p>The Soviet Paradise</text:p>
          </table:table-cell>
          <table:table-cell office:value-type="string" calcext:value-type="string">
            <text:p>1942 film by Friedrich Albat</text:p>
          </table:table-cell>
          <table:table-cell table:number-columns-repeated="3"/>
          <table:table-cell office:value-type="float" office:value="1942" calcext:value-type="float">
            <text:p>1942</text:p>
          </table:table-cell>
          <table:table-cell table:formula="of:=SEARCH(&quot;by &quot;;[.C432])" office:value-type="float" office:value="11" calcext:value-type="float">
            <text:p>11</text:p>
          </table:table-cell>
          <table:table-cell table:formula="of:=TRIM(RIGHT([.C432];LEN([.C432])-[.H432]-2))" office:value-type="string" office:string-value="Friedrich Albat" calcext:value-type="string">
            <text:p>Friedrich Albat</text:p>
          </table:table-cell>
          <table:table-cell office:value-type="string" calcext:value-type="string">
            <text:p>Q3103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39467</text:p>
          </table:table-cell>
          <table:table-cell office:value-type="string" calcext:value-type="string">
            <text:p>The Snow Queen</text:p>
          </table:table-cell>
          <table:table-cell office:value-type="string" calcext:value-type="string">
            <text:p>2012 film by Vladlen Barbe and Maxim Sveshnikov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33])" office:value-type="float" office:value="11" calcext:value-type="float">
            <text:p>11</text:p>
          </table:table-cell>
          <table:table-cell table:formula="of:=TRIM(RIGHT([.C433];LEN([.C433])-[.H433]-2))" office:value-type="string" office:string-value="Vladlen Barbe and Maxim Sveshnikov" calcext:value-type="string">
            <text:p>Vladlen Barbe and Maxim Sveshnikov</text:p>
          </table:table-cell>
          <table:table-cell office:value-type="string" calcext:value-type="string">
            <text:p>Q3121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543603</text:p>
          </table:table-cell>
          <table:table-cell office:value-type="string" calcext:value-type="string">
            <text:p>Grateful Dawg</text:p>
          </table:table-cell>
          <table:table-cell office:value-type="string" calcext:value-type="string">
            <text:p>2000 film by Gillian Grisma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434])" office:value-type="float" office:value="11" calcext:value-type="float">
            <text:p>11</text:p>
          </table:table-cell>
          <table:table-cell table:formula="of:=TRIM(RIGHT([.C434];LEN([.C434])-[.H434]-2))" office:value-type="string" office:string-value="Gillian Grisman" calcext:value-type="string">
            <text:p>Gillian Grisman</text:p>
          </table:table-cell>
          <table:table-cell office:value-type="string" calcext:value-type="string">
            <text:p>Q3126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14958</text:p>
          </table:table-cell>
          <table:table-cell office:value-type="string" calcext:value-type="string">
            <text:p>Wild Things: Diamonds in the Rough</text:p>
          </table:table-cell>
          <table:table-cell office:value-type="string" calcext:value-type="string">
            <text:p>2005 film by Jay Lowi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435])" office:value-type="float" office:value="11" calcext:value-type="float">
            <text:p>11</text:p>
          </table:table-cell>
          <table:table-cell table:formula="of:=TRIM(RIGHT([.C435];LEN([.C435])-[.H435]-2))" office:value-type="string" office:string-value="Jay Lowi" calcext:value-type="string">
            <text:p>Jay Lowi</text:p>
          </table:table-cell>
          <table:table-cell office:value-type="string" calcext:value-type="string">
            <text:p>Q31837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89674</text:p>
          </table:table-cell>
          <table:table-cell office:value-type="string" calcext:value-type="string">
            <text:p>Everything Must Go</text:p>
          </table:table-cell>
          <table:table-cell office:value-type="string" calcext:value-type="string">
            <text:p>2010 film by Dan Rush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436])" office:value-type="float" office:value="11" calcext:value-type="float">
            <text:p>11</text:p>
          </table:table-cell>
          <table:table-cell table:formula="of:=TRIM(RIGHT([.C436];LEN([.C436])-[.H436]-2))" office:value-type="string" office:string-value="Dan Rush" calcext:value-type="string">
            <text:p>Dan Rush</text:p>
          </table:table-cell>
          <table:table-cell office:value-type="string" calcext:value-type="string">
            <text:p>Q3184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1176</text:p>
          </table:table-cell>
          <table:table-cell office:value-type="string" calcext:value-type="string">
            <text:p>Uzumaki</text:p>
          </table:table-cell>
          <table:table-cell office:value-type="string" calcext:value-type="string">
            <text:p>2000 film by Higuchinsky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437])" office:value-type="float" office:value="11" calcext:value-type="float">
            <text:p>11</text:p>
          </table:table-cell>
          <table:table-cell table:formula="of:=TRIM(RIGHT([.C437];LEN([.C437])-[.H437]-2))" office:value-type="string" office:string-value="Higuchinsky" calcext:value-type="string">
            <text:p>Higuchinsky</text:p>
          </table:table-cell>
          <table:table-cell office:value-type="string" calcext:value-type="string">
            <text:p>Q3190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3481</text:p>
          </table:table-cell>
          <table:table-cell office:value-type="string" calcext:value-type="string">
            <text:p>The Vanishing Point</text:p>
          </table:table-cell>
          <table:table-cell office:value-type="string" calcext:value-type="string">
            <text:p>2007 film by Laurent de Bartillat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38])" office:value-type="float" office:value="11" calcext:value-type="float">
            <text:p>11</text:p>
          </table:table-cell>
          <table:table-cell table:formula="of:=TRIM(RIGHT([.C438];LEN([.C438])-[.H438]-2))" office:value-type="string" office:string-value="Laurent de Bartillat" calcext:value-type="string">
            <text:p>Laurent de Bartillat</text:p>
          </table:table-cell>
          <table:table-cell office:value-type="string" calcext:value-type="string">
            <text:p>Q31967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95893</text:p>
          </table:table-cell>
          <table:table-cell office:value-type="string" calcext:value-type="string">
            <text:p>The Moses Code</text:p>
          </table:table-cell>
          <table:table-cell office:value-type="string" calcext:value-type="string">
            <text:p>2008 film by James Twyma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39])" office:value-type="float" office:value="11" calcext:value-type="float">
            <text:p>11</text:p>
          </table:table-cell>
          <table:table-cell table:formula="of:=TRIM(RIGHT([.C439];LEN([.C439])-[.H439]-2))" office:value-type="string" office:string-value="James Twyman" calcext:value-type="string">
            <text:p>James Twyman</text:p>
          </table:table-cell>
          <table:table-cell office:value-type="string" calcext:value-type="string">
            <text:p>Q32667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51555</text:p>
          </table:table-cell>
          <table:table-cell office:value-type="string" calcext:value-type="string">
            <text:p>There's definitely something about a beautiful Creole</text:p>
          </table:table-cell>
          <table:table-cell office:value-type="string" calcext:value-type="string">
            <text:p>2005 film by Georges Jiha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440])" office:value-type="float" office:value="11" calcext:value-type="float">
            <text:p>11</text:p>
          </table:table-cell>
          <table:table-cell table:formula="of:=TRIM(RIGHT([.C440];LEN([.C440])-[.H440]-2))" office:value-type="string" office:string-value="Georges Jiha" calcext:value-type="string">
            <text:p>Georges Jiha</text:p>
          </table:table-cell>
          <table:table-cell office:value-type="string" calcext:value-type="string">
            <text:p>Q32956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66914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1997 film by <text:s/>Ken Selden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formula="of:=SEARCH(&quot;by &quot;;[.C441])" office:value-type="float" office:value="11" calcext:value-type="float">
            <text:p>11</text:p>
          </table:table-cell>
          <table:table-cell table:formula="of:=TRIM(RIGHT([.C441];LEN([.C441])-[.H441]-2))" office:value-type="string" office:string-value="Ken Selden" calcext:value-type="string">
            <text:p>Ken Selden</text:p>
          </table:table-cell>
          <table:table-cell office:value-type="string" calcext:value-type="string">
            <text:p>Q33022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44163</text:p>
          </table:table-cell>
          <table:table-cell office:value-type="string" calcext:value-type="string">
            <text:p>As Old as My Tongue: The Myth and Life of Bi Kidude</text:p>
          </table:table-cell>
          <table:table-cell office:value-type="string" calcext:value-type="string">
            <text:p>2006 film by Andy Jone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42])" office:value-type="float" office:value="11" calcext:value-type="float">
            <text:p>11</text:p>
          </table:table-cell>
          <table:table-cell table:formula="of:=TRIM(RIGHT([.C442];LEN([.C442])-[.H442]-2))" office:value-type="string" office:string-value="Andy Jones" calcext:value-type="string">
            <text:p>Andy Jones</text:p>
          </table:table-cell>
          <table:table-cell office:value-type="string" calcext:value-type="string">
            <text:p>Q3308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44757</text:p>
          </table:table-cell>
          <table:table-cell office:value-type="string" calcext:value-type="string">
            <text:p>Rastas</text:p>
          </table:table-cell>
          <table:table-cell office:value-type="string" calcext:value-type="string">
            <text:p>2003 film by Neni Glock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443])" office:value-type="float" office:value="11" calcext:value-type="float">
            <text:p>11</text:p>
          </table:table-cell>
          <table:table-cell table:formula="of:=TRIM(RIGHT([.C443];LEN([.C443])-[.H443]-2))" office:value-type="string" office:string-value="Neni Glock" calcext:value-type="string">
            <text:p>Neni Glock</text:p>
          </table:table-cell>
          <table:table-cell office:value-type="string" calcext:value-type="string">
            <text:p>Q3308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81347</text:p>
          </table:table-cell>
          <table:table-cell office:value-type="string" calcext:value-type="string">
            <text:p>Center Stage: Turn It Up</text:p>
          </table:table-cell>
          <table:table-cell office:value-type="string" calcext:value-type="string">
            <text:p>2008 film by Steven Jacobso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44])" office:value-type="float" office:value="11" calcext:value-type="float">
            <text:p>11</text:p>
          </table:table-cell>
          <table:table-cell table:formula="of:=TRIM(RIGHT([.C444];LEN([.C444])-[.H444]-2))" office:value-type="string" office:string-value="Steven Jacobson" calcext:value-type="string">
            <text:p>Steven Jacobson</text:p>
          </table:table-cell>
          <table:table-cell office:value-type="string" calcext:value-type="string">
            <text:p>Q33436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89688</text:p>
          </table:table-cell>
          <table:table-cell office:value-type="string" calcext:value-type="string">
            <text:p>The White Planet</text:p>
          </table:table-cell>
          <table:table-cell office:value-type="string" calcext:value-type="string">
            <text:p>2006 film by Thierry Piantanida and Thierry Ragobert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45])" office:value-type="float" office:value="11" calcext:value-type="float">
            <text:p>11</text:p>
          </table:table-cell>
          <table:table-cell table:formula="of:=TRIM(RIGHT([.C445];LEN([.C445])-[.H445]-2))" office:value-type="string" office:string-value="Thierry Piantanida and Thierry Ragobert" calcext:value-type="string">
            <text:p>Thierry Piantanida and Thierry Ragobert</text:p>
          </table:table-cell>
          <table:table-cell office:value-type="string" calcext:value-type="string">
            <text:p>Q33696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92858</text:p>
          </table:table-cell>
          <table:table-cell office:value-type="string" calcext:value-type="string">
            <text:p>50 Years! Of Love?</text:p>
          </table:table-cell>
          <table:table-cell office:value-type="string" calcext:value-type="string">
            <text:p>2008 film by Karin Slater and Steven Bartlo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46])" office:value-type="float" office:value="11" calcext:value-type="float">
            <text:p>11</text:p>
          </table:table-cell>
          <table:table-cell table:formula="of:=TRIM(RIGHT([.C446];LEN([.C446])-[.H446]-2))" office:value-type="string" office:string-value="Karin Slater and Steven Bartlo" calcext:value-type="string">
            <text:p>Karin Slater and Steven Bartlo</text:p>
          </table:table-cell>
          <table:table-cell office:value-type="string" calcext:value-type="string">
            <text:p>Q3371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594537</text:p>
          </table:table-cell>
          <table:table-cell office:value-type="string" calcext:value-type="string">
            <text:p>The Magic Roundabout</text:p>
          </table:table-cell>
          <table:table-cell office:value-type="string" calcext:value-type="string">
            <text:p>2005 film by Dave Borthwick und Jean Duval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447])" office:value-type="float" office:value="11" calcext:value-type="float">
            <text:p>11</text:p>
          </table:table-cell>
          <table:table-cell table:formula="of:=TRIM(RIGHT([.C447];LEN([.C447])-[.H447]-2))" office:value-type="string" office:string-value="Dave Borthwick und Jean Duval" calcext:value-type="string">
            <text:p>Dave Borthwick und Jean Duval</text:p>
          </table:table-cell>
          <table:table-cell office:value-type="string" calcext:value-type="string">
            <text:p>Q33748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00253</text:p>
          </table:table-cell>
          <table:table-cell office:value-type="string" calcext:value-type="string">
            <text:p>The Hard Word</text:p>
          </table:table-cell>
          <table:table-cell office:value-type="string" calcext:value-type="string">
            <text:p>2002 film by Scott Roberts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448])" office:value-type="float" office:value="11" calcext:value-type="float">
            <text:p>11</text:p>
          </table:table-cell>
          <table:table-cell table:formula="of:=TRIM(RIGHT([.C448];LEN([.C448])-[.H448]-2))" office:value-type="string" office:string-value="Scott Roberts" calcext:value-type="string">
            <text:p>Scott Roberts</text:p>
          </table:table-cell>
          <table:table-cell office:value-type="string" calcext:value-type="string">
            <text:p>Q33764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8266</text:p>
          </table:table-cell>
          <table:table-cell office:value-type="string" calcext:value-type="string">
            <text:p>As Far as My Feet Will Carry Me</text:p>
          </table:table-cell>
          <table:table-cell office:value-type="string" calcext:value-type="string">
            <text:p>2001 film by Hardy Martins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449])" office:value-type="float" office:value="11" calcext:value-type="float">
            <text:p>11</text:p>
          </table:table-cell>
          <table:table-cell table:formula="of:=TRIM(RIGHT([.C449];LEN([.C449])-[.H449]-2))" office:value-type="string" office:string-value="Hardy Martins" calcext:value-type="string">
            <text:p>Hardy Martins</text:p>
          </table:table-cell>
          <table:table-cell office:value-type="string" calcext:value-type="string">
            <text:p>Q34194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63823</text:p>
          </table:table-cell>
          <table:table-cell office:value-type="string" calcext:value-type="string">
            <text:p>American Cuisine</text:p>
          </table:table-cell>
          <table:table-cell office:value-type="string" calcext:value-type="string">
            <text:p>1998 film by Jean-Yves Pitoun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450])" office:value-type="float" office:value="11" calcext:value-type="float">
            <text:p>11</text:p>
          </table:table-cell>
          <table:table-cell table:formula="of:=TRIM(RIGHT([.C450];LEN([.C450])-[.H450]-2))" office:value-type="string" office:string-value="Jean-Yves Pitoun" calcext:value-type="string">
            <text:p>Jean-Yves Pitoun</text:p>
          </table:table-cell>
          <table:table-cell office:value-type="string" calcext:value-type="string">
            <text:p>Q3429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66727</text:p>
          </table:table-cell>
          <table:table-cell office:value-type="string" calcext:value-type="string">
            <text:p>American Shaolin</text:p>
          </table:table-cell>
          <table:table-cell office:value-type="string" calcext:value-type="string">
            <text:p>1992 film by Lucas Low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formula="of:=SEARCH(&quot;by &quot;;[.C451])" office:value-type="float" office:value="11" calcext:value-type="float">
            <text:p>11</text:p>
          </table:table-cell>
          <table:table-cell table:formula="of:=TRIM(RIGHT([.C451];LEN([.C451])-[.H451]-2))" office:value-type="string" office:string-value="Lucas Lowe" calcext:value-type="string">
            <text:p>Lucas Lowe</text:p>
          </table:table-cell>
          <table:table-cell office:value-type="string" calcext:value-type="string">
            <text:p>Q3429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72193</text:p>
          </table:table-cell>
          <table:table-cell office:value-type="string" calcext:value-type="string">
            <text:p>Teen Witch</text:p>
          </table:table-cell>
          <table:table-cell office:value-type="string" calcext:value-type="string">
            <text:p>1989 film by Robyn Lively, Joshua John Miller, Dan Gauthier, Larry Weir</text:p>
          </table:table-cell>
          <table:table-cell table:number-columns-repeated="3"/>
          <table:table-cell office:value-type="float" office:value="1989" calcext:value-type="float">
            <text:p>1989</text:p>
          </table:table-cell>
          <table:table-cell table:formula="of:=SEARCH(&quot;by &quot;;[.C452])" office:value-type="float" office:value="11" calcext:value-type="float">
            <text:p>11</text:p>
          </table:table-cell>
          <table:table-cell table:formula="of:=TRIM(RIGHT([.C452];LEN([.C452])-[.H452]-2))" office:value-type="string" office:string-value="Robyn Lively, Joshua John Miller, Dan Gauthier, Larry Weir" calcext:value-type="string">
            <text:p>Robyn Lively, Joshua John Miller, Dan Gauthier, Larry Weir</text:p>
          </table:table-cell>
          <table:table-cell office:value-type="string" calcext:value-type="string">
            <text:p>Q34309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73378</text:p>
          </table:table-cell>
          <table:table-cell office:value-type="string" calcext:value-type="string">
            <text:p>The Mating Habits of the Earthbound Human</text:p>
          </table:table-cell>
          <table:table-cell office:value-type="string" calcext:value-type="string">
            <text:p>1999 film by Jeff Abugov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453])" office:value-type="float" office:value="11" calcext:value-type="float">
            <text:p>11</text:p>
          </table:table-cell>
          <table:table-cell table:formula="of:=TRIM(RIGHT([.C453];LEN([.C453])-[.H453]-2))" office:value-type="string" office:string-value="Jeff Abugov" calcext:value-type="string">
            <text:p>Jeff Abugov</text:p>
          </table:table-cell>
          <table:table-cell office:value-type="string" calcext:value-type="string">
            <text:p>Q34311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480457</text:p>
          </table:table-cell>
          <table:table-cell office:value-type="string" calcext:value-type="string">
            <text:p>Romeos</text:p>
          </table:table-cell>
          <table:table-cell office:value-type="string" calcext:value-type="string">
            <text:p>2011 film by Sabine Bernardi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454])" office:value-type="float" office:value="11" calcext:value-type="float">
            <text:p>11</text:p>
          </table:table-cell>
          <table:table-cell table:formula="of:=TRIM(RIGHT([.C454];LEN([.C454])-[.H454]-2))" office:value-type="string" office:string-value="Sabine Bernardi" calcext:value-type="string">
            <text:p>Sabine Bernardi</text:p>
          </table:table-cell>
          <table:table-cell office:value-type="string" calcext:value-type="string">
            <text:p>Q3441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638800</text:p>
          </table:table-cell>
          <table:table-cell office:value-type="string" calcext:value-type="string">
            <text:p>Albert Schweitzer</text:p>
          </table:table-cell>
          <table:table-cell office:value-type="string" calcext:value-type="string">
            <text:p>2009 film by Gavin Millar about Albert Schweitz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55])" office:value-type="float" office:value="11" calcext:value-type="float">
            <text:p>11</text:p>
          </table:table-cell>
          <table:table-cell table:formula="of:=TRIM(RIGHT([.C455];LEN([.C455])-[.H455]-2))" office:value-type="string" office:string-value="Gavin Millar about Albert Schweitzer" calcext:value-type="string">
            <text:p>Gavin Millar about Albert Schweitzer</text:p>
          </table:table-cell>
          <table:table-cell office:value-type="string" calcext:value-type="string">
            <text:p>Q3441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647287</text:p>
          </table:table-cell>
          <table:table-cell office:value-type="string" calcext:value-type="string">
            <text:p>Alive or Dead</text:p>
          </table:table-cell>
          <table:table-cell office:value-type="string" calcext:value-type="string">
            <text:p>2008 film by Stephen Goetsch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56])" office:value-type="float" office:value="11" calcext:value-type="float">
            <text:p>11</text:p>
          </table:table-cell>
          <table:table-cell table:formula="of:=TRIM(RIGHT([.C456];LEN([.C456])-[.H456]-2))" office:value-type="string" office:string-value="Stephen Goetsch" calcext:value-type="string">
            <text:p>Stephen Goetsch</text:p>
          </table:table-cell>
          <table:table-cell office:value-type="string" calcext:value-type="string">
            <text:p>Q34419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10948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2009 film by Simon Pearc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57])" office:value-type="float" office:value="11" calcext:value-type="float">
            <text:p>11</text:p>
          </table:table-cell>
          <table:table-cell table:formula="of:=TRIM(RIGHT([.C457];LEN([.C457])-[.H457]-2))" office:value-type="string" office:string-value="Simon Pearce" calcext:value-type="string">
            <text:p>Simon Pearce</text:p>
          </table:table-cell>
          <table:table-cell office:value-type="string" calcext:value-type="string">
            <text:p>Q3471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25900</text:p>
          </table:table-cell>
          <table:table-cell office:value-type="string" calcext:value-type="string">
            <text:p>Ek Var Piyu Ne Malva Aavje</text:p>
          </table:table-cell>
          <table:table-cell office:value-type="string" calcext:value-type="string">
            <text:p>2006 film by Harsukh Patel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58])" office:value-type="float" office:value="11" calcext:value-type="float">
            <text:p>11</text:p>
          </table:table-cell>
          <table:table-cell table:formula="of:=TRIM(RIGHT([.C458];LEN([.C458])-[.H458]-2))" office:value-type="string" office:string-value="Harsukh Patel" calcext:value-type="string">
            <text:p>Harsukh Patel</text:p>
          </table:table-cell>
          <table:table-cell office:value-type="string" calcext:value-type="string">
            <text:p>Q3488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43888</text:p>
          </table:table-cell>
          <table:table-cell office:value-type="string" calcext:value-type="string">
            <text:p>Don McKay</text:p>
          </table:table-cell>
          <table:table-cell office:value-type="string" calcext:value-type="string">
            <text:p>2009 film by Jake Goldberg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59])" office:value-type="float" office:value="11" calcext:value-type="float">
            <text:p>11</text:p>
          </table:table-cell>
          <table:table-cell table:formula="of:=TRIM(RIGHT([.C459];LEN([.C459])-[.H459]-2))" office:value-type="string" office:string-value="Jake Goldberger" calcext:value-type="string">
            <text:p>Jake Goldberger</text:p>
          </table:table-cell>
          <table:table-cell office:value-type="string" calcext:value-type="string">
            <text:p>Q3490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331487</text:p>
          </table:table-cell>
          <table:table-cell office:value-type="string" calcext:value-type="string">
            <text:p>Save Me</text:p>
          </table:table-cell>
          <table:table-cell office:value-type="string" calcext:value-type="string">
            <text:p>2007 film by Robert Cary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60])" office:value-type="float" office:value="11" calcext:value-type="float">
            <text:p>11</text:p>
          </table:table-cell>
          <table:table-cell table:formula="of:=TRIM(RIGHT([.C460];LEN([.C460])-[.H460]-2))" office:value-type="string" office:string-value="Robert Cary" calcext:value-type="string">
            <text:p>Robert Cary</text:p>
          </table:table-cell>
          <table:table-cell office:value-type="string" calcext:value-type="string">
            <text:p>Q35249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333710</text:p>
          </table:table-cell>
          <table:table-cell office:value-type="string" calcext:value-type="string">
            <text:p>Jumping the Broom</text:p>
          </table:table-cell>
          <table:table-cell office:value-type="string" calcext:value-type="string">
            <text:p>2011 film by by Salim Aki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461])" office:value-type="float" office:value="11" calcext:value-type="float">
            <text:p>11</text:p>
          </table:table-cell>
          <table:table-cell table:formula="of:=TRIM(RIGHT([.C461];LEN([.C461])-[.H461]-2))" office:value-type="string" office:string-value="by Salim Akil" calcext:value-type="string">
            <text:p>by Salim Akil</text:p>
          </table:table-cell>
          <table:table-cell office:value-type="string" calcext:value-type="string">
            <text:p>Q35252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334200</text:p>
          </table:table-cell>
          <table:table-cell office:value-type="string" calcext:value-type="string">
            <text:p>Status Yo!</text:p>
          </table:table-cell>
          <table:table-cell office:value-type="string" calcext:value-type="string">
            <text:p>2004 film by Till Hastreiter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62])" office:value-type="float" office:value="11" calcext:value-type="float">
            <text:p>11</text:p>
          </table:table-cell>
          <table:table-cell table:formula="of:=TRIM(RIGHT([.C462];LEN([.C462])-[.H462]-2))" office:value-type="string" office:string-value="Till Hastreiter" calcext:value-type="string">
            <text:p>Till Hastreiter</text:p>
          </table:table-cell>
          <table:table-cell office:value-type="string" calcext:value-type="string">
            <text:p>Q3607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366608</text:p>
          </table:table-cell>
          <table:table-cell office:value-type="string" calcext:value-type="string">
            <text:p>Sunny’s Time Now - Portrait of Drummer Sunny Murray</text:p>
          </table:table-cell>
          <table:table-cell office:value-type="string" calcext:value-type="string">
            <text:p>2008 film by <text:s/>Antoine Prum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63])" office:value-type="float" office:value="11" calcext:value-type="float">
            <text:p>11</text:p>
          </table:table-cell>
          <table:table-cell table:formula="of:=TRIM(RIGHT([.C463];LEN([.C463])-[.H463]-2))" office:value-type="string" office:string-value="Antoine Prum" calcext:value-type="string">
            <text:p>Antoine Prum</text:p>
          </table:table-cell>
          <table:table-cell office:value-type="string" calcext:value-type="string">
            <text:p>Q364758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89090</text:p>
          </table:table-cell>
          <table:table-cell office:value-type="string" calcext:value-type="string">
            <text:p>Marquis de Sade</text:p>
          </table:table-cell>
          <table:table-cell office:value-type="string" calcext:value-type="string">
            <text:p>1996 film by Gwyneth Gibby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464])" office:value-type="float" office:value="11" calcext:value-type="float">
            <text:p>11</text:p>
          </table:table-cell>
          <table:table-cell table:formula="of:=TRIM(RIGHT([.C464];LEN([.C464])-[.H464]-2))" office:value-type="string" office:string-value="Gwyneth Gibby" calcext:value-type="string">
            <text:p>Gwyneth Gibby</text:p>
          </table:table-cell>
          <table:table-cell office:value-type="string" calcext:value-type="string">
            <text:p>Q364778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93751</text:p>
          </table:table-cell>
          <table:table-cell office:value-type="string" calcext:value-type="string">
            <text:p>Mission Incredible: Adventures on the Dragon's Trail</text:p>
          </table:table-cell>
          <table:table-cell office:value-type="string" calcext:value-type="string">
            <text:p>2012 film by Jian Yaozong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65])" office:value-type="float" office:value="11" calcext:value-type="float">
            <text:p>11</text:p>
          </table:table-cell>
          <table:table-cell table:formula="of:=TRIM(RIGHT([.C465];LEN([.C465])-[.H465]-2))" office:value-type="string" office:string-value="Jian Yaozong" calcext:value-type="string">
            <text:p>Jian Yaozong</text:p>
          </table:table-cell>
          <table:table-cell office:value-type="string" calcext:value-type="string">
            <text:p>Q36482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00719</text:p>
          </table:table-cell>
          <table:table-cell office:value-type="string" calcext:value-type="string">
            <text:p>Calling All Engines</text:p>
          </table:table-cell>
          <table:table-cell office:value-type="string" calcext:value-type="string">
            <text:p>2005 film by Steve Asquith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466])" office:value-type="float" office:value="11" calcext:value-type="float">
            <text:p>11</text:p>
          </table:table-cell>
          <table:table-cell table:formula="of:=TRIM(RIGHT([.C466];LEN([.C466])-[.H466]-2))" office:value-type="string" office:string-value="Steve Asquith" calcext:value-type="string">
            <text:p>Steve Asquith</text:p>
          </table:table-cell>
          <table:table-cell office:value-type="string" calcext:value-type="string">
            <text:p>Q36806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02366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2004 film by Marcus Lenz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67])" office:value-type="float" office:value="11" calcext:value-type="float">
            <text:p>11</text:p>
          </table:table-cell>
          <table:table-cell table:formula="of:=TRIM(RIGHT([.C467];LEN([.C467])-[.H467]-2))" office:value-type="string" office:string-value="Marcus Lenz" calcext:value-type="string">
            <text:p>Marcus Lenz</text:p>
          </table:table-cell>
          <table:table-cell office:value-type="string" calcext:value-type="string">
            <text:p>Q36806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21091</text:p>
          </table:table-cell>
          <table:table-cell office:value-type="string" calcext:value-type="string">
            <text:p>Forgotten</text:p>
          </table:table-cell>
          <table:table-cell office:value-type="string" calcext:value-type="string">
            <text:p>2012 film by Alex Schmidt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68])" office:value-type="float" office:value="11" calcext:value-type="float">
            <text:p>11</text:p>
          </table:table-cell>
          <table:table-cell table:formula="of:=TRIM(RIGHT([.C468];LEN([.C468])-[.H468]-2))" office:value-type="string" office:string-value="Alex Schmidt" calcext:value-type="string">
            <text:p>Alex Schmidt</text:p>
          </table:table-cell>
          <table:table-cell office:value-type="string" calcext:value-type="string">
            <text:p>Q368417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22654</text:p>
          </table:table-cell>
          <table:table-cell office:value-type="string" calcext:value-type="string">
            <text:p>Born Romantic</text:p>
          </table:table-cell>
          <table:table-cell office:value-type="string" calcext:value-type="string">
            <text:p>2000 film by David Kan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469])" office:value-type="float" office:value="11" calcext:value-type="float">
            <text:p>11</text:p>
          </table:table-cell>
          <table:table-cell table:formula="of:=TRIM(RIGHT([.C469];LEN([.C469])-[.H469]-2))" office:value-type="string" office:string-value="David Kane" calcext:value-type="string">
            <text:p>David Kane</text:p>
          </table:table-cell>
          <table:table-cell office:value-type="string" calcext:value-type="string">
            <text:p>Q37018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28077</text:p>
          </table:table-cell>
          <table:table-cell office:value-type="string" calcext:value-type="string">
            <text:p>The Science and Faith of Larry Horwitz</text:p>
          </table:table-cell>
          <table:table-cell office:value-type="string" calcext:value-type="string">
            <text:p>2009 film by Francesco Fucilla, Lillo Sorce and Osvaldo Comit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70])" office:value-type="float" office:value="11" calcext:value-type="float">
            <text:p>11</text:p>
          </table:table-cell>
          <table:table-cell table:formula="of:=TRIM(RIGHT([.C470];LEN([.C470])-[.H470]-2))" office:value-type="string" office:string-value="Francesco Fucilla, Lillo Sorce and Osvaldo Comite" calcext:value-type="string">
            <text:p>Francesco Fucilla, Lillo Sorce and Osvaldo Comite</text:p>
          </table:table-cell>
          <table:table-cell office:value-type="string" calcext:value-type="string">
            <text:p>Q376445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29506</text:p>
          </table:table-cell>
          <table:table-cell office:value-type="string" calcext:value-type="string">
            <text:p>Tangled</text:p>
          </table:table-cell>
          <table:table-cell office:value-type="string" calcext:value-type="string">
            <text:p>2001 film by Jay Lowi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471])" office:value-type="float" office:value="11" calcext:value-type="float">
            <text:p>11</text:p>
          </table:table-cell>
          <table:table-cell table:formula="of:=TRIM(RIGHT([.C471];LEN([.C471])-[.H471]-2))" office:value-type="string" office:string-value="Jay Lowi" calcext:value-type="string">
            <text:p>Jay Lowi</text:p>
          </table:table-cell>
          <table:table-cell office:value-type="string" calcext:value-type="string">
            <text:p>Q378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136120</text:p>
          </table:table-cell>
          <table:table-cell office:value-type="string" calcext:value-type="string">
            <text:p>CosmicConnexion</text:p>
          </table:table-cell>
          <table:table-cell office:value-type="string" calcext:value-type="string">
            <text:p>2006 film by Marie Cuisset and Anne Jaffrennou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472])" office:value-type="float" office:value="11" calcext:value-type="float">
            <text:p>11</text:p>
          </table:table-cell>
          <table:table-cell table:formula="of:=TRIM(RIGHT([.C472];LEN([.C472])-[.H472]-2))" office:value-type="string" office:string-value="Marie Cuisset and Anne Jaffrennou" calcext:value-type="string">
            <text:p>Marie Cuisset and Anne Jaffrennou</text:p>
          </table:table-cell>
          <table:table-cell office:value-type="string" calcext:value-type="string">
            <text:p>Q37999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37594</text:p>
          </table:table-cell>
          <table:table-cell office:value-type="string" calcext:value-type="string">
            <text:p>Strawberry Shortcake: Berry, Merry Christmas</text:p>
          </table:table-cell>
          <table:table-cell office:value-type="string" calcext:value-type="string">
            <text:p>2003 film by Judy Rothman Rofé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473])" office:value-type="float" office:value="11" calcext:value-type="float">
            <text:p>11</text:p>
          </table:table-cell>
          <table:table-cell table:formula="of:=TRIM(RIGHT([.C473];LEN([.C473])-[.H473]-2))" office:value-type="string" office:string-value="Judy Rothman Rofé" calcext:value-type="string">
            <text:p>Judy Rothman Rofé</text:p>
          </table:table-cell>
          <table:table-cell office:value-type="string" calcext:value-type="string">
            <text:p>Q38087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84266</text:p>
          </table:table-cell>
          <table:table-cell office:value-type="string" calcext:value-type="string">
            <text:p>Going Off Big Time</text:p>
          </table:table-cell>
          <table:table-cell office:value-type="string" calcext:value-type="string">
            <text:p>2000 film by Jim Doyl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474])" office:value-type="float" office:value="11" calcext:value-type="float">
            <text:p>11</text:p>
          </table:table-cell>
          <table:table-cell table:formula="of:=TRIM(RIGHT([.C474];LEN([.C474])-[.H474]-2))" office:value-type="string" office:string-value="Jim Doyle" calcext:value-type="string">
            <text:p>Jim Doyle</text:p>
          </table:table-cell>
          <table:table-cell office:value-type="string" calcext:value-type="string">
            <text:p>Q38124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85487</text:p>
          </table:table-cell>
          <table:table-cell office:value-type="string" calcext:value-type="string">
            <text:p>Extreme Movie</text:p>
          </table:table-cell>
          <table:table-cell office:value-type="string" calcext:value-type="string">
            <text:p>2008 film by Adam Jay Epstein and Andrew Jacobso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75])" office:value-type="float" office:value="11" calcext:value-type="float">
            <text:p>11</text:p>
          </table:table-cell>
          <table:table-cell table:formula="of:=TRIM(RIGHT([.C475];LEN([.C475])-[.H475]-2))" office:value-type="string" office:string-value="Adam Jay Epstein and Andrew Jacobson" calcext:value-type="string">
            <text:p>Adam Jay Epstein and Andrew Jacobson</text:p>
          </table:table-cell>
          <table:table-cell office:value-type="string" calcext:value-type="string">
            <text:p>Q38293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85373</text:p>
          </table:table-cell>
          <table:table-cell office:value-type="string" calcext:value-type="string">
            <text:p>Frequently Asked Questions About Time Travel</text:p>
          </table:table-cell>
          <table:table-cell office:value-type="string" calcext:value-type="string">
            <text:p>2009 film by Gareth Carrivick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76])" office:value-type="float" office:value="11" calcext:value-type="float">
            <text:p>11</text:p>
          </table:table-cell>
          <table:table-cell table:formula="of:=TRIM(RIGHT([.C476];LEN([.C476])-[.H476]-2))" office:value-type="string" office:string-value="Gareth Carrivick" calcext:value-type="string">
            <text:p>Gareth Carrivick</text:p>
          </table:table-cell>
          <table:table-cell office:value-type="string" calcext:value-type="string">
            <text:p>Q3834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85992</text:p>
          </table:table-cell>
          <table:table-cell office:value-type="string" calcext:value-type="string">
            <text:p>Beyond The Wakeful Being</text:p>
          </table:table-cell>
          <table:table-cell office:value-type="string" calcext:value-type="string">
            <text:p>2006 film by András Vean Vereb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77])" office:value-type="float" office:value="11" calcext:value-type="float">
            <text:p>11</text:p>
          </table:table-cell>
          <table:table-cell table:formula="of:=TRIM(RIGHT([.C477];LEN([.C477])-[.H477]-2))" office:value-type="string" office:string-value="András Vean Vereb" calcext:value-type="string">
            <text:p>András Vean Vereb</text:p>
          </table:table-cell>
          <table:table-cell office:value-type="string" calcext:value-type="string">
            <text:p>Q3834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799179</text:p>
          </table:table-cell>
          <table:table-cell office:value-type="string" calcext:value-type="string">
            <text:p>Badland</text:p>
          </table:table-cell>
          <table:table-cell office:value-type="string" calcext:value-type="string">
            <text:p>2007 film by Francesco Lucent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78])" office:value-type="float" office:value="11" calcext:value-type="float">
            <text:p>11</text:p>
          </table:table-cell>
          <table:table-cell table:formula="of:=TRIM(RIGHT([.C478];LEN([.C478])-[.H478]-2))" office:value-type="string" office:string-value="Francesco Lucente" calcext:value-type="string">
            <text:p>Francesco Lucente</text:p>
          </table:table-cell>
          <table:table-cell office:value-type="string" calcext:value-type="string">
            <text:p>Q3897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812789</text:p>
          </table:table-cell>
          <table:table-cell office:value-type="string" calcext:value-type="string">
            <text:p>Be.angeled</text:p>
          </table:table-cell>
          <table:table-cell office:value-type="string" calcext:value-type="string">
            <text:p>2001 film by Roman Kuhn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formula="of:=SEARCH(&quot;by &quot;;[.C479])" office:value-type="float" office:value="11" calcext:value-type="float">
            <text:p>11</text:p>
          </table:table-cell>
          <table:table-cell table:formula="of:=TRIM(RIGHT([.C479];LEN([.C479])-[.H479]-2))" office:value-type="string" office:string-value="Roman Kuhn" calcext:value-type="string">
            <text:p>Roman Kuhn</text:p>
          </table:table-cell>
          <table:table-cell office:value-type="string" calcext:value-type="string">
            <text:p>Q40187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816808</text:p>
          </table:table-cell>
          <table:table-cell office:value-type="string" calcext:value-type="string">
            <text:p>Beneath</text:p>
          </table:table-cell>
          <table:table-cell office:value-type="string" calcext:value-type="string">
            <text:p>2007 film by Dagen Merrill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80])" office:value-type="float" office:value="11" calcext:value-type="float">
            <text:p>11</text:p>
          </table:table-cell>
          <table:table-cell table:formula="of:=TRIM(RIGHT([.C480];LEN([.C480])-[.H480]-2))" office:value-type="string" office:string-value="Dagen Merrill" calcext:value-type="string">
            <text:p>Dagen Merrill</text:p>
          </table:table-cell>
          <table:table-cell office:value-type="string" calcext:value-type="string">
            <text:p>Q40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825653</text:p>
          </table:table-cell>
          <table:table-cell office:value-type="string" calcext:value-type="string">
            <text:p>Fata Morgana</text:p>
          </table:table-cell>
          <table:table-cell office:value-type="string" calcext:value-type="string">
            <text:p>2007 film by Simon Groß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81])" office:value-type="float" office:value="11" calcext:value-type="float">
            <text:p>11</text:p>
          </table:table-cell>
          <table:table-cell table:formula="of:=TRIM(RIGHT([.C481];LEN([.C481])-[.H481]-2))" office:value-type="string" office:string-value="Simon Groß" calcext:value-type="string">
            <text:p>Simon Groß</text:p>
          </table:table-cell>
          <table:table-cell office:value-type="string" calcext:value-type="string">
            <text:p>Q40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829302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2007 film by Nicolas Flessa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82])" office:value-type="float" office:value="11" calcext:value-type="float">
            <text:p>11</text:p>
          </table:table-cell>
          <table:table-cell table:formula="of:=TRIM(RIGHT([.C482];LEN([.C482])-[.H482]-2))" office:value-type="string" office:string-value="Nicolas Flessa" calcext:value-type="string">
            <text:p>Nicolas Flessa</text:p>
          </table:table-cell>
          <table:table-cell office:value-type="string" calcext:value-type="string">
            <text:p>Q41622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767704</text:p>
          </table:table-cell>
          <table:table-cell office:value-type="string" calcext:value-type="string">
            <text:p>Free Willy: Escape from Pirate's Cove</text:p>
          </table:table-cell>
          <table:table-cell office:value-type="string" calcext:value-type="string">
            <text:p>2010 film by Will Geiger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483])" office:value-type="float" office:value="11" calcext:value-type="float">
            <text:p>11</text:p>
          </table:table-cell>
          <table:table-cell table:formula="of:=TRIM(RIGHT([.C483];LEN([.C483])-[.H483]-2))" office:value-type="string" office:string-value="Will Geiger" calcext:value-type="string">
            <text:p>Will Geiger</text:p>
          </table:table-cell>
          <table:table-cell office:value-type="string" calcext:value-type="string">
            <text:p>Q42008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649928</text:p>
          </table:table-cell>
          <table:table-cell office:value-type="string" calcext:value-type="string">
            <text:p>Extraordinary Women</text:p>
          </table:table-cell>
          <table:table-cell office:value-type="string" calcext:value-type="string">
            <text:p>2009 film by Yildalina Tatem Brach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84])" office:value-type="float" office:value="11" calcext:value-type="float">
            <text:p>11</text:p>
          </table:table-cell>
          <table:table-cell table:formula="of:=TRIM(RIGHT([.C484];LEN([.C484])-[.H484]-2))" office:value-type="string" office:string-value="Yildalina Tatem Brache" calcext:value-type="string">
            <text:p>Yildalina Tatem Brache</text:p>
          </table:table-cell>
          <table:table-cell office:value-type="string" calcext:value-type="string">
            <text:p>Q42008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40414</text:p>
          </table:table-cell>
          <table:table-cell office:value-type="string" calcext:value-type="string">
            <text:p>Summertime Blues</text:p>
          </table:table-cell>
          <table:table-cell office:value-type="string" calcext:value-type="string">
            <text:p>2009 film by Marie Reich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85])" office:value-type="float" office:value="11" calcext:value-type="float">
            <text:p>11</text:p>
          </table:table-cell>
          <table:table-cell table:formula="of:=TRIM(RIGHT([.C485];LEN([.C485])-[.H485]-2))" office:value-type="string" office:string-value="Marie Reich" calcext:value-type="string">
            <text:p>Marie Reich</text:p>
          </table:table-cell>
          <table:table-cell office:value-type="string" calcext:value-type="string">
            <text:p>Q42411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41467</text:p>
          </table:table-cell>
          <table:table-cell office:value-type="string" calcext:value-type="string">
            <text:p>The King of the Kickboxers</text:p>
          </table:table-cell>
          <table:table-cell office:value-type="string" calcext:value-type="string">
            <text:p>1990 film by Lucas Low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formula="of:=SEARCH(&quot;by &quot;;[.C486])" office:value-type="float" office:value="11" calcext:value-type="float">
            <text:p>11</text:p>
          </table:table-cell>
          <table:table-cell table:formula="of:=TRIM(RIGHT([.C486];LEN([.C486])-[.H486]-2))" office:value-type="string" office:string-value="Lucas Lowe" calcext:value-type="string">
            <text:p>Lucas Lowe</text:p>
          </table:table-cell>
          <table:table-cell office:value-type="string" calcext:value-type="string">
            <text:p>Q43429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43508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2007 film by Armin Völcker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487])" office:value-type="float" office:value="11" calcext:value-type="float">
            <text:p>11</text:p>
          </table:table-cell>
          <table:table-cell table:formula="of:=TRIM(RIGHT([.C487];LEN([.C487])-[.H487]-2))" office:value-type="string" office:string-value="Armin Völckers" calcext:value-type="string">
            <text:p>Armin Völckers</text:p>
          </table:table-cell>
          <table:table-cell office:value-type="string" calcext:value-type="string">
            <text:p>Q439605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43674</text:p>
          </table:table-cell>
          <table:table-cell office:value-type="string" calcext:value-type="string">
            <text:p>Summer with the Ghosts</text:p>
          </table:table-cell>
          <table:table-cell office:value-type="string" calcext:value-type="string">
            <text:p>2003 film by Bernd Neuburger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488])" office:value-type="float" office:value="11" calcext:value-type="float">
            <text:p>11</text:p>
          </table:table-cell>
          <table:table-cell table:formula="of:=TRIM(RIGHT([.C488];LEN([.C488])-[.H488]-2))" office:value-type="string" office:string-value="Bernd Neuburger" calcext:value-type="string">
            <text:p>Bernd Neuburger</text:p>
          </table:table-cell>
          <table:table-cell office:value-type="string" calcext:value-type="string">
            <text:p>Q4571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53812</text:p>
          </table:table-cell>
          <table:table-cell office:value-type="string" calcext:value-type="string">
            <text:p>Dr. Alemán</text:p>
          </table:table-cell>
          <table:table-cell office:value-type="string" calcext:value-type="string">
            <text:p>2008 film by Tom Schreiber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89])" office:value-type="float" office:value="11" calcext:value-type="float">
            <text:p>11</text:p>
          </table:table-cell>
          <table:table-cell table:formula="of:=TRIM(RIGHT([.C489];LEN([.C489])-[.H489]-2))" office:value-type="string" office:string-value="Tom Schreiber" calcext:value-type="string">
            <text:p>Tom Schreiber</text:p>
          </table:table-cell>
          <table:table-cell office:value-type="string" calcext:value-type="string">
            <text:p>Q4624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263687</text:p>
          </table:table-cell>
          <table:table-cell office:value-type="string" calcext:value-type="string">
            <text:p>Simply Irresistible</text:p>
          </table:table-cell>
          <table:table-cell office:value-type="string" calcext:value-type="string">
            <text:p>1999 film by Mark Tarlov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formula="of:=SEARCH(&quot;by &quot;;[.C490])" office:value-type="float" office:value="11" calcext:value-type="float">
            <text:p>11</text:p>
          </table:table-cell>
          <table:table-cell table:formula="of:=TRIM(RIGHT([.C490];LEN([.C490])-[.H490]-2))" office:value-type="string" office:string-value="Mark Tarlov" calcext:value-type="string">
            <text:p>Mark Tarlov</text:p>
          </table:table-cell>
          <table:table-cell office:value-type="string" calcext:value-type="string">
            <text:p>Q4648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317777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2002 film by Tom Whitus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formula="of:=SEARCH(&quot;by &quot;;[.C491])" office:value-type="float" office:value="11" calcext:value-type="float">
            <text:p>11</text:p>
          </table:table-cell>
          <table:table-cell table:formula="of:=TRIM(RIGHT([.C491];LEN([.C491])-[.H491]-2))" office:value-type="string" office:string-value="Tom Whitus" calcext:value-type="string">
            <text:p>Tom Whitus</text:p>
          </table:table-cell>
          <table:table-cell office:value-type="string" calcext:value-type="string">
            <text:p>Q469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26044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2009 film by Steven Hentge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492])" office:value-type="float" office:value="11" calcext:value-type="float">
            <text:p>11</text:p>
          </table:table-cell>
          <table:table-cell table:formula="of:=TRIM(RIGHT([.C492];LEN([.C492])-[.H492]-2))" office:value-type="string" office:string-value="Steven Hentges" calcext:value-type="string">
            <text:p>Steven Hentges</text:p>
          </table:table-cell>
          <table:table-cell office:value-type="string" calcext:value-type="string">
            <text:p>Q470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36823</text:p>
          </table:table-cell>
          <table:table-cell office:value-type="string" calcext:value-type="string">
            <text:p>Alien Outlaw</text:p>
          </table:table-cell>
          <table:table-cell office:value-type="string" calcext:value-type="string">
            <text:p>1985 film by Phil Smoot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formula="of:=SEARCH(&quot;by &quot;;[.C493])" office:value-type="float" office:value="11" calcext:value-type="float">
            <text:p>11</text:p>
          </table:table-cell>
          <table:table-cell table:formula="of:=TRIM(RIGHT([.C493];LEN([.C493])-[.H493]-2))" office:value-type="string" office:string-value="Phil Smoot" calcext:value-type="string">
            <text:p>Phil Smoot</text:p>
          </table:table-cell>
          <table:table-cell office:value-type="string" calcext:value-type="string">
            <text:p>Q47064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63332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1973 film by Georg Fenady</text:p>
          </table:table-cell>
          <table:table-cell table:number-columns-repeated="3"/>
          <table:table-cell office:value-type="float" office:value="1973" calcext:value-type="float">
            <text:p>1973</text:p>
          </table:table-cell>
          <table:table-cell table:formula="of:=SEARCH(&quot;by &quot;;[.C494])" office:value-type="float" office:value="11" calcext:value-type="float">
            <text:p>11</text:p>
          </table:table-cell>
          <table:table-cell table:formula="of:=TRIM(RIGHT([.C494];LEN([.C494])-[.H494]-2))" office:value-type="string" office:string-value="Georg Fenady" calcext:value-type="string">
            <text:p>Georg Fenady</text:p>
          </table:table-cell>
          <table:table-cell office:value-type="string" calcext:value-type="string">
            <text:p>Q47178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70348</text:p>
          </table:table-cell>
          <table:table-cell office:value-type="string" calcext:value-type="string">
            <text:p>Scents and Sensibility</text:p>
          </table:table-cell>
          <table:table-cell office:value-type="string" calcext:value-type="string">
            <text:p>2011 film by Brian Brough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495])" office:value-type="float" office:value="11" calcext:value-type="float">
            <text:p>11</text:p>
          </table:table-cell>
          <table:table-cell table:formula="of:=TRIM(RIGHT([.C495];LEN([.C495])-[.H495]-2))" office:value-type="string" office:string-value="Brian Brough" calcext:value-type="string">
            <text:p>Brian Brough</text:p>
          </table:table-cell>
          <table:table-cell office:value-type="string" calcext:value-type="string">
            <text:p>Q474649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70436</text:p>
          </table:table-cell>
          <table:table-cell office:value-type="string" calcext:value-type="string">
            <text:p>Au paradis des hommes</text:p>
          </table:table-cell>
          <table:table-cell office:value-type="string" calcext:value-type="string">
            <text:p>2012 film by Cédric Malzieu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496])" office:value-type="float" office:value="11" calcext:value-type="float">
            <text:p>11</text:p>
          </table:table-cell>
          <table:table-cell table:formula="of:=TRIM(RIGHT([.C496];LEN([.C496])-[.H496]-2))" office:value-type="string" office:string-value="Cédric Malzieu" calcext:value-type="string">
            <text:p>Cédric Malzieu</text:p>
          </table:table-cell>
          <table:table-cell office:value-type="string" calcext:value-type="string">
            <text:p>Q474859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77996</text:p>
          </table:table-cell>
          <table:table-cell office:value-type="string" calcext:value-type="string">
            <text:p>Baby Blues</text:p>
          </table:table-cell>
          <table:table-cell office:value-type="string" calcext:value-type="string">
            <text:p>2008 film by Lars Jacobson and Amardeep Kaleka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497])" office:value-type="float" office:value="11" calcext:value-type="float">
            <text:p>11</text:p>
          </table:table-cell>
          <table:table-cell table:formula="of:=TRIM(RIGHT([.C497];LEN([.C497])-[.H497]-2))" office:value-type="string" office:string-value="Lars Jacobson and Amardeep Kaleka" calcext:value-type="string">
            <text:p>Lars Jacobson and Amardeep Kaleka</text:p>
          </table:table-cell>
          <table:table-cell office:value-type="string" calcext:value-type="string">
            <text:p>Q47507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879165</text:p>
          </table:table-cell>
          <table:table-cell office:value-type="string" calcext:value-type="string">
            <text:p>Kafka au Congo</text:p>
          </table:table-cell>
          <table:table-cell office:value-type="string" calcext:value-type="string">
            <text:p>2010 film by Arnaud Zajtman and Marlène Rabaud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498])" office:value-type="float" office:value="11" calcext:value-type="float">
            <text:p>11</text:p>
          </table:table-cell>
          <table:table-cell table:formula="of:=TRIM(RIGHT([.C498];LEN([.C498])-[.H498]-2))" office:value-type="string" office:string-value="Arnaud Zajtman and Marlène Rabaud" calcext:value-type="string">
            <text:p>Arnaud Zajtman and Marlène Rabaud</text:p>
          </table:table-cell>
          <table:table-cell office:value-type="string" calcext:value-type="string">
            <text:p>Q4757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67053</text:p>
          </table:table-cell>
          <table:table-cell office:value-type="string" calcext:value-type="string">
            <text:p>Fascination</text:p>
          </table:table-cell>
          <table:table-cell office:value-type="string" calcext:value-type="string">
            <text:p>2004 film by Klaus Menzel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499])" office:value-type="float" office:value="11" calcext:value-type="float">
            <text:p>11</text:p>
          </table:table-cell>
          <table:table-cell table:formula="of:=TRIM(RIGHT([.C499];LEN([.C499])-[.H499]-2))" office:value-type="string" office:string-value="Klaus Menzel" calcext:value-type="string">
            <text:p>Klaus Menzel</text:p>
          </table:table-cell>
          <table:table-cell office:value-type="string" calcext:value-type="string">
            <text:p>Q47583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858676</text:p>
          </table:table-cell>
          <table:table-cell office:value-type="string" calcext:value-type="string">
            <text:p>Big City Blues</text:p>
          </table:table-cell>
          <table:table-cell office:value-type="string" calcext:value-type="string">
            <text:p>1997 film by Clive Fleury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formula="of:=SEARCH(&quot;by &quot;;[.C500])" office:value-type="float" office:value="11" calcext:value-type="float">
            <text:p>11</text:p>
          </table:table-cell>
          <table:table-cell table:formula="of:=TRIM(RIGHT([.C500];LEN([.C500])-[.H500]-2))" office:value-type="string" office:string-value="Clive Fleury" calcext:value-type="string">
            <text:p>Clive Fleury</text:p>
          </table:table-cell>
          <table:table-cell office:value-type="string" calcext:value-type="string">
            <text:p>Q4864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904644</text:p>
          </table:table-cell>
          <table:table-cell office:value-type="string" calcext:value-type="string">
            <text:p>After School Midnighters</text:p>
          </table:table-cell>
          <table:table-cell office:value-type="string" calcext:value-type="string">
            <text:p>2012 film by Hitoshi Takekiyo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501])" office:value-type="float" office:value="11" calcext:value-type="float">
            <text:p>11</text:p>
          </table:table-cell>
          <table:table-cell table:formula="of:=TRIM(RIGHT([.C501];LEN([.C501])-[.H501]-2))" office:value-type="string" office:string-value="Hitoshi Takekiyo" calcext:value-type="string">
            <text:p>Hitoshi Takekiyo</text:p>
          </table:table-cell>
          <table:table-cell office:value-type="string" calcext:value-type="string">
            <text:p>Q48859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306411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2004 film by Candida Scott-Knight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502])" office:value-type="float" office:value="11" calcext:value-type="float">
            <text:p>11</text:p>
          </table:table-cell>
          <table:table-cell table:formula="of:=TRIM(RIGHT([.C502];LEN([.C502])-[.H502]-2))" office:value-type="string" office:string-value="Candida Scott-Knight" calcext:value-type="string">
            <text:p>Candida Scott-Knight</text:p>
          </table:table-cell>
          <table:table-cell office:value-type="string" calcext:value-type="string">
            <text:p>Q4955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307022</text:p>
          </table:table-cell>
          <table:table-cell office:value-type="string" calcext:value-type="string">
            <text:p>Messengers</text:p>
          </table:table-cell>
          <table:table-cell office:value-type="string" calcext:value-type="string">
            <text:p>2004 film by Philip Farha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503])" office:value-type="float" office:value="11" calcext:value-type="float">
            <text:p>11</text:p>
          </table:table-cell>
          <table:table-cell table:formula="of:=TRIM(RIGHT([.C503];LEN([.C503])-[.H503]-2))" office:value-type="string" office:string-value="Philip Farha" calcext:value-type="string">
            <text:p>Philip Farha</text:p>
          </table:table-cell>
          <table:table-cell office:value-type="string" calcext:value-type="string">
            <text:p>Q4955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342450</text:p>
          </table:table-cell>
          <table:table-cell office:value-type="string" calcext:value-type="string">
            <text:p>No Ordinary Love</text:p>
          </table:table-cell>
          <table:table-cell office:value-type="string" calcext:value-type="string">
            <text:p>1995 film by Doug Witkins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formula="of:=SEARCH(&quot;by &quot;;[.C504])" office:value-type="float" office:value="11" calcext:value-type="float">
            <text:p>11</text:p>
          </table:table-cell>
          <table:table-cell table:formula="of:=TRIM(RIGHT([.C504];LEN([.C504])-[.H504]-2))" office:value-type="string" office:string-value="Doug Witkins" calcext:value-type="string">
            <text:p>Doug Witkins</text:p>
          </table:table-cell>
          <table:table-cell office:value-type="string" calcext:value-type="string">
            <text:p>Q4958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344393</text:p>
          </table:table-cell>
          <table:table-cell office:value-type="string" calcext:value-type="string">
            <text:p>Not My Will</text:p>
          </table:table-cell>
          <table:table-cell office:value-type="string" calcext:value-type="string">
            <text:p>2010 film by Wegmuller Ikome Ekofoa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505])" office:value-type="float" office:value="11" calcext:value-type="float">
            <text:p>11</text:p>
          </table:table-cell>
          <table:table-cell table:formula="of:=TRIM(RIGHT([.C505];LEN([.C505])-[.H505]-2))" office:value-type="string" office:string-value="Wegmuller Ikome Ekofoa" calcext:value-type="string">
            <text:p>Wegmuller Ikome Ekofoa</text:p>
          </table:table-cell>
          <table:table-cell office:value-type="string" calcext:value-type="string">
            <text:p>Q49643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23596</text:p>
          </table:table-cell>
          <table:table-cell office:value-type="string" calcext:value-type="string">
            <text:p>CH7</text:p>
          </table:table-cell>
          <table:table-cell office:value-type="string" calcext:value-type="string">
            <text:p>2004 film by Michael Grob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506])" office:value-type="float" office:value="11" calcext:value-type="float">
            <text:p>11</text:p>
          </table:table-cell>
          <table:table-cell table:formula="of:=TRIM(RIGHT([.C506];LEN([.C506])-[.H506]-2))" office:value-type="string" office:string-value="Michael Grob" calcext:value-type="string">
            <text:p>Michael Grob</text:p>
          </table:table-cell>
          <table:table-cell office:value-type="string" calcext:value-type="string">
            <text:p>Q497319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26647</text:p>
          </table:table-cell>
          <table:table-cell office:value-type="string" calcext:value-type="string">
            <text:p>The Baytown Outlaws</text:p>
          </table:table-cell>
          <table:table-cell office:value-type="string" calcext:value-type="string">
            <text:p>2012 film by Barry Battle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507])" office:value-type="float" office:value="11" calcext:value-type="float">
            <text:p>11</text:p>
          </table:table-cell>
          <table:table-cell table:formula="of:=TRIM(RIGHT([.C507];LEN([.C507])-[.H507]-2))" office:value-type="string" office:string-value="Barry Battles" calcext:value-type="string">
            <text:p>Barry Battles</text:p>
          </table:table-cell>
          <table:table-cell office:value-type="string" calcext:value-type="string">
            <text:p>Q50822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30508</text:p>
          </table:table-cell>
          <table:table-cell office:value-type="string" calcext:value-type="string">
            <text:p>Max Steel: Forces of Nature</text:p>
          </table:table-cell>
          <table:table-cell office:value-type="string" calcext:value-type="string">
            <text:p>2005 film by Sean Sulliva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508])" office:value-type="float" office:value="11" calcext:value-type="float">
            <text:p>11</text:p>
          </table:table-cell>
          <table:table-cell table:formula="of:=TRIM(RIGHT([.C508];LEN([.C508])-[.H508]-2))" office:value-type="string" office:string-value="Sean Sullivan" calcext:value-type="string">
            <text:p>Sean Sullivan</text:p>
          </table:table-cell>
          <table:table-cell office:value-type="string" calcext:value-type="string">
            <text:p>Q5108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48565</text:p>
          </table:table-cell>
          <table:table-cell office:value-type="string" calcext:value-type="string">
            <text:p>Mambo Café</text:p>
          </table:table-cell>
          <table:table-cell office:value-type="string" calcext:value-type="string">
            <text:p>2000 film by Reuben Gonzale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509])" office:value-type="float" office:value="11" calcext:value-type="float">
            <text:p>11</text:p>
          </table:table-cell>
          <table:table-cell table:formula="of:=TRIM(RIGHT([.C509];LEN([.C509])-[.H509]-2))" office:value-type="string" office:string-value="Reuben Gonzalez" calcext:value-type="string">
            <text:p>Reuben Gonzalez</text:p>
          </table:table-cell>
          <table:table-cell office:value-type="string" calcext:value-type="string">
            <text:p>Q5132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67373</text:p>
          </table:table-cell>
          <table:table-cell office:value-type="string" calcext:value-type="string">
            <text:p>My Best Friend Is a Vampire</text:p>
          </table:table-cell>
          <table:table-cell office:value-type="string" calcext:value-type="string">
            <text:p>1987 film by Jimmy Huston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formula="of:=SEARCH(&quot;by &quot;;[.C510])" office:value-type="float" office:value="11" calcext:value-type="float">
            <text:p>11</text:p>
          </table:table-cell>
          <table:table-cell table:formula="of:=TRIM(RIGHT([.C510];LEN([.C510])-[.H510]-2))" office:value-type="string" office:string-value="Jimmy Huston" calcext:value-type="string">
            <text:p>Jimmy Huston</text:p>
          </table:table-cell>
          <table:table-cell office:value-type="string" calcext:value-type="string">
            <text:p>Q51449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72050</text:p>
          </table:table-cell>
          <table:table-cell office:value-type="string" calcext:value-type="string">
            <text:p>Chicano</text:p>
          </table:table-cell>
          <table:table-cell office:value-type="string" calcext:value-type="string">
            <text:p>1981 film by José Truchado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table:formula="of:=SEARCH(&quot;by &quot;;[.C511])" office:value-type="float" office:value="11" calcext:value-type="float">
            <text:p>11</text:p>
          </table:table-cell>
          <table:table-cell table:formula="of:=TRIM(RIGHT([.C511];LEN([.C511])-[.H511]-2))" office:value-type="string" office:string-value="José Truchado" calcext:value-type="string">
            <text:p>José Truchado</text:p>
          </table:table-cell>
          <table:table-cell office:value-type="string" calcext:value-type="string">
            <text:p>Q514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077163</text:p>
          </table:table-cell>
          <table:table-cell office:value-type="string" calcext:value-type="string">
            <text:p>A Certain Sacrifice</text:p>
          </table:table-cell>
          <table:table-cell office:value-type="string" calcext:value-type="string">
            <text:p>1985 film by Stephen Jon Lewicki</text:p>
          </table:table-cell>
          <table:table-cell table:number-columns-repeated="3"/>
          <table:table-cell office:value-type="float" office:value="1985" calcext:value-type="float">
            <text:p>1985</text:p>
          </table:table-cell>
          <table:table-cell table:formula="of:=SEARCH(&quot;by &quot;;[.C512])" office:value-type="float" office:value="11" calcext:value-type="float">
            <text:p>11</text:p>
          </table:table-cell>
          <table:table-cell table:formula="of:=TRIM(RIGHT([.C512];LEN([.C512])-[.H512]-2))" office:value-type="string" office:string-value="Stephen Jon Lewicki" calcext:value-type="string">
            <text:p>Stephen Jon Lewicki</text:p>
          </table:table-cell>
          <table:table-cell office:value-type="string" calcext:value-type="string">
            <text:p>Q5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82883</text:p>
          </table:table-cell>
          <table:table-cell office:value-type="string" calcext:value-type="string">
            <text:p>Frankenstein General Hospital</text:p>
          </table:table-cell>
          <table:table-cell office:value-type="string" calcext:value-type="string">
            <text:p>1988 film by Deborah Romare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513])" office:value-type="float" office:value="11" calcext:value-type="float">
            <text:p>11</text:p>
          </table:table-cell>
          <table:table-cell table:formula="of:=TRIM(RIGHT([.C513];LEN([.C513])-[.H513]-2))" office:value-type="string" office:string-value="Deborah Romare" calcext:value-type="string">
            <text:p>Deborah Romare</text:p>
          </table:table-cell>
          <table:table-cell office:value-type="string" calcext:value-type="string">
            <text:p>Q51786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90774</text:p>
          </table:table-cell>
          <table:table-cell office:value-type="string" calcext:value-type="string">
            <text:p>Full Signal</text:p>
          </table:table-cell>
          <table:table-cell office:value-type="string" calcext:value-type="string">
            <text:p>2010 film by Talal Jabari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514])" office:value-type="float" office:value="11" calcext:value-type="float">
            <text:p>11</text:p>
          </table:table-cell>
          <table:table-cell table:formula="of:=TRIM(RIGHT([.C514];LEN([.C514])-[.H514]-2))" office:value-type="string" office:string-value="Talal Jabari" calcext:value-type="string">
            <text:p>Talal Jabari</text:p>
          </table:table-cell>
          <table:table-cell office:value-type="string" calcext:value-type="string">
            <text:p>Q518582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09069</text:p>
          </table:table-cell>
          <table:table-cell office:value-type="string" calcext:value-type="string">
            <text:p>Ninja Cheerleaders</text:p>
          </table:table-cell>
          <table:table-cell office:value-type="string" calcext:value-type="string">
            <text:p>2008 film by Patrick Hanbury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15])" office:value-type="float" office:value="11" calcext:value-type="float">
            <text:p>11</text:p>
          </table:table-cell>
          <table:table-cell table:formula="of:=TRIM(RIGHT([.C515];LEN([.C515])-[.H515]-2))" office:value-type="string" office:string-value="Patrick Hanbury" calcext:value-type="string">
            <text:p>Patrick Hanbury</text:p>
          </table:table-cell>
          <table:table-cell office:value-type="string" calcext:value-type="string">
            <text:p>Q52146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16087</text:p>
          </table:table-cell>
          <table:table-cell office:value-type="string" calcext:value-type="string">
            <text:p>Green Flash</text:p>
          </table:table-cell>
          <table:table-cell office:value-type="string" calcext:value-type="string">
            <text:p>2008 film by Paul Nihipali Jr.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16])" office:value-type="float" office:value="11" calcext:value-type="float">
            <text:p>11</text:p>
          </table:table-cell>
          <table:table-cell table:formula="of:=TRIM(RIGHT([.C516];LEN([.C516])-[.H516]-2))" office:value-type="string" office:string-value="Paul Nihipali Jr." calcext:value-type="string">
            <text:p>Paul Nihipali Jr.</text:p>
          </table:table-cell>
          <table:table-cell office:value-type="string" calcext:value-type="string">
            <text:p>Q5239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36539</text:p>
          </table:table-cell>
          <table:table-cell office:value-type="string" calcext:value-type="string">
            <text:p>Tale 52</text:p>
          </table:table-cell>
          <table:table-cell office:value-type="string" calcext:value-type="string">
            <text:p>2008 film by Alexis Alexiou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17])" office:value-type="float" office:value="11" calcext:value-type="float">
            <text:p>11</text:p>
          </table:table-cell>
          <table:table-cell table:formula="of:=TRIM(RIGHT([.C517];LEN([.C517])-[.H517]-2))" office:value-type="string" office:string-value="Alexis Alexiou" calcext:value-type="string">
            <text:p>Alexis Alexiou</text:p>
          </table:table-cell>
          <table:table-cell office:value-type="string" calcext:value-type="string">
            <text:p>Q5262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68564</text:p>
          </table:table-cell>
          <table:table-cell office:value-type="string" calcext:value-type="string">
            <text:p>Midsummer Madness</text:p>
          </table:table-cell>
          <table:table-cell office:value-type="string" calcext:value-type="string">
            <text:p>2007 film by Alexander Hah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518])" office:value-type="float" office:value="11" calcext:value-type="float">
            <text:p>11</text:p>
          </table:table-cell>
          <table:table-cell table:formula="of:=TRIM(RIGHT([.C518];LEN([.C518])-[.H518]-2))" office:value-type="string" office:string-value="Alexander Hahn" calcext:value-type="string">
            <text:p>Alexander Hahn</text:p>
          </table:table-cell>
          <table:table-cell office:value-type="string" calcext:value-type="string">
            <text:p>Q530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682418</text:p>
          </table:table-cell>
          <table:table-cell office:value-type="string" calcext:value-type="string">
            <text:p>The Alibi</text:p>
          </table:table-cell>
          <table:table-cell office:value-type="string" calcext:value-type="string">
            <text:p>2006 film by Matt Checkowski and Kurt Mattila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19])" office:value-type="float" office:value="11" calcext:value-type="float">
            <text:p>11</text:p>
          </table:table-cell>
          <table:table-cell table:formula="of:=TRIM(RIGHT([.C519];LEN([.C519])-[.H519]-2))" office:value-type="string" office:string-value="Matt Checkowski and Kurt Mattila" calcext:value-type="string">
            <text:p>Matt Checkowski and Kurt Mattila</text:p>
          </table:table-cell>
          <table:table-cell office:value-type="string" calcext:value-type="string">
            <text:p>Q530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68861</text:p>
          </table:table-cell>
          <table:table-cell office:value-type="string" calcext:value-type="string">
            <text:p>Goldfish Memory</text:p>
          </table:table-cell>
          <table:table-cell office:value-type="string" calcext:value-type="string">
            <text:p>2003 film by Liz Gill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520])" office:value-type="float" office:value="11" calcext:value-type="float">
            <text:p>11</text:p>
          </table:table-cell>
          <table:table-cell table:formula="of:=TRIM(RIGHT([.C520];LEN([.C520])-[.H520]-2))" office:value-type="string" office:string-value="Liz Gill" calcext:value-type="string">
            <text:p>Liz Gill</text:p>
          </table:table-cell>
          <table:table-cell office:value-type="string" calcext:value-type="string">
            <text:p>Q530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73438</text:p>
          </table:table-cell>
          <table:table-cell office:value-type="string" calcext:value-type="string">
            <text:p>Whipped</text:p>
          </table:table-cell>
          <table:table-cell office:value-type="string" calcext:value-type="string">
            <text:p>2000 film by Peter M. Cohe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521])" office:value-type="float" office:value="11" calcext:value-type="float">
            <text:p>11</text:p>
          </table:table-cell>
          <table:table-cell table:formula="of:=TRIM(RIGHT([.C521];LEN([.C521])-[.H521]-2))" office:value-type="string" office:string-value="Peter M. Cohen" calcext:value-type="string">
            <text:p>Peter M. Cohen</text:p>
          </table:table-cell>
          <table:table-cell office:value-type="string" calcext:value-type="string">
            <text:p>Q530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98865</text:p>
          </table:table-cell>
          <table:table-cell office:value-type="string" calcext:value-type="string">
            <text:p>Kannapolis, NC</text:p>
          </table:table-cell>
          <table:table-cell office:value-type="string" calcext:value-type="string">
            <text:p>1941 film by H. Lee Waters</text:p>
          </table:table-cell>
          <table:table-cell table:number-columns-repeated="3"/>
          <table:table-cell office:value-type="float" office:value="1941" calcext:value-type="float">
            <text:p>1941</text:p>
          </table:table-cell>
          <table:table-cell table:formula="of:=SEARCH(&quot;by &quot;;[.C522])" office:value-type="float" office:value="11" calcext:value-type="float">
            <text:p>11</text:p>
          </table:table-cell>
          <table:table-cell table:formula="of:=TRIM(RIGHT([.C522];LEN([.C522])-[.H522]-2))" office:value-type="string" office:string-value="H. Lee Waters" calcext:value-type="string">
            <text:p>H. Lee Waters</text:p>
          </table:table-cell>
          <table:table-cell office:value-type="string" calcext:value-type="string">
            <text:p>Q530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154375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2008 film by Thomas Korthals Alte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23])" office:value-type="float" office:value="11" calcext:value-type="float">
            <text:p>11</text:p>
          </table:table-cell>
          <table:table-cell table:formula="of:=TRIM(RIGHT([.C523];LEN([.C523])-[.H523]-2))" office:value-type="string" office:string-value="Thomas Korthals Altes" calcext:value-type="string">
            <text:p>Thomas Korthals Altes</text:p>
          </table:table-cell>
          <table:table-cell office:value-type="string" calcext:value-type="string">
            <text:p>Q530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423063</text:p>
          </table:table-cell>
          <table:table-cell office:value-type="string" calcext:value-type="string">
            <text:p>Reflets du temps passé</text:p>
          </table:table-cell>
          <table:table-cell office:value-type="string" calcext:value-type="string">
            <text:p>1964 film by Marcel Leray</text:p>
          </table:table-cell>
          <table:table-cell table:number-columns-repeated="3"/>
          <table:table-cell office:value-type="float" office:value="1964" calcext:value-type="float">
            <text:p>1964</text:p>
          </table:table-cell>
          <table:table-cell table:formula="of:=SEARCH(&quot;by &quot;;[.C524])" office:value-type="float" office:value="11" calcext:value-type="float">
            <text:p>11</text:p>
          </table:table-cell>
          <table:table-cell table:formula="of:=TRIM(RIGHT([.C524];LEN([.C524])-[.H524]-2))" office:value-type="string" office:string-value="Marcel Leray" calcext:value-type="string">
            <text:p>Marcel Leray</text:p>
          </table:table-cell>
          <table:table-cell office:value-type="string" calcext:value-type="string">
            <text:p>Q53887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425727</text:p>
          </table:table-cell>
          <table:table-cell office:value-type="string" calcext:value-type="string">
            <text:p>The Devil's Chair</text:p>
          </table:table-cell>
          <table:table-cell office:value-type="string" calcext:value-type="string">
            <text:p>2006 film by Adam Maso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25])" office:value-type="float" office:value="11" calcext:value-type="float">
            <text:p>11</text:p>
          </table:table-cell>
          <table:table-cell table:formula="of:=TRIM(RIGHT([.C525];LEN([.C525])-[.H525]-2))" office:value-type="string" office:string-value="Adam Mason" calcext:value-type="string">
            <text:p>Adam Mason</text:p>
          </table:table-cell>
          <table:table-cell office:value-type="string" calcext:value-type="string">
            <text:p>Q5404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26586</text:p>
          </table:table-cell>
          <table:table-cell office:value-type="string" calcext:value-type="string">
            <text:p>Sun Wukong san da Baigujing</text:p>
          </table:table-cell>
          <table:table-cell office:value-type="string" calcext:value-type="string">
            <text:p>1960 film by Yang Xiaozhong and Yu Zhongying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formula="of:=SEARCH(&quot;by &quot;;[.C526])" office:value-type="float" office:value="11" calcext:value-type="float">
            <text:p>11</text:p>
          </table:table-cell>
          <table:table-cell table:formula="of:=TRIM(RIGHT([.C526];LEN([.C526])-[.H526]-2))" office:value-type="string" office:string-value="Yang Xiaozhong and Yu Zhongying" calcext:value-type="string">
            <text:p>Yang Xiaozhong and Yu Zhongying</text:p>
          </table:table-cell>
          <table:table-cell office:value-type="string" calcext:value-type="string">
            <text:p>Q54351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26853</text:p>
          </table:table-cell>
          <table:table-cell office:value-type="string" calcext:value-type="string">
            <text:p>The Sage of Bandiagara</text:p>
          </table:table-cell>
          <table:table-cell office:value-type="string" calcext:value-type="string">
            <text:p>2000 film by Louis Decqu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527])" office:value-type="float" office:value="11" calcext:value-type="float">
            <text:p>11</text:p>
          </table:table-cell>
          <table:table-cell table:formula="of:=TRIM(RIGHT([.C527];LEN([.C527])-[.H527]-2))" office:value-type="string" office:string-value="Louis Decque" calcext:value-type="string">
            <text:p>Louis Decque</text:p>
          </table:table-cell>
          <table:table-cell office:value-type="string" calcext:value-type="string">
            <text:p>Q55238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27088</text:p>
          </table:table-cell>
          <table:table-cell office:value-type="string" calcext:value-type="string">
            <text:p>A Head for Business</text:p>
          </table:table-cell>
          <table:table-cell office:value-type="string" calcext:value-type="string">
            <text:p>2000 film by Guy-Philippe Berti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528])" office:value-type="float" office:value="11" calcext:value-type="float">
            <text:p>11</text:p>
          </table:table-cell>
          <table:table-cell table:formula="of:=TRIM(RIGHT([.C528];LEN([.C528])-[.H528]-2))" office:value-type="string" office:string-value="Guy-Philippe Bertin" calcext:value-type="string">
            <text:p>Guy-Philippe Bertin</text:p>
          </table:table-cell>
          <table:table-cell office:value-type="string" calcext:value-type="string">
            <text:p>Q5542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27643</text:p>
          </table:table-cell>
          <table:table-cell office:value-type="string" calcext:value-type="string">
            <text:p>Le testament de Tibhirine</text:p>
          </table:table-cell>
          <table:table-cell office:value-type="string" calcext:value-type="string">
            <text:p>2006 film by Emmanuel Audrai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29])" office:value-type="float" office:value="11" calcext:value-type="float">
            <text:p>11</text:p>
          </table:table-cell>
          <table:table-cell table:formula="of:=TRIM(RIGHT([.C529];LEN([.C529])-[.H529]-2))" office:value-type="string" office:string-value="Emmanuel Audrain" calcext:value-type="string">
            <text:p>Emmanuel Audrain</text:p>
          </table:table-cell>
          <table:table-cell office:value-type="string" calcext:value-type="string">
            <text:p>Q55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28345</text:p>
          </table:table-cell>
          <table:table-cell office:value-type="string" calcext:value-type="string">
            <text:p>Le Witloof Belge</text:p>
          </table:table-cell>
          <table:table-cell office:value-type="string" calcext:value-type="string">
            <text:p>1967 film by Ernst Vanthomme</text:p>
          </table:table-cell>
          <table:table-cell table:number-columns-repeated="3"/>
          <table:table-cell office:value-type="float" office:value="1967" calcext:value-type="float">
            <text:p>1967</text:p>
          </table:table-cell>
          <table:table-cell table:formula="of:=SEARCH(&quot;by &quot;;[.C530])" office:value-type="float" office:value="11" calcext:value-type="float">
            <text:p>11</text:p>
          </table:table-cell>
          <table:table-cell table:formula="of:=TRIM(RIGHT([.C530];LEN([.C530])-[.H530]-2))" office:value-type="string" office:string-value="Ernst Vanthomme" calcext:value-type="string">
            <text:p>Ernst Vanthomme</text:p>
          </table:table-cell>
          <table:table-cell office:value-type="string" calcext:value-type="string">
            <text:p>Q555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56894</text:p>
          </table:table-cell>
          <table:table-cell office:value-type="string" calcext:value-type="string">
            <text:p>Nirvana Live &amp; Loud In Utero Tour</text:p>
          </table:table-cell>
          <table:table-cell office:value-type="string" calcext:value-type="string">
            <text:p>1993 show by Nirvana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531])" office:value-type="float" office:value="11" calcext:value-type="float">
            <text:p>11</text:p>
          </table:table-cell>
          <table:table-cell table:formula="of:=TRIM(RIGHT([.C531];LEN([.C531])-[.H531]-2))" office:value-type="string" office:string-value="Nirvana" calcext:value-type="string">
            <text:p>Nirvana</text:p>
          </table:table-cell>
          <table:table-cell office:value-type="string" calcext:value-type="string">
            <text:p>Q55720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264127</text:p>
          </table:table-cell>
          <table:table-cell office:value-type="string" calcext:value-type="string">
            <text:p>Love &amp; Suicide</text:p>
          </table:table-cell>
          <table:table-cell office:value-type="string" calcext:value-type="string">
            <text:p>2006 film by Mia Salsi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32])" office:value-type="float" office:value="11" calcext:value-type="float">
            <text:p>11</text:p>
          </table:table-cell>
          <table:table-cell table:formula="of:=TRIM(RIGHT([.C532];LEN([.C532])-[.H532]-2))" office:value-type="string" office:string-value="Mia Salsi" calcext:value-type="string">
            <text:p>Mia Salsi</text:p>
          </table:table-cell>
          <table:table-cell office:value-type="string" calcext:value-type="string">
            <text:p>Q55721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67390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2008 film by Gregory Mackenzi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533])" office:value-type="float" office:value="11" calcext:value-type="float">
            <text:p>11</text:p>
          </table:table-cell>
          <table:table-cell table:formula="of:=TRIM(RIGHT([.C533];LEN([.C533])-[.H533]-2))" office:value-type="string" office:string-value="Gregory Mackenzie" calcext:value-type="string">
            <text:p>Gregory Mackenzie</text:p>
          </table:table-cell>
          <table:table-cell office:value-type="string" calcext:value-type="string">
            <text:p>Q55955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75865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2007 film by Shawn Linde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534])" office:value-type="float" office:value="11" calcext:value-type="float">
            <text:p>11</text:p>
          </table:table-cell>
          <table:table-cell table:formula="of:=TRIM(RIGHT([.C534];LEN([.C534])-[.H534]-2))" office:value-type="string" office:string-value="Shawn Linden" calcext:value-type="string">
            <text:p>Shawn Linden</text:p>
          </table:table-cell>
          <table:table-cell office:value-type="string" calcext:value-type="string">
            <text:p>Q56235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96633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1998 film by Sam Henry Kass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formula="of:=SEARCH(&quot;by &quot;;[.C535])" office:value-type="float" office:value="11" calcext:value-type="float">
            <text:p>11</text:p>
          </table:table-cell>
          <table:table-cell table:formula="of:=TRIM(RIGHT([.C535];LEN([.C535])-[.H535]-2))" office:value-type="string" office:string-value="Sam Henry Kass" calcext:value-type="string">
            <text:p>Sam Henry Kass</text:p>
          </table:table-cell>
          <table:table-cell office:value-type="string" calcext:value-type="string">
            <text:p>Q56585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798273</text:p>
          </table:table-cell>
          <table:table-cell office:value-type="string" calcext:value-type="string">
            <text:p>LOve &amp; MOtion</text:p>
          </table:table-cell>
          <table:table-cell office:value-type="string" calcext:value-type="string">
            <text:p>2005 film by Christian Schmidt-David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536])" office:value-type="float" office:value="11" calcext:value-type="float">
            <text:p>11</text:p>
          </table:table-cell>
          <table:table-cell table:formula="of:=TRIM(RIGHT([.C536];LEN([.C536])-[.H536]-2))" office:value-type="string" office:string-value="Christian Schmidt-David" calcext:value-type="string">
            <text:p>Christian Schmidt-David</text:p>
          </table:table-cell>
          <table:table-cell office:value-type="string" calcext:value-type="string">
            <text:p>Q57184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814925</text:p>
          </table:table-cell>
          <table:table-cell office:value-type="string" calcext:value-type="string">
            <text:p>Were the World Mine</text:p>
          </table:table-cell>
          <table:table-cell office:value-type="string" calcext:value-type="string">
            <text:p>2008 film by Tom Gustafso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37])" office:value-type="float" office:value="11" calcext:value-type="float">
            <text:p>11</text:p>
          </table:table-cell>
          <table:table-cell table:formula="of:=TRIM(RIGHT([.C537];LEN([.C537])-[.H537]-2))" office:value-type="string" office:string-value="Tom Gustafson" calcext:value-type="string">
            <text:p>Tom Gustafson</text:p>
          </table:table-cell>
          <table:table-cell office:value-type="string" calcext:value-type="string">
            <text:p>Q58586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648134</text:p>
          </table:table-cell>
          <table:table-cell office:value-type="string" calcext:value-type="string">
            <text:p>Once Upon a Halloween</text:p>
          </table:table-cell>
          <table:table-cell office:value-type="string" calcext:value-type="string">
            <text:p>2005 film by Walt Disney Pictures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formula="of:=SEARCH(&quot;by &quot;;[.C538])" office:value-type="float" office:value="11" calcext:value-type="float">
            <text:p>11</text:p>
          </table:table-cell>
          <table:table-cell table:formula="of:=TRIM(RIGHT([.C538];LEN([.C538])-[.H538]-2))" office:value-type="string" office:string-value="Walt Disney Pictures" calcext:value-type="string">
            <text:p>Walt Disney Pictures</text:p>
          </table:table-cell>
          <table:table-cell office:value-type="string" calcext:value-type="string">
            <text:p>Q587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453149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2008 film by Dominique Abel, Fiona Gordon and Bruno Romy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39])" office:value-type="float" office:value="11" calcext:value-type="float">
            <text:p>11</text:p>
          </table:table-cell>
          <table:table-cell table:formula="of:=TRIM(RIGHT([.C539];LEN([.C539])-[.H539]-2))" office:value-type="string" office:string-value="Dominique Abel, Fiona Gordon and Bruno Romy" calcext:value-type="string">
            <text:p>Dominique Abel, Fiona Gordon and Bruno Romy</text:p>
          </table:table-cell>
          <table:table-cell office:value-type="string" calcext:value-type="string">
            <text:p>Q593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492860</text:p>
          </table:table-cell>
          <table:table-cell office:value-type="string" calcext:value-type="string">
            <text:p>Underdogs</text:p>
          </table:table-cell>
          <table:table-cell office:value-type="string" calcext:value-type="string">
            <text:p>2007 film by Jan Hinrik Drev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540])" office:value-type="float" office:value="11" calcext:value-type="float">
            <text:p>11</text:p>
          </table:table-cell>
          <table:table-cell table:formula="of:=TRIM(RIGHT([.C540];LEN([.C540])-[.H540]-2))" office:value-type="string" office:string-value="Jan Hinrik Drevs" calcext:value-type="string">
            <text:p>Jan Hinrik Drevs</text:p>
          </table:table-cell>
          <table:table-cell office:value-type="string" calcext:value-type="string">
            <text:p>Q593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09374</text:p>
          </table:table-cell>
          <table:table-cell office:value-type="string" calcext:value-type="string">
            <text:p>Valley of Saints</text:p>
          </table:table-cell>
          <table:table-cell office:value-type="string" calcext:value-type="string">
            <text:p>2012 film by Musa Syeed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541])" office:value-type="float" office:value="11" calcext:value-type="float">
            <text:p>11</text:p>
          </table:table-cell>
          <table:table-cell table:formula="of:=TRIM(RIGHT([.C541];LEN([.C541])-[.H541]-2))" office:value-type="string" office:string-value="Musa Syeed" calcext:value-type="string">
            <text:p>Musa Syeed</text:p>
          </table:table-cell>
          <table:table-cell office:value-type="string" calcext:value-type="string">
            <text:p>Q59808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11425</text:p>
          </table:table-cell>
          <table:table-cell office:value-type="string" calcext:value-type="string">
            <text:p>Heritages</text:p>
          </table:table-cell>
          <table:table-cell office:value-type="string" calcext:value-type="string">
            <text:p>1996 film by Daniel and Pascal Cling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formula="of:=SEARCH(&quot;by &quot;;[.C542])" office:value-type="float" office:value="11" calcext:value-type="float">
            <text:p>11</text:p>
          </table:table-cell>
          <table:table-cell table:formula="of:=TRIM(RIGHT([.C542];LEN([.C542])-[.H542]-2))" office:value-type="string" office:string-value="Daniel and Pascal Cling" calcext:value-type="string">
            <text:p>Daniel and Pascal Cling</text:p>
          </table:table-cell>
          <table:table-cell office:value-type="string" calcext:value-type="string">
            <text:p>Q60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530405</text:p>
          </table:table-cell>
          <table:table-cell office:value-type="string" calcext:value-type="string">
            <text:p>Voices of Transition</text:p>
          </table:table-cell>
          <table:table-cell office:value-type="string" calcext:value-type="string">
            <text:p>2012 film by Nils Aguilar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543])" office:value-type="float" office:value="11" calcext:value-type="float">
            <text:p>11</text:p>
          </table:table-cell>
          <table:table-cell table:formula="of:=TRIM(RIGHT([.C543];LEN([.C543])-[.H543]-2))" office:value-type="string" office:string-value="Nils Aguilar" calcext:value-type="string">
            <text:p>Nils Aguilar</text:p>
          </table:table-cell>
          <table:table-cell office:value-type="string" calcext:value-type="string">
            <text:p>Q60747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905511</text:p>
          </table:table-cell>
          <table:table-cell office:value-type="string" calcext:value-type="string">
            <text:p>Black music, des chaînes de fer aux chaînes d'or</text:p>
          </table:table-cell>
          <table:table-cell office:value-type="string" calcext:value-type="string">
            <text:p>2008 film by Marc-Aurèle Vecchion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44])" office:value-type="float" office:value="11" calcext:value-type="float">
            <text:p>11</text:p>
          </table:table-cell>
          <table:table-cell table:formula="of:=TRIM(RIGHT([.C544];LEN([.C544])-[.H544]-2))" office:value-type="string" office:string-value="Marc-Aurèle Vecchione" calcext:value-type="string">
            <text:p>Marc-Aurèle Vecchione</text:p>
          </table:table-cell>
          <table:table-cell office:value-type="string" calcext:value-type="string">
            <text:p>Q62327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916843</text:p>
          </table:table-cell>
          <table:table-cell office:value-type="string" calcext:value-type="string">
            <text:p>Mujeres infieles</text:p>
          </table:table-cell>
          <table:table-cell office:value-type="string" calcext:value-type="string">
            <text:p>2004 film by Rodrigo Ortúzar Lynch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formula="of:=SEARCH(&quot;by &quot;;[.C545])" office:value-type="float" office:value="11" calcext:value-type="float">
            <text:p>11</text:p>
          </table:table-cell>
          <table:table-cell table:formula="of:=TRIM(RIGHT([.C545];LEN([.C545])-[.H545]-2))" office:value-type="string" office:string-value="Rodrigo Ortúzar Lynch" calcext:value-type="string">
            <text:p>Rodrigo Ortúzar Lynch</text:p>
          </table:table-cell>
          <table:table-cell office:value-type="string" calcext:value-type="string">
            <text:p>Q62349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924414</text:p>
          </table:table-cell>
          <table:table-cell office:value-type="string" calcext:value-type="string">
            <text:p>When Brendan Met Trudy</text:p>
          </table:table-cell>
          <table:table-cell office:value-type="string" calcext:value-type="string">
            <text:p>2000 film by Kieron J. Walsh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546])" office:value-type="float" office:value="11" calcext:value-type="float">
            <text:p>11</text:p>
          </table:table-cell>
          <table:table-cell table:formula="of:=TRIM(RIGHT([.C546];LEN([.C546])-[.H546]-2))" office:value-type="string" office:string-value="Kieron J. Walsh" calcext:value-type="string">
            <text:p>Kieron J. Walsh</text:p>
          </table:table-cell>
          <table:table-cell office:value-type="string" calcext:value-type="string">
            <text:p>Q6258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027566</text:p>
          </table:table-cell>
          <table:table-cell office:value-type="string" calcext:value-type="string">
            <text:p>Has God Forsaken Africa?</text:p>
          </table:table-cell>
          <table:table-cell office:value-type="string" calcext:value-type="string">
            <text:p>2008 film by Musa Dieng Kala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47])" office:value-type="float" office:value="11" calcext:value-type="float">
            <text:p>11</text:p>
          </table:table-cell>
          <table:table-cell table:formula="of:=TRIM(RIGHT([.C547];LEN([.C547])-[.H547]-2))" office:value-type="string" office:string-value="Musa Dieng Kala" calcext:value-type="string">
            <text:p>Musa Dieng Kala</text:p>
          </table:table-cell>
          <table:table-cell office:value-type="string" calcext:value-type="string">
            <text:p>Q6261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785159</text:p>
          </table:table-cell>
          <table:table-cell office:value-type="string" calcext:value-type="string">
            <text:p>Hercules Saves Christmas</text:p>
          </table:table-cell>
          <table:table-cell office:value-type="string" calcext:value-type="string">
            <text:p>2001 film by Edward Hightower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548])" office:value-type="float" office:value="11" calcext:value-type="float">
            <text:p>11</text:p>
          </table:table-cell>
          <table:table-cell table:formula="of:=TRIM(RIGHT([.C548];LEN([.C548])-[.H548]-2))" office:value-type="string" office:string-value="Edward Hightower" calcext:value-type="string">
            <text:p>Edward Hightower</text:p>
          </table:table-cell>
          <table:table-cell office:value-type="string" calcext:value-type="string">
            <text:p>Q6262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786530</text:p>
          </table:table-cell>
          <table:table-cell office:value-type="string" calcext:value-type="string">
            <text:p>Honey and Clover</text:p>
          </table:table-cell>
          <table:table-cell office:value-type="string" calcext:value-type="string">
            <text:p>2006 film by Masahiro Takada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49])" office:value-type="float" office:value="11" calcext:value-type="float">
            <text:p>11</text:p>
          </table:table-cell>
          <table:table-cell table:formula="of:=TRIM(RIGHT([.C549];LEN([.C549])-[.H549]-2))" office:value-type="string" office:string-value="Masahiro Takada" calcext:value-type="string">
            <text:p>Masahiro Takada</text:p>
          </table:table-cell>
          <table:table-cell office:value-type="string" calcext:value-type="string">
            <text:p>Q63778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786704</text:p>
          </table:table-cell>
          <table:table-cell office:value-type="string" calcext:value-type="string">
            <text:p>Hoover</text:p>
          </table:table-cell>
          <table:table-cell office:value-type="string" calcext:value-type="string">
            <text:p>2000 film by Rick Pampli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SEARCH(&quot;by &quot;;[.C550])" office:value-type="float" office:value="11" calcext:value-type="float">
            <text:p>11</text:p>
          </table:table-cell>
          <table:table-cell table:formula="of:=TRIM(RIGHT([.C550];LEN([.C550])-[.H550]-2))" office:value-type="string" office:string-value="Rick Pamplin" calcext:value-type="string">
            <text:p>Rick Pamplin</text:p>
          </table:table-cell>
          <table:table-cell office:value-type="string" calcext:value-type="string">
            <text:p>Q64252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787700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2009 film by Barbara Stepansky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551])" office:value-type="float" office:value="11" calcext:value-type="float">
            <text:p>11</text:p>
          </table:table-cell>
          <table:table-cell table:formula="of:=TRIM(RIGHT([.C551];LEN([.C551])-[.H551]-2))" office:value-type="string" office:string-value="Barbara Stepansky" calcext:value-type="string">
            <text:p>Barbara Stepansky</text:p>
          </table:table-cell>
          <table:table-cell office:value-type="string" calcext:value-type="string">
            <text:p>Q6714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01126</text:p>
          </table:table-cell>
          <table:table-cell office:value-type="string" calcext:value-type="string">
            <text:p>Max Minsky and Me</text:p>
          </table:table-cell>
          <table:table-cell office:value-type="string" calcext:value-type="string">
            <text:p>2007 film by Anna Justic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SEARCH(&quot;by &quot;;[.C552])" office:value-type="float" office:value="11" calcext:value-type="float">
            <text:p>11</text:p>
          </table:table-cell>
          <table:table-cell table:formula="of:=TRIM(RIGHT([.C552];LEN([.C552])-[.H552]-2))" office:value-type="string" office:string-value="Anna Justice" calcext:value-type="string">
            <text:p>Anna Justice</text:p>
          </table:table-cell>
          <table:table-cell office:value-type="string" calcext:value-type="string">
            <text:p>Q67678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815150</text:p>
          </table:table-cell>
          <table:table-cell office:value-type="string" calcext:value-type="string">
            <text:p>Layla Fourie</text:p>
          </table:table-cell>
          <table:table-cell office:value-type="string" calcext:value-type="string">
            <text:p>2013 film by Pia Marai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553])" office:value-type="float" office:value="11" calcext:value-type="float">
            <text:p>11</text:p>
          </table:table-cell>
          <table:table-cell table:formula="of:=TRIM(RIGHT([.C553];LEN([.C553])-[.H553]-2))" office:value-type="string" office:string-value="Pia Marais" calcext:value-type="string">
            <text:p>Pia Marais</text:p>
          </table:table-cell>
          <table:table-cell office:value-type="string" calcext:value-type="string">
            <text:p>Q6893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194701</text:p>
          </table:table-cell>
          <table:table-cell office:value-type="string" calcext:value-type="string">
            <text:p>Femme de la rue</text:p>
          </table:table-cell>
          <table:table-cell office:value-type="string" calcext:value-type="string">
            <text:p>2012 film by Sofie Peeter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554])" office:value-type="float" office:value="11" calcext:value-type="float">
            <text:p>11</text:p>
          </table:table-cell>
          <table:table-cell table:formula="of:=TRIM(RIGHT([.C554];LEN([.C554])-[.H554]-2))" office:value-type="string" office:string-value="Sofie Peeters" calcext:value-type="string">
            <text:p>Sofie Peeters</text:p>
          </table:table-cell>
          <table:table-cell office:value-type="string" calcext:value-type="string">
            <text:p>Q6969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39919</text:p>
          </table:table-cell>
          <table:table-cell office:value-type="string" calcext:value-type="string">
            <text:p>Honayn's Shoe</text:p>
          </table:table-cell>
          <table:table-cell office:value-type="string" calcext:value-type="string">
            <text:p>2009 film by Mohamed Ghazala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555])" office:value-type="float" office:value="11" calcext:value-type="float">
            <text:p>11</text:p>
          </table:table-cell>
          <table:table-cell table:formula="of:=TRIM(RIGHT([.C555];LEN([.C555])-[.H555]-2))" office:value-type="string" office:string-value="Mohamed Ghazala" calcext:value-type="string">
            <text:p>Mohamed Ghazala</text:p>
          </table:table-cell>
          <table:table-cell office:value-type="string" calcext:value-type="string">
            <text:p>Q6984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48705</text:p>
          </table:table-cell>
          <table:table-cell office:value-type="string" calcext:value-type="string">
            <text:p>Illegal Love</text:p>
          </table:table-cell>
          <table:table-cell office:value-type="string" calcext:value-type="string">
            <text:p>2011 film by Julie Gali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formula="of:=SEARCH(&quot;by &quot;;[.C556])" office:value-type="float" office:value="11" calcext:value-type="float">
            <text:p>11</text:p>
          </table:table-cell>
          <table:table-cell table:formula="of:=TRIM(RIGHT([.C556];LEN([.C556])-[.H556]-2))" office:value-type="string" office:string-value="Julie Gali" calcext:value-type="string">
            <text:p>Julie Gali</text:p>
          </table:table-cell>
          <table:table-cell office:value-type="string" calcext:value-type="string">
            <text:p>Q7079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49186</text:p>
          </table:table-cell>
          <table:table-cell office:value-type="string" calcext:value-type="string">
            <text:p>Impasse</text:p>
          </table:table-cell>
          <table:table-cell office:value-type="string" calcext:value-type="string">
            <text:p>2009 film by Joël Gauthi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formula="of:=SEARCH(&quot;by &quot;;[.C557])" office:value-type="float" office:value="11" calcext:value-type="float">
            <text:p>11</text:p>
          </table:table-cell>
          <table:table-cell table:formula="of:=TRIM(RIGHT([.C557];LEN([.C557])-[.H557]-2))" office:value-type="string" office:string-value="Joël Gauthier" calcext:value-type="string">
            <text:p>Joël Gauthier</text:p>
          </table:table-cell>
          <table:table-cell office:value-type="string" calcext:value-type="string">
            <text:p>Q7080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49693</text:p>
          </table:table-cell>
          <table:table-cell office:value-type="string" calcext:value-type="string">
            <text:p>In extremis</text:p>
          </table:table-cell>
          <table:table-cell office:value-type="string" calcext:value-type="string">
            <text:p>1988 film by Olivier Lorsac</text:p>
          </table:table-cell>
          <table:table-cell table:number-columns-repeated="3"/>
          <table:table-cell office:value-type="float" office:value="1988" calcext:value-type="float">
            <text:p>1988</text:p>
          </table:table-cell>
          <table:table-cell table:formula="of:=SEARCH(&quot;by &quot;;[.C558])" office:value-type="float" office:value="11" calcext:value-type="float">
            <text:p>11</text:p>
          </table:table-cell>
          <table:table-cell table:formula="of:=TRIM(RIGHT([.C558];LEN([.C558])-[.H558]-2))" office:value-type="string" office:string-value="Olivier Lorsac" calcext:value-type="string">
            <text:p>Olivier Lorsac</text:p>
          </table:table-cell>
          <table:table-cell office:value-type="string" calcext:value-type="string">
            <text:p>Q71502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56502</text:p>
          </table:table-cell>
          <table:table-cell office:value-type="string" calcext:value-type="string">
            <text:p>Izulu lami</text:p>
          </table:table-cell>
          <table:table-cell office:value-type="string" calcext:value-type="string">
            <text:p>2008 film by Madoda Ncayiyana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formula="of:=SEARCH(&quot;by &quot;;[.C559])" office:value-type="float" office:value="11" calcext:value-type="float">
            <text:p>11</text:p>
          </table:table-cell>
          <table:table-cell table:formula="of:=TRIM(RIGHT([.C559];LEN([.C559])-[.H559]-2))" office:value-type="string" office:string-value="Madoda Ncayiyana" calcext:value-type="string">
            <text:p>Madoda Ncayiyana</text:p>
          </table:table-cell>
          <table:table-cell office:value-type="string" calcext:value-type="string">
            <text:p>Q71527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63102</text:p>
          </table:table-cell>
          <table:table-cell office:value-type="string" calcext:value-type="string">
            <text:p>Java Heat</text:p>
          </table:table-cell>
          <table:table-cell office:value-type="string" calcext:value-type="string">
            <text:p>2013 film by Conor Ally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formula="of:=SEARCH(&quot;by &quot;;[.C560])" office:value-type="float" office:value="11" calcext:value-type="float">
            <text:p>11</text:p>
          </table:table-cell>
          <table:table-cell table:formula="of:=TRIM(RIGHT([.C560];LEN([.C560])-[.H560]-2))" office:value-type="string" office:string-value="Conor Allyn" calcext:value-type="string">
            <text:p>Conor Allyn</text:p>
          </table:table-cell>
          <table:table-cell office:value-type="string" calcext:value-type="string">
            <text:p>Q71734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87325</text:p>
          </table:table-cell>
          <table:table-cell office:value-type="string" calcext:value-type="string">
            <text:p>João Sete Sete</text:p>
          </table:table-cell>
          <table:table-cell office:value-type="string" calcext:value-type="string">
            <text:p>2006 film by Carlos Silva, Costa Valente and Vítor Lope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61])" office:value-type="float" office:value="11" calcext:value-type="float">
            <text:p>11</text:p>
          </table:table-cell>
          <table:table-cell table:formula="of:=TRIM(RIGHT([.C561];LEN([.C561])-[.H561]-2))" office:value-type="string" office:string-value="Carlos Silva, Costa Valente and Vítor Lopes" calcext:value-type="string">
            <text:p>Carlos Silva, Costa Valente and Vítor Lopes</text:p>
          </table:table-cell>
          <table:table-cell office:value-type="string" calcext:value-type="string">
            <text:p>Q71756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3195919</text:p>
          </table:table-cell>
          <table:table-cell office:value-type="string" calcext:value-type="string">
            <text:p>Khadak</text:p>
          </table:table-cell>
          <table:table-cell office:value-type="string" calcext:value-type="string">
            <text:p>2006 film by Peter Brosens and Jessica Hope Woodworth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formula="of:=SEARCH(&quot;by &quot;;[.C562])" office:value-type="float" office:value="11" calcext:value-type="float">
            <text:p>11</text:p>
          </table:table-cell>
          <table:table-cell table:formula="of:=TRIM(RIGHT([.C562];LEN([.C562])-[.H562]-2))" office:value-type="string" office:string-value="Peter Brosens and Jessica Hope Woodworth" calcext:value-type="string">
            <text:p>Peter Brosens and Jessica Hope Woodworth</text:p>
          </table:table-cell>
          <table:table-cell office:value-type="string" calcext:value-type="string">
            <text:p>Q7238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977102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2010 film by Nicole Mosleh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formula="of:=SEARCH(&quot;by &quot;;[.C563])" office:value-type="float" office:value="11" calcext:value-type="float">
            <text:p>11</text:p>
          </table:table-cell>
          <table:table-cell table:formula="of:=TRIM(RIGHT([.C563];LEN([.C563])-[.H563]-2))" office:value-type="string" office:string-value="Nicole Mosleh" calcext:value-type="string">
            <text:p>Nicole Mosleh</text:p>
          </table:table-cell>
          <table:table-cell office:value-type="string" calcext:value-type="string">
            <text:p>Q730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1988785</text:p>
          </table:table-cell>
          <table:table-cell office:value-type="string" calcext:value-type="string">
            <text:p>Air Bud: Spikes Back</text:p>
          </table:table-cell>
          <table:table-cell office:value-type="string" calcext:value-type="string">
            <text:p>2003 film by Mike Southon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564])" office:value-type="float" office:value="11" calcext:value-type="float">
            <text:p>11</text:p>
          </table:table-cell>
          <table:table-cell table:formula="of:=TRIM(RIGHT([.C564];LEN([.C564])-[.H564]-2))" office:value-type="string" office:string-value="Mike Southon" calcext:value-type="string">
            <text:p>Mike Southon</text:p>
          </table:table-cell>
          <table:table-cell office:value-type="string" calcext:value-type="string">
            <text:p>Q7331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41939</text:p>
          </table:table-cell>
          <table:table-cell office:value-type="string" calcext:value-type="string">
            <text:p>Asylum of the Damned</text:p>
          </table:table-cell>
          <table:table-cell office:value-type="string" calcext:value-type="string">
            <text:p>2003 film by Philip J Jones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formula="of:=SEARCH(&quot;by &quot;;[.C565])" office:value-type="float" office:value="11" calcext:value-type="float">
            <text:p>11</text:p>
          </table:table-cell>
          <table:table-cell table:formula="of:=TRIM(RIGHT([.C565];LEN([.C565])-[.H565]-2))" office:value-type="string" office:string-value="Philip J Jones" calcext:value-type="string">
            <text:p>Philip J Jones</text:p>
          </table:table-cell>
          <table:table-cell office:value-type="string" calcext:value-type="string">
            <text:p>Q73608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44962</text:p>
          </table:table-cell>
          <table:table-cell office:value-type="string" calcext:value-type="string">
            <text:p>The Red Book</text:p>
          </table:table-cell>
          <table:table-cell office:value-type="string" calcext:value-type="string">
            <text:p>1994 film by Janie Geiser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formula="of:=SEARCH(&quot;by &quot;;[.C566])" office:value-type="float" office:value="11" calcext:value-type="float">
            <text:p>11</text:p>
          </table:table-cell>
          <table:table-cell table:formula="of:=TRIM(RIGHT([.C566];LEN([.C566])-[.H566]-2))" office:value-type="string" office:string-value="Janie Geiser" calcext:value-type="string">
            <text:p>Janie Geiser</text:p>
          </table:table-cell>
          <table:table-cell office:value-type="string" calcext:value-type="string">
            <text:p>Q76369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://www.wikidata.org/entity/Q2046516</text:p>
          </table:table-cell>
          <table:table-cell office:value-type="string" calcext:value-type="string">
            <text:p>Clash of the Empires</text:p>
          </table:table-cell>
          <table:table-cell office:value-type="string" calcext:value-type="string">
            <text:p>2012 film by Joseph J. Lawso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formula="of:=SEARCH(&quot;by &quot;;[.C567])" office:value-type="float" office:value="11" calcext:value-type="float">
            <text:p>11</text:p>
          </table:table-cell>
          <table:table-cell table:formula="of:=TRIM(RIGHT([.C567];LEN([.C567])-[.H567]-2))" office:value-type="string" office:string-value="Joseph J. Lawson" calcext:value-type="string">
            <text:p>Joseph J. Lawson</text:p>
          </table:table-cell>
          <table:table-cell office:value-type="string" calcext:value-type="string">
            <text:p>Q7638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763921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7794847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782782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782782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782782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785239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009739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21512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5101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6116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728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9376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8984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918300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94282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943471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95841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Q987622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'query-24'.A1:'query-24'.AMJ1048576">
          <table:sort>
            <table:sort-by table:field-number="9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11:57:00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8T11:02:45.112477100</dc:date>
    <meta:editing-duration>PT36M34S</meta:editing-duration>
    <meta:editing-cycles>6</meta:editing-cycles>
    <meta:generator>LibreOffice/6.2.2.2$Windows_x86 LibreOffice_project/2b840030fec2aae0fd2658d8d4f9548af4e3518d</meta:generator>
    <meta:document-statistic meta:table-count="1" meta:cell-count="4961" meta:object-count="0"/>
  </office:meta>
</office:document-meta>
</file>